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20100000296000001E4937CC94C.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33100000292E4D6FB81.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c828c" officeooo:paragraph-rsid="006aa12a" fo:background-color="transparent"/>
    </style:style>
    <style:style style:name="P75" style:family="paragraph" style:parent-style-name="Standard">
      <style:text-properties fo:language="pl" fo:country="PL" officeooo:rsid="003ffbdb" officeooo:paragraph-rsid="003ffbdb" fo:background-color="transparent"/>
    </style:style>
    <style:style style:name="P76" style:family="paragraph" style:parent-style-name="Standard">
      <style:text-properties fo:language="pl" fo:country="PL" officeooo:rsid="00422d0e" officeooo:paragraph-rsid="00422d0e" fo:background-color="transparent"/>
    </style:style>
    <style:style style:name="P77" style:family="paragraph" style:parent-style-name="Standard">
      <style:text-properties fo:language="pl" fo:country="PL" officeooo:rsid="004319aa" officeooo:paragraph-rsid="004319aa" fo:background-color="transparent"/>
    </style:style>
    <style:style style:name="P78" style:family="paragraph" style:parent-style-name="Standard">
      <style:text-properties fo:language="pl" fo:country="PL" officeooo:paragraph-rsid="004319aa" fo:background-color="transparent"/>
    </style:style>
    <style:style style:name="P79" style:family="paragraph" style:parent-style-name="Standard">
      <style:text-properties fo:language="pl" fo:country="PL" officeooo:rsid="0044c486" officeooo:paragraph-rsid="0044c486" fo:background-color="transparent"/>
    </style:style>
    <style:style style:name="P80" style:family="paragraph" style:parent-style-name="Standard">
      <style:text-properties fo:language="pl" fo:country="PL" officeooo:rsid="0048b284" officeooo:paragraph-rsid="0048b284"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text-properties fo:language="pl" fo:country="PL" officeooo:paragraph-rsid="00642575" fo:background-color="transparent"/>
    </style:style>
    <style:style style:name="P99" style:family="paragraph" style:parent-style-name="Standard">
      <style:text-properties fo:language="pl" fo:country="PL" officeooo:rsid="00642575" officeooo:paragraph-rsid="00642575" fo:background-color="transparent"/>
    </style:style>
    <style:style style:name="P100" style:family="paragraph" style:parent-style-name="Standard">
      <style:text-properties fo:language="pl" fo:country="PL" officeooo:rsid="0064d5c6" officeooo:paragraph-rsid="0064d5c6" fo:background-color="transparent"/>
    </style:style>
    <style:style style:name="P101" style:family="paragraph" style:parent-style-name="Standard">
      <style:text-properties fo:language="pl" fo:country="PL" officeooo:paragraph-rsid="006c12aa"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paragraph-properties fo:text-align="justify" style:justify-single-word="false"/>
      <style:text-properties fo:language="pl" fo:country="PL" style:text-underline-style="none" fo:background-color="transparent"/>
    </style:style>
    <style:style style:name="P104"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5" style:family="paragraph" style:parent-style-name="Standard">
      <style:text-properties fo:language="pl" fo:country="PL" fo:font-style="normal" fo:background-color="transparent" style:font-style-asian="normal" style:font-style-complex="normal"/>
    </style:style>
    <style:style style:name="P106" style:family="paragraph" style:parent-style-name="Standard">
      <style:paragraph-properties fo:text-align="justify" style:justify-single-word="false"/>
      <style:text-properties fo:language="pl" fo:country="PL" fo:font-style="normal" style:font-style-asian="normal" style:font-style-complex="normal"/>
    </style:style>
    <style:style style:name="P10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8"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9" style:family="paragraph" style:parent-style-name="Standard">
      <style:paragraph-properties fo:text-align="justify" style:justify-single-word="false"/>
      <style:text-properties fo:language="pl" fo:country="PL"/>
    </style:style>
    <style:style style:name="P110"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11"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12"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13" style:family="paragraph" style:parent-style-name="Standard">
      <style:text-properties fo:background-color="transparent"/>
    </style:style>
    <style:style style:name="P114"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6" style:family="paragraph" style:parent-style-name="Standard">
      <style:text-properties officeooo:paragraph-rsid="002bc4e3"/>
    </style:style>
    <style:style style:name="P117" style:family="paragraph" style:parent-style-name="Standard">
      <style:text-properties officeooo:paragraph-rsid="002c52de"/>
    </style:style>
    <style:style style:name="P118" style:family="paragraph" style:parent-style-name="Normal_20__28_Web_29_">
      <style:paragraph-properties fo:margin-top="0.494cm" fo:margin-bottom="0cm" style:contextual-spacing="false"/>
    </style:style>
    <style:style style:name="P119" style:family="paragraph" style:parent-style-name="Normal_20__28_Web_29_">
      <style:paragraph-properties fo:margin-top="0.494cm" fo:margin-bottom="0cm" style:contextual-spacing="false"/>
      <style:text-properties fo:language="pl" fo:country="PL"/>
    </style:style>
    <style:style style:name="P120" style:family="paragraph" style:parent-style-name="Normal_20__28_Web_29_">
      <style:paragraph-properties fo:margin-top="0.494cm" fo:margin-bottom="0cm" style:contextual-spacing="false"/>
      <style:text-properties fo:language="pl" fo:country="PL" fo:background-color="transparent"/>
    </style:style>
    <style:style style:name="P121"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22"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23"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4"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5"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6"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7"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8"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9"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30"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31"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32"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3"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4"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5"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6"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7"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8"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9"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40"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41"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42"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43"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4"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45"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6" style:family="paragraph" style:parent-style-name="Normal_20__28_Web_29_">
      <style:paragraph-properties fo:margin-top="0.494cm" fo:margin-bottom="0cm" style:contextual-spacing="false"/>
      <style:text-properties officeooo:paragraph-rsid="00356bcc" fo:background-color="transparent"/>
    </style:style>
    <style:style style:name="P147" style:family="paragraph" style:parent-style-name="Normal_20__28_Web_29_">
      <style:paragraph-properties fo:margin-top="0.494cm" fo:margin-bottom="0cm" style:contextual-spacing="false"/>
      <style:text-properties officeooo:paragraph-rsid="00282346"/>
    </style:style>
    <style:style style:name="P148" style:family="paragraph" style:parent-style-name="Normal_20__28_Web_29_">
      <style:paragraph-properties fo:margin-top="0.494cm" fo:margin-bottom="0cm" style:contextual-spacing="false"/>
      <style:text-properties officeooo:paragraph-rsid="00312b19"/>
    </style:style>
    <style:style style:name="P149" style:family="paragraph" style:parent-style-name="Normal_20__28_Web_29_">
      <style:paragraph-properties fo:margin-top="0.494cm" fo:margin-bottom="0cm" style:contextual-spacing="false"/>
      <style:text-properties officeooo:paragraph-rsid="00356bcc"/>
    </style:style>
    <style:style style:name="P150" style:family="paragraph" style:parent-style-name="Note">
      <style:paragraph-properties fo:margin-top="0.494cm" fo:margin-bottom="0cm" style:contextual-spacing="false"/>
      <style:text-properties fo:language="pl" fo:country="PL" fo:background-color="transparent"/>
    </style:style>
    <style:style style:name="P151" style:family="paragraph" style:parent-style-name="Note">
      <style:paragraph-properties fo:margin-top="0.494cm" fo:margin-bottom="0cm" style:contextual-spacing="false"/>
      <style:text-properties fo:language="pl" fo:country="PL" officeooo:paragraph-rsid="00265f11"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6" style:family="paragraph" style:parent-style-name="Normal_20__28_Web_29_">
      <style:text-properties fo:language="pl" fo:country="PL" fo:background-color="transparent"/>
    </style:style>
    <style:style style:name="P157" style:family="paragraph" style:parent-style-name="Note">
      <style:text-properties fo:language="pl" fo:country="PL"/>
    </style:style>
    <style:style style:name="P158" style:family="paragraph" style:parent-style-name="Note">
      <style:text-properties fo:language="pl" fo:country="PL" fo:background-color="transparent"/>
    </style:style>
    <style:style style:name="P159" style:family="paragraph" style:parent-style-name="Note">
      <style:text-properties fo:language="pl" fo:country="PL" officeooo:paragraph-rsid="00363e45" fo:background-color="transparent"/>
    </style:style>
    <style:style style:name="P160" style:family="paragraph" style:parent-style-name="Note">
      <style:text-properties fo:language="pl" fo:country="PL" officeooo:paragraph-rsid="0038c3bd" fo:background-color="transparent"/>
    </style:style>
    <style:style style:name="P161" style:family="paragraph" style:parent-style-name="Note">
      <style:text-properties fo:language="pl" fo:country="PL" officeooo:paragraph-rsid="00422d0e" fo:background-color="transparent"/>
    </style:style>
    <style:style style:name="P162" style:family="paragraph" style:parent-style-name="Note">
      <style:text-properties fo:language="pl" fo:country="PL" officeooo:paragraph-rsid="0049d777" fo:background-color="transparent"/>
    </style:style>
    <style:style style:name="P163" style:family="paragraph" style:parent-style-name="Note">
      <style:text-properties fo:language="pl" fo:country="PL" officeooo:paragraph-rsid="0025eb3b"/>
    </style:style>
    <style:style style:name="P164" style:family="paragraph" style:parent-style-name="Normal_20__28_Web_29_">
      <style:paragraph-properties fo:margin-top="0cm" fo:margin-bottom="0.494cm" style:contextual-spacing="false"/>
      <style:text-properties fo:language="pl" fo:country="PL" fo:background-color="transparent"/>
    </style:style>
    <style:style style:name="P165"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6"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7" style:family="paragraph" style:parent-style-name="Code">
      <style:paragraph-properties fo:padding-left="0.141cm" fo:padding-right="0.141cm" fo:padding-top="0.035cm" fo:padding-bottom="0.035cm" fo:border="0.51pt solid #000000"/>
      <style:text-properties fo:background-color="transparent"/>
    </style:style>
    <style:style style:name="P168" style:family="paragraph" style:parent-style-name="Text_20_body">
      <style:text-properties fo:language="pl" fo:country="PL" fo:background-color="transparent"/>
    </style:style>
    <style:style style:name="P169" style:family="paragraph" style:parent-style-name="Standard">
      <style:paragraph-properties fo:break-before="page"/>
      <style:text-properties fo:language="pl" fo:country="PL" fo:background-color="transparent"/>
    </style:style>
    <style:style style:name="P170" style:family="paragraph" style:parent-style-name="Standard">
      <style:paragraph-properties fo:text-align="justify" style:justify-single-word="false" fo:break-before="page"/>
      <style:text-properties fo:language="pl" fo:country="PL" fo:background-color="transparent"/>
    </style:style>
    <style:style style:name="P171" style:family="paragraph" style:parent-style-name="Standard">
      <style:paragraph-properties fo:text-align="start" style:justify-single-word="false" fo:break-before="page"/>
      <style:text-properties fo:language="pl" fo:country="PL" fo:background-color="transparent"/>
    </style:style>
    <style:style style:name="P172" style:family="paragraph" style:parent-style-name="Standard">
      <style:paragraph-properties fo:text-align="justify" style:justify-single-word="false" fo:orphans="2" fo:widows="2" style:writing-mode="lr-tb"/>
    </style:style>
    <style:style style:name="P173" style:family="paragraph" style:parent-style-name="Standard">
      <style:paragraph-properties fo:text-align="justify" style:justify-single-word="false" fo:orphans="2" fo:widows="2" style:writing-mode="lr-tb"/>
      <style:text-properties fo:language="pl" fo:country="PL"/>
    </style:style>
    <style:style style:name="P174"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5"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9"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80"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81" style:family="paragraph" style:parent-style-name="Contents_20_Heading">
      <style:text-properties fo:language="pl" fo:country="PL"/>
    </style:style>
    <style:style style:name="P182" style:family="paragraph" style:parent-style-name="Standard">
      <style:text-properties fo:language="pl" fo:country="PL" fo:background-color="transparent"/>
    </style:style>
    <style:style style:name="P183" style:family="paragraph" style:parent-style-name="Standard" style:list-style-name="L1">
      <style:text-properties fo:language="pl" fo:country="PL" fo:background-color="transparent"/>
    </style:style>
    <style:style style:name="P184" style:family="paragraph" style:parent-style-name="Standard" style:list-style-name="L2">
      <style:text-properties fo:language="pl" fo:country="PL" fo:background-color="transparent"/>
    </style:style>
    <style:style style:name="P185" style:family="paragraph" style:parent-style-name="Standard" style:list-style-name="L3">
      <style:paragraph-properties fo:text-align="justify" style:justify-single-word="false"/>
      <style:text-properties fo:language="pl" fo:country="PL" fo:background-color="transparent"/>
    </style:style>
    <style:style style:name="P186" style:family="paragraph" style:parent-style-name="Standard" style:list-style-name="WW8Num4">
      <style:text-properties fo:language="pl" fo:country="PL" fo:background-color="transparent"/>
    </style:style>
    <style:style style:name="P187" style:family="paragraph" style:parent-style-name="Standard" style:list-style-name="L4">
      <style:text-properties fo:language="pl" fo:country="PL" officeooo:rsid="003ffbdb" officeooo:paragraph-rsid="003ffbdb" fo:background-color="transparent"/>
    </style:style>
    <style:style style:name="P188" style:family="paragraph" style:parent-style-name="Standard">
      <style:text-properties fo:language="pl" fo:country="PL" officeooo:rsid="0048b284" officeooo:paragraph-rsid="0049d777" fo:background-color="transparent"/>
    </style:style>
    <style:style style:name="P189" style:family="paragraph" style:parent-style-name="Standard" style:list-style-name="L2">
      <style:text-properties fo:language="pl" fo:country="PL" officeooo:rsid="0052e0f6" officeooo:paragraph-rsid="0052e0f6" fo:background-color="transparent"/>
    </style:style>
    <style:style style:name="P190" style:family="paragraph" style:parent-style-name="Standard" style:list-style-name="WW8Num7">
      <style:paragraph-properties fo:text-align="start" style:justify-single-word="false"/>
      <style:text-properties fo:language="pl" fo:country="PL" fo:background-color="transparent"/>
    </style:style>
    <style:style style:name="P191"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92" style:family="paragraph" style:parent-style-name="Standard" style:list-style-name="WW8Num7">
      <style:text-properties fo:language="pl" fo:country="PL" fo:background-color="transparent"/>
    </style:style>
    <style:style style:name="P193" style:family="paragraph" style:parent-style-name="Standard">
      <style:text-properties fo:language="pl" fo:country="PL" officeooo:rsid="006a7e1b" officeooo:paragraph-rsid="006f3223" fo:background-color="transparent"/>
    </style:style>
    <style:style style:name="P194" style:family="paragraph" style:parent-style-name="Standard">
      <style:paragraph-properties style:snap-to-layout-grid="false"/>
      <style:text-properties fo:language="pl" fo:country="PL" officeooo:rsid="006a7e1b" officeooo:paragraph-rsid="006a7e1b" fo:background-color="transparent"/>
    </style:style>
    <style:style style:name="P195" style:family="paragraph" style:parent-style-name="Standard">
      <style:paragraph-properties style:snap-to-layout-grid="false"/>
      <style:text-properties fo:language="pl" fo:country="PL" officeooo:rsid="006bb675" officeooo:paragraph-rsid="006bb675" fo:background-color="transparent"/>
    </style:style>
    <style:style style:name="P196" style:family="paragraph" style:parent-style-name="Standard">
      <style:paragraph-properties style:snap-to-layout-grid="false"/>
      <style:text-properties fo:language="pl" fo:country="PL" fo:background-color="transparent"/>
    </style:style>
    <style:style style:name="P197" style:family="paragraph" style:parent-style-name="Standard">
      <style:paragraph-properties style:snap-to-layout-grid="false"/>
      <style:text-properties fo:language="pl" fo:country="PL" officeooo:paragraph-rsid="006f3223" fo:background-color="transparent"/>
    </style:style>
    <style:style style:name="P198" style:family="paragraph" style:parent-style-name="Standard">
      <style:paragraph-properties style:snap-to-layout-grid="false"/>
      <style:text-properties fo:language="pl" fo:country="PL" officeooo:paragraph-rsid="0071c887" fo:background-color="transparent"/>
    </style:style>
    <style:style style:name="P199" style:family="paragraph" style:parent-style-name="Standard">
      <style:paragraph-properties style:snap-to-layout-grid="false"/>
      <style:text-properties fo:language="pl" fo:country="PL" officeooo:paragraph-rsid="00732961" fo:background-color="transparent"/>
    </style:style>
    <style:style style:name="P200" style:family="paragraph" style:parent-style-name="Standard">
      <style:paragraph-properties style:snap-to-layout-grid="false"/>
      <style:text-properties fo:language="pl" fo:country="PL" officeooo:rsid="00706882" officeooo:paragraph-rsid="00706882" fo:background-color="transparent"/>
    </style:style>
    <style:style style:name="P201" style:family="paragraph" style:parent-style-name="Standard">
      <style:paragraph-properties style:snap-to-layout-grid="false"/>
      <style:text-properties fo:language="pl" fo:country="PL" officeooo:rsid="0071c887" officeooo:paragraph-rsid="0071c887" fo:background-color="transparent"/>
    </style:style>
    <style:style style:name="P202" style:family="paragraph" style:parent-style-name="Standard">
      <style:paragraph-properties style:snap-to-layout-grid="false"/>
      <style:text-properties fo:language="pl" fo:country="PL" officeooo:rsid="00732961" officeooo:paragraph-rsid="00732961" fo:background-color="transparent"/>
    </style:style>
    <style:style style:name="P203" style:family="paragraph" style:parent-style-name="Standard">
      <style:paragraph-properties style:snap-to-layout-grid="false"/>
      <style:text-properties fo:language="pl" fo:country="PL" officeooo:rsid="0073348f" officeooo:paragraph-rsid="0073348f" fo:background-color="transparent"/>
    </style:style>
    <style:style style:name="P204" style:family="paragraph" style:parent-style-name="Standard">
      <style:paragraph-properties style:snap-to-layout-grid="false"/>
      <style:text-properties fo:language="pl" fo:country="PL" officeooo:rsid="00749ffe" officeooo:paragraph-rsid="00749ffe" fo:background-color="transparent"/>
    </style:style>
    <style:style style:name="P205" style:family="paragraph" style:parent-style-name="Standard">
      <style:text-properties fo:language="pl" fo:country="PL" officeooo:paragraph-rsid="00749ffe" fo:background-color="transparent"/>
    </style:style>
    <style:style style:name="P206" style:family="paragraph" style:parent-style-name="Standard">
      <style:text-properties fo:language="pl" fo:country="PL" officeooo:paragraph-rsid="0074be17" fo:background-color="transparent"/>
    </style:style>
    <style:style style:name="P207" style:family="paragraph" style:parent-style-name="Standard">
      <style:text-properties fo:language="pl" fo:country="PL" officeooo:paragraph-rsid="00752fc2" fo:background-color="transparent"/>
    </style:style>
    <style:style style:name="P208" style:family="paragraph" style:parent-style-name="Standard">
      <style:text-properties fo:language="pl" fo:country="PL" officeooo:rsid="0077ff4c" officeooo:paragraph-rsid="0077ff4c" fo:background-color="transparent"/>
    </style:style>
    <style:style style:name="P209" style:family="paragraph" style:parent-style-name="Standard">
      <style:text-properties fo:language="pl" fo:country="PL" officeooo:paragraph-rsid="0077ff4c" fo:background-color="transparent"/>
    </style:style>
    <style:style style:name="P210" style:family="paragraph" style:parent-style-name="Standard">
      <style:text-properties fo:language="pl" fo:country="PL" officeooo:paragraph-rsid="00795332" fo:background-color="transparent"/>
    </style:style>
    <style:style style:name="P211" style:family="paragraph" style:parent-style-name="Standard">
      <style:text-properties fo:language="pl" fo:country="PL" officeooo:paragraph-rsid="007a36a4" fo:background-color="transparent"/>
    </style:style>
    <style:style style:name="P212" style:family="paragraph" style:parent-style-name="Standard">
      <style:text-properties fo:language="pl" fo:country="PL" officeooo:paragraph-rsid="007b1262" fo:background-color="transparent"/>
    </style:style>
    <style:style style:name="P213" style:family="paragraph" style:parent-style-name="Standard" style:list-style-name="L1">
      <style:text-properties fo:language="pl" fo:country="PL"/>
    </style:style>
    <style:style style:name="P214"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15"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216"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17"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218"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219" style:family="paragraph" style:parent-style-name="Standard" style:list-style-name="L5">
      <style:paragraph-properties fo:text-align="justify" style:justify-single-word="false" fo:orphans="2" fo:widows="2" style:writing-mode="lr-tb"/>
    </style:style>
    <style:style style:name="P220" style:family="paragraph" style:parent-style-name="Heading_20_3">
      <style:text-properties fo:language="pl" fo:country="PL" fo:background-color="transparent"/>
    </style:style>
    <style:style style:name="P221" style:family="paragraph" style:parent-style-name="Heading_20_3">
      <style:text-properties fo:language="pl" fo:country="PL" officeooo:rsid="0020aaa5" officeooo:paragraph-rsid="0020aaa5" fo:background-color="transparent"/>
    </style:style>
    <style:style style:name="P222" style:family="paragraph" style:parent-style-name="Heading_20_3">
      <style:text-properties fo:language="pl" fo:country="PL" officeooo:rsid="002d0de3" officeooo:paragraph-rsid="002d0de3" fo:background-color="transparent"/>
    </style:style>
    <style:style style:name="P223" style:family="paragraph" style:parent-style-name="Heading_20_3">
      <style:text-properties fo:language="pl" fo:country="PL" officeooo:rsid="0074be17" officeooo:paragraph-rsid="0074be17" fo:background-color="transparent"/>
    </style:style>
    <style:style style:name="P224" style:family="paragraph" style:parent-style-name="Heading_20_3">
      <style:text-properties fo:language="pl" fo:country="PL" officeooo:rsid="0077ff4c" officeooo:paragraph-rsid="0077ff4c" fo:background-color="transparent"/>
    </style:style>
    <style:style style:name="P225" style:family="paragraph" style:parent-style-name="Heading_20_3">
      <style:text-properties fo:language="pl" fo:country="PL" officeooo:rsid="00795332" officeooo:paragraph-rsid="00795332" fo:background-color="transparent"/>
    </style:style>
    <style:style style:name="P226" style:family="paragraph" style:parent-style-name="Heading_20_3">
      <style:text-properties fo:language="pl" fo:country="PL" officeooo:rsid="007a36a4" officeooo:paragraph-rsid="007a36a4" fo:background-color="transparent"/>
    </style:style>
    <style:style style:name="P227" style:family="paragraph" style:parent-style-name="Heading_20_3">
      <style:text-properties fo:language="pl" fo:country="PL" officeooo:rsid="007b1262" officeooo:paragraph-rsid="007b1262" fo:background-color="transparent"/>
    </style:style>
    <style:style style:name="P228" style:family="paragraph" style:parent-style-name="Heading_20_2">
      <style:text-properties fo:language="pl" fo:country="PL"/>
    </style:style>
    <style:style style:name="P229" style:family="paragraph" style:parent-style-name="Heading_20_2">
      <style:text-properties fo:language="pl" fo:country="PL" fo:background-color="transparent"/>
    </style:style>
    <style:style style:name="P230" style:family="paragraph" style:parent-style-name="Heading_20_2">
      <style:text-properties fo:language="pl" fo:country="PL" officeooo:rsid="001c2f53" officeooo:paragraph-rsid="001c2f53" fo:background-color="transparent"/>
    </style:style>
    <style:style style:name="P231" style:family="paragraph" style:parent-style-name="Heading_20_2">
      <style:text-properties fo:language="pl" fo:country="PL" officeooo:rsid="001fce25" officeooo:paragraph-rsid="001fce25" fo:background-color="transparent"/>
    </style:style>
    <style:style style:name="P232" style:family="paragraph" style:parent-style-name="Heading_20_2">
      <style:text-properties fo:language="pl" fo:country="PL" officeooo:rsid="0023a97c" officeooo:paragraph-rsid="0023a97c" fo:background-color="transparent"/>
    </style:style>
    <style:style style:name="P233" style:family="paragraph" style:parent-style-name="Heading_20_2">
      <style:text-properties fo:language="pl" fo:country="PL" officeooo:rsid="0020aaa5" officeooo:paragraph-rsid="0020aaa5" fo:background-color="transparent"/>
    </style:style>
    <style:style style:name="P234" style:family="paragraph" style:parent-style-name="Heading_20_2">
      <style:text-properties fo:language="pl" fo:country="PL" officeooo:rsid="00363e45" officeooo:paragraph-rsid="00363e45" fo:background-color="transparent"/>
    </style:style>
    <style:style style:name="P235" style:family="paragraph" style:parent-style-name="Heading_20_2" style:list-style-name="">
      <style:paragraph-properties fo:text-align="justify" style:justify-single-word="false" fo:orphans="2" fo:widows="2"/>
      <style:text-properties fo:language="pl" fo:country="PL" fo:background-color="transparent"/>
    </style:style>
    <style:style style:name="P236" style:family="paragraph" style:parent-style-name="Heading_20_2">
      <style:text-properties fo:language="pl" fo:country="PL" officeooo:rsid="0049d777" officeooo:paragraph-rsid="0049d777" fo:background-color="transparent"/>
    </style:style>
    <style:style style:name="P237" style:family="paragraph" style:parent-style-name="Heading_20_2">
      <style:text-properties fo:language="pl" fo:country="PL" officeooo:rsid="004b4878" officeooo:paragraph-rsid="004b4878" fo:background-color="transparent"/>
    </style:style>
    <style:style style:name="P238" style:family="paragraph" style:parent-style-name="Heading_20_2">
      <style:text-properties fo:language="pl" fo:country="PL" officeooo:rsid="004c78f6" officeooo:paragraph-rsid="004c78f6" fo:background-color="transparent"/>
    </style:style>
    <style:style style:name="P239" style:family="paragraph" style:parent-style-name="Heading_20_2">
      <style:paragraph-properties fo:break-before="page"/>
      <style:text-properties fo:language="pl" fo:country="PL" fo:background-color="transparent"/>
    </style:style>
    <style:style style:name="P240" style:family="paragraph" style:parent-style-name="Heading_20_4">
      <style:text-properties fo:language="pl" fo:country="PL" fo:background-color="transparent"/>
    </style:style>
    <style:style style:name="P241" style:family="paragraph" style:parent-style-name="Heading_20_4">
      <style:text-properties fo:language="pl" fo:country="PL" officeooo:rsid="0029c51d" officeooo:paragraph-rsid="0029c51d" fo:background-color="transparent"/>
    </style:style>
    <style:style style:name="P242" style:family="paragraph" style:parent-style-name="Heading_20_4">
      <style:text-properties fo:language="pl" fo:country="PL" officeooo:rsid="002d0de3" officeooo:paragraph-rsid="002d0de3" fo:background-color="transparent"/>
    </style:style>
    <style:style style:name="P243" style:family="paragraph" style:parent-style-name="Heading_20_4">
      <style:text-properties fo:language="pl" fo:country="PL" officeooo:rsid="00749ffe" officeooo:paragraph-rsid="00749ffe" fo:background-color="transparent"/>
    </style:style>
    <style:style style:name="P244" style:family="paragraph" style:parent-style-name="Normal_20__28_Web_29_" style:list-style-name="L1">
      <style:text-properties fo:language="pl" fo:country="PL"/>
    </style:style>
    <style:style style:name="P245" style:family="paragraph" style:parent-style-name="Normal_20__28_Web_29_" style:list-style-name="L1">
      <style:text-properties fo:language="pl" fo:country="PL" fo:background-color="transparent"/>
    </style:style>
    <style:style style:name="P246" style:family="paragraph" style:parent-style-name="Normal_20__28_Web_29_" style:master-page-name="Standard">
      <style:paragraph-properties fo:margin-top="0cm" fo:margin-bottom="0cm" style:contextual-spacing="false" style:page-number="1"/>
      <style:text-properties fo:language="pl" fo:country="PL"/>
    </style:style>
    <style:style style:name="P247"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48"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49"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50"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51"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52"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53"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54"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55"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56"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57"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58" style:family="paragraph" style:parent-style-name="Heading_20_1">
      <style:text-properties fo:language="pl" fo:country="PL"/>
    </style:style>
    <style:style style:name="P259" style:family="paragraph" style:parent-style-name="Heading_20_1">
      <style:text-properties fo:language="pl" fo:country="PL" fo:background-color="transparent"/>
    </style:style>
    <style:style style:name="P260" style:family="paragraph" style:parent-style-name="Heading_20_1">
      <style:paragraph-properties fo:text-align="justify" style:justify-single-word="false" fo:orphans="2" fo:widows="2"/>
      <style:text-properties fo:language="pl" fo:country="PL" fo:background-color="transparent"/>
    </style:style>
    <style:style style:name="P261" style:family="paragraph" style:parent-style-name="Heading_20_1">
      <style:text-properties fo:language="pl" fo:country="PL" officeooo:rsid="0020aaa5" officeooo:paragraph-rsid="0020aaa5" fo:background-color="transparent"/>
    </style:style>
    <style:style style:name="P262"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63" style:family="paragraph" style:parent-style-name="Heading_20_1" style:list-style-name="">
      <style:paragraph-properties fo:text-align="justify" style:justify-single-word="false" fo:orphans="2" fo:widows="2"/>
      <style:text-properties fo:language="pl" fo:country="PL"/>
    </style:style>
    <style:style style:name="P264" style:family="paragraph" style:parent-style-name="Heading_20_1">
      <style:paragraph-properties fo:break-before="page"/>
      <style:text-properties fo:language="pl" fo:country="PL"/>
    </style:style>
    <style:style style:name="P265" style:family="paragraph" style:parent-style-name="Heading_20_1">
      <style:paragraph-properties fo:break-before="page"/>
      <style:text-properties fo:language="pl" fo:country="PL" fo:background-color="transparent"/>
    </style:style>
    <style:style style:name="P266" style:family="paragraph" style:parent-style-name="Heading_20_1">
      <style:paragraph-properties fo:break-before="page"/>
      <style:text-properties fo:language="pl" fo:country="PL" officeooo:rsid="001acf3d" officeooo:paragraph-rsid="001acf3d"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language="pl" fo:country="PL" officeooo:rsid="006a4b6b"/>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bold" officeooo:rsid="00333ce5" style:font-weight-asian="bold" style:font-weight-complex="bold"/>
    </style:style>
    <style:style style:name="T30" style:family="text">
      <style:text-properties fo:font-weight="bold" officeooo:rsid="00732961" style:font-weight-asian="bold" style:font-weight-complex="bold"/>
    </style:style>
    <style:style style:name="T31" style:family="text">
      <style:text-properties fo:background-color="transparent" loext:char-shading-value="0"/>
    </style:style>
    <style:style style:name="T32" style:family="text">
      <style:text-properties officeooo:rsid="0025eb3b" fo:background-color="transparent" loext:char-shading-value="0"/>
    </style:style>
    <style:style style:name="T33" style:family="text">
      <style:text-properties officeooo:rsid="0030b125" fo:background-color="transparent" loext:char-shading-value="0"/>
    </style:style>
    <style:style style:name="T34" style:family="text">
      <style:text-properties officeooo:rsid="0048b284" fo:background-color="transparent" loext:char-shading-value="0"/>
    </style:style>
    <style:style style:name="T35" style:family="text">
      <style:text-properties officeooo:rsid="0049d777" fo:background-color="transparent" loext:char-shading-value="0"/>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38c3bd" style:font-size-asian="10pt" style:font-style-asian="italic" style:font-size-complex="10pt" style:font-style-complex="italic"/>
    </style:style>
    <style:style style:name="T38" style:family="text">
      <style:text-properties fo:font-size="10pt" fo:font-style="italic" officeooo:rsid="004a4e7f" style:font-size-asian="10pt" style:font-style-asian="italic" style:font-size-complex="10pt" style:font-style-complex="italic"/>
    </style:style>
    <style:style style:name="T39" style:family="text">
      <style:text-properties fo:font-size="10pt" fo:font-style="italic" officeooo:rsid="006aa12a" style:font-size-asian="10pt" style:font-style-asian="italic" style:font-size-complex="10pt" style:font-style-complex="italic"/>
    </style:style>
    <style:style style:name="T40" style:family="text">
      <style:text-properties fo:font-style="normal" style:font-style-asian="normal" style:font-style-complex="normal"/>
    </style:style>
    <style:style style:name="T41" style:family="text">
      <style:text-properties style:text-underline-style="none" fo:background-color="transparent" loext:char-shading-value="0"/>
    </style:style>
    <style:style style:name="T42" style:family="text">
      <style:text-properties fo:font-style="italic" style:text-underline-style="none" style:font-style-asian="italic" style:font-style-complex="italic"/>
    </style:style>
    <style:style style:name="T43" style:family="text">
      <style:text-properties fo:font-style="italic" style:text-underline-style="none" fo:background-color="transparent" loext:char-shading-value="0" style:font-style-asian="italic" style:font-style-complex="italic"/>
    </style:style>
    <style:style style:name="T44" style:family="text">
      <style:text-properties fo:font-style="italic" style:font-style-asian="italic" style:font-style-complex="italic"/>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officeooo:rsid="00363e45"/>
    </style:style>
    <style:style style:name="T56" style:family="text">
      <style:text-properties officeooo:rsid="0038c3bd"/>
    </style:style>
    <style:style style:name="T57" style:family="text">
      <style:text-properties officeooo:rsid="003b6920"/>
    </style:style>
    <style:style style:name="T58" style:family="text">
      <style:text-properties officeooo:rsid="003e2786"/>
    </style:style>
    <style:style style:name="T59" style:family="text">
      <style:text-properties officeooo:rsid="00422d0e"/>
    </style:style>
    <style:style style:name="T60" style:family="text">
      <style:text-properties officeooo:rsid="0044c486"/>
    </style:style>
    <style:style style:name="T61" style:family="text">
      <style:text-properties officeooo:rsid="00456d21"/>
    </style:style>
    <style:style style:name="T62" style:family="text">
      <style:text-properties officeooo:rsid="0048b284"/>
    </style:style>
    <style:style style:name="T63" style:family="text">
      <style:text-properties officeooo:rsid="0049d777"/>
    </style:style>
    <style:style style:name="T64" style:family="text">
      <style:text-properties officeooo:rsid="004a4e7f"/>
    </style:style>
    <style:style style:name="T65" style:family="text">
      <style:text-properties officeooo:rsid="004b4878"/>
    </style:style>
    <style:style style:name="T66" style:family="text">
      <style:text-properties officeooo:rsid="004e29bd"/>
    </style:style>
    <style:style style:name="T67" style:family="text">
      <style:text-properties officeooo:rsid="0051bb5f"/>
    </style:style>
    <style:style style:name="T68" style:family="text">
      <style:text-properties officeooo:rsid="00520c99"/>
    </style:style>
    <style:style style:name="T69" style:family="text">
      <style:text-properties officeooo:rsid="0054113c"/>
    </style:style>
    <style:style style:name="T70" style:family="text">
      <style:text-properties officeooo:rsid="00552da7"/>
    </style:style>
    <style:style style:name="T71" style:family="text">
      <style:text-properties officeooo:rsid="005853ba"/>
    </style:style>
    <style:style style:name="T72" style:family="text">
      <style:text-properties officeooo:rsid="005b85ef"/>
    </style:style>
    <style:style style:name="T73" style:family="text">
      <style:text-properties officeooo:rsid="005f4863"/>
    </style:style>
    <style:style style:name="T74" style:family="text">
      <style:text-properties officeooo:rsid="00634e43"/>
    </style:style>
    <style:style style:name="T75" style:family="text">
      <style:text-properties officeooo:rsid="0063fc01"/>
    </style:style>
    <style:style style:name="T76" style:family="text">
      <style:text-properties officeooo:rsid="00642575"/>
    </style:style>
    <style:style style:name="T77" style:family="text">
      <style:text-properties officeooo:rsid="00678b4a"/>
    </style:style>
    <style:style style:name="T78" style:family="text">
      <style:text-properties officeooo:rsid="006938ef"/>
    </style:style>
    <style:style style:name="T79" style:family="text">
      <style:text-properties officeooo:rsid="006a4b6b"/>
    </style:style>
    <style:style style:name="T80" style:family="text">
      <style:text-properties officeooo:rsid="006aa12a"/>
    </style:style>
    <style:style style:name="T81" style:family="text">
      <style:text-properties officeooo:rsid="006c12aa"/>
    </style:style>
    <style:style style:name="T82" style:family="text">
      <style:text-properties officeooo:rsid="006bb675"/>
    </style:style>
    <style:style style:name="T83" style:family="text">
      <style:text-properties officeooo:rsid="00706882"/>
    </style:style>
    <style:style style:name="T84" style:family="text">
      <style:text-properties officeooo:rsid="0071c887"/>
    </style:style>
    <style:style style:name="T85" style:family="text">
      <style:text-properties officeooo:rsid="00732961"/>
    </style:style>
    <style:style style:name="T86" style:family="text">
      <style:text-properties officeooo:rsid="0073348f"/>
    </style:style>
    <style:style style:name="T87" style:family="text">
      <style:text-properties officeooo:rsid="00749ffe"/>
    </style:style>
    <style:style style:name="T88" style:family="text">
      <style:text-properties officeooo:rsid="0074be17"/>
    </style:style>
    <style:style style:name="T89" style:family="text">
      <style:text-properties officeooo:rsid="00752fc2"/>
    </style:style>
    <style:style style:name="T90" style:family="text">
      <style:text-properties officeooo:rsid="0077ff4c"/>
    </style:style>
    <style:style style:name="T91" style:family="text">
      <style:text-properties officeooo:rsid="00795332"/>
    </style:style>
    <style:style style:name="T92" style:family="text">
      <style:text-properties officeooo:rsid="007a36a4"/>
    </style:style>
    <style:style style:name="T93" style:family="text">
      <style:text-properties officeooo:rsid="007b12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8261328" text:id="ct58261328">
          <text:deletion>
            <office:change-info>
              <dc:creator>nieznany</dc:creator>
              <dc:date>2014-05-17T21:33:00</dc:date>
            </office:change-info>
            <text:p text:style-name="P1">Official</text:p>
            <text:p text:style-name="P1">User Guide</text:p>
          </text:deletion>
        </text:changed-region>
        <text:changed-region xml:id="ct58262192" text:id="ct58262192">
          <text:insertion>
            <office:change-info>
              <dc:creator>nieznany</dc:creator>
              <dc:date>2014-05-17T21:33:00</dc:date>
            </office:change-info>
          </text:insertion>
        </text:changed-region>
        <text:changed-region xml:id="ct58264912" text:id="ct58264912">
          <text:format-change>
            <office:change-info>
              <dc:creator>Clement Lefebvre</dc:creator>
              <dc:date>2010-10-16T09:52:00</dc:date>
            </office:change-info>
          </text:format-change>
        </text:changed-region>
        <text:changed-region xml:id="ct58263824" text:id="ct58263824">
          <text:deletion>
            <office:change-info>
              <dc:creator>Clement Lefebvre</dc:creator>
              <dc:date>2010-10-16T09:52:00</dc:date>
            </office:change-info>
            <text:p text:style-name="P2">”</text:p>
          </text:deletion>
        </text:changed-region>
        <text:changed-region xml:id="ct58263632" text:id="ct58263632">
          <text:deletion>
            <office:change-info>
              <dc:creator>Unknown Author</dc:creator>
              <dc:date>2010-05-03T18:25:00</dc:date>
            </office:change-info>
            <text:p text:style-name="P2">Helena</text:p>
          </text:deletion>
        </text:changed-region>
        <text:changed-region xml:id="ct58265488" text:id="ct58265488">
          <text:deletion>
            <office:change-info>
              <dc:creator>Clement Lefebvre</dc:creator>
              <dc:date>2009-11-05T10:25:00</dc:date>
            </office:change-info>
            <text:p text:style-name="P2">Gloria</text:p>
          </text:deletion>
        </text:changed-region>
        <text:changed-region xml:id="ct58265296" text:id="ct58265296">
          <text:deletion>
            <office:change-info>
              <dc:creator>Unknown Author</dc:creator>
              <dc:date>2010-05-03T18:25:00</dc:date>
            </office:change-info>
            <text:p text:style-name="P2">”</text:p>
          </text:deletion>
        </text:changed-region>
        <text:changed-region xml:id="ct58275312" text:id="ct58275312">
          <text:deletion>
            <office:change-info>
              <dc:creator>Clement Lefebvre</dc:creator>
              <dc:date>2010-10-16T09:46:00</dc:date>
            </office:change-info>
            <text:p text:style-name="P2">Isadora</text:p>
          </text:deletion>
        </text:changed-region>
        <text:changed-region xml:id="ct58269008" text:id="ct58269008">
          <text:deletion>
            <office:change-info>
              <dc:creator>Clement Lefebvre</dc:creator>
              <dc:date>2010-10-16T09:52:00</dc:date>
            </office:change-info>
            <text:p text:style-name="P2"><text:s/>“</text:p>
          </text:deletion>
        </text:changed-region>
        <text:changed-region xml:id="ct58268816" text:id="ct58268816">
          <text:deletion>
            <office:change-info>
              <dc:creator>Clement Lefebvre</dc:creator>
              <dc:date>2010-10-16T09:46:00</dc:date>
            </office:change-info>
            <text:p text:style-name="P2">9</text:p>
          </text:deletion>
        </text:changed-region>
        <text:changed-region xml:id="ct58271824" text:id="ct58271824">
          <text:deletion>
            <office:change-info>
              <dc:creator>Unknown Author</dc:creator>
              <dc:date>2010-05-03T18:25:00</dc:date>
            </office:change-info>
            <text:p text:style-name="P2">8</text:p>
          </text:deletion>
        </text:changed-region>
        <text:changed-region xml:id="ct58269472" text:id="ct58269472">
          <text:deletion>
            <office:change-info>
              <dc:creator>Clement Lefebvre</dc:creator>
              <dc:date>2009-11-05T10:25:00</dc:date>
            </office:change-info>
            <text:p text:style-name="P2">7</text:p>
          </text:deletion>
        </text:changed-region>
        <text:changed-region xml:id="ct58274560" text:id="ct58274560">
          <text:deletion>
            <office:change-info>
              <dc:creator>Clement Lefebvre</dc:creator>
              <dc:date>2010-10-16T09:52:00</dc:date>
            </office:change-info>
            <text:p text:style-name="P2"><text:s/></text:p>
          </text:deletion>
        </text:changed-region>
        <text:changed-region xml:id="ct58261520" text:id="ct58261520">
          <text:deletion>
            <office:change-info>
              <dc:creator>Clement Lefebvre</dc:creator>
              <dc:date>2012-05-22T13:50:00</dc:date>
            </office:change-info>
            <text:p text:style-name="P3">Main</text:p>
          </text:deletion>
        </text:changed-region>
        <text:changed-region xml:id="ct58260544" text:id="ct58260544">
          <text:insertion>
            <office:change-info>
              <dc:creator>Clement Lefebvre</dc:creator>
              <dc:date>2012-05-22T13:50:00</dc:date>
            </office:change-info>
          </text:insertion>
        </text:changed-region>
        <text:changed-region xml:id="ct58274272" text:id="ct58274272">
          <text:deletion>
            <office:change-info>
              <dc:creator>Unknown Author</dc:creator>
              <dc:date>2009-06-29T10:09:00</dc:date>
            </office:change-info>
            <text:p text:style-name="P3">4</text:p>
          </text:deletion>
        </text:changed-region>
        <text:changed-region xml:id="ct57338080" text:id="ct57338080">
          <text:deletion>
            <office:change-info>
              <dc:creator>Clement Lefebvre</dc:creator>
              <dc:date>2009-11-05T10:25:00</dc:date>
            </office:change-info>
            <text:p text:style-name="P3">7</text:p>
          </text:deletion>
        </text:changed-region>
        <text:changed-region xml:id="ct57335456" text:id="ct57335456">
          <text:deletion>
            <office:change-info>
              <dc:creator>Clement Lefebvre</dc:creator>
              <dc:date>2010-01-12T10:08:00</dc:date>
            </office:change-info>
            <text:p text:style-name="P3">.</text:p>
            <text:p text:style-name="P3">Document Version 1.0</text:p>
          </text:deletion>
        </text:changed-region>
        <text:changed-region xml:id="ct58269664" text:id="ct58269664">
          <text:deletion>
            <office:change-info>
              <dc:creator>Christopher Hodapp</dc:creator>
              <dc:date>2009-06-17T17:14:00</dc:date>
            </office:change-info>
            <text:h text:style-name="P4" text:outline-level="1" text:is-list-header="true">Table of Contents</text:h>
          </text:deletion>
        </text:changed-region>
        <text:changed-region xml:id="ct58325856" text:id="ct58325856">
          <text:insertion>
            <office:change-info>
              <dc:creator>Christopher Hodapp</dc:creator>
              <dc:date>2009-06-12T22:29:00</dc:date>
            </office:change-info>
          </text:insertion>
        </text:changed-region>
        <text:changed-region xml:id="ct58325280" text:id="ct58325280">
          <text:insertion>
            <office:change-info>
              <dc:creator>Clement Lefebvre</dc:creator>
              <dc:date>2009-11-05T11:35:00</dc:date>
            </office:change-info>
          </text:insertion>
        </text:changed-region>
        <text:changed-region xml:id="ct58328560" text:id="ct58328560">
          <text:insertion>
            <office:change-info>
              <dc:creator>Clement Lefebvre</dc:creator>
              <dc:date>2010-05-13T14:57:00</dc:date>
            </office:change-info>
          </text:insertion>
        </text:changed-region>
        <text:changed-region xml:id="ct58336688" text:id="ct58336688">
          <text:deletion>
            <office:change-info>
              <dc:creator>unknown</dc:creator>
              <dc:date>2009-09-08T22:33:00</dc:date>
            </office:change-info>
            <text:p text:style-name="P5">As </text:p>
          </text:deletion>
        </text:changed-region>
        <text:changed-region xml:id="ct58333296" text:id="ct58333296">
          <text:deletion>
            <office:change-info>
              <dc:creator>Christopher Hodapp</dc:creator>
              <dc:date>2009-06-12T23:13:00</dc:date>
            </office:change-info>
            <text:p text:style-name="P6">From the beginning of the project Linux Mint quickly became popular</text:p>
          </text:deletion>
        </text:changed-region>
        <text:changed-region xml:id="ct58337712" text:id="ct58337712">
          <text:insertion>
            <office:change-info>
              <dc:creator>Scott Anderson</dc:creator>
              <dc:date>2009-09-09T21:01:00</dc:date>
            </office:change-info>
          </text:insertion>
        </text:changed-region>
        <text:changed-region xml:id="ct58349920" text:id="ct58349920">
          <text:deletion>
            <office:change-info>
              <dc:creator>Clement Lefebvre</dc:creator>
              <dc:date>2010-10-16T09:52:00</dc:date>
            </office:change-info>
            <text:p text:style-name="P6">”. </text:p>
            <text:p text:style-name="P6"/>
          </text:deletion>
        </text:changed-region>
        <text:changed-region xml:id="ct58349728" text:id="ct58349728">
          <text:deletion>
            <office:change-info>
              <dc:creator>Clement Lefebvre</dc:creator>
              <dc:date>2010-10-16T09:48:00</dc:date>
            </office:change-info>
            <text:p text:style-name="P6">Isadora</text:p>
          </text:deletion>
        </text:changed-region>
        <text:changed-region xml:id="ct58349536" text:id="ct58349536">
          <text:deletion>
            <office:change-info>
              <dc:creator>Unknown Author</dc:creator>
              <dc:date>2010-05-13T13:20:00</dc:date>
            </office:change-info>
            <text:p text:style-name="P6">Helena</text:p>
          </text:deletion>
        </text:changed-region>
        <text:changed-region xml:id="ct58275648" text:id="ct58275648">
          <text:deletion>
            <office:change-info>
              <dc:creator>Clement Lefebvre</dc:creator>
              <dc:date>2009-11-05T10:25:00</dc:date>
            </office:change-info>
            <text:p text:style-name="P6">Gloria</text:p>
          </text:deletion>
        </text:changed-region>
        <text:changed-region xml:id="ct58348816" text:id="ct58348816">
          <text:deletion>
            <office:change-info>
              <dc:creator>Clement Lefebvre</dc:creator>
              <dc:date>2010-10-16T09:52:00</dc:date>
            </office:change-info>
            <text:p text:style-name="P6"><text:s/>“</text:p>
          </text:deletion>
        </text:changed-region>
        <text:changed-region xml:id="ct58348624" text:id="ct58348624">
          <text:deletion>
            <office:change-info>
              <dc:creator>Christopher Hodapp</dc:creator>
              <dc:date>2009-06-12T23:17:00</dc:date>
            </office:change-info>
            <text:p text:style-name="P6"><text:s/>is</text:p>
          </text:deletion>
        </text:changed-region>
        <text:changed-region xml:id="ct58348432" text:id="ct58348432">
          <text:deletion>
            <office:change-info>
              <dc:creator>Clement Lefebvre</dc:creator>
              <dc:date>2010-10-16T09:52:00</dc:date>
            </office:change-info>
            <text:p text:style-name="P6">dcodenameis <text:s/>which ,of Linux Mint</text:p>
          </text:deletion>
        </text:changed-region>
        <text:changed-region xml:id="ct58348240" text:id="ct58348240">
          <text:deletion>
            <office:change-info>
              <dc:creator>Clement Lefebvre</dc:creator>
              <dc:date>2010-10-16T09:48:00</dc:date>
            </office:change-info>
            <text:p text:style-name="P6"><text:s/>9</text:p>
          </text:deletion>
        </text:changed-region>
        <text:changed-region xml:id="ct58342480" text:id="ct58342480">
          <text:deletion>
            <office:change-info>
              <dc:creator>Unknown Author</dc:creator>
              <dc:date>2010-05-13T13:19:00</dc:date>
            </office:change-info>
            <text:p text:style-name="P6">8</text:p>
          </text:deletion>
        </text:changed-region>
        <text:changed-region xml:id="ct58345824" text:id="ct58345824">
          <text:deletion>
            <office:change-info>
              <dc:creator>Clement Lefebvre</dc:creator>
              <dc:date>2009-11-05T10:25:00</dc:date>
            </office:change-info>
            <text:p text:style-name="P6">7</text:p>
          </text:deletion>
        </text:changed-region>
        <text:changed-region xml:id="ct58345632" text:id="ct58345632">
          <text:deletion>
            <office:change-info>
              <dc:creator>Clement Lefebvre</dc:creator>
              <dc:date>2010-10-16T09:48:00</dc:date>
            </office:change-info>
            <text:p text:style-name="P6"><text:s/></text:p>
          </text:deletion>
        </text:changed-region>
        <text:changed-region xml:id="ct58345440" text:id="ct58345440">
          <text:deletion>
            <office:change-info>
              <dc:creator>Clement Lefebvre</dc:creator>
              <dc:date>2010-10-16T09:52:00</dc:date>
            </office:change-info>
            <text:p text:style-name="P6">This guide covers version</text:p>
          </text:deletion>
        </text:changed-region>
        <text:changed-region xml:id="ct58351120" text:id="ct58351120">
          <text:insertion>
            <office:change-info>
              <dc:creator>Christopher Hodapp</dc:creator>
              <dc:date>2009-06-12T23:26:00</dc:date>
            </office:change-info>
          </text:insertion>
        </text:changed-region>
        <text:changed-region xml:id="ct58390320" text:id="ct58390320">
          <text:insertion>
            <office:change-info>
              <dc:creator>Clement Lefebvre</dc:creator>
              <dc:date>2009-11-05T10:26:00</dc:date>
            </office:change-info>
          </text:insertion>
        </text:changed-region>
        <text:changed-region xml:id="ct58390512" text:id="ct58390512">
          <text:insertion>
            <office:change-info>
              <dc:creator>Clement Lefebvre</dc:creator>
              <dc:date>2009-11-05T10:26:00</dc:date>
            </office:change-info>
          </text:insertion>
        </text:changed-region>
        <text:changed-region xml:id="ct58390704" text:id="ct58390704">
          <text:deletion>
            <office:change-info>
              <dc:creator>Clement Lefebvre</dc:creator>
              <dc:date>2009-11-05T10:26:00</dc:date>
            </office:change-info>
            <text:p text:style-name="P7">GloriaGloriaGloria</text:p>
          </text:deletion>
        </text:changed-region>
        <text:changed-region xml:id="ct58390896" text:id="ct58390896">
          <text:insertion>
            <office:change-info>
              <dc:creator>Clement Lefebvre</dc:creator>
              <dc:date>2009-11-05T10:26:00</dc:date>
            </office:change-info>
          </text:insertion>
        </text:changed-region>
        <text:changed-region xml:id="ct58391088" text:id="ct58391088">
          <text:insertion>
            <office:change-info>
              <dc:creator>Clement Lefebvre</dc:creator>
              <dc:date>2009-11-05T10:26:00</dc:date>
            </office:change-info>
          </text:insertion>
        </text:changed-region>
        <text:changed-region xml:id="ct58391424" text:id="ct58391424">
          <text:insertion>
            <office:change-info>
              <dc:creator>Unknown Author</dc:creator>
              <dc:date>2010-05-13T13:19:00</dc:date>
            </office:change-info>
          </text:insertion>
        </text:changed-region>
        <text:changed-region xml:id="ct58391760" text:id="ct58391760">
          <text:insertion>
            <office:change-info>
              <dc:creator>Unknown Author</dc:creator>
              <dc:date>2010-05-13T13:19:00</dc:date>
            </office:change-info>
          </text:insertion>
        </text:changed-region>
        <text:changed-region xml:id="ct58391952" text:id="ct58391952">
          <text:insertion>
            <office:change-info>
              <dc:creator>Clement Lefebvre</dc:creator>
              <dc:date>2010-10-16T09:47:00</dc:date>
            </office:change-info>
          </text:insertion>
        </text:changed-region>
        <text:changed-region xml:id="ct58392288" text:id="ct58392288">
          <text:insertion>
            <office:change-info>
              <dc:creator>Clement Lefebvre</dc:creator>
              <dc:date>2010-10-16T09:48:00</dc:date>
            </office:change-info>
          </text:insertion>
        </text:changed-region>
        <text:changed-region xml:id="ct58392480" text:id="ct58392480">
          <text:insertion>
            <office:change-info>
              <dc:creator>Clement Lefebvre</dc:creator>
              <dc:date>2011-05-10T10:05:00</dc:date>
            </office:change-info>
          </text:insertion>
        </text:changed-region>
        <text:changed-region xml:id="ct58392816" text:id="ct58392816">
          <text:insertion>
            <office:change-info>
              <dc:creator>Clement Lefebvre</dc:creator>
              <dc:date>2011-05-10T10:05:00</dc:date>
            </office:change-info>
          </text:insertion>
        </text:changed-region>
        <text:changed-region xml:id="ct58393008" text:id="ct58393008">
          <text:insertion>
            <office:change-info>
              <dc:creator>Clement Lefebvre</dc:creator>
              <dc:date>2012-05-22T13:32:00</dc:date>
            </office:change-info>
          </text:insertion>
        </text:changed-region>
        <text:changed-region xml:id="ct58393200" text:id="ct58393200">
          <text:insertion>
            <office:change-info>
              <dc:creator>Clement Lefebvre</dc:creator>
              <dc:date>2012-05-22T13:32:00</dc:date>
            </office:change-info>
          </text:insertion>
        </text:changed-region>
        <text:changed-region xml:id="ct58394048" text:id="ct58394048">
          <text:insertion>
            <office:change-info>
              <dc:creator>Clement Lefebvre</dc:creator>
              <dc:date>2012-05-22T13:32:00</dc:date>
            </office:change-info>
          </text:insertion>
        </text:changed-region>
        <text:changed-region xml:id="ct57353552" text:id="ct57353552">
          <text:insertion>
            <office:change-info>
              <dc:creator>Clement Lefebvre</dc:creator>
              <dc:date>2012-05-22T13:32:00</dc:date>
            </office:change-info>
          </text:insertion>
        </text:changed-region>
        <text:changed-region xml:id="ct58394464" text:id="ct58394464">
          <text:insertion>
            <office:change-info>
              <dc:creator>Clement Lefebvre</dc:creator>
              <dc:date>2012-05-22T13:33:00</dc:date>
            </office:change-info>
          </text:insertion>
        </text:changed-region>
        <text:changed-region xml:id="ct58394240" text:id="ct58394240">
          <text:insertion>
            <office:change-info>
              <dc:creator>Clement Lefebvre</dc:creator>
              <dc:date>2013-05-28T13:30:00</dc:date>
            </office:change-info>
          </text:insertion>
        </text:changed-region>
        <text:changed-region xml:id="ct57362368" text:id="ct57362368">
          <text:insertion>
            <office:change-info>
              <dc:creator>Clement Lefebvre</dc:creator>
              <dc:date>2013-05-28T13:30:00</dc:date>
            </office:change-info>
          </text:insertion>
        </text:changed-region>
        <text:changed-region xml:id="ct58396016" text:id="ct58396016">
          <text:insertion>
            <office:change-info>
              <dc:creator>Clement Lefebvre</dc:creator>
              <dc:date>2013-05-28T13:30:00</dc:date>
            </office:change-info>
          </text:insertion>
        </text:changed-region>
        <text:changed-region xml:id="ct57361152" text:id="ct57361152">
          <text:insertion>
            <office:change-info>
              <dc:creator>Scott Anderson</dc:creator>
              <dc:date>2009-09-09T21:01:00</dc:date>
            </office:change-info>
          </text:insertion>
        </text:changed-region>
        <text:changed-region xml:id="ct58384624" text:id="ct58384624">
          <text:deletion>
            <office:change-info>
              <dc:creator>Christopher Hodapp</dc:creator>
              <dc:date>2009-06-12T23:18:00</dc:date>
            </office:change-info>
            <text:p text:style-name="P6">This guide covers the Main Edition. </text:p>
            <text:p text:style-name="P6"/>
          </text:deletion>
        </text:changed-region>
        <text:changed-region xml:id="ct58396320" text:id="ct58396320">
          <text:deletion>
            <office:change-info>
              <dc:creator>Clement Lefebvre</dc:creator>
              <dc:date>2012-05-22T13:46:00</dc:date>
            </office:change-info>
            <text:p text:style-name="P8">a</text:p>
          </text:deletion>
        </text:changed-region>
        <text:changed-region xml:id="ct57363088" text:id="ct57363088">
          <text:insertion>
            <office:change-info>
              <dc:creator>Clement Lefebvre</dc:creator>
              <dc:date>2012-05-22T13:46:00</dc:date>
            </office:change-info>
          </text:insertion>
        </text:changed-region>
        <text:changed-region xml:id="ct58344544" text:id="ct58344544">
          <text:deletion>
            <office:change-info>
              <dc:creator>Clement Lefebvre</dc:creator>
              <dc:date>2012-05-22T13:46:00</dc:date>
            </office:change-info>
            <text:p text:style-name="P8">in </text:p>
          </text:deletion>
        </text:changed-region>
        <text:changed-region xml:id="ct58376912" text:id="ct58376912">
          <text:insertion>
            <office:change-info>
              <dc:creator>Unknown Author</dc:creator>
              <dc:date>2010-05-13T13:23:00</dc:date>
            </office:change-info>
          </text:insertion>
        </text:changed-region>
        <text:changed-region xml:id="ct58381152" text:id="ct58381152">
          <text:insertion>
            <office:change-info>
              <dc:creator>Unknown Author</dc:creator>
              <dc:date>2010-05-13T13:23:00</dc:date>
            </office:change-info>
          </text:insertion>
        </text:changed-region>
        <text:changed-region xml:id="ct57360352" text:id="ct57360352">
          <text:insertion>
            <office:change-info>
              <dc:creator>Clement Lefebvre</dc:creator>
              <dc:date>2012-05-22T13:46:00</dc:date>
            </office:change-info>
          </text:insertion>
        </text:changed-region>
        <text:changed-region xml:id="ct57365120" text:id="ct57365120">
          <text:insertion>
            <office:change-info>
              <dc:creator>Clement Lefebvre</dc:creator>
              <dc:date>2012-05-22T13:46:00</dc:date>
            </office:change-info>
          </text:insertion>
        </text:changed-region>
        <text:changed-region xml:id="ct58380736" text:id="ct58380736">
          <text:insertion>
            <office:change-info>
              <dc:creator>Clement Lefebvre</dc:creator>
              <dc:date>2012-05-22T13:46:00</dc:date>
            </office:change-info>
          </text:insertion>
        </text:changed-region>
        <text:changed-region xml:id="ct57364416" text:id="ct57364416">
          <text:insertion>
            <office:change-info>
              <dc:creator>Clement Lefebvre</dc:creator>
              <dc:date>2012-05-22T13:46:00</dc:date>
            </office:change-info>
          </text:insertion>
        </text:changed-region>
        <text:changed-region xml:id="ct57367424" text:id="ct57367424">
          <text:insertion>
            <office:change-info>
              <dc:creator>Clement Lefebvre</dc:creator>
              <dc:date>2012-05-22T13:44:00</dc:date>
            </office:change-info>
          </text:insertion>
        </text:changed-region>
        <text:changed-region xml:id="ct58404096" text:id="ct58404096">
          <text:deletion>
            <office:change-info>
              <dc:creator>Unknown Author</dc:creator>
              <dc:date>2010-05-13T13:20:00</dc:date>
            </office:change-info>
            <text:p text:style-name="P9">Community </text:p>
          </text:deletion>
        </text:changed-region>
        <text:changed-region xml:id="ct58403904" text:id="ct58403904">
          <text:deletion>
            <office:change-info>
              <dc:creator>Clement Lefebvre</dc:creator>
              <dc:date>2012-05-22T13:44:00</dc:date>
            </office:change-info>
            <text:list xml:id="list2899072281232407651" text:style-name="L1">
              <text:list-item>
                <text:p text:style-name="P10"/>
              </text:list-item>
              <text:list-item>
                <text:p text:style-name="P10"/>
              </text:list-item>
            </text:list>
          </text:deletion>
        </text:changed-region>
        <text:changed-region xml:id="ct58349200" text:id="ct58349200">
          <text:deletion>
            <office:change-info>
              <dc:creator>Unknown Author</dc:creator>
              <dc:date>2010-05-13T13:21:00</dc:date>
            </office:change-info>
            <text:list xml:id="list132647506875274" text:continue-numbering="true" text:style-name="L1">
              <text:list-item>
                <text:p text:style-name="P10"/>
              </text:list-item>
              <text:list-item>
                <text:p text:style-name="P11"/>
              </text:list-item>
            </text:list>
          </text:deletion>
        </text:changed-region>
        <text:changed-region xml:id="ct58349008" text:id="ct58349008">
          <text:deletion>
            <office:change-info>
              <dc:creator>Unknown Author</dc:creator>
              <dc:date>2010-05-13T13:20:00</dc:date>
            </office:change-info>
            <text:list xml:id="list132648487160879"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58371728" text:id="ct58371728">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58393392" text:id="ct58393392">
          <text:deletion>
            <office:change-info>
              <dc:creator>Unknown Author</dc:creator>
              <dc:date>2010-05-13T13:20:00</dc:date>
            </office:change-info>
            <text:p text:style-name="P9">Un</text:p>
          </text:deletion>
        </text:changed-region>
        <text:changed-region xml:id="ct58395616" text:id="ct58395616">
          <text:deletion>
            <office:change-info>
              <dc:creator>Unknown Author</dc:creator>
              <dc:date>2010-05-13T13:22:00</dc:date>
            </office:change-info>
            <text:list xml:id="list132647934516715" text:continue-numbering="true" text:style-name="L1">
              <text:list-item>
                <text:p text:style-name="P13"/>
              </text:list-item>
              <text:list-item>
                <text:p text:style-name="P12"/>
              </text:list-item>
            </text:list>
          </text:deletion>
        </text:changed-region>
        <text:changed-region xml:id="ct57367616" text:id="ct57367616">
          <text:deletion>
            <office:change-info>
              <dc:creator>Clement Lefebvre</dc:creator>
              <dc:date>2012-05-22T13:46:00</dc:date>
            </office:change-info>
            <text:p text:style-name="P5">FCE </text:p>
          </text:deletion>
        </text:changed-region>
        <text:changed-region xml:id="ct58404288" text:id="ct58404288">
          <text:deletion>
            <office:change-info>
              <dc:creator>Unknown Author</dc:creator>
              <dc:date>2010-05-13T13:20:00</dc:date>
            </office:change-info>
            <text:p text:style-name="P5">Community </text:p>
          </text:deletion>
        </text:changed-region>
        <text:changed-region xml:id="ct58404560" text:id="ct58404560">
          <text:deletion>
            <office:change-info>
              <dc:creator>Clement Lefebvre</dc:creator>
              <dc:date>2012-05-22T13:47:00</dc:date>
            </office:change-info>
            <text:p text:style-name="P8">FCE</text:p>
          </text:deletion>
        </text:changed-region>
        <text:changed-region xml:id="ct58406960" text:id="ct58406960">
          <text:deletion>
            <office:change-info>
              <dc:creator>Clement Lefebvre</dc:creator>
              <dc:date>2009-11-05T10:26:00</dc:date>
            </office:change-info>
            <text:list xml:id="list132649008649238" text:continue-numbering="true" text:style-name="L1">
              <text:list-item>
                <text:p text:style-name="P10"/>
              </text:list-item>
              <text:list-item>
                <text:p text:style-name="P11">LXDE Community Edition (uses an LXDE desktop)</text:p>
              </text:list-item>
            </text:list>
          </text:deletion>
        </text:changed-region>
        <text:changed-region xml:id="ct58406768" text:id="ct58406768">
          <text:deletion>
            <office:change-info>
              <dc:creator>Clement Lefebvre</dc:creator>
              <dc:date>2009-11-05T10:27:00</dc:date>
            </office:change-info>
            <text:list xml:id="list132648816630229" text:continue-numbering="true" text:style-name="L1">
              <text:list-item>
                <text:p text:style-name="P11"/>
              </text:list-item>
              <text:list-item>
                <text:p text:style-name="P11">Fluxbox Community Edition (extremely lightweight for older computers)</text:p>
              </text:list-item>
            </text:list>
          </text:deletion>
        </text:changed-region>
        <text:changed-region xml:id="ct58407152" text:id="ct58407152">
          <text:deletion>
            <office:change-info>
              <dc:creator>Christopher Hodapp</dc:creator>
              <dc:date>2009-09-12T18:08:00</dc:date>
            </office:change-info>
            <text:p text:style-name="P6"><text:s/></text:p>
          </text:deletion>
        </text:changed-region>
        <text:changed-region xml:id="ct57386176" text:id="ct57386176">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8407344" text:id="ct58407344">
          <text:insertion>
            <office:change-info>
              <dc:creator>Unknown Author</dc:creator>
              <dc:date>2010-05-13T13:22:00</dc:date>
            </office:change-info>
          </text:insertion>
        </text:changed-region>
        <text:changed-region xml:id="ct58408304" text:id="ct58408304">
          <text:deletion>
            <office:change-info>
              <dc:creator>Christopher Hodapp</dc:creator>
              <dc:date>2009-09-12T18:08:00</dc:date>
            </office:change-info>
            <text:p text:style-name="P6"><text:s/></text:p>
          </text:deletion>
        </text:changed-region>
        <text:changed-region xml:id="ct58408112" text:id="ct5840811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8407920" text:id="ct58407920">
          <text:deletion>
            <office:change-info>
              <dc:creator>Christopher Hodapp</dc:creator>
              <dc:date>2009-06-12T23:22:00</dc:date>
            </office:change-info>
            <text:p text:style-name="P6"><text:s/>between the Main and the x64 Edition </text:p>
          </text:deletion>
        </text:changed-region>
        <text:changed-region xml:id="ct58407728" text:id="ct5840772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8407536" text:id="ct58407536">
          <text:deletion>
            <office:change-info>
              <dc:creator>Unknown Author</dc:creator>
              <dc:date>2010-05-13T13:22:00</dc:date>
            </office:change-info>
            <text:p text:style-name="P6">the Universal Edition.</text:p>
          </text:deletion>
        </text:changed-region>
        <text:changed-region xml:id="ct58412128" text:id="ct58412128">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8411840" text:id="ct58411840">
          <text:deletion>
            <office:change-info>
              <dc:creator>Scott Anderson</dc:creator>
              <dc:date>2009-09-08T22:53:00</dc:date>
            </office:change-info>
            <text:p text:style-name="Note"><text:span text:style-name="Internet_20_link"><text:span text:style-name="T2">1st</text:span></text:span></text:p>
          </text:deletion>
        </text:changed-region>
        <text:changed-region xml:id="ct58408496" text:id="ct58408496">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58412320" text:id="ct58412320">
          <text:insertion>
            <office:change-info>
              <dc:creator>Scott Anderson</dc:creator>
              <dc:date>2009-09-08T22:55:00</dc:date>
            </office:change-info>
          </text:insertion>
        </text:changed-region>
        <text:changed-region xml:id="ct58418976" text:id="ct5841897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8421696" text:id="ct58421696">
          <text:insertion>
            <office:change-info>
              <dc:creator>Clement Lefebvre</dc:creator>
              <dc:date>2011-05-10T10:10:00</dc:date>
            </office:change-info>
          </text:insertion>
        </text:changed-region>
        <text:changed-region xml:id="ct58423328" text:id="ct58423328">
          <text:deletion>
            <office:change-info>
              <dc:creator>Christopher Hodapp</dc:creator>
              <dc:date>2009-06-12T23:34:00</dc:date>
            </office:change-info>
            <text:p text:style-name="P6"><text:s/></text:p>
          </text:deletion>
        </text:changed-region>
        <text:changed-region xml:id="ct58422944" text:id="ct58422944">
          <text:deletion>
            <office:change-info>
              <dc:creator>Clement Lefebvre</dc:creator>
              <dc:date>2009-11-05T10:29:00</dc:date>
            </office:change-info>
            <text:p text:style-name="P6"/>
            <text:p text:style-name="P6"/>
          </text:deletion>
        </text:changed-region>
        <text:changed-region xml:id="ct58422496" text:id="ct58422496">
          <text:deletion>
            <office:change-info>
              <dc:creator>Clement Lefebvre</dc:creator>
              <dc:date>2009-11-05T10:28:00</dc:date>
            </office:change-info>
            <text:p text:style-name="P6"/>
            <text:p text:style-name="P6"/>
          </text:deletion>
        </text:changed-region>
        <text:changed-region xml:id="ct58421888" text:id="ct58421888">
          <text:insertion>
            <office:change-info>
              <dc:creator>Scott Anderson</dc:creator>
              <dc:date>2009-09-09T21:02:00</dc:date>
            </office:change-info>
          </text:insertion>
        </text:changed-region>
        <text:changed-region xml:id="ct58433056" text:id="ct58433056">
          <text:deletion>
            <office:change-info>
              <dc:creator>Scott Anderson</dc:creator>
              <dc:date>2009-09-08T22:59:00</dc:date>
            </office:change-info>
            <text:p text:style-name="P6"/>
            <text:p text:style-name="P6"/>
          </text:deletion>
        </text:changed-region>
        <text:changed-region xml:id="ct58463664" text:id="ct58463664">
          <text:deletion>
            <office:change-info>
              <dc:creator>Clement Lefebvre</dc:creator>
              <dc:date>2013-05-28T13:31:00</dc:date>
            </office:change-info>
            <text:p text:style-name="P16">a</text:p>
          </text:deletion>
        </text:changed-region>
        <text:changed-region xml:id="ct58463472" text:id="ct58463472">
          <text:deletion>
            <office:change-info>
              <dc:creator>Clement Lefebvre</dc:creator>
              <dc:date>2009-11-05T10:29:00</dc:date>
            </office:change-info>
            <text:p text:style-name="P16">Gloria </text:p>
          </text:deletion>
        </text:changed-region>
        <text:changed-region xml:id="ct58463280" text:id="ct58463280">
          <text:deletion>
            <office:change-info>
              <dc:creator>Unknown Author</dc:creator>
              <dc:date>2010-05-13T13:26:00</dc:date>
            </office:change-info>
            <text:p text:style-name="P16">Helena</text:p>
          </text:deletion>
        </text:changed-region>
        <text:changed-region xml:id="ct58463088" text:id="ct58463088">
          <text:deletion>
            <office:change-info>
              <dc:creator>Clement Lefebvre</dc:creator>
              <dc:date>2010-10-16T09:51:00</dc:date>
            </office:change-info>
            <text:p text:style-name="P16">Isadora</text:p>
          </text:deletion>
        </text:changed-region>
        <text:changed-region xml:id="ct58462896" text:id="ct58462896">
          <text:deletion>
            <office:change-info>
              <dc:creator>Clement Lefebvre</dc:creator>
              <dc:date>2010-10-16T09:51:00</dc:date>
            </office:change-info>
            <text:p text:style-name="P6">9</text:p>
          </text:deletion>
        </text:changed-region>
        <text:changed-region xml:id="ct58462704" text:id="ct58462704">
          <text:deletion>
            <office:change-info>
              <dc:creator>Unknown Author</dc:creator>
              <dc:date>2010-05-13T13:26:00</dc:date>
            </office:change-info>
            <text:p text:style-name="P6">8</text:p>
          </text:deletion>
        </text:changed-region>
        <text:changed-region xml:id="ct58450464" text:id="ct58450464">
          <text:deletion>
            <office:change-info>
              <dc:creator>Clement Lefebvre</dc:creator>
              <dc:date>2009-11-05T10:29:00</dc:date>
            </office:change-info>
            <text:p text:style-name="P6">7</text:p>
          </text:deletion>
        </text:changed-region>
        <text:changed-region xml:id="ct58465968" text:id="ct58465968">
          <text:insertion>
            <office:change-info>
              <dc:creator>Clement Lefebvre</dc:creator>
              <dc:date>2009-11-05T10:30:00</dc:date>
            </office:change-info>
          </text:insertion>
        </text:changed-region>
        <text:changed-region xml:id="ct58466624" text:id="ct58466624">
          <text:insertion>
            <office:change-info>
              <dc:creator>Clement Lefebvre</dc:creator>
              <dc:date>2013-05-28T13:31:00</dc:date>
            </office:change-info>
          </text:insertion>
        </text:changed-region>
        <text:changed-region xml:id="ct58467984" text:id="ct5846798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8467792" text:id="ct5846779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8467600" text:id="ct5846760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8467056" text:id="ct5846705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8466864" text:id="ct58466864">
          <text:deletion>
            <office:change-info>
              <dc:creator>Unknown Author</dc:creator>
              <dc:date>2010-05-13T13:27:00</dc:date>
            </office:change-info>
            <text:h text:style-name="P17" text:outline-level="2"/>
            <text:h text:style-name="P18" text:outline-level="2"/>
          </text:deletion>
        </text:changed-region>
        <text:changed-region xml:id="ct58468176" text:id="ct58468176">
          <text:format-change>
            <office:change-info>
              <dc:creator>Clement Lefebvre</dc:creator>
              <dc:date>2013-05-28T13:31:00</dc:date>
            </office:change-info>
          </text:format-change>
        </text:changed-region>
        <text:changed-region xml:id="ct58451728" text:id="ct5845172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58445872" text:id="ct5844587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57417872" text:id="ct57417872">
          <text:insertion>
            <office:change-info>
              <dc:creator>Christopher Hodapp</dc:creator>
              <dc:date>2009-09-12T18:45:00</dc:date>
            </office:change-info>
          </text:insertion>
        </text:changed-region>
        <text:changed-region xml:id="ct58448688" text:id="ct58448688">
          <text:insertion>
            <office:change-info>
              <dc:creator>Christopher Hodapp</dc:creator>
              <dc:date>2009-09-12T18:44:00</dc:date>
            </office:change-info>
          </text:insertion>
        </text:changed-region>
        <text:changed-region xml:id="ct58449872" text:id="ct58449872">
          <text:deletion>
            <office:change-info>
              <dc:creator>Scott Anderson</dc:creator>
              <dc:date>2009-09-08T23:17:00</dc:date>
            </office:change-info>
            <text:p text:style-name="P20"/>
            <text:p text:style-name="P20"/>
          </text:deletion>
        </text:changed-region>
        <text:changed-region xml:id="ct58449424" text:id="ct58449424">
          <text:deletion>
            <office:change-info>
              <dc:creator>Scott Anderson</dc:creator>
              <dc:date>2009-09-08T23:16:00</dc:date>
            </office:change-info>
            <text:p text:style-name="P20">cd</text:p>
            <text:p text:style-name="P20">cd Desktop</text:p>
          </text:deletion>
        </text:changed-region>
        <text:changed-region xml:id="ct58469600" text:id="ct58469600">
          <text:insertion>
            <office:change-info>
              <dc:creator>Unknown Author</dc:creator>
              <dc:date>2010-05-13T13:27:00</dc:date>
            </office:change-info>
          </text:insertion>
        </text:changed-region>
        <text:changed-region xml:id="ct58439616" text:id="ct58439616">
          <text:deletion>
            <office:change-info>
              <dc:creator>Clement Lefebvre</dc:creator>
              <dc:date>2010-10-16T09:52:00</dc:date>
            </office:change-info>
            <text:p text:style-name="P20">9</text:p>
          </text:deletion>
        </text:changed-region>
        <text:changed-region xml:id="ct58457184" text:id="ct58457184">
          <text:deletion>
            <office:change-info>
              <dc:creator>Clement Lefebvre</dc:creator>
              <dc:date>2010-10-16T09:55:00</dc:date>
            </office:change-info>
            <text:p text:style-name="P20">-</text:p>
          </text:deletion>
        </text:changed-region>
        <text:changed-region xml:id="ct58450112" text:id="ct58450112">
          <text:deletion>
            <office:change-info>
              <dc:creator>Clement Lefebvre</dc:creator>
              <dc:date>2012-05-22T14:06:00</dc:date>
            </office:change-info>
            <text:p text:style-name="P20">-</text:p>
          </text:deletion>
        </text:changed-region>
        <text:changed-region xml:id="ct58437536" text:id="ct58437536">
          <text:deletion>
            <office:change-info>
              <dc:creator>Clement Lefebvre</dc:creator>
              <dc:date>2012-05-22T13:48:00</dc:date>
            </office:change-info>
            <text:p text:style-name="P20">gnome-</text:p>
          </text:deletion>
        </text:changed-region>
        <text:changed-region xml:id="ct58464352" text:id="ct58464352">
          <text:deletion>
            <office:change-info>
              <dc:creator>Clement Lefebvre</dc:creator>
              <dc:date>2012-05-22T14:06:00</dc:date>
            </office:change-info>
            <text:p text:style-name="P20">i386</text:p>
          </text:deletion>
        </text:changed-region>
        <text:changed-region xml:id="ct58457536" text:id="ct58457536">
          <text:insertion>
            <office:change-info>
              <dc:creator>Unknown Author</dc:creator>
              <dc:date>2010-05-13T13:28:00</dc:date>
            </office:change-info>
          </text:insertion>
        </text:changed-region>
        <text:changed-region xml:id="ct58463856" text:id="ct58463856">
          <text:deletion>
            <office:change-info>
              <dc:creator>Unknown Author</dc:creator>
              <dc:date>2010-05-13T13:28:00</dc:date>
            </office:change-info>
            <text:p text:style-name="P20">.iso8</text:p>
          </text:deletion>
        </text:changed-region>
        <text:changed-region xml:id="ct57418864" text:id="ct57418864">
          <text:deletion>
            <office:change-info>
              <dc:creator>Clement Lefebvre</dc:creator>
              <dc:date>2009-11-05T10:30:00</dc:date>
            </office:change-info>
            <text:p text:style-name="P20">7</text:p>
          </text:deletion>
        </text:changed-region>
        <text:changed-region xml:id="ct58466240" text:id="ct58466240">
          <text:deletion>
            <office:change-info>
              <dc:creator>Unknown Author</dc:creator>
              <dc:date>2010-05-13T13:28:00</dc:date>
            </office:change-info>
            <text:p text:style-name="P20">LinuxMint-</text:p>
          </text:deletion>
        </text:changed-region>
        <text:changed-region xml:id="ct58480608" text:id="ct58480608">
          <text:deletion>
            <office:change-info>
              <dc:creator>Unknown Author</dc:creator>
              <dc:date>2010-05-13T13:28:00</dc:date>
            </office:change-info>
            <text:p text:style-name="P20">.iso8</text:p>
          </text:deletion>
        </text:changed-region>
        <text:changed-region xml:id="ct58480272" text:id="ct58480272">
          <text:deletion>
            <office:change-info>
              <dc:creator>Clement Lefebvre</dc:creator>
              <dc:date>2009-11-05T10:30:00</dc:date>
            </office:change-info>
            <text:p text:style-name="P20">7</text:p>
          </text:deletion>
        </text:changed-region>
        <text:changed-region xml:id="ct58406384" text:id="ct58406384">
          <text:deletion>
            <office:change-info>
              <dc:creator>Unknown Author</dc:creator>
              <dc:date>2010-05-13T13:28:00</dc:date>
            </office:change-info>
            <text:p text:style-name="P20">LinuxMint-</text:p>
          </text:deletion>
        </text:changed-region>
        <text:changed-region xml:id="ct58480800" text:id="ct58480800">
          <text:insertion>
            <office:change-info>
              <dc:creator>Unknown Author</dc:creator>
              <dc:date>2010-05-13T13:28:00</dc:date>
            </office:change-info>
          </text:insertion>
        </text:changed-region>
        <text:changed-region xml:id="ct58480992" text:id="ct58480992">
          <text:deletion>
            <office:change-info>
              <dc:creator>Clement Lefebvre</dc:creator>
              <dc:date>2010-10-16T09:55:00</dc:date>
            </office:change-info>
            <text:p text:style-name="P20">t-9</text:p>
          </text:deletion>
        </text:changed-region>
        <text:changed-region xml:id="ct58481184" text:id="ct58481184">
          <text:insertion>
            <office:change-info>
              <dc:creator>Clement Lefebvre</dc:creator>
              <dc:date>2010-10-16T09:56:00</dc:date>
            </office:change-info>
          </text:insertion>
        </text:changed-region>
        <text:changed-region xml:id="ct58481760" text:id="ct58481760">
          <text:deletion>
            <office:change-info>
              <dc:creator>Clement Lefebvre</dc:creator>
              <dc:date>2012-05-22T14:06:00</dc:date>
            </office:change-info>
            <text:p text:style-name="P20">-</text:p>
          </text:deletion>
        </text:changed-region>
        <text:changed-region xml:id="ct58481568" text:id="ct58481568">
          <text:deletion>
            <office:change-info>
              <dc:creator>Clement Lefebvre</dc:creator>
              <dc:date>2012-05-22T13:49:00</dc:date>
            </office:change-info>
            <text:p text:style-name="P20">gnome-</text:p>
          </text:deletion>
        </text:changed-region>
        <text:changed-region xml:id="ct58481376" text:id="ct58481376">
          <text:deletion>
            <office:change-info>
              <dc:creator>Clement Lefebvre</dc:creator>
              <dc:date>2012-05-22T14:06:00</dc:date>
            </office:change-info>
            <text:p text:style-name="P20">i386</text:p>
          </text:deletion>
        </text:changed-region>
        <text:changed-region xml:id="ct58481952" text:id="ct58481952">
          <text:insertion>
            <office:change-info>
              <dc:creator>Unknown Author</dc:creator>
              <dc:date>2010-05-13T13:28:00</dc:date>
            </office:change-info>
          </text:insertion>
        </text:changed-region>
        <text:changed-region xml:id="ct58449184" text:id="ct58449184">
          <text:deletion>
            <office:change-info>
              <dc:creator>Christopher Hodapp</dc:creator>
              <dc:date>2009-06-16T13:50:00</dc:date>
            </office:change-info>
            <text:p text:style-name="P6">So you now have an ISO file which y</text:p>
          </text:deletion>
        </text:changed-region>
        <text:changed-region xml:id="ct57448928" text:id="ct57448928">
          <text:insertion>
            <office:change-info>
              <dc:creator>Scott Anderson</dc:creator>
              <dc:date>2009-09-08T23:21:00</dc:date>
            </office:change-info>
          </text:insertion>
        </text:changed-region>
        <text:changed-region xml:id="ct58482800" text:id="ct58482800">
          <text:insertion>
            <office:change-info>
              <dc:creator>Scott Anderson</dc:creator>
              <dc:date>2009-09-08T23:35:00</dc:date>
            </office:change-info>
          </text:insertion>
        </text:changed-region>
        <text:changed-region xml:id="ct58130768" text:id="ct58130768">
          <text:deletion>
            <office:change-info>
              <dc:creator>Unknown Author</dc:creator>
              <dc:date>2010-05-13T13:28:00</dc:date>
            </office:change-info>
            <text:p text:style-name="P21"><text:span text:style-name="Source_20_Text"><text:span text:style-name="T4">.iso8</text:span></text:span></text:p>
          </text:deletion>
        </text:changed-region>
        <text:changed-region xml:id="ct58130576" text:id="ct58130576">
          <text:deletion>
            <office:change-info>
              <dc:creator>Clement Lefebvre</dc:creator>
              <dc:date>2009-11-05T10:31:00</dc:date>
            </office:change-info>
            <text:p text:style-name="P21"><text:span text:style-name="Source_20_Text"><text:span text:style-name="T4">7</text:span></text:span></text:p>
          </text:deletion>
        </text:changed-region>
        <text:changed-region xml:id="ct58482992" text:id="ct58482992">
          <text:deletion>
            <office:change-info>
              <dc:creator>Unknown Author</dc:creator>
              <dc:date>2010-05-13T13:28:00</dc:date>
            </office:change-info>
            <text:p text:style-name="P21"><text:span text:style-name="Source_20_Text"><text:span text:style-name="T4">LinuxMint-</text:span></text:span></text:p>
          </text:deletion>
        </text:changed-region>
        <text:changed-region xml:id="ct58132320" text:id="ct58132320">
          <text:insertion>
            <office:change-info>
              <dc:creator>Unknown Author</dc:creator>
              <dc:date>2010-05-13T13:28:00</dc:date>
            </office:change-info>
          </text:insertion>
        </text:changed-region>
        <text:changed-region xml:id="ct58132928" text:id="ct58132928">
          <text:deletion>
            <office:change-info>
              <dc:creator>Clement Lefebvre</dc:creator>
              <dc:date>2010-10-16T09:56:00</dc:date>
            </office:change-info>
            <text:p text:style-name="P21"><text:span text:style-name="Source_20_Text"><text:span text:style-name="T4">-9</text:span></text:span></text:p>
          </text:deletion>
        </text:changed-region>
        <text:changed-region xml:id="ct58132736" text:id="ct58132736">
          <text:deletion>
            <office:change-info>
              <dc:creator>Clement Lefebvre</dc:creator>
              <dc:date>2012-05-22T13:49:00</dc:date>
            </office:change-info>
            <text:p text:style-name="P21"><text:span text:style-name="Source_20_Text"><text:span text:style-name="T4">-gnome</text:span></text:span></text:p>
          </text:deletion>
        </text:changed-region>
        <text:changed-region xml:id="ct58132512" text:id="ct58132512">
          <text:deletion>
            <office:change-info>
              <dc:creator>Clement Lefebvre</dc:creator>
              <dc:date>2012-05-22T14:06:00</dc:date>
            </office:change-info>
            <text:p text:style-name="P21"><text:span text:style-name="Source_20_Text"><text:span text:style-name="T4">-i386</text:span></text:span></text:p>
          </text:deletion>
        </text:changed-region>
        <text:changed-region xml:id="ct58134832" text:id="ct58134832">
          <text:insertion>
            <office:change-info>
              <dc:creator>Unknown Author</dc:creator>
              <dc:date>2010-05-13T13:28:00</dc:date>
            </office:change-info>
          </text:insertion>
        </text:changed-region>
        <text:changed-region xml:id="ct58135024" text:id="ct58135024">
          <text:insertion>
            <office:change-info>
              <dc:creator>Scott Anderson</dc:creator>
              <dc:date>2009-09-08T23:35:00</dc:date>
            </office:change-info>
          </text:insertion>
        </text:changed-region>
        <text:changed-region xml:id="ct58135888" text:id="ct58135888">
          <text:insertion>
            <office:change-info>
              <dc:creator>Scott Anderson</dc:creator>
              <dc:date>2009-09-08T23:35:00</dc:date>
            </office:change-info>
          </text:insertion>
        </text:changed-region>
        <text:changed-region xml:id="ct58136080" text:id="ct58136080">
          <text:insertion>
            <office:change-info>
              <dc:creator>Scott Anderson</dc:creator>
              <dc:date>2009-09-08T23:37:00</dc:date>
            </office:change-info>
          </text:insertion>
        </text:changed-region>
        <text:changed-region xml:id="ct58136624" text:id="ct58136624">
          <text:insertion>
            <office:change-info>
              <dc:creator>Scott Anderson</dc:creator>
              <dc:date>2009-09-08T23:35:00</dc:date>
            </office:change-info>
          </text:insertion>
        </text:changed-region>
        <text:changed-region xml:id="ct58136816" text:id="ct58136816">
          <text:insertion>
            <office:change-info>
              <dc:creator>Scott Anderson</dc:creator>
              <dc:date>2009-09-08T23:37:00</dc:date>
            </office:change-info>
          </text:insertion>
        </text:changed-region>
        <text:changed-region xml:id="ct58137200" text:id="ct58137200">
          <text:insertion>
            <office:change-info>
              <dc:creator>Scott Anderson</dc:creator>
              <dc:date>2009-09-08T23:38:00</dc:date>
            </office:change-info>
          </text:insertion>
        </text:changed-region>
        <text:changed-region xml:id="ct58137712" text:id="ct5813771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8138576" text:id="ct58138576">
          <text:insertion>
            <office:change-info>
              <dc:creator>Clement Lefebvre</dc:creator>
              <dc:date>2011-05-10T10:21:00</dc:date>
            </office:change-info>
          </text:insertion>
        </text:changed-region>
        <text:changed-region xml:id="ct58138768" text:id="ct58138768">
          <text:deletion>
            <office:change-info>
              <dc:creator>Clement Lefebvre</dc:creator>
              <dc:date>2011-05-10T10:21:00</dc:date>
            </office:change-info>
            <text:h text:style-name="P18" text:outline-level="2">CD</text:h>
          </text:deletion>
        </text:changed-region>
        <text:changed-region xml:id="ct57451488" text:id="ct57451488">
          <text:insertion>
            <office:change-info>
              <dc:creator>Scott Anderson</dc:creator>
              <dc:date>2009-09-08T23:43:00</dc:date>
            </office:change-info>
          </text:insertion>
        </text:changed-region>
        <text:changed-region xml:id="ct58133120" text:id="ct58133120">
          <text:insertion>
            <office:change-info>
              <dc:creator>Unknown Author</dc:creator>
              <dc:date>2010-11-10T14:52:00</dc:date>
            </office:change-info>
          </text:insertion>
        </text:changed-region>
        <text:changed-region xml:id="ct58141312" text:id="ct58141312">
          <text:insertion>
            <office:change-info>
              <dc:creator>Unknown Author</dc:creator>
              <dc:date>2010-05-03T18:22:00</dc:date>
            </office:change-info>
          </text:insertion>
        </text:changed-region>
        <text:changed-region xml:id="ct58143456" text:id="ct58143456">
          <text:deletion>
            <office:change-info>
              <dc:creator>Unknown Author</dc:creator>
              <dc:date>2010-11-10T14:52:00</dc:date>
            </office:change-info>
            <text:p text:style-name="P5"/>
            <text:p text:style-name="P5"/>
          </text:deletion>
        </text:changed-region>
        <text:changed-region xml:id="ct58482336" text:id="ct5848233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58405808" text:id="ct58405808">
          <text:deletion>
            <office:change-info>
              <dc:creator>Scott Anderson</dc:creator>
              <dc:date>2009-09-09T21:02:00</dc:date>
            </office:change-info>
            <text:p text:style-name="P5"/>
            <text:p text:style-name="P22"/>
          </text:deletion>
        </text:changed-region>
        <text:changed-region xml:id="ct58143056" text:id="ct58143056">
          <text:format-change>
            <office:change-info>
              <dc:creator>Scott Anderson</dc:creator>
              <dc:date>2009-09-09T21:03:00</dc:date>
            </office:change-info>
          </text:format-change>
        </text:changed-region>
        <text:changed-region xml:id="ct58131360" text:id="ct58131360">
          <text:format-change>
            <office:change-info>
              <dc:creator>Scott Anderson</dc:creator>
              <dc:date>2009-09-09T21:03:00</dc:date>
            </office:change-info>
          </text:format-change>
        </text:changed-region>
        <text:changed-region xml:id="ct58487696" text:id="ct58487696">
          <text:insertion>
            <office:change-info>
              <dc:creator>Clement Lefebvre</dc:creator>
              <dc:date>2011-05-10T14:52:00</dc:date>
            </office:change-info>
          </text:insertion>
        </text:changed-region>
        <text:changed-region xml:id="ct58498864" text:id="ct58498864">
          <text:deletion>
            <office:change-info>
              <dc:creator>Clement Lefebvre</dc:creator>
              <dc:date>2011-05-10T10:28:00</dc:date>
            </office:change-info>
            <text:p text:style-name="P6">The </text:p>
          </text:deletion>
        </text:changed-region>
        <text:changed-region xml:id="ct58498672" text:id="ct58498672">
          <text:deletion>
            <office:change-info>
              <dc:creator>Scott Anderson</dc:creator>
              <dc:date>2009-09-08T23:44:00</dc:date>
            </office:change-info>
            <text:p text:style-name="P6">l</text:p>
          </text:deletion>
        </text:changed-region>
        <text:changed-region xml:id="ct58496512" text:id="ct58496512">
          <text:deletion>
            <office:change-info>
              <dc:creator>Clement Lefebvre</dc:creator>
              <dc:date>2011-05-10T10:28:00</dc:date>
            </office:change-info>
            <text:p text:style-name="P6">ivel</text:p>
          </text:deletion>
        </text:changed-region>
        <text:changed-region xml:id="ct58496320" text:id="ct58496320">
          <text:deletion>
            <office:change-info>
              <dc:creator>Clement Lefebvre</dc:creator>
              <dc:date>2011-05-10T10:21:00</dc:date>
            </office:change-info>
            <text:p text:style-name="P6">CD</text:p>
          </text:deletion>
        </text:changed-region>
        <text:changed-region xml:id="ct58496128" text:id="ct58496128">
          <text:deletion>
            <office:change-info>
              <dc:creator>Clement Lefebvre</dc:creator>
              <dc:date>2011-05-10T10:28:00</dc:date>
            </office:change-info>
            <text:p text:style-name="P6">should environment <text:s/></text:p>
          </text:deletion>
        </text:changed-region>
        <text:changed-region xml:id="ct58495936" text:id="ct58495936">
          <text:deletion>
            <office:change-info>
              <dc:creator>Christopher Hodapp</dc:creator>
              <dc:date>2009-06-16T13:57:00</dc:date>
            </office:change-info>
            <text:p text:style-name="P6">then </text:p>
          </text:deletion>
        </text:changed-region>
        <text:changed-region xml:id="ct58144848" text:id="ct58144848">
          <text:deletion>
            <office:change-info>
              <dc:creator>Clement Lefebvre</dc:creator>
              <dc:date>2011-05-10T10:28:00</dc:date>
            </office:change-info>
            <text:p text:style-name="P6">start and you should see a screen</text:p>
          </text:deletion>
        </text:changed-region>
        <text:changed-region xml:id="ct58144656" text:id="ct58144656">
          <text:deletion>
            <office:change-info>
              <dc:creator>Clement Lefebvre</dc:creator>
              <dc:date>2009-11-05T10:55:00</dc:date>
            </office:change-info>
            <text:p text:style-name="P6"><text:s/>with a progress bar</text:p>
          </text:deletion>
        </text:changed-region>
        <text:changed-region xml:id="ct58144464" text:id="ct58144464">
          <text:deletion>
            <office:change-info>
              <dc:creator>Clement Lefebvre</dc:creator>
              <dc:date>2011-05-10T10:28:00</dc:date>
            </office:change-info>
            <text:p text:style-name="P6"/>
            <text:p text:style-name="P6">:</text:p>
          </text:deletion>
        </text:changed-region>
        <text:changed-region xml:id="ct58488608" text:id="ct58488608">
          <text:deletion>
            <office:change-info>
              <dc:creator>Unknown Author</dc:creator>
              <dc:date>2010-05-03T18:22:00</dc:date>
            </office:change-info>
            <text:p text:style-name="P6"><text:s/></text:p>
            <text:p text:style-name="P6"/>
          </text:deletion>
        </text:changed-region>
        <text:changed-region xml:id="ct58488416" text:id="ct58488416">
          <text:deletion>
            <office:change-info>
              <dc:creator>Clement Lefebvre</dc:creator>
              <dc:date>2011-05-10T10:28:00</dc:date>
            </office:change-info>
            <text:p text:style-name="P6"/>
            <text:p text:style-name="P23"/>
          </text:deletion>
        </text:changed-region>
        <text:changed-region xml:id="ct58140144" text:id="ct58140144">
          <text:deletion>
            <office:change-info>
              <dc:creator>Unknown Author</dc:creator>
              <dc:date>2009-06-29T10:06:00</dc:date>
            </office:change-info>
            <text:p text:style-name="P23"/>
            <text:p text:style-name="P23"/>
          </text:deletion>
        </text:changed-region>
        <text:changed-region xml:id="ct58486368" text:id="ct58486368">
          <text:deletion>
            <office:change-info>
              <dc:creator>Scott Anderson</dc:creator>
              <dc:date>2009-09-09T21:11:00</dc:date>
            </office:change-info>
            <text:p text:style-name="P23"/>
            <text:p text:style-name="P23"/>
          </text:deletion>
        </text:changed-region>
        <text:changed-region xml:id="ct58137904" text:id="ct58137904">
          <text:deletion>
            <office:change-info>
              <dc:creator>Unknown Author</dc:creator>
              <dc:date>2010-05-13T13:30:00</dc:date>
            </office:change-info>
            <text:p text:style-name="P23"/>
            <text:p text:style-name="P23"/>
          </text:deletion>
        </text:changed-region>
        <text:changed-region xml:id="ct58484544" text:id="ct58484544">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57484096" text:id="ct57484096">
          <text:deletion>
            <office:change-info>
              <dc:creator>Clement Lefebvre</dc:creator>
              <dc:date>2011-05-10T10:27:00</dc:date>
            </office:change-info>
            <text:p text:style-name="P23">u</text:p>
          </text:deletion>
        </text:changed-region>
        <text:changed-region xml:id="ct58139648" text:id="ct58139648">
          <text:deletion>
            <office:change-info>
              <dc:creator>Scott Anderson</dc:creator>
              <dc:date>2009-09-09T21:13:00</dc:date>
            </office:change-info>
            <text:p text:style-name="P23">.</text:p>
          </text:deletion>
        </text:changed-region>
        <text:changed-region xml:id="ct58131040" text:id="ct58131040">
          <text:deletion>
            <office:change-info>
              <dc:creator>Clement Lefebvre</dc:creator>
              <dc:date>2011-05-10T10:27:00</dc:date>
            </office:change-info>
            <text:p text:style-name="P23">:</text:p>
          </text:deletion>
        </text:changed-region>
        <text:changed-region xml:id="ct57478432" text:id="ct57478432">
          <text:deletion>
            <office:change-info>
              <dc:creator>Clement Lefebvre</dc:creator>
              <dc:date>2011-05-10T10:30:00</dc:date>
            </office:change-info>
            <text:p text:style-name="P23"/>
            <text:p text:style-name="P23"/>
          </text:deletion>
        </text:changed-region>
        <text:changed-region xml:id="ct58491792" text:id="ct58491792">
          <text:deletion>
            <office:change-info>
              <dc:creator>Clement Lefebvre</dc:creator>
              <dc:date>2011-05-10T10:30:00</dc:date>
            </office:change-info>
            <text:p text:style-name="P24"/>
            <text:p text:style-name="P24"/>
          </text:deletion>
        </text:changed-region>
        <text:changed-region xml:id="ct57489968" text:id="ct57489968">
          <text:insertion>
            <office:change-info>
              <dc:creator>Unknown Author</dc:creator>
              <dc:date>2010-05-03T18:27:00</dc:date>
            </office:change-info>
          </text:insertion>
        </text:changed-region>
        <text:changed-region xml:id="ct58499920" text:id="ct58499920">
          <text:insertion>
            <office:change-info>
              <dc:creator>Unknown Author</dc:creator>
              <dc:date>2010-11-10T14:55:00</dc:date>
            </office:change-info>
          </text:insertion>
        </text:changed-region>
        <text:changed-region xml:id="ct58486560" text:id="ct58486560">
          <text:insertion>
            <office:change-info>
              <dc:creator>Unknown Author</dc:creator>
              <dc:date>2010-05-03T18:27:00</dc:date>
            </office:change-info>
          </text:insertion>
        </text:changed-region>
        <text:changed-region xml:id="ct57487440" text:id="ct57487440">
          <text:insertion>
            <office:change-info>
              <dc:creator>Unknown Author</dc:creator>
              <dc:date>2010-05-03T18:27:00</dc:date>
            </office:change-info>
          </text:insertion>
        </text:changed-region>
        <text:changed-region xml:id="ct58486064" text:id="ct58486064">
          <text:insertion>
            <office:change-info>
              <dc:creator>Clement Lefebvre</dc:creator>
              <dc:date>2009-11-05T10:57:00</dc:date>
            </office:change-info>
          </text:insertion>
        </text:changed-region>
        <text:changed-region xml:id="ct58484864" text:id="ct58484864">
          <text:insertion>
            <office:change-info>
              <dc:creator>Scott Anderson</dc:creator>
              <dc:date>2009-09-08T23:50:00</dc:date>
            </office:change-info>
          </text:insertion>
        </text:changed-region>
        <text:changed-region xml:id="ct58489936" text:id="ct58489936">
          <text:insertion>
            <office:change-info>
              <dc:creator>Clement Lefebvre</dc:creator>
              <dc:date>2010-11-11T09:37:00</dc:date>
            </office:change-info>
          </text:insertion>
        </text:changed-region>
        <text:changed-region xml:id="ct57486752" text:id="ct57486752">
          <text:insertion>
            <office:change-info>
              <dc:creator>Clement Lefebvre</dc:creator>
              <dc:date>2010-11-11T09:23:00</dc:date>
            </office:change-info>
          </text:insertion>
        </text:changed-region>
        <text:changed-region xml:id="ct58530704" text:id="ct58530704">
          <text:deletion>
            <office:change-info>
              <dc:creator>Clement Lefebvre</dc:creator>
              <dc:date>2011-05-10T10:33:00</dc:date>
            </office:change-info>
            <text:p text:style-name="P5"/>
            <text:p text:style-name="P5"/>
          </text:deletion>
        </text:changed-region>
        <text:changed-region xml:id="ct58530512" text:id="ct5853051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58530320" text:id="ct58530320">
          <text:deletion>
            <office:change-info>
              <dc:creator>Christopher Hodapp</dc:creator>
              <dc:date>2009-06-16T14:08:00</dc:date>
            </office:change-info>
            <text:p text:style-name="P5">when it comes</text:p>
          </text:deletion>
        </text:changed-region>
        <text:changed-region xml:id="ct58530128" text:id="ct58530128">
          <text:deletion>
            <office:change-info>
              <dc:creator>Clement Lefebvre</dc:creator>
              <dc:date>2010-11-11T09:20:00</dc:date>
            </office:change-info>
            <text:p text:style-name="P5"><text:s/>you have selected the right keyboard layout. Some layouts only differ ensure</text:p>
          </text:deletion>
        </text:changed-region>
        <text:changed-region xml:id="ct58529936" text:id="ct58529936">
          <text:deletion>
            <office:change-info>
              <dc:creator>Christopher Hodapp</dc:creator>
              <dc:date>2009-06-16T14:07:00</dc:date>
            </office:change-info>
            <text:p text:style-name="P5">nsure</text:p>
          </text:deletion>
        </text:changed-region>
        <text:changed-region xml:id="ct58529744" text:id="ct58529744">
          <text:deletion>
            <office:change-info>
              <dc:creator>Christopher Hodapp</dc:creator>
              <dc:date>2009-06-16T14:06:00</dc:date>
            </office:change-info>
            <text:p text:style-name="P5">i</text:p>
          </text:deletion>
        </text:changed-region>
        <text:changed-region xml:id="ct58529552" text:id="ct58529552">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58529360" text:id="ct58529360">
          <text:deletion>
            <office:change-info>
              <dc:creator>Christopher Hodapp</dc:creator>
              <dc:date>2009-06-16T14:06:00</dc:date>
            </office:change-info>
            <text:p text:style-name="P5">on</text:p>
          </text:deletion>
        </text:changed-region>
        <text:changed-region xml:id="ct58529168" text:id="ct58529168">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58527584" text:id="ct58527584">
          <text:deletion>
            <office:change-info>
              <dc:creator>Christopher Hodapp</dc:creator>
              <dc:date>2009-06-16T14:06:00</dc:date>
            </office:change-info>
            <text:p text:style-name="P5">keyboard </text:p>
          </text:deletion>
        </text:changed-region>
        <text:changed-region xml:id="ct58527392" text:id="ct58527392">
          <text:deletion>
            <office:change-info>
              <dc:creator>Clement Lefebvre</dc:creator>
              <dc:date>2010-11-11T09:20:00</dc:date>
            </office:change-info>
            <text:p text:style-name="P5"><text:s/>whichly <text:s/>exact</text:p>
          </text:deletion>
        </text:changed-region>
        <text:changed-region xml:id="ct58527200" text:id="ct58527200">
          <text:deletion>
            <office:change-info>
              <dc:creator>Christopher Hodapp</dc:creator>
              <dc:date>2009-06-16T14:05:00</dc:date>
            </office:change-info>
            <text:p text:style-name="P5"><text:s/>which</text:p>
          </text:deletion>
        </text:changed-region>
        <text:changed-region xml:id="ct58490672" text:id="ct58490672">
          <text:deletion>
            <office:change-info>
              <dc:creator>Clement Lefebvre</dc:creator>
              <dc:date>2010-11-11T09:20:00</dc:date>
            </office:change-info>
            <text:p text:style-name="P5">Select your keyboard layout. If you are not sure about</text:p>
          </text:deletion>
        </text:changed-region>
        <text:changed-region xml:id="ct58490480" text:id="ct5849048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58490288" text:id="ct58490288">
          <text:deletion>
            <office:change-info>
              <dc:creator>Scott Anderson</dc:creator>
              <dc:date>2009-09-09T21:16:00</dc:date>
            </office:change-info>
            <text:p text:style-name="P25"/>
            <text:p text:style-name="P25"/>
          </text:deletion>
        </text:changed-region>
        <text:changed-region xml:id="ct58523856" text:id="ct58523856">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8523664" text:id="ct58523664">
          <text:deletion>
            <office:change-info>
              <dc:creator>Christopher Hodapp</dc:creator>
              <dc:date>2009-09-12T18:55:00</dc:date>
            </office:change-info>
            <text:p text:style-name="P25">is mistaken and doesn’t necessarily know about </text:p>
          </text:deletion>
        </text:changed-region>
        <text:changed-region xml:id="ct58523472" text:id="ct58523472">
          <text:deletion>
            <office:change-info>
              <dc:creator>Christopher Hodapp</dc:creator>
              <dc:date>2009-09-12T18:57:00</dc:date>
            </office:change-info>
            <text:p text:style-name="P25"><text:s/></text:p>
          </text:deletion>
        </text:changed-region>
        <text:changed-region xml:id="ct58519408" text:id="ct5851940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58519216" text:id="ct58519216">
          <text:deletion>
            <office:change-info>
              <dc:creator>Christopher Hodapp</dc:creator>
              <dc:date>2009-06-16T14:05:00</dc:date>
            </office:change-info>
            <text:p text:style-name="P25">as correct</text:p>
          </text:deletion>
        </text:changed-region>
        <text:changed-region xml:id="ct58488832" text:id="ct5848883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58485200" text:id="ct58485200">
          <text:deletion>
            <office:change-info>
              <dc:creator>Scott Anderson</dc:creator>
              <dc:date>2009-09-08T23:55:00</dc:date>
            </office:change-info>
            <text:p text:style-name="P5">So anyway</text:p>
          </text:deletion>
        </text:changed-region>
        <text:changed-region xml:id="ct57553856" text:id="ct57553856">
          <text:insertion>
            <office:change-info>
              <dc:creator>Scott Anderson</dc:creator>
              <dc:date>2009-09-09T05:20:00</dc:date>
            </office:change-info>
          </text:insertion>
        </text:changed-region>
        <text:changed-region xml:id="ct57497584" text:id="ct57497584">
          <text:insertion>
            <office:change-info>
              <dc:creator>Clement Lefebvre</dc:creator>
              <dc:date>2010-10-16T12:08:00</dc:date>
            </office:change-info>
          </text:insertion>
        </text:changed-region>
        <text:changed-region xml:id="ct57494928" text:id="ct57494928">
          <text:insertion>
            <office:change-info>
              <dc:creator>Clement Lefebvre</dc:creator>
              <dc:date>2010-11-11T09:25:00</dc:date>
            </office:change-info>
          </text:insertion>
        </text:changed-region>
        <text:changed-region xml:id="ct58531984" text:id="ct58531984">
          <text:insertion>
            <office:change-info>
              <dc:creator>Clement Lefebvre</dc:creator>
              <dc:date>2010-11-11T09:29:00</dc:date>
            </office:change-info>
          </text:insertion>
        </text:changed-region>
        <text:changed-region xml:id="ct58537440" text:id="ct58537440">
          <text:insertion>
            <office:change-info>
              <dc:creator>Clement Lefebvre</dc:creator>
              <dc:date>2010-11-11T09:29:00</dc:date>
            </office:change-info>
          </text:insertion>
        </text:changed-region>
        <text:changed-region xml:id="ct58532176" text:id="ct58532176">
          <text:insertion>
            <office:change-info>
              <dc:creator>Clement Lefebvre</dc:creator>
              <dc:date>2010-11-11T09:29:00</dc:date>
            </office:change-info>
          </text:insertion>
        </text:changed-region>
        <text:changed-region xml:id="ct58539344" text:id="ct58539344">
          <text:insertion>
            <office:change-info>
              <dc:creator>Clement Lefebvre</dc:creator>
              <dc:date>2010-11-11T09:26:00</dc:date>
            </office:change-info>
          </text:insertion>
        </text:changed-region>
        <text:changed-region xml:id="ct58549104" text:id="ct58549104">
          <text:insertion>
            <office:change-info>
              <dc:creator>Clement Lefebvre</dc:creator>
              <dc:date>2010-10-16T12:09:00</dc:date>
            </office:change-info>
          </text:insertion>
        </text:changed-region>
        <text:changed-region xml:id="ct58542912" text:id="ct58542912">
          <text:insertion>
            <office:change-info>
              <dc:creator>Clement Lefebvre</dc:creator>
              <dc:date>2010-10-16T12:09:00</dc:date>
            </office:change-info>
          </text:insertion>
        </text:changed-region>
        <text:changed-region xml:id="ct58574128" text:id="ct58574128">
          <text:deletion>
            <office:change-info>
              <dc:creator>Clement Lefebvre</dc:creator>
              <dc:date>2010-11-11T09:37:00</dc:date>
            </office:change-info>
            <text:p text:style-name="P25">, simply ignore them. </text:p>
          </text:deletion>
        </text:changed-region>
        <text:changed-region xml:id="ct58573936" text:id="ct58573936">
          <text:deletion>
            <office:change-info>
              <dc:creator>Christopher Hodapp</dc:creator>
              <dc:date>2009-06-17T16:45:00</dc:date>
            </office:change-info>
            <text:p text:style-name="P25"><text:s/>and all</text:p>
          </text:deletion>
        </text:changed-region>
        <text:changed-region xml:id="ct58573744" text:id="ct5857374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58573552" text:id="ct58573552">
          <text:deletion>
            <office:change-info>
              <dc:creator>Scott Anderson</dc:creator>
              <dc:date>2009-09-09T00:32:00</dc:date>
            </office:change-info>
            <text:p text:style-name="P25">really easy</text:p>
          </text:deletion>
        </text:changed-region>
        <text:changed-region xml:id="ct58573360" text:id="ct5857336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58573168" text:id="ct5857316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58572976" text:id="ct58572976">
          <text:deletion>
            <office:change-info>
              <dc:creator>Clement Lefebvre</dc:creator>
              <dc:date>2010-11-11T09:37:00</dc:date>
            </office:change-info>
            <text:p text:style-name="P25"><text:s/>click on “Forward”. </text:p>
          </text:deletion>
        </text:changed-region>
        <text:changed-region xml:id="ct58572784" text:id="ct58572784">
          <text:deletion>
            <office:change-info>
              <dc:creator>Scott Anderson</dc:creator>
              <dc:date>2009-09-09T00:31:00</dc:date>
            </office:change-info>
            <text:p text:style-name="P25">, close your eyes, say a prayer and</text:p>
          </text:deletion>
        </text:changed-region>
        <text:changed-region xml:id="ct58572592" text:id="ct58572592">
          <text:deletion>
            <office:change-info>
              <dc:creator>Clement Lefebvre</dc:creator>
              <dc:date>2010-11-11T09:37:00</dc:date>
            </office:change-info>
            <text:p text:style-name="P25">readyyou are </text:p>
            <text:p text:style-name="P5"/>
            <text:p text:style-name="P5">When </text:p>
          </text:deletion>
        </text:changed-region>
        <text:changed-region xml:id="ct58572400" text:id="ct58572400">
          <text:deletion>
            <office:change-info>
              <dc:creator>Christopher Hodapp</dc:creator>
              <dc:date>2009-09-12T19:11:00</dc:date>
            </office:change-info>
            <text:p text:style-name="P5"><text:s/></text:p>
          </text:deletion>
        </text:changed-region>
        <text:changed-region xml:id="ct58572208" text:id="ct58572208">
          <text:deletion>
            <office:change-info>
              <dc:creator>Clement Lefebvre</dc:creator>
              <dc:date>2010-11-11T09:37:00</dc:date>
            </office:change-info>
            <text:p text:style-name="P5">.(s)that contains your other operating system</text:p>
          </text:deletion>
        </text:changed-region>
        <text:changed-region xml:id="ct58572016" text:id="ct58572016">
          <text:deletion>
            <office:change-info>
              <dc:creator>Christopher Hodapp</dc:creator>
              <dc:date>2009-06-17T16:45:00</dc:date>
            </office:change-info>
            <text:p text:style-name="P5">you already had</text:p>
          </text:deletion>
        </text:changed-region>
        <text:changed-region xml:id="ct58571824" text:id="ct5857182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58571632" text:id="ct58571632">
          <text:deletion>
            <office:change-info>
              <dc:creator>Scott Anderson</dc:creator>
              <dc:date>2009-09-09T00:23:00</dc:date>
            </office:change-info>
            <text:p text:style-name="P5">what you see when you use</text:p>
          </text:deletion>
        </text:changed-region>
        <text:changed-region xml:id="ct58571440" text:id="ct5857144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58571248" text:id="ct5857124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58571056" text:id="ct58571056">
          <text:deletion>
            <office:change-info>
              <dc:creator>Scott Anderson</dc:creator>
              <dc:date>2009-09-09T00:20:00</dc:date>
            </office:change-info>
            <text:p text:style-name="P5">ll</text:p>
          </text:deletion>
        </text:changed-region>
        <text:changed-region xml:id="ct58570864" text:id="ct58570864">
          <text:deletion>
            <office:change-info>
              <dc:creator>Clement Lefebvre</dc:creator>
              <dc:date>2010-11-11T09:36:00</dc:date>
            </office:change-info>
            <text:p text:style-name="P5"><text:s/>will</text:p>
          </text:deletion>
        </text:changed-region>
        <text:changed-region xml:id="ct58570672" text:id="ct58570672">
          <text:deletion>
            <office:change-info>
              <dc:creator>Scott Anderson</dc:creator>
              <dc:date>2009-09-09T00:20:00</dc:date>
            </office:change-info>
            <text:p text:style-name="P5">’</text:p>
          </text:deletion>
        </text:changed-region>
        <text:changed-region xml:id="ct58570480" text:id="ct5857048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8570288" text:id="ct58570288">
          <text:deletion>
            <office:change-info>
              <dc:creator>Christopher Hodapp</dc:creator>
              <dc:date>2009-06-17T16:41:00</dc:date>
            </office:change-info>
            <text:p text:style-name="P5">-</text:p>
          </text:deletion>
        </text:changed-region>
        <text:changed-region xml:id="ct58570096" text:id="ct58570096">
          <text:deletion>
            <office:change-info>
              <dc:creator>Clement Lefebvre</dc:creator>
              <dc:date>2010-11-11T09:36:00</dc:date>
            </office:change-info>
            <text:p text:style-name="P5">Note: The Swap partition is used by Linux to swap data on the hard</text:p>
          </text:deletion>
        </text:changed-region>
        <text:changed-region xml:id="ct58569904" text:id="ct58569904">
          <text:deletion>
            <office:change-info>
              <dc:creator>Scott Anderson</dc:creator>
              <dc:date>2009-09-09T21:17:00</dc:date>
            </office:change-info>
            <text:p text:style-name="P5"/>
            <text:p text:style-name="P5"/>
          </text:deletion>
        </text:changed-region>
        <text:changed-region xml:id="ct58569712" text:id="ct5856971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58569520" text:id="ct58569520">
          <text:deletion>
            <office:change-info>
              <dc:creator>Christopher Hodapp</dc:creator>
              <dc:date>2009-06-17T16:41:00</dc:date>
            </office:change-info>
            <text:p text:style-name="P5">-</text:p>
          </text:deletion>
        </text:changed-region>
        <text:changed-region xml:id="ct58569328" text:id="ct5856932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58569136" text:id="ct58569136">
          <text:deletion>
            <office:change-info>
              <dc:creator>Christopher Hodapp</dc:creator>
              <dc:date>2009-06-17T17:11:00</dc:date>
            </office:change-info>
            <text:p text:style-name="P5">-</text:p>
          </text:deletion>
        </text:changed-region>
        <text:changed-region xml:id="ct58568944" text:id="ct5856894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58568752" text:id="ct58568752">
          <text:deletion>
            <office:change-info>
              <dc:creator>Christopher Hodapp</dc:creator>
              <dc:date>2009-06-17T17:11:00</dc:date>
            </office:change-info>
            <text:p text:style-name="P5">-</text:p>
          </text:deletion>
        </text:changed-region>
        <text:changed-region xml:id="ct58568560" text:id="ct5856856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58568368" text:id="ct58568368">
          <text:deletion>
            <office:change-info>
              <dc:creator>Christopher Hodapp</dc:creator>
              <dc:date>2009-06-17T17:11:00</dc:date>
            </office:change-info>
            <text:p text:style-name="P5">-</text:p>
          </text:deletion>
        </text:changed-region>
        <text:changed-region xml:id="ct58568176" text:id="ct58568176">
          <text:deletion>
            <office:change-info>
              <dc:creator>Clement Lefebvre</dc:creator>
              <dc:date>2010-11-11T09:36:00</dc:date>
            </office:change-info>
            <text:p text:style-name="P5">drive is called “/dev/sdb” and so on. Partitions within these hard </text:p>
          </text:deletion>
        </text:changed-region>
        <text:changed-region xml:id="ct58567984" text:id="ct58567984">
          <text:deletion>
            <office:change-info>
              <dc:creator>Christopher Hodapp</dc:creator>
              <dc:date>2009-06-17T17:11:00</dc:date>
            </office:change-info>
            <text:p text:style-name="P5">-</text:p>
          </text:deletion>
        </text:changed-region>
        <text:changed-region xml:id="ct58567792" text:id="ct58567792">
          <text:deletion>
            <office:change-info>
              <dc:creator>Clement Lefebvre</dc:creator>
              <dc:date>2010-11-11T09:36:00</dc:date>
            </office:change-info>
            <text:p text:style-name="P5">drive is called “/dev/sda”, your second hard </text:p>
          </text:deletion>
        </text:changed-region>
        <text:changed-region xml:id="ct58567600" text:id="ct58567600">
          <text:deletion>
            <office:change-info>
              <dc:creator>Christopher Hodapp</dc:creator>
              <dc:date>2009-06-17T16:40:00</dc:date>
            </office:change-info>
            <text:p text:style-name="P5">-</text:p>
          </text:deletion>
        </text:changed-region>
        <text:changed-region xml:id="ct58567408" text:id="ct58567408">
          <text:deletion>
            <office:change-info>
              <dc:creator>Clement Lefebvre</dc:creator>
              <dc:date>2010-11-11T09:36:00</dc:date>
            </office:change-info>
            <text:p text:style-name="P5"/>
            <text:p text:style-name="P5"/>
            <text:p text:style-name="P5">In Linux your first hard</text:p>
          </text:deletion>
        </text:changed-region>
        <text:changed-region xml:id="ct58567216" text:id="ct58567216">
          <text:deletion>
            <office:change-info>
              <dc:creator>Christopher Hodapp</dc:creator>
              <dc:date>2009-09-12T19:06:00</dc:date>
            </office:change-info>
            <text:p text:style-name="P5"><text:s/></text:p>
          </text:deletion>
        </text:changed-region>
        <text:changed-region xml:id="ct58567024" text:id="ct58567024">
          <text:deletion>
            <office:change-info>
              <dc:creator>Clement Lefebvre</dc:creator>
              <dc:date>2010-11-11T09:36:00</dc:date>
            </office:change-info>
            <text:p text:style-name="P5">.s"</text:p>
          </text:deletion>
        </text:changed-region>
        <text:changed-region xml:id="ct58566832" text:id="ct58566832">
          <text:deletion>
            <office:change-info>
              <dc:creator>Christopher Hodapp</dc:creator>
              <dc:date>2009-09-12T19:04:00</dc:date>
            </office:change-info>
            <text:p text:style-name="P5"><text:s/>and partitions a number</text:p>
          </text:deletion>
        </text:changed-region>
        <text:changed-region xml:id="ct58566640" text:id="ct58566640">
          <text:deletion>
            <office:change-info>
              <dc:creator>Clement Lefebvre</dc:creator>
              <dc:date>2010-11-11T09:36:00</dc:date>
            </office:change-info>
            <text:p text:style-name="P5"><text:s/>file</text:p>
          </text:deletion>
        </text:changed-region>
        <text:changed-region xml:id="ct58566448" text:id="ct58566448">
          <text:deletion>
            <office:change-info>
              <dc:creator>Christopher Hodapp</dc:creator>
              <dc:date>2009-09-12T19:05:00</dc:date>
            </office:change-info>
            <text:p text:style-name="P5">”</text:p>
          </text:deletion>
        </text:changed-region>
        <text:changed-region xml:id="ct58566256" text:id="ct58566256">
          <text:deletion>
            <office:change-info>
              <dc:creator>Clement Lefebvre</dc:creator>
              <dc:date>2010-11-11T09:36:00</dc:date>
            </office:change-info>
            <text:p text:style-name="P5"><text:s/>“device</text:p>
          </text:deletion>
        </text:changed-region>
        <text:changed-region xml:id="ct58566064" text:id="ct58566064">
          <text:deletion>
            <office:change-info>
              <dc:creator>Christopher Hodapp</dc:creator>
              <dc:date>2009-09-12T19:05:00</dc:date>
            </office:change-info>
            <text:p text:style-name="P5"><text:s/>a</text:p>
          </text:deletion>
        </text:changed-region>
        <text:changed-region xml:id="ct58565872" text:id="ct58565872">
          <text:deletion>
            <office:change-info>
              <dc:creator>Clement Lefebvre</dc:creator>
              <dc:date>2010-11-11T09:36:00</dc:date>
            </office:change-info>
            <text:p text:style-name="P5">are assignedand partitions drives <text:s/></text:p>
          </text:deletion>
        </text:changed-region>
        <text:changed-region xml:id="ct58565680" text:id="ct58565680">
          <text:deletion>
            <office:change-info>
              <dc:creator>Christopher Hodapp</dc:creator>
              <dc:date>2009-06-17T17:11:00</dc:date>
            </office:change-info>
            <text:p text:style-name="P5">-</text:p>
          </text:deletion>
        </text:changed-region>
        <text:changed-region xml:id="ct58565488" text:id="ct5856548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58565296" text:id="ct58565296">
          <text:deletion>
            <office:change-info>
              <dc:creator>Christopher Hodapp</dc:creator>
              <dc:date>2009-09-12T19:02:00</dc:date>
            </office:change-info>
            <text:p text:style-name="P5">they may be given their</text:p>
          </text:deletion>
        </text:changed-region>
        <text:changed-region xml:id="ct58565104" text:id="ct58565104">
          <text:deletion>
            <office:change-info>
              <dc:creator>Clement Lefebvre</dc:creator>
              <dc:date>2010-11-11T09:36:00</dc:date>
            </office:change-info>
            <text:p text:style-name="P5"><text:s/>operating system running on your computer, or y</text:p>
          </text:deletion>
        </text:changed-region>
        <text:changed-region xml:id="ct58564912" text:id="ct58564912">
          <text:deletion>
            <office:change-info>
              <dc:creator>Christopher Hodapp</dc:creator>
              <dc:date>2009-09-12T19:01:00</dc:date>
            </office:change-info>
            <text:p text:style-name="P5">y one</text:p>
          </text:deletion>
        </text:changed-region>
        <text:changed-region xml:id="ct58564720" text:id="ct58564720">
          <text:deletion>
            <office:change-info>
              <dc:creator>Clement Lefebvre</dc:creator>
              <dc:date>2010-11-11T09:36:00</dc:date>
            </office:change-info>
            <text:p text:style-name="P5"><text:s/>on the same partition as an</text:p>
          </text:deletion>
        </text:changed-region>
        <text:changed-region xml:id="ct58564528" text:id="ct58564528">
          <text:deletion>
            <office:change-info>
              <dc:creator>Christopher Hodapp</dc:creator>
              <dc:date>2009-09-12T19:03:00</dc:date>
            </office:change-info>
            <text:p text:style-name="P5"><text:s/>either</text:p>
          </text:deletion>
        </text:changed-region>
        <text:changed-region xml:id="ct58564336" text:id="ct58564336">
          <text:deletion>
            <office:change-info>
              <dc:creator>Clement Lefebvre</dc:creator>
              <dc:date>2010-11-11T09:36:00</dc:date>
            </office:change-info>
            <text:p text:style-name="P5"><text:s/>may be stored<text:span text:style-name="T6">Your</text:span> data</text:p>
          </text:deletion>
        </text:changed-region>
        <text:changed-region xml:id="ct58564144" text:id="ct58564144">
          <text:deletion>
            <office:change-info>
              <dc:creator>Christopher Hodapp</dc:creator>
              <dc:date>2009-09-12T19:01:00</dc:date>
            </office:change-info>
            <text:p text:style-name="P5">These</text:p>
          </text:deletion>
        </text:changed-region>
        <text:changed-region xml:id="ct58563952" text:id="ct5856395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58563760" text:id="ct5856376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58563568" text:id="ct58563568">
          <text:deletion>
            <office:change-info>
              <dc:creator>Clement Lefebvre</dc:creator>
              <dc:date>2010-11-11T09:36:00</dc:date>
            </office:change-info>
            <text:p text:style-name="P25">f you intend to run I</text:p>
          </text:deletion>
        </text:changed-region>
        <text:changed-region xml:id="ct58563376" text:id="ct58563376">
          <text:deletion>
            <office:change-info>
              <dc:creator>Scott Anderson</dc:creator>
              <dc:date>2009-09-09T00:03:00</dc:date>
            </office:change-info>
            <text:p text:style-name="P25">For instance i</text:p>
          </text:deletion>
        </text:changed-region>
        <text:changed-region xml:id="ct58563184" text:id="ct5856318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58562992" text:id="ct58562992">
          <text:deletion>
            <office:change-info>
              <dc:creator>Christopher Hodapp</dc:creator>
              <dc:date>2009-06-17T16:40:00</dc:date>
            </office:change-info>
            <text:p text:style-name="P25">-</text:p>
          </text:deletion>
        </text:changed-region>
        <text:changed-region xml:id="ct58562800" text:id="ct58562800">
          <text:deletion>
            <office:change-info>
              <dc:creator>Clement Lefebvre</dc:creator>
              <dc:date>2010-11-11T09:36:00</dc:date>
            </office:change-info>
            <text:p text:style-name="P25">drive. It is possible to divide a hard </text:p>
          </text:deletion>
        </text:changed-region>
        <text:changed-region xml:id="ct58562608" text:id="ct58562608">
          <text:deletion>
            <office:change-info>
              <dc:creator>Christopher Hodapp</dc:creator>
              <dc:date>2009-06-17T16:39:00</dc:date>
            </office:change-info>
            <text:p text:style-name="P25">-</text:p>
          </text:deletion>
        </text:changed-region>
        <text:changed-region xml:id="ct58562416" text:id="ct58562416">
          <text:deletion>
            <office:change-info>
              <dc:creator>Clement Lefebvre</dc:creator>
              <dc:date>2010-11-11T09:36:00</dc:date>
            </office:change-info>
            <text:p text:style-name="P25">on a hardare stored <text:s/>files and data 's</text:p>
          </text:deletion>
        </text:changed-region>
        <text:changed-region xml:id="ct58562224" text:id="ct58562224">
          <text:deletion>
            <office:change-info>
              <dc:creator>Christopher Hodapp</dc:creator>
              <dc:date>2009-09-12T19:03:00</dc:date>
            </office:change-info>
            <text:p text:style-name="P25"><text:s/>stores its</text:p>
          </text:deletion>
        </text:changed-region>
        <text:changed-region xml:id="ct58562032" text:id="ct58562032">
          <text:deletion>
            <office:change-info>
              <dc:creator>Clement Lefebvre</dc:creator>
              <dc:date>2010-11-11T09:36:00</dc:date>
            </office:change-info>
            <text:p text:style-name="P25">our computery</text:p>
          </text:deletion>
        </text:changed-region>
        <text:changed-region xml:id="ct58561840" text:id="ct58561840">
          <text:deletion>
            <office:change-info>
              <dc:creator>Scott Anderson</dc:creator>
              <dc:date>2009-09-09T00:02:00</dc:date>
            </office:change-info>
            <text:p text:style-name="P25">Y</text:p>
          </text:deletion>
        </text:changed-region>
        <text:changed-region xml:id="ct58561648" text:id="ct58561648">
          <text:deletion>
            <office:change-info>
              <dc:creator>Clement Lefebvre</dc:creator>
              <dc:date>2010-11-11T09:36:00</dc:date>
            </office:change-info>
            <text:p text:style-name="P25">Ordinarily, . </text:p>
            <text:p text:style-name="P5"/>
            <text:p text:style-name="P5">continuing</text:p>
          </text:deletion>
        </text:changed-region>
        <text:changed-region xml:id="ct58561456" text:id="ct58561456">
          <text:deletion>
            <office:change-info>
              <dc:creator>Scott Anderson</dc:creator>
              <dc:date>2009-09-09T00:01:00</dc:date>
            </office:change-info>
            <text:p text:style-name="P5">we continue with this</text:p>
          </text:deletion>
        </text:changed-region>
        <text:changed-region xml:id="ct58561264" text:id="ct5856126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58561072" text:id="ct58561072">
          <text:deletion>
            <office:change-info>
              <dc:creator>Scott Anderson</dc:creator>
              <dc:date>2009-09-09T00:01:00</dc:date>
            </office:change-info>
            <text:p text:style-name="P5">his is probablyT</text:p>
          </text:deletion>
        </text:changed-region>
        <text:changed-region xml:id="ct58560880" text:id="ct58560880">
          <text:deletion>
            <office:change-info>
              <dc:creator>Clement Lefebvre</dc:creator>
              <dc:date>2010-11-11T09:36:00</dc:date>
            </office:change-info>
            <text:p text:style-name="P5">For many, this represents</text:p>
          </text:deletion>
        </text:changed-region>
        <text:changed-region xml:id="ct58560688" text:id="ct58560688">
          <text:deletion>
            <office:change-info>
              <dc:creator>Christopher Hodapp</dc:creator>
              <dc:date>2009-06-17T16:39:00</dc:date>
            </office:change-info>
            <text:p text:style-name="P5">t</text:p>
          </text:deletion>
        </text:changed-region>
        <text:changed-region xml:id="ct58560496" text:id="ct58560496">
          <text:deletion>
            <office:change-info>
              <dc:creator>Clement Lefebvre</dc:creator>
              <dc:date>2010-11-11T09:36:00</dc:date>
            </office:change-info>
            <text:p text:style-name="P5"><text:s/>.</text:p>
          </text:deletion>
        </text:changed-region>
        <text:changed-region xml:id="ct58560304" text:id="ct58560304">
          <text:deletion>
            <office:change-info>
              <dc:creator>Christopher Hodapp</dc:creator>
              <dc:date>2009-06-17T16:39:00</dc:date>
            </office:change-info>
            <text:p text:style-name="P5"><text:s/>and</text:p>
          </text:deletion>
        </text:changed-region>
        <text:changed-region xml:id="ct58560112" text:id="ct58560112">
          <text:deletion>
            <office:change-info>
              <dc:creator>Clement Lefebvre</dc:creator>
              <dc:date>2010-11-11T09:36:00</dc:date>
            </office:change-info>
            <text:p text:style-name="P5"><text:s/>your hard drive</text:p>
          </text:deletion>
        </text:changed-region>
        <text:changed-region xml:id="ct58559920" text:id="ct58559920">
          <text:deletion>
            <office:change-info>
              <dc:creator>Scott Anderson</dc:creator>
              <dc:date>2009-09-09T00:01:00</dc:date>
            </office:change-info>
            <text:p text:style-name="P5">”</text:p>
          </text:deletion>
        </text:changed-region>
        <text:changed-region xml:id="ct58559728" text:id="ct58559728">
          <text:deletion>
            <office:change-info>
              <dc:creator>Clement Lefebvre</dc:creator>
              <dc:date>2010-11-11T09:36:00</dc:date>
            </office:change-info>
            <text:p text:style-name="P5">partitionmanually </text:p>
          </text:deletion>
        </text:changed-region>
        <text:changed-region xml:id="ct58559536" text:id="ct58559536">
          <text:deletion>
            <office:change-info>
              <dc:creator>Scott Anderson</dc:creator>
              <dc:date>2009-09-09T00:01:00</dc:date>
            </office:change-info>
            <text:p text:style-name="P5">“</text:p>
          </text:deletion>
        </text:changed-region>
        <text:changed-region xml:id="ct58559344" text:id="ct58559344">
          <text:deletion>
            <office:change-info>
              <dc:creator>Clement Lefebvre</dc:creator>
              <dc:date>2010-11-11T09:36:00</dc:date>
            </office:change-info>
            <text:p text:style-name="P5">s now time to <text:s/>i</text:p>
          </text:deletion>
        </text:changed-region>
        <text:changed-region xml:id="ct58559152" text:id="ct58559152">
          <text:deletion>
            <office:change-info>
              <dc:creator>Scott Anderson</dc:creator>
              <dc:date>2009-09-09T00:01:00</dc:date>
            </office:change-info>
            <text:p text:style-name="P5">’</text:p>
          </text:deletion>
        </text:changed-region>
        <text:changed-region xml:id="ct58558960" text:id="ct58558960">
          <text:deletion>
            <office:change-info>
              <dc:creator>Clement Lefebvre</dc:creator>
              <dc:date>2010-11-11T09:36:00</dc:date>
            </office:change-info>
            <text:p text:style-name="P5">tI</text:p>
          </text:deletion>
        </text:changed-region>
        <text:changed-region xml:id="ct58558768" text:id="ct58558768">
          <text:deletion>
            <office:change-info>
              <dc:creator>Scott Anderson</dc:creator>
              <dc:date>2009-09-09T00:01:00</dc:date>
            </office:change-info>
            <text:p text:style-name="P5"/>
            <text:p text:style-name="P5">So, i</text:p>
          </text:deletion>
        </text:changed-region>
        <text:changed-region xml:id="ct58479392" text:id="ct58479392">
          <text:deletion>
            <office:change-info>
              <dc:creator>Clement Lefebvre</dc:creator>
              <dc:date>2010-11-11T09:36:00</dc:date>
            </office:change-info>
            <text:p text:style-name="P5"/>
            <text:p text:style-name="P5">. </text:p>
            <text:p text:style-name="P5">skip past this section</text:p>
          </text:deletion>
        </text:changed-region>
        <text:changed-region xml:id="ct58479200" text:id="ct58479200">
          <text:deletion>
            <office:change-info>
              <dc:creator>Christopher Hodapp</dc:creator>
              <dc:date>2009-09-12T19:14:00</dc:date>
            </office:change-info>
            <text:p text:style-name="P5">to the next chapter</text:p>
          </text:deletion>
        </text:changed-region>
        <text:changed-region xml:id="ct58479008" text:id="ct58479008">
          <text:deletion>
            <office:change-info>
              <dc:creator>Christopher Hodapp</dc:creator>
              <dc:date>2009-09-12T19:15:00</dc:date>
            </office:change-info>
            <text:p text:style-name="P5">skip </text:p>
          </text:deletion>
        </text:changed-region>
        <text:changed-region xml:id="ct58478816" text:id="ct5847881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58478624" text:id="ct58478624">
          <text:deletion>
            <office:change-info>
              <dc:creator>Christopher Hodapp</dc:creator>
              <dc:date>2009-06-17T16:38:00</dc:date>
            </office:change-info>
            <text:p text:style-name="P5">we'll get into the details of this now</text:p>
          </text:deletion>
        </text:changed-region>
        <text:changed-region xml:id="ct58478432" text:id="ct58478432">
          <text:deletion>
            <office:change-info>
              <dc:creator>Clement Lefebvre</dc:creator>
              <dc:date>2010-11-11T09:36:00</dc:date>
            </office:change-info>
            <text:p text:style-name="P5"><text:s/>gives you full control but is also quite complex, so It</text:p>
          </text:deletion>
        </text:changed-region>
        <text:changed-region xml:id="ct58478240" text:id="ct58478240">
          <text:deletion>
            <office:change-info>
              <dc:creator>Christopher Hodapp</dc:creator>
              <dc:date>2009-06-17T16:38:00</dc:date>
            </office:change-info>
            <text:p text:style-name="P5">This option</text:p>
          </text:deletion>
        </text:changed-region>
        <text:changed-region xml:id="ct58478048" text:id="ct58478048">
          <text:deletion>
            <office:change-info>
              <dc:creator>Clement Lefebvre</dc:creator>
              <dc:date>2010-11-11T09:36:00</dc:date>
            </office:change-info>
            <text:p text:style-name="P5"><text:s/>lets you create, remove, and organize the partitions on your hard drive. . This</text:p>
          </text:deletion>
        </text:changed-region>
        <text:changed-region xml:id="ct58477856" text:id="ct58477856">
          <text:deletion>
            <office:change-info>
              <dc:creator>Christopher Hodapp</dc:creator>
              <dc:date>2009-06-17T16:37:00</dc:date>
            </office:change-info>
            <text:p text:style-name="P5"><text:s/>and it</text:p>
          </text:deletion>
        </text:changed-region>
        <text:changed-region xml:id="ct58477664" text:id="ct5847766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58543104" text:id="ct58543104">
          <text:deletion>
            <office:change-info>
              <dc:creator>Christopher Hodapp</dc:creator>
              <dc:date>2009-06-17T16:33:00</dc:date>
            </office:change-info>
            <text:p text:style-name="P5">.</text:p>
          </text:deletion>
        </text:changed-region>
        <text:changed-region xml:id="ct57570256" text:id="ct57570256">
          <text:deletion>
            <office:change-info>
              <dc:creator>Clement Lefebvre</dc:creator>
              <dc:date>2010-11-11T09:36:00</dc:date>
            </office:change-info>
            <text:p text:style-name="P5">making any changes to your </text:p>
          </text:deletion>
        </text:changed-region>
        <text:changed-region xml:id="ct57561184" text:id="ct57561184">
          <text:deletion>
            <office:change-info>
              <dc:creator>Christopher Hodapp</dc:creator>
              <dc:date>2009-06-17T16:33:00</dc:date>
            </office:change-info>
            <text:p text:style-name="P5">doing this kinds of things</text:p>
          </text:deletion>
        </text:changed-region>
        <text:changed-region xml:id="ct58551136" text:id="ct58551136">
          <text:deletion>
            <office:change-info>
              <dc:creator>Clement Lefebvre</dc:creator>
              <dc:date>2010-11-11T09:36:00</dc:date>
            </office:change-info>
            <text:p text:style-name="P5">s always a good idea to make a backup prior to <text:s/>i</text:p>
          </text:deletion>
        </text:changed-region>
        <text:changed-region xml:id="ct57562304" text:id="ct57562304">
          <text:deletion>
            <office:change-info>
              <dc:creator>Scott Anderson</dc:creator>
              <dc:date>2009-09-09</dc:date>
            </office:change-info>
            <text:p text:style-name="P5">'</text:p>
          </text:deletion>
        </text:changed-region>
        <text:changed-region xml:id="ct57564512" text:id="ct57564512">
          <text:deletion>
            <office:change-info>
              <dc:creator>Clement Lefebvre</dc:creator>
              <dc:date>2010-11-11T09:36:00</dc:date>
            </office:change-info>
            <text:p text:style-name="P5">'t be lost. However, itshouldn</text:p>
          </text:deletion>
        </text:changed-region>
        <text:changed-region xml:id="ct57566848" text:id="ct57566848">
          <text:deletion>
            <office:change-info>
              <dc:creator>Scott Anderson</dc:creator>
              <dc:date>2009-09-09</dc:date>
            </office:change-info>
            <text:p text:style-name="P5">won</text:p>
          </text:deletion>
        </text:changed-region>
        <text:changed-region xml:id="ct57563104" text:id="ct57563104">
          <text:deletion>
            <office:change-info>
              <dc:creator>Clement Lefebvre</dc:creator>
              <dc:date>2010-11-11T09:36:00</dc:date>
            </office:change-info>
            <text:p text:style-name="P5">. This operation is safe and your data <text:s/>in accordance(s) partitionother</text:p>
          </text:deletion>
        </text:changed-region>
        <text:changed-region xml:id="ct58549520" text:id="ct58549520">
          <text:deletion>
            <office:change-info>
              <dc:creator>Scott Anderson</dc:creator>
              <dc:date>2009-09-08T23:59:00</dc:date>
            </office:change-info>
            <text:p text:style-name="P5">Windows</text:p>
          </text:deletion>
        </text:changed-region>
        <text:changed-region xml:id="ct58538160" text:id="ct58538160">
          <text:deletion>
            <office:change-info>
              <dc:creator>Clement Lefebvre</dc:creator>
              <dc:date>2010-11-11T09:36:00</dc:date>
            </office:change-info>
            <text:p text:style-name="P5">resize your </text:p>
          </text:deletion>
        </text:changed-region>
        <text:changed-region xml:id="ct58554464" text:id="ct58554464">
          <text:deletion>
            <office:change-info>
              <dc:creator>Christopher Hodapp</dc:creator>
              <dc:date>2009-06-17T16:32:00</dc:date>
            </office:change-info>
            <text:p text:style-name="P5">consequently </text:p>
          </text:deletion>
        </text:changed-region>
        <text:changed-region xml:id="ct58554272" text:id="ct58554272">
          <text:deletion>
            <office:change-info>
              <dc:creator>Clement Lefebvre</dc:creator>
              <dc:date>2010-11-11T09:36:00</dc:date>
            </office:change-info>
            <text:p text:style-name="P5">) and it will , and there is no practical upper limit</text:p>
          </text:deletion>
        </text:changed-region>
        <text:changed-region xml:id="ct58554080" text:id="ct58554080">
          <text:deletion>
            <office:change-info>
              <dc:creator>Scott Anderson</dc:creator>
              <dc:date>2009-09-08T23:59:00</dc:date>
            </office:change-info>
            <text:p text:style-name="P5">even betterthis is <text:s/>then ,, if you can give it more</text:p>
          </text:deletion>
        </text:changed-region>
        <text:changed-region xml:id="ct58553888" text:id="ct58553888">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58553696" text:id="ct58553696">
          <text:deletion>
            <office:change-info>
              <dc:creator>Scott Anderson</dc:creator>
              <dc:date>2009-09-08T23:59:00</dc:date>
            </office:change-info>
            <text:p text:style-name="P5">to </text:p>
          </text:deletion>
        </text:changed-region>
        <text:changed-region xml:id="ct58553504" text:id="ct58553504">
          <text:deletion>
            <office:change-info>
              <dc:creator>Clement Lefebvre</dc:creator>
              <dc:date>2010-11-11T09:36:00</dc:date>
            </office:change-info>
            <text:p text:style-name="P5"><text:s/>you that lets</text:p>
          </text:deletion>
        </text:changed-region>
        <text:changed-region xml:id="ct58553312" text:id="ct58553312">
          <text:deletion>
            <office:change-info>
              <dc:creator>Christopher Hodapp</dc:creator>
              <dc:date>2009-06-17T16:31:00</dc:date>
            </office:change-info>
            <text:p text:style-name="P5">allows</text:p>
          </text:deletion>
        </text:changed-region>
        <text:changed-region xml:id="ct58553120" text:id="ct58553120">
          <text:deletion>
            <office:change-info>
              <dc:creator>Clement Lefebvre</dc:creator>
              <dc:date>2010-11-11T09:36:00</dc:date>
            </office:change-info>
            <text:p text:style-name="P5"><text:s/>interface It provides an</text:p>
          </text:deletion>
        </text:changed-region>
        <text:changed-region xml:id="ct58552928" text:id="ct58552928">
          <text:deletion>
            <office:change-info>
              <dc:creator>Christopher Hodapp</dc:creator>
              <dc:date>2009-06-17T16:31:00</dc:date>
            </office:change-info>
            <text:p text:style-name="P5">The</text:p>
          </text:deletion>
        </text:changed-region>
        <text:changed-region xml:id="ct58552736" text:id="ct58552736">
          <text:deletion>
            <office:change-info>
              <dc:creator>Clement Lefebvre</dc:creator>
              <dc:date>2010-11-11T09:36:00</dc:date>
            </office:change-info>
            <text:p text:style-name="P5"><text:s/>the installer to resize your existing partitions. <text:s/>allow</text:p>
          </text:deletion>
        </text:changed-region>
        <text:changed-region xml:id="ct58552544" text:id="ct58552544">
          <text:deletion>
            <office:change-info>
              <dc:creator>Christopher Hodapp</dc:creator>
              <dc:date>2009-06-17T16:30:00</dc:date>
            </office:change-info>
            <text:p text:style-name="P5">use</text:p>
          </text:deletion>
        </text:changed-region>
        <text:changed-region xml:id="ct58552352" text:id="ct58552352">
          <text:deletion>
            <office:change-info>
              <dc:creator>Clement Lefebvre</dc:creator>
              <dc:date>2010-11-11T09:36:00</dc:date>
            </office:change-info>
            <text:p text:style-name="P5">with Linux Mint, the easiest solution is to </text:p>
          </text:deletion>
        </text:changed-region>
        <text:changed-region xml:id="ct58552160" text:id="ct58552160">
          <text:deletion>
            <office:change-info>
              <dc:creator>Scott Anderson</dc:creator>
              <dc:date>2009-09-08T23:59:00</dc:date>
            </office:change-info>
            <text:p text:style-name="P5">Windows </text:p>
          </text:deletion>
        </text:changed-region>
        <text:changed-region xml:id="ct58551968" text:id="ct58551968">
          <text:deletion>
            <office:change-info>
              <dc:creator>Clement Lefebvre</dc:creator>
              <dc:date>2010-11-11T09:36:00</dc:date>
            </office:change-info>
            <text:p text:style-name="P5"><text:s/>on your computer and you want to dual boot another operating system</text:p>
          </text:deletion>
        </text:changed-region>
        <text:changed-region xml:id="ct58546960" text:id="ct58546960">
          <text:deletion>
            <office:change-info>
              <dc:creator>Scott Anderson</dc:creator>
              <dc:date>2009-09-08T23:59:00</dc:date>
            </office:change-info>
            <text:p text:style-name="P5">Windows</text:p>
          </text:deletion>
        </text:changed-region>
        <text:changed-region xml:id="ct58546768" text:id="ct5854676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58546576" text:id="ct58546576">
          <text:deletion>
            <office:change-info>
              <dc:creator>Scott Anderson</dc:creator>
              <dc:date>2009-09-08T23:58:00</dc:date>
            </office:change-info>
            <text:p text:style-name="P5">,In this case <text:s/></text:p>
          </text:deletion>
        </text:changed-region>
        <text:changed-region xml:id="ct58546384" text:id="ct58546384">
          <text:deletion>
            <office:change-info>
              <dc:creator>Clement Lefebvre</dc:creator>
              <dc:date>2010-11-11T09:36:00</dc:date>
            </office:change-info>
            <text:p text:style-name="P5">,</text:p>
          </text:deletion>
        </text:changed-region>
        <text:changed-region xml:id="ct58546192" text:id="ct58546192">
          <text:deletion>
            <office:change-info>
              <dc:creator>Scott Anderson</dc:creator>
              <dc:date>2009-09-08T23:58:00</dc:date>
            </office:change-info>
            <text:p text:style-name="P5">.</text:p>
          </text:deletion>
        </text:changed-region>
        <text:changed-region xml:id="ct58546000" text:id="ct58546000">
          <text:deletion>
            <office:change-info>
              <dc:creator>Clement Lefebvre</dc:creator>
              <dc:date>2010-11-11T09:36:00</dc:date>
            </office:change-info>
            <text:p text:style-name="P5">hoose to install Linux Mint while leaving your current partitions as they arec</text:p>
          </text:deletion>
        </text:changed-region>
        <text:changed-region xml:id="ct58545808" text:id="ct58545808">
          <text:deletion>
            <office:change-info>
              <dc:creator>Scott Anderson</dc:creator>
              <dc:date>2009-09-08T23:58:00</dc:date>
            </office:change-info>
            <text:p text:style-name="P5">C</text:p>
          </text:deletion>
        </text:changed-region>
        <text:changed-region xml:id="ct58545616" text:id="ct58545616">
          <text:deletion>
            <office:change-info>
              <dc:creator>Clement Lefebvre</dc:creator>
              <dc:date>2010-11-11T09:36:00</dc:date>
            </office:change-info>
            <text:p text:style-name="P5">If you </text:p>
          </text:deletion>
        </text:changed-region>
        <text:changed-region xml:id="ct58545424" text:id="ct58545424">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58545232" text:id="ct58545232">
          <text:deletion>
            <office:change-info>
              <dc:creator>Clement Lefebvre</dc:creator>
              <dc:date>2010-11-11T09:36:00</dc:date>
            </office:change-info>
            <text:p text:style-name="P5"><text:s/>it. <text:s/></text:p>
            <text:p text:style-name="P5"/>
            <text:p text:style-name="P5">itself to</text:p>
          </text:deletion>
        </text:changed-region>
        <text:changed-region xml:id="ct58550944" text:id="ct58550944">
          <text:deletion>
            <office:change-info>
              <dc:creator>Christopher Hodapp</dc:creator>
              <dc:date>2009-06-17T16:35:00</dc:date>
            </office:change-info>
            <text:p text:style-name="P5">a brand new operating system on</text:p>
          </text:deletion>
        </text:changed-region>
        <text:changed-region xml:id="ct58550752" text:id="ct5855075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58549328" text:id="ct58549328">
          <text:deletion>
            <office:change-info>
              <dc:creator>Clement Lefebvre</dc:creator>
              <dc:date>2009-11-05T10:59:00</dc:date>
            </office:change-info>
            <text:p text:style-name="P5">U</text:p>
          </text:deletion>
        </text:changed-region>
        <text:changed-region xml:id="ct58549728" text:id="ct5854972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57620832" text:id="ct57620832">
          <text:insertion>
            <office:change-info>
              <dc:creator>Clement Lefebvre</dc:creator>
              <dc:date>2010-11-11T09:21:00</dc:date>
            </office:change-info>
          </text:insertion>
        </text:changed-region>
        <text:changed-region xml:id="ct57630032" text:id="ct57630032">
          <text:insertion>
            <office:change-info>
              <dc:creator>Clement Lefebvre</dc:creator>
              <dc:date>2010-11-11T09:21:00</dc:date>
            </office:change-info>
          </text:insertion>
        </text:changed-region>
        <text:changed-region xml:id="ct57624176" text:id="ct57624176">
          <text:insertion>
            <office:change-info>
              <dc:creator>Clement Lefebvre</dc:creator>
              <dc:date>2010-11-11T09:21:00</dc:date>
            </office:change-info>
          </text:insertion>
        </text:changed-region>
        <text:changed-region xml:id="ct57572144" text:id="ct57572144">
          <text:insertion>
            <office:change-info>
              <dc:creator>Clement Lefebvre</dc:creator>
              <dc:date>2010-11-11T09:21:00</dc:date>
            </office:change-info>
          </text:insertion>
        </text:changed-region>
        <text:changed-region xml:id="ct53347376" text:id="ct53347376">
          <text:insertion>
            <office:change-info>
              <dc:creator>Clement Lefebvre</dc:creator>
              <dc:date>2010-11-11T09:21:00</dc:date>
            </office:change-info>
          </text:insertion>
        </text:changed-region>
        <text:changed-region xml:id="ct57611936" text:id="ct57611936">
          <text:insertion>
            <office:change-info>
              <dc:creator>Scott Anderson</dc:creator>
              <dc:date>2009-09-09T00:34:00</dc:date>
            </office:change-info>
          </text:insertion>
        </text:changed-region>
        <text:changed-region xml:id="ct57607968" text:id="ct57607968">
          <text:insertion>
            <office:change-info>
              <dc:creator>Scott Anderson</dc:creator>
              <dc:date>2009-09-09T00:34:00</dc:date>
            </office:change-info>
          </text:insertion>
        </text:changed-region>
        <text:changed-region xml:id="ct57627072" text:id="ct57627072">
          <text:insertion>
            <office:change-info>
              <dc:creator>Scott Anderson</dc:creator>
              <dc:date>2009-09-09T00:34:00</dc:date>
            </office:change-info>
          </text:insertion>
        </text:changed-region>
        <text:changed-region xml:id="ct57642528" text:id="ct57642528">
          <text:insertion>
            <office:change-info>
              <dc:creator>Clement Lefebvre</dc:creator>
              <dc:date>2011-05-10T14:58:00</dc:date>
            </office:change-info>
          </text:insertion>
        </text:changed-region>
        <text:changed-region xml:id="ct58593120" text:id="ct58593120">
          <text:deletion>
            <office:change-info>
              <dc:creator>Clement Lefebvre</dc:creator>
              <dc:date>2010-11-11T09:40:00</dc:date>
            </office:change-info>
            <text:p text:style-name="P5"/>
            <text:p text:style-name="P5"/>
          </text:deletion>
        </text:changed-region>
        <text:changed-region xml:id="ct58592928" text:id="ct5859292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58592736" text:id="ct58592736">
          <text:deletion>
            <office:change-info>
              <dc:creator>Scott Anderson</dc:creator>
              <dc:date>2009-09-09T00:42:00</dc:date>
            </office:change-info>
            <text:p text:style-name="P5"><text:s/>:) </text:p>
          </text:deletion>
        </text:changed-region>
        <text:changed-region xml:id="ct58592544" text:id="ct58592544">
          <text:deletion>
            <office:change-info>
              <dc:creator>Christopher Hodapp</dc:creator>
              <dc:date>2009-06-17T16:50:00</dc:date>
            </office:change-info>
            <text:p text:style-name="P5"><text:s/>right now</text:p>
          </text:deletion>
        </text:changed-region>
        <text:changed-region xml:id="ct58581888" text:id="ct58581888">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58581696" text:id="ct5858169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58577616" text:id="ct58577616">
          <text:deletion>
            <office:change-info>
              <dc:creator>Scott Anderson</dc:creator>
              <dc:date>2009-09-09T00:39:00</dc:date>
            </office:change-info>
            <text:p text:style-name="P5">.</text:p>
          </text:deletion>
        </text:changed-region>
        <text:changed-region xml:id="ct58577424" text:id="ct5857742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58584784" text:id="ct58584784">
          <text:deletion>
            <office:change-info>
              <dc:creator>Scott Anderson</dc:creator>
              <dc:date>2009-09-09T00:38:00</dc:date>
            </office:change-info>
            <text:p text:style-name="P5">so there is no reason to avoid installation now</text:p>
          </text:deletion>
        </text:changed-region>
        <text:changed-region xml:id="ct58584592" text:id="ct58584592">
          <text:deletion>
            <office:change-info>
              <dc:creator>Christopher Hodapp</dc:creator>
              <dc:date>2009-06-17T16:49:00</dc:date>
            </office:change-info>
            <text:p text:style-name="P5">and you’re not going to step back now anyway</text:p>
          </text:deletion>
        </text:changed-region>
        <text:changed-region xml:id="ct58588192" text:id="ct58588192">
          <text:deletion>
            <office:change-info>
              <dc:creator>Scott Anderson</dc:creator>
              <dc:date>2009-09-09T00:38:00</dc:date>
            </office:change-info>
            <text:p text:style-name="P5"><text:s/>, while partitioningmade the only (possibly) destructive changes to your system</text:p>
          </text:deletion>
        </text:changed-region>
        <text:changed-region xml:id="ct58588000" text:id="ct58588000">
          <text:deletion>
            <office:change-info>
              <dc:creator>Christopher Hodapp</dc:creator>
              <dc:date>2009-06-17T16:49:00</dc:date>
            </office:change-info>
            <text:p text:style-name="P5">done that</text:p>
          </text:deletion>
        </text:changed-region>
        <text:changed-region xml:id="ct58574320" text:id="ct58574320">
          <text:deletion>
            <office:change-info>
              <dc:creator>Scott Anderson</dc:creator>
              <dc:date>2009-09-09T00:38:00</dc:date>
            </office:change-info>
            <text:p text:style-name="P5">You could be a little scared about clicking “Install” but you’ve already </text:p>
          </text:deletion>
        </text:changed-region>
        <text:changed-region xml:id="ct58579312" text:id="ct58579312">
          <text:deletion>
            <office:change-info>
              <dc:creator>Clement Lefebvre</dc:creator>
              <dc:date>2010-11-11T09:39:00</dc:date>
            </office:change-info>
            <text:p text:style-name="P5">You should now see a summary of all your choices. </text:p>
          </text:deletion>
        </text:changed-region>
        <text:changed-region xml:id="ct58593312" text:id="ct58593312">
          <text:deletion>
            <office:change-info>
              <dc:creator>Unknown Author</dc:creator>
              <dc:date>2009-06-29T10:01:00</dc:date>
            </office:change-info>
            <text:h text:style-name="P17" text:outline-level="2"/>
            <text:p text:style-name="P26"/>
          </text:deletion>
        </text:changed-region>
        <text:changed-region xml:id="ct57647664" text:id="ct57647664">
          <text:deletion>
            <office:change-info>
              <dc:creator>Unknown Author</dc:creator>
              <dc:date>2010-05-13T13:38:00</dc:date>
            </office:change-info>
            <text:p text:style-name="P5">password you chose during the installation.</text:p>
          </text:deletion>
        </text:changed-region>
        <text:changed-region xml:id="ct58593872" text:id="ct58593872">
          <text:deletion>
            <office:change-info>
              <dc:creator>Clement Lefebvre</dc:creator>
              <dc:date>2009-11-05T11:23:00</dc:date>
            </office:change-info>
            <text:p text:style-name="P5">username and </text:p>
          </text:deletion>
        </text:changed-region>
        <text:changed-region xml:id="ct57649408" text:id="ct5764940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57651408" text:id="ct57651408">
          <text:insertion>
            <office:change-info>
              <dc:creator>Unknown Author</dc:creator>
              <dc:date>2010-05-13T13:46:00</dc:date>
            </office:change-info>
          </text:insertion>
        </text:changed-region>
        <text:changed-region xml:id="ct57646464" text:id="ct57646464">
          <text:deletion>
            <office:change-info>
              <dc:creator>Unknown Author</dc:creator>
              <dc:date>2010-05-13T13:38:00</dc:date>
            </office:change-info>
            <text:p text:style-name="P5"/>
            <text:p text:style-name="P22"/>
          </text:deletion>
        </text:changed-region>
        <text:changed-region xml:id="ct57649088" text:id="ct57649088">
          <text:format-change>
            <office:change-info>
              <dc:creator>Scott Anderson</dc:creator>
              <dc:date>2009-09-09T00:44:00</dc:date>
            </office:change-info>
          </text:format-change>
        </text:changed-region>
        <text:changed-region xml:id="ct54014896" text:id="ct54014896">
          <text:deletion>
            <office:change-info>
              <dc:creator>Clement Lefebvre</dc:creator>
              <dc:date>2012-05-22T13:56:00</dc:date>
            </office:change-info>
            <text:p text:style-name="P5"/>
            <text:p text:style-name="P5">You can find the Gnome User Guide at this address: </text:p>
          </text:deletion>
        </text:changed-region>
        <text:changed-region xml:id="ct57647184" text:id="ct5764718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58598112" text:id="ct58598112">
          <text:deletion>
            <office:change-info>
              <dc:creator>Unknown Author</dc:creator>
              <dc:date>2010-05-13T14:03:00</dc:date>
            </office:change-info>
            <text:h text:style-name="P18" text:outline-level="2">intDesktopm</text:h>
          </text:deletion>
        </text:changed-region>
        <text:changed-region xml:id="ct58596720" text:id="ct58596720">
          <text:deletion>
            <office:change-info>
              <dc:creator>Christopher Hodapp</dc:creator>
              <dc:date>2009-09-22T23:41:00</dc:date>
            </office:change-info>
            <text:h text:style-name="P18" text:outline-level="2">M</text:h>
          </text:deletion>
        </text:changed-region>
        <text:changed-region xml:id="ct58602336" text:id="ct58602336">
          <text:insertion>
            <office:change-info>
              <dc:creator>Clement Lefebvre</dc:creator>
              <dc:date>2010-05-13T14:12:00</dc:date>
            </office:change-info>
          </text:insertion>
        </text:changed-region>
        <text:changed-region xml:id="ct58602720" text:id="ct58602720">
          <text:deletion>
            <office:change-info>
              <dc:creator>Clement Lefebvre</dc:creator>
              <dc:date>2010-05-13T14:12:00</dc:date>
            </office:change-info>
            <text:p text:style-name="P5"/>
            <text:p text:style-name="P5"/>
          </text:deletion>
        </text:changed-region>
        <text:changed-region xml:id="ct58608352" text:id="ct58608352">
          <text:deletion>
            <office:change-info>
              <dc:creator>Scott Anderson</dc:creator>
              <dc:date>2009-09-09T00:50:00</dc:date>
            </office:change-info>
            <text:p text:style-name="P5"/>
            <text:p text:style-name="P5"/>
          </text:deletion>
        </text:changed-region>
        <text:changed-region xml:id="ct58608160" text:id="ct58608160">
          <text:deletion>
            <office:change-info>
              <dc:creator>Clement Lefebvre</dc:creator>
              <dc:date>2010-05-13T14:12:00</dc:date>
            </office:change-info>
            <text:p text:style-name="P5"/>
            <text:p text:style-name="P5">The </text:p>
          </text:deletion>
        </text:changed-region>
        <text:changed-region xml:id="ct58605776" text:id="ct58605776">
          <text:deletion>
            <office:change-info>
              <dc:creator>Scott Anderson</dc:creator>
              <dc:date>2009-09-09T00:51:00</dc:date>
            </office:change-info>
            <text:p text:style-name="P5">M</text:p>
          </text:deletion>
        </text:changed-region>
        <text:changed-region xml:id="ct58605584" text:id="ct58605584">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58605392" text:id="ct58605392">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58605200" text:id="ct58605200">
          <text:deletion>
            <office:change-info>
              <dc:creator>Christopher Hodapp</dc:creator>
              <dc:date>2009-06-17T16:57:00</dc:date>
            </office:change-info>
            <text:p text:style-name="P5">,</text:p>
          </text:deletion>
        </text:changed-region>
        <text:changed-region xml:id="ct58605008" text:id="ct58605008">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58604816" text:id="ct58604816">
          <text:deletion>
            <office:change-info>
              <dc:creator>Christopher Hodapp</dc:creator>
              <dc:date>2009-09-12T19:48:00</dc:date>
            </office:change-info>
            <text:p text:style-name="P25">s and</text:p>
          </text:deletion>
        </text:changed-region>
        <text:changed-region xml:id="ct58604624" text:id="ct58604624">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8604432" text:id="ct58604432">
          <text:deletion>
            <office:change-info>
              <dc:creator>Christopher Hodapp</dc:creator>
              <dc:date>2009-06-17T16:57:00</dc:date>
            </office:change-info>
            <text:p text:style-name="P25">. <text:s/></text:p>
          </text:deletion>
        </text:changed-region>
        <text:changed-region xml:id="ct58602912" text:id="ct58602912">
          <text:deletion>
            <office:change-info>
              <dc:creator>Clement Lefebvre</dc:creator>
              <dc:date>2010-05-13T14:11:00</dc:date>
            </office:change-info>
            <text:p text:style-name="P25">s such, new users are probably better off sticking with Compiz.. A</text:p>
          </text:deletion>
        </text:changed-region>
        <text:changed-region xml:id="ct58609472" text:id="ct58609472">
          <text:insertion>
            <office:change-info>
              <dc:creator>Scott Anderson</dc:creator>
              <dc:date>2009-09-09T01:53:00</dc:date>
            </office:change-info>
          </text:insertion>
        </text:changed-region>
        <text:changed-region xml:id="ct58610288" text:id="ct58610288">
          <text:insertion>
            <office:change-info>
              <dc:creator>Christopher Hodapp</dc:creator>
              <dc:date>2009-06-17T17:00:00</dc:date>
            </office:change-info>
          </text:insertion>
        </text:changed-region>
        <text:changed-region xml:id="ct58610480" text:id="ct58610480">
          <text:insertion>
            <office:change-info>
              <dc:creator>Clement Lefebvre</dc:creator>
              <dc:date>2010-05-13T14:14:00</dc:date>
            </office:change-info>
          </text:insertion>
        </text:changed-region>
        <text:changed-region xml:id="ct58610864" text:id="ct58610864">
          <text:deletion>
            <office:change-info>
              <dc:creator>Clement Lefebvre</dc:creator>
              <dc:date>2010-05-13T14:14:00</dc:date>
            </office:change-info>
            <text:h text:style-name="P29" text:outline-level="3">mint</text:h>
          </text:deletion>
        </text:changed-region>
        <text:changed-region xml:id="ct58610672" text:id="ct58610672">
          <text:deletion>
            <office:change-info>
              <dc:creator>Clement Lefebvre</dc:creator>
              <dc:date>2010-05-13T14:45:00</dc:date>
            </office:change-info>
            <text:h text:style-name="P29" text:outline-level="3">M</text:h>
          </text:deletion>
        </text:changed-region>
        <text:changed-region xml:id="ct58611056" text:id="ct58611056">
          <text:insertion>
            <office:change-info>
              <dc:creator>Clement Lefebvre</dc:creator>
              <dc:date>2010-05-13T14:45:00</dc:date>
            </office:change-info>
          </text:insertion>
        </text:changed-region>
        <text:changed-region xml:id="ct58574512" text:id="ct58574512">
          <text:insertion>
            <office:change-info>
              <dc:creator>Unknown Author</dc:creator>
              <dc:date>2010-11-10T15:22:00</dc:date>
            </office:change-info>
          </text:insertion>
        </text:changed-region>
        <text:changed-region xml:id="ct57675392" text:id="ct57675392">
          <text:deletion>
            <office:change-info>
              <dc:creator>Clement Lefebvre</dc:creator>
              <dc:date>2010-11-11T09:41:00</dc:date>
            </office:change-info>
            <text:p text:style-name="P30"/>
            <text:p text:style-name="P30"/>
          </text:deletion>
        </text:changed-region>
        <text:changed-region xml:id="ct57735088" text:id="ct57735088">
          <text:insertion>
            <office:change-info>
              <dc:creator>Clement Lefebvre</dc:creator>
              <dc:date>2010-11-10T16:17:00</dc:date>
            </office:change-info>
          </text:insertion>
        </text:changed-region>
        <text:changed-region xml:id="ct58611248" text:id="ct58611248">
          <text:insertion>
            <office:change-info>
              <dc:creator>Clement Lefebvre</dc:creator>
              <dc:date>2011-05-10T14:17:00</dc:date>
            </office:change-info>
          </text:insertion>
        </text:changed-region>
        <text:changed-region xml:id="ct58612144" text:id="ct58612144">
          <text:deletion>
            <office:change-info>
              <dc:creator>Scott Anderson</dc:creator>
              <dc:date>2009-09-09T21:21:00</dc:date>
            </office:change-info>
            <text:p text:style-name="P30"/>
            <text:p text:style-name="P30"/>
          </text:deletion>
        </text:changed-region>
        <text:changed-region xml:id="ct58611520" text:id="ct58611520">
          <text:deletion>
            <office:change-info>
              <dc:creator>Unknown Author</dc:creator>
              <dc:date>2010-11-10T15:22:00</dc:date>
            </office:change-info>
            <text:p text:style-name="P30"/>
            <text:p text:style-name="P30"/>
          </text:deletion>
        </text:changed-region>
        <text:changed-region xml:id="ct58612336" text:id="ct58612336">
          <text:insertion>
            <office:change-info>
              <dc:creator>Clement Lefebvre</dc:creator>
              <dc:date>2010-11-10T16:12:00</dc:date>
            </office:change-info>
          </text:insertion>
        </text:changed-region>
        <text:changed-region xml:id="ct56025152" text:id="ct56025152">
          <text:insertion>
            <office:change-info>
              <dc:creator>Clement Lefebvre</dc:creator>
              <dc:date>2011-06-21T11:15:00</dc:date>
            </office:change-info>
          </text:insertion>
        </text:changed-region>
        <text:changed-region xml:id="ct58628624" text:id="ct58628624">
          <text:insertion>
            <office:change-info>
              <dc:creator>Clement Lefebvre</dc:creator>
              <dc:date>2010-05-13T14:15:00</dc:date>
            </office:change-info>
          </text:insertion>
        </text:changed-region>
        <text:changed-region xml:id="ct57673568" text:id="ct57673568">
          <text:deletion>
            <office:change-info>
              <dc:creator>Clement Lefebvre</dc:creator>
              <dc:date>2009-11-05T11:26:00</dc:date>
            </office:change-info>
            <text:p text:style-name="P5"/>
            <text:p text:style-name="P5"/>
          </text:deletion>
        </text:changed-region>
        <text:changed-region xml:id="ct58616528" text:id="ct58616528">
          <text:insertion>
            <office:change-info>
              <dc:creator>Clement Lefebvre</dc:creator>
              <dc:date>2009-11-05T11:26:00</dc:date>
            </office:change-info>
          </text:insertion>
        </text:changed-region>
        <text:changed-region xml:id="ct58612720" text:id="ct58612720">
          <text:deletion>
            <office:change-info>
              <dc:creator>Scott Anderson</dc:creator>
              <dc:date>2009-09-09T21:22:00</dc:date>
            </office:change-info>
            <text:p text:style-name="P5"/>
            <text:p text:style-name="P5"/>
          </text:deletion>
        </text:changed-region>
        <text:changed-region xml:id="ct58612528" text:id="ct58612528">
          <text:deletion>
            <office:change-info>
              <dc:creator>Scott Anderson</dc:creator>
              <dc:date>2009-09-09T21:21:00</dc:date>
            </office:change-info>
            <text:p text:style-name="P5"/>
            <text:p text:style-name="P5">I</text:p>
          </text:deletion>
        </text:changed-region>
        <text:changed-region xml:id="ct58616720" text:id="ct58616720">
          <text:deletion>
            <office:change-info>
              <dc:creator>Clement Lefebvre</dc:creator>
              <dc:date>2010-11-10T16:11:00</dc:date>
            </office:change-info>
            <text:p text:style-name="P5"/>
            <text:p text:style-name="P5"/>
          </text:deletion>
        </text:changed-region>
        <text:changed-region xml:id="ct58615840" text:id="ct58615840">
          <text:deletion>
            <office:change-info>
              <dc:creator>Scott Anderson</dc:creator>
              <dc:date>2009-09-09T01:09:00</dc:date>
            </office:change-info>
            <text:p text:style-name="P5">lace shows you all the files that are present on your desktop. P</text:p>
          </text:deletion>
        </text:changed-region>
        <text:changed-region xml:id="ct58615648" text:id="ct58615648">
          <text:deletion>
            <office:change-info>
              <dc:creator>Christopher Hodapp</dc:creator>
              <dc:date>2009-06-17T17:05:00</dc:date>
            </office:change-info>
            <text:p text:style-name="P5">p</text:p>
          </text:deletion>
        </text:changed-region>
        <text:changed-region xml:id="ct58612912" text:id="ct58612912">
          <text:deletion>
            <office:change-info>
              <dc:creator>Scott Anderson</dc:creator>
              <dc:date>2009-09-09T01:09:00</dc:date>
            </office:change-info>
            <text:list xml:id="list6516830892838524994" text:style-name="L2">
              <text:list-item>
                <text:p text:style-name="P31"/>
              </text:list-item>
              <text:list-item>
                <text:p text:style-name="P31">The “Desktop” </text:p>
              </text:list-item>
            </text:list>
          </text:deletion>
        </text:changed-region>
        <text:changed-region xml:id="ct58633472" text:id="ct58633472">
          <text:insertion>
            <office:change-info>
              <dc:creator>Clement Lefebvre</dc:creator>
              <dc:date>2009-11-05T11:27:00</dc:date>
            </office:change-info>
          </text:insertion>
        </text:changed-region>
        <text:changed-region xml:id="ct58616912" text:id="ct58616912">
          <text:deletion>
            <office:change-info>
              <dc:creator>Clement Lefebvre</dc:creator>
              <dc:date>2010-11-10T15:53:00</dc:date>
            </office:change-info>
            <text:p text:style-name="P32"/>
            <text:p text:style-name="P32"/>
          </text:deletion>
        </text:changed-region>
        <text:changed-region xml:id="ct58632272" text:id="ct58632272">
          <text:insertion>
            <office:change-info>
              <dc:creator>Clement Lefebvre</dc:creator>
              <dc:date>2009-11-05T11:27:00</dc:date>
            </office:change-info>
          </text:insertion>
        </text:changed-region>
        <text:changed-region xml:id="ct58633744" text:id="ct58633744">
          <text:insertion>
            <office:change-info>
              <dc:creator>Clement Lefebvre</dc:creator>
              <dc:date>2011-06-21T11:15:00</dc:date>
            </office:change-info>
          </text:insertion>
        </text:changed-region>
        <text:changed-region xml:id="ct58645376" text:id="ct5864537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office:change-info>
          </text:insertion>
        </text:changed-region>
        <text:changed-region xml:id="ct58631888" text:id="ct58631888">
          <text:insertion>
            <office:change-info>
              <dc:creator>Christopher Hodapp</dc:creator>
              <dc:date>2009-09-12T20:12:00</dc:date>
            </office:change-info>
          </text:insertion>
        </text:changed-region>
        <text:changed-region xml:id="ct57735904" text:id="ct57735904">
          <text:insertion>
            <office:change-info>
              <dc:creator>Scott Anderson</dc:creator>
              <dc:date>2009-09-09T01:35:00</dc:date>
            </office:change-info>
          </text:insertion>
        </text:changed-region>
        <text:changed-region xml:id="ct58634960" text:id="ct58634960">
          <text:deletion>
            <office:change-info>
              <dc:creator>Clement Lefebvre</dc:creator>
              <dc:date>2013-05-28T13:35:00</dc:date>
            </office:change-info>
            <text:p text:style-name="P5"/>
            <text:p text:style-name="P5"/>
          </text:deletion>
        </text:changed-region>
        <text:changed-region xml:id="ct58639136" text:id="ct58639136">
          <text:deletion>
            <office:change-info>
              <dc:creator>Unknown Author</dc:creator>
              <dc:date>2009-06-29T10:03:00</dc:date>
            </office:change-info>
            <text:p text:style-name="P28"/>
            <text:p text:style-name="P28"/>
          </text:deletion>
        </text:changed-region>
        <text:changed-region xml:id="ct58642144" text:id="ct58642144">
          <text:format-change>
            <office:change-info>
              <dc:creator>Scott Anderson</dc:creator>
              <dc:date>2009-09-09T01:50:00</dc:date>
            </office:change-info>
          </text:format-change>
        </text:changed-region>
        <text:changed-region xml:id="ct58647888" text:id="ct58647888">
          <text:format-change>
            <office:change-info>
              <dc:creator>Scott Anderson</dc:creator>
              <dc:date>2009-09-09T01:50:00</dc:date>
            </office:change-info>
          </text:format-change>
        </text:changed-region>
        <text:changed-region xml:id="ct57761840" text:id="ct57761840">
          <text:deletion>
            <office:change-info>
              <dc:creator>Clement Lefebvre</dc:creator>
              <dc:date>2011-05-10T10:22:00</dc:date>
            </office:change-info>
            <text:p text:style-name="P5">CD</text:p>
          </text:deletion>
        </text:changed-region>
        <text:changed-region xml:id="ct58649040" text:id="ct58649040">
          <text:insertion>
            <office:change-info>
              <dc:creator>Clement Lefebvre</dc:creator>
              <dc:date>2011-05-10T10:22:00</dc:date>
            </office:change-info>
          </text:insertion>
        </text:changed-region>
        <text:changed-region xml:id="ct57755360" text:id="ct57755360">
          <text:insertion>
            <office:change-info>
              <dc:creator>Christopher Hodapp</dc:creator>
              <dc:date>2009-06-18T18:06:00</dc:date>
            </office:change-info>
          </text:insertion>
        </text:changed-region>
        <text:changed-region xml:id="ct58663760" text:id="ct58663760">
          <text:deletion>
            <office:change-info>
              <dc:creator>Clement Lefebvre</dc:creator>
              <dc:date>2011-05-10T14:37:00</dc:date>
            </office:change-info>
            <text:p text:style-name="P33">Take Screenshot</text:p>
          </text:deletion>
        </text:changed-region>
        <text:changed-region xml:id="ct58655776" text:id="ct58655776">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58665936" text:id="ct58665936">
          <text:insertion>
            <office:change-info>
              <dc:creator>Clement Lefebvre</dc:creator>
              <dc:date>2011-05-10T14:38:00</dc:date>
            </office:change-info>
          </text:insertion>
        </text:changed-region>
        <text:changed-region xml:id="ct57763792" text:id="ct57763792">
          <text:deletion>
            <office:change-info>
              <dc:creator>Clement Lefebvre</dc:creator>
              <dc:date>2011-05-10T14:28:00</dc:date>
            </office:change-info>
            <text:p text:style-name="P33">Text Editor</text:p>
          </text:deletion>
        </text:changed-region>
        <text:changed-region xml:id="ct58666656" text:id="ct58666656">
          <text:insertion>
            <office:change-info>
              <dc:creator>Clement Lefebvre</dc:creator>
              <dc:date>2012-05-22T14:12:00</dc:date>
            </office:change-info>
          </text:insertion>
        </text:changed-region>
        <text:changed-region xml:id="ct57764160" text:id="ct57764160">
          <text:insertion>
            <office:change-info>
              <dc:creator>Scott Anderson</dc:creator>
              <dc:date>2009-09-09T21:26:00</dc:date>
            </office:change-info>
          </text:insertion>
        </text:changed-region>
        <text:changed-region xml:id="ct58669264" text:id="ct58669264">
          <text:deletion>
            <office:change-info>
              <dc:creator>Christopher Hodapp</dc:creator>
              <dc:date>2009-06-18T18:09:00</dc:date>
            </office:change-info>
            <text:p text:style-name="P33">The Gimp</text:p>
          </text:deletion>
        </text:changed-region>
        <text:changed-region xml:id="ct58669952" text:id="ct58669952">
          <text:insertion>
            <office:change-info>
              <dc:creator>Clement Lefebvre</dc:creator>
              <dc:date>2011-05-10T14:31:00</dc:date>
            </office:change-info>
          </text:insertion>
        </text:changed-region>
        <text:changed-region xml:id="ct58670144" text:id="ct58670144">
          <text:deletion>
            <office:change-info>
              <dc:creator>Clement Lefebvre</dc:creator>
              <dc:date>2011-05-10T14:31:00</dc:date>
            </office:change-info>
            <text:p text:style-name="P33">OpenOffice.org</text:p>
          </text:deletion>
        </text:changed-region>
        <text:changed-region xml:id="ct58670336" text:id="ct58670336">
          <text:deletion>
            <office:change-info>
              <dc:creator>Clement Lefebvre</dc:creator>
              <dc:date>2011-05-10T14:31:00</dc:date>
            </office:change-info>
            <text:p text:style-name="P33">ing</text:p>
          </text:deletion>
        </text:changed-region>
        <text:changed-region xml:id="ct58669728" text:id="ct58669728">
          <text:deletion>
            <office:change-info>
              <dc:creator>Clement Lefebvre</dc:creator>
              <dc:date>2011-05-10T14:39:00</dc:date>
            </office:change-info>
            <text:p text:style-name="P33">Scanner Utility</text:p>
          </text:deletion>
        </text:changed-region>
        <text:changed-region xml:id="ct58671392" text:id="ct58671392">
          <text:insertion>
            <office:change-info>
              <dc:creator>Clement Lefebvre</dc:creator>
              <dc:date>2011-05-10T14:39:00</dc:date>
            </office:change-info>
          </text:insertion>
        </text:changed-region>
        <text:changed-region xml:id="ct58674528" text:id="ct58674528">
          <text:deletion>
            <office:change-info>
              <dc:creator>Scott Anderson</dc:creator>
              <dc:date>2009-09-09T01:57:00</dc:date>
            </office:change-info>
            <text:p text:style-name="P33"><text:s/></text:p>
          </text:deletion>
        </text:changed-region>
        <text:changed-region xml:id="ct58678960" text:id="ct58678960">
          <text:deletion>
            <office:change-info>
              <dc:creator>Clement Lefebvre</dc:creator>
              <dc:date>2011-05-10T14:36:00</dc:date>
            </office:change-info>
            <text:p text:style-name="P33">OpenOffice.org</text:p>
          </text:deletion>
        </text:changed-region>
        <text:changed-region xml:id="ct58679152" text:id="ct58679152">
          <text:insertion>
            <office:change-info>
              <dc:creator>Clement Lefebvre</dc:creator>
              <dc:date>2011-05-10T14:36:00</dc:date>
            </office:change-info>
          </text:insertion>
        </text:changed-region>
        <text:changed-region xml:id="ct58679728" text:id="ct58679728">
          <text:deletion>
            <office:change-info>
              <dc:creator>Clement Lefebvre</dc:creator>
              <dc:date>2011-05-10T14:36:00</dc:date>
            </office:change-info>
            <text:p text:style-name="P33">OpenOffice.org</text:p>
          </text:deletion>
        </text:changed-region>
        <text:changed-region xml:id="ct58679920" text:id="ct58679920">
          <text:insertion>
            <office:change-info>
              <dc:creator>Clement Lefebvre</dc:creator>
              <dc:date>2011-05-10T14:36:00</dc:date>
            </office:change-info>
          </text:insertion>
        </text:changed-region>
        <text:changed-region xml:id="ct58680720" text:id="ct58680720">
          <text:deletion>
            <office:change-info>
              <dc:creator>Clement Lefebvre</dc:creator>
              <dc:date>2011-05-10T14:36:00</dc:date>
            </office:change-info>
            <text:p text:style-name="P33">OpenOffice.org</text:p>
          </text:deletion>
        </text:changed-region>
        <text:changed-region xml:id="ct58680912" text:id="ct58680912">
          <text:insertion>
            <office:change-info>
              <dc:creator>Clement Lefebvre</dc:creator>
              <dc:date>2011-05-10T14:36:00</dc:date>
            </office:change-info>
          </text:insertion>
        </text:changed-region>
        <text:changed-region xml:id="ct58681216" text:id="ct58681216">
          <text:deletion>
            <office:change-info>
              <dc:creator>Clement Lefebvre</dc:creator>
              <dc:date>2011-05-10T14:36:00</dc:date>
            </office:change-info>
            <text:p text:style-name="P33">OpenOffice.org</text:p>
          </text:deletion>
        </text:changed-region>
        <text:changed-region xml:id="ct58681408" text:id="ct58681408">
          <text:insertion>
            <office:change-info>
              <dc:creator>Clement Lefebvre</dc:creator>
              <dc:date>2011-05-10T14:36:00</dc:date>
            </office:change-info>
          </text:insertion>
        </text:changed-region>
        <text:changed-region xml:id="ct58685200" text:id="ct58685200">
          <text:deletion>
            <office:change-info>
              <dc:creator>Clement Lefebvre</dc:creator>
              <dc:date>2011-05-10T14:41:00</dc:date>
            </office:change-info>
            <text:p text:style-name="P33">Rhythmbox</text:p>
          </text:deletion>
        </text:changed-region>
        <text:changed-region xml:id="ct58685392" text:id="ct58685392">
          <text:insertion>
            <office:change-info>
              <dc:creator>Clement Lefebvre</dc:creator>
              <dc:date>2011-05-10T14:41:00</dc:date>
            </office:change-info>
          </text:insertion>
        </text:changed-region>
        <text:changed-region xml:id="ct58686992" text:id="ct58686992">
          <text:insertion>
            <office:change-info>
              <dc:creator>Clement Lefebvre</dc:creator>
              <dc:date>2011-05-10T14:42:00</dc:date>
            </office:change-info>
          </text:insertion>
        </text:changed-region>
        <text:changed-region xml:id="ct58688512" text:id="ct58688512">
          <text:deletion>
            <office:change-info>
              <dc:creator>Scott Anderson</dc:creator>
              <dc:date>2009-09-09T21:26:00</dc:date>
            </office:change-info>
            <text:h text:style-name="P34" text:outline-level="4"/>
            <text:h text:style-name="P34" text:outline-level="4"/>
          </text:deletion>
        </text:changed-region>
        <text:changed-region xml:id="ct58557648" text:id="ct58557648">
          <text:insertion>
            <office:change-info>
              <dc:creator>Christopher Hodapp</dc:creator>
              <dc:date>2009-06-18T18:25:00</dc:date>
            </office:change-info>
          </text:insertion>
        </text:changed-region>
        <text:changed-region xml:id="ct57803792" text:id="ct57803792">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58558480" text:id="ct58558480">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57806352" text:id="ct57806352">
          <text:insertion>
            <office:change-info>
              <dc:creator>Christopher Hodapp</dc:creator>
              <dc:date>2009-06-18T18:25:00</dc:date>
            </office:change-info>
          </text:insertion>
        </text:changed-region>
        <text:changed-region xml:id="ct57827392" text:id="ct57827392">
          <text:insertion>
            <office:change-info>
              <dc:creator>Clement Lefebvre</dc:creator>
              <dc:date>2009-11-05T11:30:00</dc:date>
            </office:change-info>
          </text:insertion>
        </text:changed-region>
        <text:changed-region xml:id="ct57800720" text:id="ct57800720">
          <text:deletion>
            <office:change-info>
              <dc:creator>Clement Lefebvre</dc:creator>
              <dc:date>2009-11-05T11:30:00</dc:date>
            </office:change-info>
            <text:p text:style-name="P5"/>
            <text:p text:style-name="P5"/>
          </text:deletion>
        </text:changed-region>
        <text:changed-region xml:id="ct57834864" text:id="ct57834864">
          <text:deletion>
            <office:change-info>
              <dc:creator>Clement Lefebvre</dc:creator>
              <dc:date>2010-11-10T16:04:00</dc:date>
            </office:change-info>
            <text:p text:style-name="P5"/>
            <text:p text:style-name="P5"/>
          </text:deletion>
        </text:changed-region>
        <text:changed-region xml:id="ct58714208" text:id="ct58714208">
          <text:insertion>
            <office:change-info>
              <dc:creator>Scott Anderson</dc:creator>
              <dc:date>2009-09-09T02:05:00</dc:date>
            </office:change-info>
          </text:insertion>
        </text:changed-region>
        <text:changed-region xml:id="ct58715264" text:id="ct58715264">
          <text:deletion>
            <office:change-info>
              <dc:creator>Clement Lefebvre</dc:creator>
              <dc:date>2010-05-13T14:44:00</dc:date>
            </office:change-info>
            <text:p text:style-name="P5">intm</text:p>
          </text:deletion>
        </text:changed-region>
        <text:changed-region xml:id="ct58715072" text:id="ct58715072">
          <text:deletion>
            <office:change-info>
              <dc:creator>Scott Anderson</dc:creator>
              <dc:date>2009-09-09T02:05:00</dc:date>
            </office:change-info>
            <text:p text:style-name="P5"><text:s/></text:p>
          </text:deletion>
        </text:changed-region>
        <text:changed-region xml:id="ct58714880" text:id="ct58714880">
          <text:deletion>
            <office:change-info>
              <dc:creator>Clement Lefebvre</dc:creator>
              <dc:date>2010-05-13T14:44:00</dc:date>
            </office:change-info>
            <text:p text:style-name="P5">Menu</text:p>
          </text:deletion>
        </text:changed-region>
        <text:changed-region xml:id="ct58715456" text:id="ct58715456">
          <text:insertion>
            <office:change-info>
              <dc:creator>Clement Lefebvre</dc:creator>
              <dc:date>2010-05-13T14:44:00</dc:date>
            </office:change-info>
          </text:insertion>
        </text:changed-region>
        <text:changed-region xml:id="ct57853440" text:id="ct57853440">
          <text:insertion>
            <office:change-info>
              <dc:creator>Unknown Author</dc:creator>
              <dc:date>2009-06-29T10:07:00</dc:date>
            </office:change-info>
          </text:insertion>
        </text:changed-region>
        <text:changed-region xml:id="ct57851616" text:id="ct57851616">
          <text:insertion>
            <office:change-info>
              <dc:creator>Clement Lefebvre</dc:creator>
              <dc:date>2011-06-21T11:16:00</dc:date>
            </office:change-info>
          </text:insertion>
        </text:changed-region>
        <text:changed-region xml:id="ct57849552" text:id="ct57849552">
          <text:deletion>
            <office:change-info>
              <dc:creator>Unknown Author</dc:creator>
              <dc:date>2009-06-29T10:07:00</dc:date>
            </office:change-info>
            <text:h text:style-name="P35" text:outline-level="1"/>
            <text:h text:style-name="P4" text:outline-level="1"/>
          </text:deletion>
        </text:changed-region>
        <text:changed-region xml:id="ct57852928" text:id="ct57852928">
          <text:deletion>
            <office:change-info>
              <dc:creator>Clement Lefebvre</dc:creator>
              <dc:date>2010-05-13T15:03:00</dc:date>
            </office:change-info>
            <text:h text:style-name="P4" text:outline-level="1">Install/Remove </text:h>
          </text:deletion>
        </text:changed-region>
        <text:changed-region xml:id="ct57848080" text:id="ct57848080">
          <text:insertion>
            <office:change-info>
              <dc:creator>Clement Lefebvre</dc:creator>
              <dc:date>2010-05-13T15:03:00</dc:date>
            </office:change-info>
          </text:insertion>
        </text:changed-region>
        <text:changed-region xml:id="ct58724736" text:id="ct58724736">
          <text:deletion>
            <office:change-info>
              <dc:creator>Clement Lefebvre</dc:creator>
              <dc:date>2010-05-13T15:03:00</dc:date>
            </office:change-info>
            <text:h text:style-name="P4" text:outline-level="1">pplicat</text:h>
          </text:deletion>
        </text:changed-region>
        <text:changed-region xml:id="ct58722736" text:id="ct58722736">
          <text:insertion>
            <office:change-info>
              <dc:creator>Clement Lefebvre</dc:creator>
              <dc:date>2010-05-13T15:03:00</dc:date>
            </office:change-info>
          </text:insertion>
        </text:changed-region>
        <text:changed-region xml:id="ct58722928" text:id="ct58722928">
          <text:deletion>
            <office:change-info>
              <dc:creator>Clement Lefebvre</dc:creator>
              <dc:date>2010-05-13T15:03:00</dc:date>
            </office:change-info>
            <text:h text:style-name="P4" text:outline-level="1">ions</text:h>
          </text:deletion>
        </text:changed-region>
        <text:changed-region xml:id="ct57853968" text:id="ct57853968">
          <text:deletion>
            <office:change-info>
              <dc:creator>Scott Anderson</dc:creator>
              <dc:date>2009-09-09T02:12:00</dc:date>
            </office:change-info>
            <text:p text:style-name="P30">are used to Microsoft Windows</text:p>
          </text:deletion>
        </text:changed-region>
        <text:changed-region xml:id="ct58723120" text:id="ct58723120">
          <text:insertion>
            <office:change-info>
              <dc:creator>Scott Anderson</dc:creator>
              <dc:date>2009-09-09T02:12:00</dc:date>
            </office:change-info>
          </text:insertion>
        </text:changed-region>
        <text:changed-region xml:id="ct58723504" text:id="ct58723504">
          <text:deletion>
            <office:change-info>
              <dc:creator>Scott Anderson</dc:creator>
              <dc:date>2009-09-09T02:13:00</dc:date>
            </office:change-info>
            <text:p text:style-name="P30"><text:s/></text:p>
          </text:deletion>
        </text:changed-region>
        <text:changed-region xml:id="ct58723696" text:id="ct58723696">
          <text:deletion>
            <office:change-info>
              <dc:creator>Scott Anderson</dc:creator>
              <dc:date>2009-09-09T02:13:00</dc:date>
            </office:change-info>
            <text:p text:style-name="P30">’re</text:p>
          </text:deletion>
        </text:changed-region>
        <text:changed-region xml:id="ct58723888" text:id="ct58723888">
          <text:insertion>
            <office:change-info>
              <dc:creator>Scott Anderson</dc:creator>
              <dc:date>2009-09-09T02:13:00</dc:date>
            </office:change-info>
          </text:insertion>
        </text:changed-region>
        <text:changed-region xml:id="ct58724080" text:id="ct58724080">
          <text:deletion>
            <office:change-info>
              <dc:creator>Scott Anderson</dc:creator>
              <dc:date>2009-09-09T02:13:00</dc:date>
            </office:change-info>
            <text:p text:style-name="P30">probably </text:p>
          </text:deletion>
        </text:changed-region>
        <text:changed-region xml:id="ct58721168" text:id="ct58721168">
          <text:insertion>
            <office:change-info>
              <dc:creator>Scott Anderson</dc:creator>
              <dc:date>2009-09-09T02:13:00</dc:date>
            </office:change-info>
          </text:insertion>
        </text:changed-region>
        <text:changed-region xml:id="ct58721360" text:id="ct58721360">
          <text:insertion>
            <office:change-info>
              <dc:creator>Christopher Hodapp</dc:creator>
              <dc:date>2009-06-22T18:05:00</dc:date>
            </office:change-info>
          </text:insertion>
        </text:changed-region>
        <text:changed-region xml:id="ct58721552" text:id="ct58721552">
          <text:insertion>
            <office:change-info>
              <dc:creator>Christopher Hodapp</dc:creator>
              <dc:date>2009-06-22T18:06:00</dc:date>
            </office:change-info>
          </text:insertion>
        </text:changed-region>
        <text:changed-region xml:id="ct58721744" text:id="ct58721744">
          <text:insertion>
            <office:change-info>
              <dc:creator>Christopher Hodapp</dc:creator>
              <dc:date>2009-06-22T18:04:00</dc:date>
            </office:change-info>
          </text:insertion>
        </text:changed-region>
        <text:changed-region xml:id="ct58721936" text:id="ct58721936">
          <text:insertion>
            <office:change-info>
              <dc:creator>Christopher Hodapp</dc:creator>
              <dc:date>2009-06-22T18:06:00</dc:date>
            </office:change-info>
          </text:insertion>
        </text:changed-region>
        <text:changed-region xml:id="ct58722128" text:id="ct58722128">
          <text:insertion>
            <office:change-info>
              <dc:creator>Christopher Hodapp</dc:creator>
              <dc:date>2009-06-22T18:05:00</dc:date>
            </office:change-info>
          </text:insertion>
        </text:changed-region>
        <text:changed-region xml:id="ct58726832" text:id="ct58726832">
          <text:deletion>
            <office:change-info>
              <dc:creator>Christopher Hodapp</dc:creator>
              <dc:date>2009-06-22T18:06:00</dc:date>
            </office:change-info>
            <text:p text:style-name="P30">In fact Package Management is probably the most lacking featuresingle </text:p>
          </text:deletion>
        </text:changed-region>
        <text:changed-region xml:id="ct58722320" text:id="ct58722320">
          <text:insertion>
            <office:change-info>
              <dc:creator>Christopher Hodapp</dc:creator>
              <dc:date>2009-06-22T18:06:00</dc:date>
            </office:change-info>
          </text:insertion>
        </text:changed-region>
        <text:changed-region xml:id="ct58729456" text:id="ct58729456">
          <text:deletion>
            <office:change-info>
              <dc:creator>Christopher Hodapp</dc:creator>
              <dc:date>2009-06-22T18:06:00</dc:date>
            </office:change-info>
            <text:p text:style-name="P30">and </text:p>
          </text:deletion>
        </text:changed-region>
        <text:changed-region xml:id="ct58729264" text:id="ct58729264">
          <text:deletion>
            <office:change-info>
              <dc:creator>Christopher Hodapp</dc:creator>
              <dc:date>2009-06-22T18:07:00</dc:date>
            </office:change-info>
            <text:p text:style-name="P30">the reason </text:p>
          </text:deletion>
        </text:changed-region>
        <text:changed-region xml:id="ct58729072" text:id="ct58729072">
          <text:deletion>
            <office:change-info>
              <dc:creator>Christopher Hodapp</dc:creator>
              <dc:date>2009-06-22T18:12:00</dc:date>
            </office:change-info>
            <text:p text:style-name="P30">why it’s so vulnerable. </text:p>
          </text:deletion>
        </text:changed-region>
        <text:changed-region xml:id="ct58728880" text:id="ct58728880">
          <text:deletion>
            <office:change-info>
              <dc:creator>Scott Anderson</dc:creator>
              <dc:date>2009-09-09T02:08:00</dc:date>
            </office:change-info>
            <text:p text:style-name="P30"><text:s/>with security.</text:p>
          </text:deletion>
        </text:changed-region>
        <text:changed-region xml:id="ct58728688" text:id="ct58728688">
          <text:deletion>
            <office:change-info>
              <dc:creator>Scott Anderson</dc:creator>
              <dc:date>2009-09-09T02:12:00</dc:date>
            </office:change-info>
            <text:p text:style-name="P30">problemscontributor to its </text:p>
          </text:deletion>
        </text:changed-region>
        <text:changed-region xml:id="ct58728496" text:id="ct58728496">
          <text:deletion>
            <office:change-info>
              <dc:creator>Scott Anderson</dc:creator>
              <dc:date>2009-09-09T02:08:00</dc:date>
            </office:change-info>
            <text:p text:style-name="P30">to </text:p>
          </text:deletion>
        </text:changed-region>
        <text:changed-region xml:id="ct58728304" text:id="ct58728304">
          <text:deletion>
            <office:change-info>
              <dc:creator>Scott Anderson</dc:creator>
              <dc:date>2009-09-09T02:12:00</dc:date>
            </office:change-info>
            <text:p text:style-name="P30">a great </text:p>
          </text:deletion>
        </text:changed-region>
        <text:changed-region xml:id="ct58728112" text:id="ct58728112">
          <text:deletion>
            <office:change-info>
              <dc:creator>Scott Anderson</dc:creator>
              <dc:date>2009-09-09T02:08:00</dc:date>
            </office:change-info>
            <text:p text:style-name="P30">also </text:p>
          </text:deletion>
        </text:changed-region>
        <text:changed-region xml:id="ct58727920" text:id="ct58727920">
          <text:deletion>
            <office:change-info>
              <dc:creator>Scott Anderson</dc:creator>
              <dc:date>2009-09-09T02:12:00</dc:date>
            </office:change-info>
            <text:p text:style-name="P30"><text:s/>one of its greatest shortcomings and lack of this feature to be </text:p>
          </text:deletion>
        </text:changed-region>
        <text:changed-region xml:id="ct58727728" text:id="ct58727728">
          <text:deletion>
            <office:change-info>
              <dc:creator>Scott Anderson</dc:creator>
              <dc:date>2009-09-09T02:07:00</dc:date>
            </office:change-info>
            <text:p text:style-name="P30">'s Windows</text:p>
          </text:deletion>
        </text:changed-region>
        <text:changed-region xml:id="ct58727536" text:id="ct58727536">
          <text:deletion>
            <office:change-info>
              <dc:creator>Christopher Hodapp</dc:creator>
              <dc:date>2009-06-22T18:06:00</dc:date>
            </office:change-info>
            <text:p text:style-name="P30"><text:s/>in Microsoft</text:p>
          </text:deletion>
        </text:changed-region>
        <text:changed-region xml:id="ct58727344" text:id="ct58727344">
          <text:deletion>
            <office:change-info>
              <dc:creator>Scott Anderson</dc:creator>
              <dc:date>2009-09-09T02:07:00</dc:date>
            </office:change-info>
            <text:p text:style-name="P30">Microsoft</text:p>
          </text:deletion>
        </text:changed-region>
        <text:changed-region xml:id="ct58722512" text:id="ct58722512">
          <text:deletion>
            <office:change-info>
              <dc:creator>Scott Anderson</dc:creator>
              <dc:date>2009-09-09T02:12:00</dc:date>
            </office:change-info>
            <text:p text:style-name="P30">find </text:p>
          </text:deletion>
        </text:changed-region>
        <text:changed-region xml:id="ct58727024" text:id="ct58727024">
          <text:insertion>
            <office:change-info>
              <dc:creator>Scott Anderson</dc:creator>
              <dc:date>2009-09-09T02:12:00</dc:date>
            </office:change-info>
          </text:insertion>
        </text:changed-region>
        <text:changed-region xml:id="ct58729648" text:id="ct58729648">
          <text:insertion>
            <office:change-info>
              <dc:creator>Scott Anderson</dc:creator>
              <dc:date>2009-09-09T02:13:00</dc:date>
            </office:change-info>
          </text:insertion>
        </text:changed-region>
        <text:changed-region xml:id="ct58729840" text:id="ct58729840">
          <text:insertion>
            <office:change-info>
              <dc:creator>Scott Anderson</dc:creator>
              <dc:date>2009-09-09T02:14:00</dc:date>
            </office:change-info>
          </text:insertion>
        </text:changed-region>
        <text:changed-region xml:id="ct58730288" text:id="ct58730288">
          <text:deletion>
            <office:change-info>
              <dc:creator>Christopher Hodapp</dc:creator>
              <dc:date>2009-09-22T22:44:00</dc:date>
            </office:change-info>
            <text:p text:style-name="P30">straightaway</text:p>
          </text:deletion>
        </text:changed-region>
        <text:changed-region xml:id="ct58730032" text:id="ct58730032">
          <text:insertion>
            <office:change-info>
              <dc:creator>Christopher Hodapp</dc:creator>
              <dc:date>2009-09-22T22:44:00</dc:date>
            </office:change-info>
          </text:insertion>
        </text:changed-region>
        <text:changed-region xml:id="ct58731488" text:id="ct58731488">
          <text:deletion>
            <office:change-info>
              <dc:creator>Christopher Hodapp</dc:creator>
              <dc:date>2009-09-22T22:44:00</dc:date>
            </office:change-info>
            <text:p text:style-name="P30">,</text:p>
          </text:deletion>
        </text:changed-region>
        <text:changed-region xml:id="ct58731232" text:id="ct58731232">
          <text:insertion>
            <office:change-info>
              <dc:creator>Scott Anderson</dc:creator>
              <dc:date>2009-09-09T02:14:00</dc:date>
            </office:change-info>
          </text:insertion>
        </text:changed-region>
        <text:changed-region xml:id="ct58731984" text:id="ct58731984">
          <text:deletion>
            <office:change-info>
              <dc:creator>Christopher Hodapp</dc:creator>
              <dc:date>2009-09-22T22:44:00</dc:date>
            </office:change-info>
            <text:p text:style-name="P30">works</text:p>
          </text:deletion>
        </text:changed-region>
        <text:changed-region xml:id="ct58731680" text:id="ct58731680">
          <text:insertion>
            <office:change-info>
              <dc:creator>Christopher Hodapp</dc:creator>
              <dc:date>2009-09-22T22:44:00</dc:date>
            </office:change-info>
          </text:insertion>
        </text:changed-region>
        <text:changed-region xml:id="ct58732176" text:id="ct58732176">
          <text:insertion>
            <office:change-info>
              <dc:creator>Scott Anderson</dc:creator>
              <dc:date>2009-09-09T02:14:00</dc:date>
            </office:change-info>
          </text:insertion>
        </text:changed-region>
        <text:changed-region xml:id="ct58732944" text:id="ct58732944">
          <text:deletion>
            <office:change-info>
              <dc:creator>Christopher Hodapp</dc:creator>
              <dc:date>2009-09-22T22:45:00</dc:date>
            </office:change-info>
            <text:p text:style-name="P30">an</text:p>
          </text:deletion>
        </text:changed-region>
        <text:changed-region xml:id="ct58733584" text:id="ct58733584">
          <text:insertion>
            <office:change-info>
              <dc:creator>Christopher Hodapp</dc:creator>
              <dc:date>2009-09-22T22:45:00</dc:date>
            </office:change-info>
          </text:insertion>
        </text:changed-region>
        <text:changed-region xml:id="ct58733136" text:id="ct58733136">
          <text:insertion>
            <office:change-info>
              <dc:creator>Scott Anderson</dc:creator>
              <dc:date>2009-09-09T02:14:00</dc:date>
            </office:change-info>
          </text:insertion>
        </text:changed-region>
        <text:changed-region xml:id="ct58733328" text:id="ct58733328">
          <text:deletion>
            <office:change-info>
              <dc:creator>Christopher Hodapp</dc:creator>
              <dc:date>2009-09-22T22:45:00</dc:date>
            </office:change-info>
            <text:p text:style-name="P30">do </text:p>
          </text:deletion>
        </text:changed-region>
        <text:changed-region xml:id="ct58733776" text:id="ct58733776">
          <text:insertion>
            <office:change-info>
              <dc:creator>Scott Anderson</dc:creator>
              <dc:date>2009-09-09T02:14:00</dc:date>
            </office:change-info>
          </text:insertion>
        </text:changed-region>
        <text:changed-region xml:id="ct58733968" text:id="ct58733968">
          <text:deletion>
            <office:change-info>
              <dc:creator>Christopher Hodapp</dc:creator>
              <dc:date>2009-09-22T22:45:00</dc:date>
            </office:change-info>
            <text:p text:style-name="P30">websites </text:p>
          </text:deletion>
        </text:changed-region>
        <text:changed-region xml:id="ct58734928" text:id="ct58734928">
          <text:insertion>
            <office:change-info>
              <dc:creator>Scott Anderson</dc:creator>
              <dc:date>2009-09-09T02:14:00</dc:date>
            </office:change-info>
          </text:insertion>
        </text:changed-region>
        <text:changed-region xml:id="ct58734304" text:id="ct58734304">
          <text:insertion>
            <office:change-info>
              <dc:creator>Christopher Hodapp</dc:creator>
              <dc:date>2009-09-22T22:45:00</dc:date>
            </office:change-info>
          </text:insertion>
        </text:changed-region>
        <text:changed-region xml:id="ct58734496" text:id="ct58734496">
          <text:insertion>
            <office:change-info>
              <dc:creator>Scott Anderson</dc:creator>
              <dc:date>2009-09-09T02:14:00</dc:date>
            </office:change-info>
          </text:insertion>
        </text:changed-region>
        <text:changed-region xml:id="ct58734688" text:id="ct58734688">
          <text:insertion>
            <office:change-info>
              <dc:creator>Christopher Hodapp</dc:creator>
              <dc:date>2009-09-22T22:46:00</dc:date>
            </office:change-info>
          </text:insertion>
        </text:changed-region>
        <text:changed-region xml:id="ct58735120" text:id="ct58735120">
          <text:deletion>
            <office:change-info>
              <dc:creator>Christopher Hodapp</dc:creator>
              <dc:date>2009-09-22T22:46:00</dc:date>
            </office:change-info>
            <text:p text:style-name="P30">n art package</text:p>
          </text:deletion>
        </text:changed-region>
        <text:changed-region xml:id="ct58736320" text:id="ct58736320">
          <text:insertion>
            <office:change-info>
              <dc:creator>Scott Anderson</dc:creator>
              <dc:date>2009-09-09T02:14:00</dc:date>
            </office:change-info>
          </text:insertion>
        </text:changed-region>
        <text:changed-region xml:id="ct57868160" text:id="ct57868160">
          <text:insertion>
            <office:change-info>
              <dc:creator>Christopher Hodapp</dc:creator>
              <dc:date>2009-09-22T22:46:00</dc:date>
            </office:change-info>
          </text:insertion>
        </text:changed-region>
        <text:changed-region xml:id="ct57866400" text:id="ct57866400">
          <text:insertion>
            <office:change-info>
              <dc:creator>Scott Anderson</dc:creator>
              <dc:date>2009-09-09T02:14:00</dc:date>
            </office:change-info>
          </text:insertion>
        </text:changed-region>
        <text:changed-region xml:id="ct57867680" text:id="ct57867680">
          <text:deletion>
            <office:change-info>
              <dc:creator>Christopher Hodapp</dc:creator>
              <dc:date>2009-09-22T22:46:00</dc:date>
            </office:change-info>
            <text:p text:style-name="P30">,</text:p>
          </text:deletion>
        </text:changed-region>
        <text:changed-region xml:id="ct58735840" text:id="ct58735840">
          <text:insertion>
            <office:change-info>
              <dc:creator>Scott Anderson</dc:creator>
              <dc:date>2009-09-09T02:14:00</dc:date>
            </office:change-info>
          </text:insertion>
        </text:changed-region>
        <text:changed-region xml:id="ct57884048" text:id="ct57884048">
          <text:insertion>
            <office:change-info>
              <dc:creator>Christopher Hodapp</dc:creator>
              <dc:date>2009-09-22T22:46:00</dc:date>
            </office:change-info>
          </text:insertion>
        </text:changed-region>
        <text:changed-region xml:id="ct58736032" text:id="ct58736032">
          <text:insertion>
            <office:change-info>
              <dc:creator>Scott Anderson</dc:creator>
              <dc:date>2009-09-09T02:14:00</dc:date>
            </office:change-info>
          </text:insertion>
        </text:changed-region>
        <text:changed-region xml:id="ct57424800" text:id="ct57424800">
          <text:insertion>
            <office:change-info>
              <dc:creator>Christopher Hodapp</dc:creator>
              <dc:date>2009-09-22T22:46:00</dc:date>
            </office:change-info>
          </text:insertion>
        </text:changed-region>
        <text:changed-region xml:id="ct58737008" text:id="ct58737008">
          <text:insertion>
            <office:change-info>
              <dc:creator>Scott Anderson</dc:creator>
              <dc:date>2009-09-09T02:14:00</dc:date>
            </office:change-info>
          </text:insertion>
        </text:changed-region>
        <text:changed-region xml:id="ct58739744" text:id="ct58739744">
          <text:insertion>
            <office:change-info>
              <dc:creator>Christopher Hodapp</dc:creator>
              <dc:date>2009-09-22T22:47:00</dc:date>
            </office:change-info>
          </text:insertion>
        </text:changed-region>
        <text:changed-region xml:id="ct58739936" text:id="ct58739936">
          <text:insertion>
            <office:change-info>
              <dc:creator>Scott Anderson</dc:creator>
              <dc:date>2009-09-09T02:14:00</dc:date>
            </office:change-info>
          </text:insertion>
        </text:changed-region>
        <text:changed-region xml:id="ct57862368" text:id="ct57862368">
          <text:insertion>
            <office:change-info>
              <dc:creator>Christopher Hodapp</dc:creator>
              <dc:date>2009-09-22T22:47:00</dc:date>
            </office:change-info>
          </text:insertion>
        </text:changed-region>
        <text:changed-region xml:id="ct58738576" text:id="ct58738576">
          <text:insertion>
            <office:change-info>
              <dc:creator>Christopher Hodapp</dc:creator>
              <dc:date>2009-09-22T22:48:00</dc:date>
            </office:change-info>
          </text:insertion>
        </text:changed-region>
        <text:changed-region xml:id="ct58742480" text:id="ct58742480">
          <text:insertion>
            <office:change-info>
              <dc:creator>Scott Anderson</dc:creator>
              <dc:date>2009-09-09T02:14:00</dc:date>
            </office:change-info>
          </text:insertion>
        </text:changed-region>
        <text:changed-region xml:id="ct58738768" text:id="ct58738768">
          <text:deletion>
            <office:change-info>
              <dc:creator>Christopher Hodapp</dc:creator>
              <dc:date>2009-09-22T22:48:00</dc:date>
            </office:change-info>
            <text:p text:style-name="P30">it</text:p>
          </text:deletion>
        </text:changed-region>
        <text:changed-region xml:id="ct58742688" text:id="ct58742688">
          <text:insertion>
            <office:change-info>
              <dc:creator>Christopher Hodapp</dc:creator>
              <dc:date>2009-09-22T22:48:00</dc:date>
            </office:change-info>
          </text:insertion>
        </text:changed-region>
        <text:changed-region xml:id="ct58743856" text:id="ct58743856">
          <text:insertion>
            <office:change-info>
              <dc:creator>Scott Anderson</dc:creator>
              <dc:date>2009-09-09T02:14:00</dc:date>
            </office:change-info>
          </text:insertion>
        </text:changed-region>
        <text:changed-region xml:id="ct58744304" text:id="ct58744304">
          <text:insertion>
            <office:change-info>
              <dc:creator>Scott Anderson</dc:creator>
              <dc:date>2009-09-09T02:19:00</dc:date>
            </office:change-info>
          </text:insertion>
        </text:changed-region>
        <text:changed-region xml:id="ct58744496" text:id="ct58744496">
          <text:deletion>
            <office:change-info>
              <dc:creator>Christopher Hodapp</dc:creator>
              <dc:date>2009-09-22T22:49:00</dc:date>
            </office:change-info>
            <text:p text:style-name="P30">ultiple</text:p>
          </text:deletion>
        </text:changed-region>
        <text:changed-region xml:id="ct58744048" text:id="ct58744048">
          <text:insertion>
            <office:change-info>
              <dc:creator>Christopher Hodapp</dc:creator>
              <dc:date>2009-09-22T22:49:00</dc:date>
            </office:change-info>
          </text:insertion>
        </text:changed-region>
        <text:changed-region xml:id="ct58739552" text:id="ct58739552">
          <text:insertion>
            <office:change-info>
              <dc:creator>Scott Anderson</dc:creator>
              <dc:date>2009-09-09T02:19:00</dc:date>
            </office:change-info>
          </text:insertion>
        </text:changed-region>
        <text:changed-region xml:id="ct57874944" text:id="ct57874944">
          <text:deletion>
            <office:change-info>
              <dc:creator>Christopher Hodapp</dc:creator>
              <dc:date>2009-09-22T22:50:00</dc:date>
            </office:change-info>
            <text:p text:style-name="P30">in the developer</text:p>
          </text:deletion>
        </text:changed-region>
        <text:changed-region xml:id="ct57424992" text:id="ct57424992">
          <text:insertion>
            <office:change-info>
              <dc:creator>Scott Anderson</dc:creator>
              <dc:date>2009-09-09T02:19:00</dc:date>
            </office:change-info>
          </text:insertion>
        </text:changed-region>
        <text:changed-region xml:id="ct57870160" text:id="ct57870160">
          <text:deletion>
            <office:change-info>
              <dc:creator>Christopher Hodapp</dc:creator>
              <dc:date>2009-09-22T22:50:00</dc:date>
            </office:change-info>
            <text:p text:style-name="P30">their</text:p>
          </text:deletion>
        </text:changed-region>
        <text:changed-region xml:id="ct57890624" text:id="ct57890624">
          <text:insertion>
            <office:change-info>
              <dc:creator>Christopher Hodapp</dc:creator>
              <dc:date>2009-09-22T22:50:00</dc:date>
            </office:change-info>
          </text:insertion>
        </text:changed-region>
        <text:changed-region xml:id="ct57878480" text:id="ct57878480">
          <text:insertion>
            <office:change-info>
              <dc:creator>Scott Anderson</dc:creator>
              <dc:date>2009-09-09T02:19:00</dc:date>
            </office:change-info>
          </text:insertion>
        </text:changed-region>
        <text:changed-region xml:id="ct57884624" text:id="ct57884624">
          <text:deletion>
            <office:change-info>
              <dc:creator>Christopher Hodapp</dc:creator>
              <dc:date>2009-09-22T22:54:00</dc:date>
            </office:change-info>
            <text:list xml:id="list4190013881216453519"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58732752" text:id="ct58732752">
          <text:insertion>
            <office:change-info>
              <dc:creator>Clement Lefebvre</dc:creator>
              <dc:date>2010-05-13T14:47:00</dc:date>
            </office:change-info>
          </text:insertion>
        </text:changed-region>
        <text:changed-region xml:id="ct57888720" text:id="ct57888720">
          <text:insertion>
            <office:change-info>
              <dc:creator>Christopher Hodapp</dc:creator>
              <dc:date>2009-09-22T23:25:00</dc:date>
            </office:change-info>
          </text:insertion>
        </text:changed-region>
        <text:changed-region xml:id="ct57873616" text:id="ct57873616">
          <text:insertion>
            <office:change-info>
              <dc:creator>Scott Anderson</dc:creator>
              <dc:date>2009-09-09T02:19:00</dc:date>
            </office:change-info>
          </text:insertion>
        </text:changed-region>
        <text:changed-region xml:id="ct58747920" text:id="ct58747920">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58747728" text:id="ct58747728">
          <text:deletion>
            <office:change-info>
              <dc:creator>Christopher Hodapp</dc:creator>
              <dc:date>2009-06-22T18:16:00</dc:date>
            </office:change-info>
            <text:p text:style-name="P30">even what about</text:p>
          </text:deletion>
        </text:changed-region>
        <text:changed-region xml:id="ct58747536" text:id="ct58747536">
          <text:deletion>
            <office:change-info>
              <dc:creator>Scott Anderson</dc:creator>
              <dc:date>2009-09-09T02:24:00</dc:date>
            </office:change-info>
            <text:p text:style-name="P30">, but what about unknown shareware vendors or developers</text:p>
          </text:deletion>
        </text:changed-region>
        <text:changed-region xml:id="ct58747344" text:id="ct58747344">
          <text:deletion>
            <office:change-info>
              <dc:creator>Christopher Hodapp</dc:creator>
              <dc:date>2009-06-22T18:16:00</dc:date>
            </office:change-info>
            <text:p text:style-name="P30">editors</text:p>
          </text:deletion>
        </text:changed-region>
        <text:changed-region xml:id="ct58747152" text:id="ct58747152">
          <text:deletion>
            <office:change-info>
              <dc:creator>Scott Anderson</dc:creator>
              <dc:date>2009-09-09T02:24:00</dc:date>
            </office:change-info>
            <text:p text:style-name="P30"><text:s/>You can certainly trust Mozilla, OpenOffice, IBM and other famous developer</text:p>
          </text:deletion>
        </text:changed-region>
        <text:changed-region xml:id="ct58746960" text:id="ct58746960">
          <text:deletion>
            <office:change-info>
              <dc:creator>Christopher Hodapp</dc:creator>
              <dc:date>2009-06-22T18:16:00</dc:date>
            </office:change-info>
            <text:p text:style-name="P30">editor?</text:p>
          </text:deletion>
        </text:changed-region>
        <text:changed-region xml:id="ct58745776" text:id="ct58745776">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58745584" text:id="ct58745584">
          <text:deletion>
            <office:change-info>
              <dc:creator>Christopher Hodapp</dc:creator>
              <dc:date>2009-06-22T18:15:00</dc:date>
            </office:change-info>
            <text:p text:style-name="P30">editor</text:p>
          </text:deletion>
        </text:changed-region>
        <text:changed-region xml:id="ct58745392" text:id="ct58745392">
          <text:deletion>
            <office:change-info>
              <dc:creator>Scott Anderson</dc:creator>
              <dc:date>2009-09-09T02:24:00</dc:date>
            </office:change-info>
            <text:p text:style-name="P30">, are you sure this developer</text:p>
          </text:deletion>
        </text:changed-region>
        <text:changed-region xml:id="ct58745200" text:id="ct58745200">
          <text:deletion>
            <office:change-info>
              <dc:creator>Christopher Hodapp</dc:creator>
              <dc:date>2009-06-22T18:15:00</dc:date>
            </office:change-info>
            <text:p text:style-name="P30">editor</text:p>
          </text:deletion>
        </text:changed-region>
        <text:changed-region xml:id="ct57877952" text:id="ct57877952">
          <text:deletion>
            <office:change-info>
              <dc:creator>Scott Anderson</dc:creator>
              <dc:date>2009-09-09T02:24:00</dc:date>
            </office:change-info>
            <text:p text:style-name="P30">hen you add to it some software from another </text:p>
          </text:deletion>
        </text:changed-region>
        <text:changed-region xml:id="ct57877760" text:id="ct57877760">
          <text:deletion>
            <office:change-info>
              <dc:creator>Christopher Hodapp</dc:creator>
              <dc:date>2009-06-22T18:15:00</dc:date>
            </office:change-info>
            <text:p text:style-name="P30">W</text:p>
          </text:deletion>
        </text:changed-region>
        <text:changed-region xml:id="ct58732560" text:id="ct58732560">
          <text:deletion>
            <office:change-info>
              <dc:creator>Scott Anderson</dc:creator>
              <dc:date>2009-09-09T02:24:00</dc:date>
            </office:change-info>
            <text:p text:style-name="P30">w </text:p>
          </text:deletion>
        </text:changed-region>
        <text:changed-region xml:id="ct58732368" text:id="ct58732368">
          <text:deletion>
            <office:change-info>
              <dc:creator>Christopher Hodapp</dc:creator>
              <dc:date>2009-06-22T18:15:00</dc:date>
            </office:change-info>
            <text:p text:style-name="P30">.</text:p>
          </text:deletion>
        </text:changed-region>
        <text:changed-region xml:id="ct57882400" text:id="ct57882400">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58738976" text:id="ct58738976">
          <text:deletion>
            <office:change-info>
              <dc:creator>Scott Anderson</dc:creator>
              <dc:date>2009-09-09T02:19:00</dc:date>
            </office:change-info>
            <text:p text:style-name="P30"><text:s/></text:p>
          </text:deletion>
        </text:changed-region>
        <text:changed-region xml:id="ct58736640" text:id="ct58736640">
          <text:deletion>
            <office:change-info>
              <dc:creator>Scott Anderson</dc:creator>
              <dc:date>2009-09-09T02:10:00</dc:date>
            </office:change-info>
            <text:p text:style-name="P30">…</text:p>
          </text:deletion>
        </text:changed-region>
        <text:changed-region xml:id="ct57883552" text:id="ct57883552">
          <text:deletion>
            <office:change-info>
              <dc:creator>Scott Anderson</dc:creator>
              <dc:date>2009-09-09T02:19:00</dc:date>
            </office:change-info>
            <text:p text:style-name="P30"><text:s/>you need a decompression tool, an office suite, an antivirus, etc</text:p>
          </text:deletion>
        </text:changed-region>
        <text:changed-region xml:id="ct58740128" text:id="ct58740128">
          <text:deletion>
            <office:change-info>
              <dc:creator>Scott Anderson</dc:creator>
              <dc:date>2009-09-09T02:09:00</dc:date>
            </office:change-info>
            <text:p text:style-name="P30">…</text:p>
          </text:deletion>
        </text:changed-region>
        <text:changed-region xml:id="ct57882096" text:id="ct57882096">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57883008" text:id="ct5788300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57886400" text:id="ct57886400">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57888384" text:id="ct57888384">
          <text:deletion>
            <office:change-info>
              <dc:creator>Christopher Hodapp</dc:creator>
              <dc:date>2009-06-22T18:13:00</dc:date>
            </office:change-info>
            <text:p text:style-name="P30">you</text:p>
          </text:deletion>
        </text:changed-region>
        <text:changed-region xml:id="ct58744688" text:id="ct58744688">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58748112" text:id="ct58748112">
          <text:insertion>
            <office:change-info>
              <dc:creator>Scott Anderson</dc:creator>
              <dc:date>2009-09-09T02:24:00</dc:date>
            </office:change-info>
          </text:insertion>
        </text:changed-region>
        <text:changed-region xml:id="ct57933136" text:id="ct57933136">
          <text:insertion>
            <office:change-info>
              <dc:creator>Scott Anderson</dc:creator>
              <dc:date>2009-09-09T02:25:00</dc:date>
            </office:change-info>
          </text:insertion>
        </text:changed-region>
        <text:changed-region xml:id="ct57890400" text:id="ct57890400">
          <text:insertion>
            <office:change-info>
              <dc:creator>Scott Anderson</dc:creator>
              <dc:date>2009-09-09T03:43:00</dc:date>
            </office:change-info>
          </text:insertion>
        </text:changed-region>
        <text:changed-region xml:id="ct57890032" text:id="ct57890032">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57942192" text:id="ct57942192">
          <text:insertion>
            <office:change-info>
              <dc:creator>Scott Anderson</dc:creator>
              <dc:date>2009-09-09T02:34:00</dc:date>
            </office:change-info>
          </text:insertion>
        </text:changed-region>
        <text:changed-region xml:id="ct58751920" text:id="ct58751920">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58751728" text:id="ct58751728">
          <text:deletion>
            <office:change-info>
              <dc:creator>Christopher Hodapp</dc:creator>
              <dc:date>2009-06-22T18:20:00</dc:date>
            </office:change-info>
            <text:p text:style-name="P37"><text:s/>the more you instal</text:p>
          </text:deletion>
        </text:changed-region>
        <text:changed-region xml:id="ct58751536" text:id="ct58751536">
          <text:deletion>
            <office:change-info>
              <dc:creator>Christopher Hodapp</dc:creator>
              <dc:date>2009-06-22T18:19:00</dc:date>
            </office:change-info>
            <text:p text:style-name="P37">l software</text:p>
          </text:deletion>
        </text:changed-region>
        <text:changed-region xml:id="ct57942416" text:id="ct57942416">
          <text:deletion>
            <office:change-info>
              <dc:creator>Christopher Hodapp</dc:creator>
              <dc:date>2009-06-22T18:20:00</dc:date>
            </office:change-info>
            <text:p text:style-name="P37"><text:s/>the more you have software applications which come with the same libraries</text:p>
          </text:deletion>
        </text:changed-region>
        <text:changed-region xml:id="ct57936992" text:id="ct57936992">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57867408" text:id="ct57867408">
          <text:deletion>
            <office:change-info>
              <dc:creator>Christopher Hodapp</dc:creator>
              <dc:date>2009-06-22T18:18:00</dc:date>
            </office:change-info>
            <text:p text:style-name="P37">don’t only </text:p>
          </text:deletion>
        </text:changed-region>
        <text:changed-region xml:id="ct58749904" text:id="ct58749904">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58752112" text:id="ct58752112">
          <text:insertion>
            <office:change-info>
              <dc:creator>Christopher Hodapp</dc:creator>
              <dc:date>2009-06-22T18:22:00</dc:date>
            </office:change-info>
          </text:insertion>
        </text:changed-region>
        <text:changed-region xml:id="ct58753840" text:id="ct58753840">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58753648" text:id="ct58753648">
          <text:deletion>
            <office:change-info>
              <dc:creator>Christopher Hodapp</dc:creator>
              <dc:date>2009-06-22T18:20:00</dc:date>
            </office:change-info>
            <text:p text:style-name="P37">aat thr ext</text:p>
          </text:deletion>
        </text:changed-region>
        <text:changed-region xml:id="ct58753456" text:id="ct58753456">
          <text:deletion>
            <office:change-info>
              <dc:creator>Christopher Hodapp</dc:creator>
              <dc:date>2009-06-22T18:22:00</dc:date>
            </office:change-info>
            <text:p text:style-name="P37"/>
            <text:p text:style-name="P37">Software management is radically better in Linux</text:p>
          </text:deletion>
        </text:changed-region>
        <text:changed-region xml:id="ct58753264" text:id="ct58753264">
          <text:deletion>
            <office:change-info>
              <dc:creator>Christopher Hodapp</dc:creator>
              <dc:date>2009-06-22T18:21:00</dc:date>
            </office:change-info>
            <text:p text:style-name="P37"><text:s/>and in all modern operating systems</text:p>
          </text:deletion>
        </text:changed-region>
        <text:changed-region xml:id="ct58753072" text:id="ct58753072">
          <text:deletion>
            <office:change-info>
              <dc:creator>Christopher Hodapp</dc:creator>
              <dc:date>2009-06-22T18:22:00</dc:date>
            </office:change-info>
            <text:p text:style-name="P37">. Software is organized into</text:p>
          </text:deletion>
        </text:changed-region>
        <text:changed-region xml:id="ct58752880" text:id="ct58752880">
          <text:deletion>
            <office:change-info>
              <dc:creator>Christopher Hodapp</dc:creator>
              <dc:date>2009-06-22T18:21:00</dc:date>
            </office:change-info>
            <text:p text:style-name="P37"><text:s/>ackagesdefine</text:p>
          </text:deletion>
        </text:changed-region>
        <text:changed-region xml:id="ct58752688" text:id="ct58752688">
          <text:deletion>
            <office:change-info>
              <dc:creator>Christopher Hodapp</dc:creator>
              <dc:date>2009-06-22T18:22:00</dc:date>
            </office:change-info>
            <text:p text:style-name="P37"><text:s/>pieces </text:p>
          </text:deletion>
        </text:changed-region>
        <text:changed-region xml:id="ct58752496" text:id="ct58752496">
          <text:deletion>
            <office:change-info>
              <dc:creator>Christopher Hodapp</dc:creator>
              <dc:date>2009-06-22T18:21:00</dc:date>
            </office:change-info>
            <text:p text:style-name="P37">of software that caeend </text:p>
          </text:deletion>
        </text:changed-region>
        <text:changed-region xml:id="ct58752304" text:id="ct58752304">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58754032" text:id="ct58754032">
          <text:insertion>
            <office:change-info>
              <dc:creator>Scott Anderson</dc:creator>
              <dc:date>2009-09-09T02:39:00</dc:date>
            </office:change-info>
          </text:insertion>
        </text:changed-region>
        <text:changed-region xml:id="ct58754240" text:id="ct58754240">
          <text:insertion>
            <office:change-info>
              <dc:creator>Scott Anderson</dc:creator>
              <dc:date>2009-09-09T02:40:00</dc:date>
            </office:change-info>
          </text:insertion>
        </text:changed-region>
        <text:changed-region xml:id="ct58754848" text:id="ct58754848">
          <text:insertion>
            <office:change-info>
              <dc:creator>Christopher Hodapp</dc:creator>
              <dc:date>2009-06-22T18:22:00</dc:date>
            </office:change-info>
          </text:insertion>
        </text:changed-region>
        <text:changed-region xml:id="ct58754432" text:id="ct58754432">
          <text:insertion>
            <office:change-info>
              <dc:creator>Scott Anderson</dc:creator>
              <dc:date>2009-09-09T03:45:00</dc:date>
            </office:change-info>
          </text:insertion>
        </text:changed-region>
        <text:changed-region xml:id="ct58754624" text:id="ct58754624">
          <text:insertion>
            <office:change-info>
              <dc:creator>Scott Anderson</dc:creator>
              <dc:date>2009-09-09T02:43:00</dc:date>
            </office:change-info>
          </text:insertion>
        </text:changed-region>
        <text:changed-region xml:id="ct58755040" text:id="ct58755040">
          <text:insertion>
            <office:change-info>
              <dc:creator>Scott Anderson</dc:creator>
              <dc:date>2009-09-09T02:44:00</dc:date>
            </office:change-info>
          </text:insertion>
        </text:changed-region>
        <text:changed-region xml:id="ct58755232" text:id="ct58755232">
          <text:insertion>
            <office:change-info>
              <dc:creator>Scott Anderson</dc:creator>
              <dc:date>2009-09-09T02:45:00</dc:date>
            </office:change-info>
          </text:insertion>
        </text:changed-region>
        <text:changed-region xml:id="ct57951456" text:id="ct57951456">
          <text:insertion>
            <office:change-info>
              <dc:creator>Scott Anderson</dc:creator>
              <dc:date>2009-09-09T02:46:00</dc:date>
            </office:change-info>
          </text:insertion>
        </text:changed-region>
        <text:changed-region xml:id="ct57952752" text:id="ct57952752">
          <text:insertion>
            <office:change-info>
              <dc:creator>Scott Anderson</dc:creator>
              <dc:date>2009-09-09T03:04:00</dc:date>
            </office:change-info>
          </text:insertion>
        </text:changed-region>
        <text:changed-region xml:id="ct57963984" text:id="ct57963984">
          <text:insertion>
            <office:change-info>
              <dc:creator>Scott Anderson</dc:creator>
              <dc:date>2009-09-09T03:46:00</dc:date>
            </office:change-info>
          </text:insertion>
        </text:changed-region>
        <text:changed-region xml:id="ct57964272" text:id="ct57964272">
          <text:insertion>
            <office:change-info>
              <dc:creator>Scott Anderson</dc:creator>
              <dc:date>2009-09-09T02:47:00</dc:date>
            </office:change-info>
          </text:insertion>
        </text:changed-region>
        <text:changed-region xml:id="ct57959600" text:id="ct57959600">
          <text:insertion>
            <office:change-info>
              <dc:creator>Scott Anderson</dc:creator>
              <dc:date>2009-09-09T02:49:00</dc:date>
            </office:change-info>
          </text:insertion>
        </text:changed-region>
        <text:changed-region xml:id="ct58760912" text:id="ct58760912">
          <text:insertion>
            <office:change-info>
              <dc:creator>Scott Anderson</dc:creator>
              <dc:date>2009-09-09T02:50:00</dc:date>
            </office:change-info>
          </text:insertion>
        </text:changed-region>
        <text:changed-region xml:id="ct57965392" text:id="ct57965392">
          <text:insertion>
            <office:change-info>
              <dc:creator>Scott Anderson</dc:creator>
              <dc:date>2009-09-09T02:54:00</dc:date>
            </office:change-info>
          </text:insertion>
        </text:changed-region>
        <text:changed-region xml:id="ct57965680" text:id="ct57965680">
          <text:insertion>
            <office:change-info>
              <dc:creator>Scott Anderson</dc:creator>
              <dc:date>2009-09-09T02:55:00</dc:date>
            </office:change-info>
          </text:insertion>
        </text:changed-region>
        <text:changed-region xml:id="ct57966032" text:id="ct57966032">
          <text:insertion>
            <office:change-info>
              <dc:creator>Scott Anderson</dc:creator>
              <dc:date>2009-09-09T03:06:00</dc:date>
            </office:change-info>
          </text:insertion>
        </text:changed-region>
        <text:changed-region xml:id="ct57957440" text:id="ct57957440">
          <text:insertion>
            <office:change-info>
              <dc:creator>Scott Anderson</dc:creator>
              <dc:date>2009-09-09T02:55:00</dc:date>
            </office:change-info>
          </text:insertion>
        </text:changed-region>
        <text:changed-region xml:id="ct57966736" text:id="ct57966736">
          <text:insertion>
            <office:change-info>
              <dc:creator>Scott Anderson</dc:creator>
              <dc:date>2009-09-09T02:56:00</dc:date>
            </office:change-info>
          </text:insertion>
        </text:changed-region>
        <text:changed-region xml:id="ct57967440" text:id="ct57967440">
          <text:insertion>
            <office:change-info>
              <dc:creator>Scott Anderson</dc:creator>
              <dc:date>2009-09-09T02:57:00</dc:date>
            </office:change-info>
          </text:insertion>
        </text:changed-region>
        <text:changed-region xml:id="ct58755424" text:id="ct58755424">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57949424" text:id="ct57949424">
          <text:deletion>
            <office:change-info>
              <dc:creator>Scott Anderson</dc:creator>
              <dc:date>2009-09-09T02:43:00</dc:date>
            </office:change-info>
            <text:p text:style-name="P37">guarantee</text:p>
          </text:deletion>
        </text:changed-region>
        <text:changed-region xml:id="ct57947392" text:id="ct57947392">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57966384" text:id="ct57966384">
          <text:deletion>
            <office:change-info>
              <dc:creator>Unknown Author</dc:creator>
              <dc:date>2009-07-30T09:44:00</dc:date>
            </office:change-info>
            <text:p text:style-name="P37">s</text:p>
          </text:deletion>
        </text:changed-region>
        <text:changed-region xml:id="ct57967088" text:id="ct57967088">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58755616" text:id="ct58755616">
          <text:insertion>
            <office:change-info>
              <dc:creator>Scott Anderson</dc:creator>
              <dc:date>2009-09-09T02:59:00</dc:date>
            </office:change-info>
          </text:insertion>
        </text:changed-region>
        <text:changed-region xml:id="ct57968976" text:id="ct57968976">
          <text:insertion>
            <office:change-info>
              <dc:creator>Christopher Hodapp</dc:creator>
              <dc:date>2009-09-22T22:59:00</dc:date>
            </office:change-info>
          </text:insertion>
        </text:changed-region>
        <text:changed-region xml:id="ct58505648" text:id="ct58505648">
          <text:insertion>
            <office:change-info>
              <dc:creator>Scott Anderson</dc:creator>
              <dc:date>2009-09-09T02:59:00</dc:date>
            </office:change-info>
          </text:insertion>
        </text:changed-region>
        <text:changed-region xml:id="ct58756496" text:id="ct58756496">
          <text:insertion>
            <office:change-info>
              <dc:creator>Christopher Hodapp</dc:creator>
              <dc:date>2009-09-22T22:59:00</dc:date>
            </office:change-info>
          </text:insertion>
        </text:changed-region>
        <text:changed-region xml:id="ct58756688" text:id="ct58756688">
          <text:insertion>
            <office:change-info>
              <dc:creator>Scott Anderson</dc:creator>
              <dc:date>2009-09-09T02:59:00</dc:date>
            </office:change-info>
          </text:insertion>
        </text:changed-region>
        <text:changed-region xml:id="ct57970976" text:id="ct57970976">
          <text:insertion>
            <office:change-info>
              <dc:creator>Christopher Hodapp</dc:creator>
              <dc:date>2009-09-22T22:59:00</dc:date>
            </office:change-info>
          </text:insertion>
        </text:changed-region>
        <text:changed-region xml:id="ct57970320" text:id="ct57970320">
          <text:insertion>
            <office:change-info>
              <dc:creator>Scott Anderson</dc:creator>
              <dc:date>2009-09-09T02:59:00</dc:date>
            </office:change-info>
          </text:insertion>
        </text:changed-region>
        <text:changed-region xml:id="ct58756880" text:id="ct58756880">
          <text:deletion>
            <office:change-info>
              <dc:creator>Christopher Hodapp</dc:creator>
              <dc:date>2009-09-22T22:59:00</dc:date>
            </office:change-info>
            <text:p text:style-name="P37"><text:s/></text:p>
          </text:deletion>
        </text:changed-region>
        <text:changed-region xml:id="ct58757072" text:id="ct58757072">
          <text:insertion>
            <office:change-info>
              <dc:creator>Christopher Hodapp</dc:creator>
              <dc:date>2009-06-22T18:22:00</dc:date>
            </office:change-info>
          </text:insertion>
        </text:changed-region>
        <text:changed-region xml:id="ct58757376" text:id="ct58757376">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57568" text:id="ct58757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58512" text:id="ct58758512">
          <text:deletion>
            <office:change-info>
              <dc:creator>Christopher Hodapp</dc:creator>
              <dc:date>2009-09-22T22:59:00</dc:date>
            </office:change-info>
            <text:p text:style-name="P38">by</text:p>
          </text:deletion>
        </text:changed-region>
        <text:changed-region xml:id="ct58758176" text:id="ct58758176">
          <text:insertion>
            <office:change-info>
              <dc:creator>Christopher Hodapp</dc:creator>
              <dc:date>2009-09-22T22:59:00</dc:date>
            </office:change-info>
          </text:insertion>
        </text:changed-region>
        <text:changed-region xml:id="ct57974272" text:id="ct579742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52160" text:id="ct57952160">
          <text:deletion>
            <office:change-info>
              <dc:creator>Christopher Hodapp</dc:creator>
              <dc:date>2009-09-22T23:00:00</dc:date>
            </office:change-info>
            <text:p text:style-name="P38">Disc</text:p>
          </text:deletion>
        </text:changed-region>
        <text:changed-region xml:id="ct57961312" text:id="ct57961312">
          <text:insertion>
            <office:change-info>
              <dc:creator>Clement Lefebvre</dc:creator>
              <dc:date>2011-05-10T10:23:00</dc:date>
            </office:change-info>
          </text:insertion>
        </text:changed-region>
        <text:changed-region xml:id="ct57959792" text:id="ct57959792">
          <text:deletion>
            <office:change-info>
              <dc:creator>Clement Lefebvre</dc:creator>
              <dc:date>2011-05-10T10:23:00</dc:date>
            </office:change-info>
            <text:p text:style-name="P38">CD</text:p>
          </text:deletion>
        </text:changed-region>
        <text:changed-region xml:id="ct57972944" text:id="ct579729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64624" text:id="ct57964624">
          <text:deletion>
            <office:change-info>
              <dc:creator>Christopher Hodapp</dc:creator>
              <dc:date>2009-09-22T23:00:00</dc:date>
            </office:change-info>
            <text:p text:style-name="P38">Once your slave</text:p>
          </text:deletion>
        </text:changed-region>
        <text:changed-region xml:id="ct57959152" text:id="ct57959152">
          <text:insertion>
            <office:change-info>
              <dc:creator>Christopher Hodapp</dc:creator>
              <dc:date>2009-09-22T23:00:00</dc:date>
            </office:change-info>
          </text:insertion>
        </text:changed-region>
        <text:changed-region xml:id="ct58757776" text:id="ct587577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60720" text:id="ct58760720">
          <text:insertion>
            <office:change-info>
              <dc:creator>Scott Anderson</dc:creator>
              <dc:date>2009-09-09T03:52:00</dc:date>
            </office:change-info>
          </text:insertion>
        </text:changed-region>
        <text:changed-region xml:id="ct58757968" text:id="ct587579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58704" text:id="ct58758704">
          <text:deletion>
            <office:change-info>
              <dc:creator>Christopher Hodapp</dc:creator>
              <dc:date>2009-09-22T23:01:00</dc:date>
            </office:change-info>
            <text:p text:style-name="P38">to</text:p>
          </text:deletion>
        </text:changed-region>
        <text:changed-region xml:id="ct58758896" text:id="ct58758896">
          <text:insertion>
            <office:change-info>
              <dc:creator>Christopher Hodapp</dc:creator>
              <dc:date>2009-09-22T23:01:00</dc:date>
            </office:change-info>
          </text:insertion>
        </text:changed-region>
        <text:changed-region xml:id="ct58759168" text:id="ct58759168">
          <text:deletion>
            <office:change-info>
              <dc:creator>Christopher Hodapp</dc:creator>
              <dc:date>2009-09-22T23:01:00</dc:date>
            </office:change-info>
            <text:p text:style-name="P38"><text:s/>updating your software,</text:p>
          </text:deletion>
        </text:changed-region>
        <text:changed-region xml:id="ct58759584" text:id="ct587595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59904" text:id="ct58759904">
          <text:deletion>
            <office:change-info>
              <dc:creator>Christopher Hodapp</dc:creator>
              <dc:date>2009-09-22T23:01:00</dc:date>
            </office:change-info>
            <text:p text:style-name="P38">what</text:p>
          </text:deletion>
        </text:changed-region>
        <text:changed-region xml:id="ct58759360" text:id="ct58759360">
          <text:insertion>
            <office:change-info>
              <dc:creator>Christopher Hodapp</dc:creator>
              <dc:date>2009-09-22T23:01:00</dc:date>
            </office:change-info>
          </text:insertion>
        </text:changed-region>
        <text:changed-region xml:id="ct58760096" text:id="ct587600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880784" text:id="ct57880784">
          <text:insertion>
            <office:change-info>
              <dc:creator>Christopher Hodapp</dc:creator>
              <dc:date>2009-09-22T23:09:00</dc:date>
            </office:change-info>
          </text:insertion>
        </text:changed-region>
        <text:changed-region xml:id="ct57961616" text:id="ct57961616">
          <text:deletion>
            <office:change-info>
              <dc:creator>Christopher Hodapp</dc:creator>
              <dc:date>2009-09-22T23:09:00</dc:date>
            </office:change-info>
            <text:p text:style-name="P38"><text:s/>as you would expect</text:p>
          </text:deletion>
        </text:changed-region>
        <text:changed-region xml:id="ct57952528" text:id="ct579525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79008" text:id="ct579790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84720" text:id="ct57984720">
          <text:insertion>
            <office:change-info>
              <dc:creator>Christopher Hodapp</dc:creator>
              <dc:date>2009-09-22T23:16:00</dc:date>
            </office:change-info>
          </text:insertion>
        </text:changed-region>
        <text:changed-region xml:id="ct57983968" text:id="ct57983968">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57980528" text:id="ct57980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80224" text:id="ct57980224">
          <text:insertion>
            <office:change-info>
              <dc:creator>Christopher Hodapp</dc:creator>
              <dc:date>2009-09-22T23:26:00</dc:date>
            </office:change-info>
          </text:insertion>
        </text:changed-region>
        <text:changed-region xml:id="ct58514640" text:id="ct585146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77184" text:id="ct57977184">
          <text:insertion>
            <office:change-info>
              <dc:creator>Christopher Hodapp</dc:creator>
              <dc:date>2009-09-22T23:27:00</dc:date>
            </office:change-info>
          </text:insertion>
        </text:changed-region>
        <text:changed-region xml:id="ct57975152" text:id="ct579751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508736" text:id="ct58508736">
          <text:deletion>
            <office:change-info>
              <dc:creator>Christopher Hodapp</dc:creator>
              <dc:date>2009-09-22T23:27:00</dc:date>
            </office:change-info>
            <text:p text:style-name="P38">and of everything those actions depended on then and depend on now, </text:p>
          </text:deletion>
        </text:changed-region>
        <text:changed-region xml:id="ct57974944" text:id="ct57974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508928" text:id="ct58508928">
          <text:insertion>
            <office:change-info>
              <dc:creator>Christopher Hodapp</dc:creator>
              <dc:date>2009-09-22T23:27:00</dc:date>
            </office:change-info>
          </text:insertion>
        </text:changed-region>
        <text:changed-region xml:id="ct58783088" text:id="ct587830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83280" text:id="ct58783280">
          <text:deletion>
            <office:change-info>
              <dc:creator>Christopher Hodapp</dc:creator>
              <dc:date>2009-09-22T23:27:00</dc:date>
            </office:change-info>
            <text:p text:style-name="P38">have been taken</text:p>
          </text:deletion>
        </text:changed-region>
        <text:changed-region xml:id="ct58783808" text:id="ct58783808">
          <text:insertion>
            <office:change-info>
              <dc:creator>Christopher Hodapp</dc:creator>
              <dc:date>2009-09-22T23:27:00</dc:date>
            </office:change-info>
          </text:insertion>
        </text:changed-region>
        <text:changed-region xml:id="ct58509120" text:id="ct585091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83472" text:id="ct58783472">
          <text:deletion>
            <office:change-info>
              <dc:creator>Christopher Hodapp</dc:creator>
              <dc:date>2009-09-22T23:28:00</dc:date>
            </office:change-info>
            <text:p text:style-name="P38">st</text:p>
          </text:deletion>
        </text:changed-region>
        <text:changed-region xml:id="ct58784912" text:id="ct58784912">
          <text:insertion>
            <office:change-info>
              <dc:creator>Christopher Hodapp</dc:creator>
              <dc:date>2009-09-22T23:28:00</dc:date>
            </office:change-info>
          </text:insertion>
        </text:changed-region>
        <text:changed-region xml:id="ct57953152" text:id="ct579531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7996192" text:id="ct57996192">
          <text:deletion>
            <office:change-info>
              <dc:creator>Christopher Hodapp</dc:creator>
              <dc:date>2009-09-22T23:28:00</dc:date>
            </office:change-info>
            <text:p text:style-name="P38">any</text:p>
          </text:deletion>
        </text:changed-region>
        <text:changed-region xml:id="ct57992112" text:id="ct57992112">
          <text:insertion>
            <office:change-info>
              <dc:creator>Christopher Hodapp</dc:creator>
              <dc:date>2009-09-22T23:28:00</dc:date>
            </office:change-info>
          </text:insertion>
        </text:changed-region>
        <text:changed-region xml:id="ct58785104" text:id="ct587851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85648" text:id="ct58785648">
          <text:insertion>
            <office:change-info>
              <dc:creator>Christopher Hodapp</dc:creator>
              <dc:date>2009-09-22T23:29:00</dc:date>
            </office:change-info>
          </text:insertion>
        </text:changed-region>
        <text:changed-region xml:id="ct58787360" text:id="ct58787360">
          <text:deletion>
            <office:change-info>
              <dc:creator>Christopher Hodapp</dc:creator>
              <dc:date>2009-09-22T23:29:00</dc:date>
            </office:change-info>
            <text:p text:style-name="P38">underlying</text:p>
          </text:deletion>
        </text:changed-region>
        <text:changed-region xml:id="ct57993248" text:id="ct579932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58789696" text:id="ct58789696">
          <text:insertion>
            <office:change-info>
              <dc:creator>Christopher Hodapp</dc:creator>
              <dc:date>2009-06-22T18:26:00</dc:date>
            </office:change-info>
          </text:insertion>
        </text:changed-region>
        <text:changed-region xml:id="ct58786400" text:id="ct58786400">
          <text:insertion>
            <office:change-info>
              <dc:creator>Scott Anderson</dc:creator>
              <dc:date>2009-09-09T04:15:00</dc:date>
            </office:change-info>
          </text:insertion>
        </text:changed-region>
        <text:changed-region xml:id="ct58786592" text:id="ct58786592">
          <text:deletion>
            <office:change-info>
              <dc:creator>Scott Anderson</dc:creator>
              <dc:date>2009-09-09T04:15:00</dc:date>
            </office:change-info>
            <text:p text:style-name="P30"><text:s/>for</text:p>
          </text:deletion>
        </text:changed-region>
        <text:changed-region xml:id="ct58786832" text:id="ct58786832">
          <text:deletion>
            <office:change-info>
              <dc:creator>Christopher Hodapp</dc:creator>
              <dc:date>2009-06-22T18:26:00</dc:date>
            </office:change-info>
            <text:p text:style-name="P30">instance</text:p>
          </text:deletion>
        </text:changed-region>
        <text:changed-region xml:id="ct58787024" text:id="ct58787024">
          <text:insertion>
            <office:change-info>
              <dc:creator>Christopher Hodapp</dc:creator>
              <dc:date>2009-06-22T18:26:00</dc:date>
            </office:change-info>
          </text:insertion>
        </text:changed-region>
        <text:changed-region xml:id="ct58791264" text:id="ct58791264">
          <text:insertion>
            <office:change-info>
              <dc:creator>Christopher Hodapp</dc:creator>
              <dc:date>2009-06-22T18:26:00</dc:date>
            </office:change-info>
          </text:insertion>
        </text:changed-region>
        <text:changed-region xml:id="ct58790928" text:id="ct58790928">
          <text:insertion>
            <office:change-info>
              <dc:creator>Unknown Author</dc:creator>
              <dc:date>2009-07-30T09:44:00</dc:date>
            </office:change-info>
          </text:insertion>
        </text:changed-region>
        <text:changed-region xml:id="ct58792112" text:id="ct58792112">
          <text:deletion>
            <office:change-info>
              <dc:creator>Unknown Author</dc:creator>
              <dc:date>2009-07-30T09:44:00</dc:date>
            </office:change-info>
            <text:p text:style-name="P30">develpers</text:p>
          </text:deletion>
        </text:changed-region>
        <text:changed-region xml:id="ct58791760" text:id="ct58791760">
          <text:insertion>
            <office:change-info>
              <dc:creator>Christopher Hodapp</dc:creator>
              <dc:date>2009-06-22T18:26:00</dc:date>
            </office:change-info>
          </text:insertion>
        </text:changed-region>
        <text:changed-region xml:id="ct58792304" text:id="ct58792304">
          <text:insertion>
            <office:change-info>
              <dc:creator>Christopher Hodapp</dc:creator>
              <dc:date>2009-06-22T18:27:00</dc:date>
            </office:change-info>
          </text:insertion>
        </text:changed-region>
        <text:changed-region xml:id="ct58792496" text:id="ct58792496">
          <text:deletion>
            <office:change-info>
              <dc:creator>Christopher Hodapp</dc:creator>
              <dc:date>2009-06-22T18:27:00</dc:date>
            </office:change-info>
            <text:p text:style-name="P30">or</text:p>
          </text:deletion>
        </text:changed-region>
        <text:changed-region xml:id="ct58792688" text:id="ct58792688">
          <text:insertion>
            <office:change-info>
              <dc:creator>Christopher Hodapp</dc:creator>
              <dc:date>2009-06-22T18:27:00</dc:date>
            </office:change-info>
          </text:insertion>
        </text:changed-region>
        <text:changed-region xml:id="ct58792880" text:id="ct58792880">
          <text:insertion>
            <office:change-info>
              <dc:creator>Christopher Hodapp</dc:creator>
              <dc:date>2009-06-22T18:27:00</dc:date>
            </office:change-info>
          </text:insertion>
        </text:changed-region>
        <text:changed-region xml:id="ct58793072" text:id="ct58793072">
          <text:deletion>
            <office:change-info>
              <dc:creator>Christopher Hodapp</dc:creator>
              <dc:date>2009-06-22T18:27:00</dc:date>
            </office:change-info>
            <text:p text:style-name="P30">editors</text:p>
          </text:deletion>
        </text:changed-region>
        <text:changed-region xml:id="ct58793264" text:id="ct58793264">
          <text:insertion>
            <office:change-info>
              <dc:creator>Christopher Hodapp</dc:creator>
              <dc:date>2009-06-22T18:27:00</dc:date>
            </office:change-info>
          </text:insertion>
        </text:changed-region>
        <text:changed-region xml:id="ct58794176" text:id="ct58794176">
          <text:insertion>
            <office:change-info>
              <dc:creator>Christopher Hodapp</dc:creator>
              <dc:date>2009-06-22T18:27:00</dc:date>
            </office:change-info>
          </text:insertion>
        </text:changed-region>
        <text:changed-region xml:id="ct58793456" text:id="ct58793456">
          <text:insertion>
            <office:change-info>
              <dc:creator>Christopher Hodapp</dc:creator>
              <dc:date>2009-06-22T18:27:00</dc:date>
            </office:change-info>
          </text:insertion>
        </text:changed-region>
        <text:changed-region xml:id="ct57995552" text:id="ct57995552">
          <text:deletion>
            <office:change-info>
              <dc:creator>Christopher Hodapp</dc:creator>
              <dc:date>2009-06-22T18:28:00</dc:date>
            </office:change-info>
            <text:p text:style-name="P30">there</text:p>
          </text:deletion>
        </text:changed-region>
        <text:changed-region xml:id="ct57969344" text:id="ct57969344">
          <text:insertion>
            <office:change-info>
              <dc:creator>Christopher Hodapp</dc:creator>
              <dc:date>2009-06-22T18:28:00</dc:date>
            </office:change-info>
          </text:insertion>
        </text:changed-region>
        <text:changed-region xml:id="ct58005632" text:id="ct58005632">
          <text:insertion>
            <office:change-info>
              <dc:creator>Christopher Hodapp</dc:creator>
              <dc:date>2009-06-22T18:28:00</dc:date>
            </office:change-info>
          </text:insertion>
        </text:changed-region>
        <text:changed-region xml:id="ct58004176" text:id="ct58004176">
          <text:deletion>
            <office:change-info>
              <dc:creator>Scott Anderson</dc:creator>
              <dc:date>2009-09-09T05:50:00</dc:date>
            </office:change-info>
            <text:p text:style-name="P30"><text:s/>and a</text:p>
          </text:deletion>
        </text:changed-region>
        <text:changed-region xml:id="ct58003360" text:id="ct58003360">
          <text:insertion>
            <office:change-info>
              <dc:creator>Scott Anderson</dc:creator>
              <dc:date>2009-09-09T05:50:00</dc:date>
            </office:change-info>
          </text:insertion>
        </text:changed-region>
        <text:changed-region xml:id="ct58002656" text:id="ct58002656">
          <text:deletion>
            <office:change-info>
              <dc:creator>Scott Anderson</dc:creator>
              <dc:date>2009-09-09T05:51:00</dc:date>
            </office:change-info>
            <text:p text:style-name="P30"><text:s/>to</text:p>
          </text:deletion>
        </text:changed-region>
        <text:changed-region xml:id="ct58001264" text:id="ct58001264">
          <text:deletion>
            <office:change-info>
              <dc:creator>Scott Anderson</dc:creator>
              <dc:date>2009-09-09T05:51:00</dc:date>
            </office:change-info>
            <text:p text:style-name="P30">install the right packages</text:p>
          </text:deletion>
        </text:changed-region>
        <text:changed-region xml:id="ct58000688" text:id="ct58000688">
          <text:insertion>
            <office:change-info>
              <dc:creator>Scott Anderson</dc:creator>
              <dc:date>2009-09-09T05:51:00</dc:date>
            </office:change-info>
          </text:insertion>
        </text:changed-region>
        <text:changed-region xml:id="ct57986064" text:id="ct57986064">
          <text:insertion>
            <office:change-info>
              <dc:creator>Scott Anderson</dc:creator>
              <dc:date>2009-09-09T04:15:00</dc:date>
            </office:change-info>
          </text:insertion>
        </text:changed-region>
        <text:changed-region xml:id="ct58010000" text:id="ct58010000">
          <text:deletion>
            <office:change-info>
              <dc:creator>Clement Lefebvre</dc:creator>
              <dc:date>2010-05-13T14:47:00</dc:date>
            </office:change-info>
            <text:p text:style-name="P30">mintUpdate</text:p>
          </text:deletion>
        </text:changed-region>
        <text:changed-region xml:id="ct58010864" text:id="ct58010864">
          <text:insertion>
            <office:change-info>
              <dc:creator>Clement Lefebvre</dc:creator>
              <dc:date>2010-05-13T14:47:00</dc:date>
            </office:change-info>
          </text:insertion>
        </text:changed-region>
        <text:changed-region xml:id="ct58008688" text:id="ct58008688">
          <text:insertion>
            <office:change-info>
              <dc:creator>Scott Anderson</dc:creator>
              <dc:date>2009-09-09T05:51:00</dc:date>
            </office:change-info>
          </text:insertion>
        </text:changed-region>
        <text:changed-region xml:id="ct58791456" text:id="ct58791456">
          <text:deletion>
            <office:change-info>
              <dc:creator>Christopher Hodapp</dc:creator>
              <dc:date>2009-06-22T18:29:00</dc:date>
            </office:change-info>
            <text:p text:style-name="P30"><text:s/></text:p>
          </text:deletion>
        </text:changed-region>
        <text:changed-region xml:id="ct57993808" text:id="ct57993808">
          <text:insertion>
            <office:change-info>
              <dc:creator>Christopher Hodapp</dc:creator>
              <dc:date>2009-06-22T18:28:00</dc:date>
            </office:change-info>
          </text:insertion>
        </text:changed-region>
        <text:changed-region xml:id="ct58793904" text:id="ct58793904">
          <text:deletion>
            <office:change-info>
              <dc:creator>Christopher Hodapp</dc:creator>
              <dc:date>2009-06-22T18:28:00</dc:date>
            </office:change-info>
            <text:p text:style-name="P30"><text:s/>update </text:p>
          </text:deletion>
        </text:changed-region>
        <text:changed-region xml:id="ct58793648" text:id="ct58793648">
          <text:insertion>
            <office:change-info>
              <dc:creator>Christopher Hodapp</dc:creator>
              <dc:date>2009-06-22T18:28:00</dc:date>
            </office:change-info>
          </text:insertion>
        </text:changed-region>
        <text:changed-region xml:id="ct58795616" text:id="ct58795616">
          <text:insertion>
            <office:change-info>
              <dc:creator>Scott Anderson</dc:creator>
              <dc:date>2009-09-09T04:38:00</dc:date>
            </office:change-info>
          </text:insertion>
        </text:changed-region>
        <text:changed-region xml:id="ct57992800" text:id="ct57992800">
          <text:insertion>
            <office:change-info>
              <dc:creator>Scott Anderson</dc:creator>
              <dc:date>2009-09-09T04:38:00</dc:date>
            </office:change-info>
          </text:insertion>
        </text:changed-region>
        <text:changed-region xml:id="ct57992992" text:id="ct57992992">
          <text:insertion>
            <office:change-info>
              <dc:creator>Scott Anderson</dc:creator>
              <dc:date>2009-09-09T04:15:00</dc:date>
            </office:change-info>
          </text:insertion>
        </text:changed-region>
        <text:changed-region xml:id="ct58799200" text:id="ct58799200">
          <text:deletion>
            <office:change-info>
              <dc:creator>Christopher Hodapp</dc:creator>
              <dc:date>2009-06-22T18:29:00</dc:date>
            </office:change-info>
            <text:p text:style-name="P40">Install new applications</text:p>
            <text:p text:style-name="P40"/>
          </text:deletion>
        </text:changed-region>
        <text:changed-region xml:id="ct58012032" text:id="ct58012032">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58795808" text:id="ct58795808">
          <text:deletion>
            <office:change-info>
              <dc:creator>Christopher Hodapp</dc:creator>
              <dc:date>2009-06-22T18:29:00</dc:date>
            </office:change-info>
            <text:p text:style-name="P40">that</text:p>
          </text:deletion>
        </text:changed-region>
        <text:changed-region xml:id="ct58014464" text:id="ct58014464">
          <text:deletion>
            <office:change-info>
              <dc:creator>Scott Anderson</dc:creator>
              <dc:date>2009-09-09T04:16:00</dc:date>
            </office:change-info>
            <text:p text:style-name="P40"><text:s/>Vista didn’t come with confounds us that</text:p>
          </text:deletion>
        </text:changed-region>
        <text:changed-region xml:id="ct58008224" text:id="ct58008224">
          <text:deletion>
            <office:change-info>
              <dc:creator>Christopher Hodapp</dc:creator>
              <dc:date>2009-06-22T18:29:00</dc:date>
            </office:change-info>
            <text:p text:style-name="P40">beats us as well how</text:p>
          </text:deletion>
        </text:changed-region>
        <text:changed-region xml:id="ct58014144" text:id="ct58014144">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58013680" text:id="ct58013680">
          <text:deletion>
            <office:change-info>
              <dc:creator>Christopher Hodapp</dc:creator>
              <dc:date>2009-06-22T18:30:00</dc:date>
            </office:change-info>
            <text:p text:style-name="P30">which</text:p>
          </text:deletion>
        </text:changed-region>
        <text:changed-region xml:id="ct58799392" text:id="ct58799392">
          <text:insertion>
            <office:change-info>
              <dc:creator>Christopher Hodapp</dc:creator>
              <dc:date>2009-06-22T18:30:00</dc:date>
            </office:change-info>
          </text:insertion>
        </text:changed-region>
        <text:changed-region xml:id="ct58799584" text:id="ct58799584">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58799776" text:id="ct58799776">
          <text:deletion>
            <office:change-info>
              <dc:creator>Clement Lefebvre</dc:creator>
              <dc:date>2010-05-13T14:47:00</dc:date>
            </office:change-info>
            <text:h text:style-name="P29" text:outline-level="3">MintInstall, </text:h>
          </text:deletion>
        </text:changed-region>
        <text:changed-region xml:id="ct58800384" text:id="ct58800384">
          <text:insertion>
            <office:change-info>
              <dc:creator>Clement Lefebvre</dc:creator>
              <dc:date>2010-05-13T14:47:00</dc:date>
            </office:change-info>
          </text:insertion>
        </text:changed-region>
        <text:changed-region xml:id="ct58800576" text:id="ct58800576">
          <text:deletion>
            <office:change-info>
              <dc:creator>Clement Lefebvre</dc:creator>
              <dc:date>2010-05-13T14:47:00</dc:date>
            </office:change-info>
            <text:h text:style-name="P29" text:outline-level="3">t</text:h>
          </text:deletion>
        </text:changed-region>
        <text:changed-region xml:id="ct58012992" text:id="ct58012992">
          <text:deletion>
            <office:change-info>
              <dc:creator>Clement Lefebvre</dc:creator>
              <dc:date>2010-05-13T14:47:00</dc:date>
            </office:change-info>
            <text:p text:style-name="P5">mintInstall, </text:p>
          </text:deletion>
        </text:changed-region>
        <text:changed-region xml:id="ct58800768" text:id="ct58800768">
          <text:insertion>
            <office:change-info>
              <dc:creator>Christopher Hodapp</dc:creator>
              <dc:date>2009-09-22T23:32:00</dc:date>
            </office:change-info>
          </text:insertion>
        </text:changed-region>
        <text:changed-region xml:id="ct58800960" text:id="ct58800960">
          <text:insertion>
            <office:change-info>
              <dc:creator>Christopher Hodapp</dc:creator>
              <dc:date>2009-09-22T23:33:00</dc:date>
            </office:change-info>
          </text:insertion>
        </text:changed-region>
        <text:changed-region xml:id="ct58801152" text:id="ct58801152">
          <text:deletion>
            <office:change-info>
              <dc:creator>Christopher Hodapp</dc:creator>
              <dc:date>2009-09-22T23:32:00</dc:date>
            </office:change-info>
            <text:p text:style-name="P41"><text:s/></text:p>
          </text:deletion>
        </text:changed-region>
        <text:changed-region xml:id="ct58024864" text:id="ct58024864">
          <text:deletion>
            <office:change-info>
              <dc:creator>Scott Anderson</dc:creator>
              <dc:date>2009-09-09T04:42:00</dc:date>
            </office:change-info>
            <text:p text:style-name="P32">M</text:p>
          </text:deletion>
        </text:changed-region>
        <text:changed-region xml:id="ct58801344" text:id="ct58801344">
          <text:deletion>
            <office:change-info>
              <dc:creator>Clement Lefebvre</dc:creator>
              <dc:date>2010-05-13T14:48:00</dc:date>
            </office:change-info>
            <text:p text:style-name="P32">intMenum</text:p>
          </text:deletion>
        </text:changed-region>
        <text:changed-region xml:id="ct58009056" text:id="ct58009056">
          <text:insertion>
            <office:change-info>
              <dc:creator>Clement Lefebvre</dc:creator>
              <dc:date>2010-05-13T14:48:00</dc:date>
            </office:change-info>
          </text:insertion>
        </text:changed-region>
        <text:changed-region xml:id="ct58801616" text:id="ct5880161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58022528" text:id="ct58022528">
          <text:deletion>
            <office:change-info>
              <dc:creator>Clement Lefebvre</dc:creator>
              <dc:date>2010-05-13T14:50:00</dc:date>
            </office:change-info>
            <text:p text:style-name="P5"/>
            <text:p text:style-name="P5"/>
          </text:deletion>
        </text:changed-region>
        <text:changed-region xml:id="ct58023536" text:id="ct5802353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58801808" text:id="ct5880180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7990720" text:id="ct57990720">
          <text:insertion>
            <office:change-info>
              <dc:creator>Clement Lefebvre</dc:creator>
              <dc:date>2010-05-13T14:49:00</dc:date>
            </office:change-info>
          </text:insertion>
        </text:changed-region>
        <text:changed-region xml:id="ct58802000" text:id="ct5880200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58015376" text:id="ct58015376">
          <text:insertion>
            <office:change-info>
              <dc:creator>Clement Lefebvre</dc:creator>
              <dc:date>2010-05-13T14:49:00</dc:date>
            </office:change-info>
          </text:insertion>
        </text:changed-region>
        <text:changed-region xml:id="ct58029424" text:id="ct58029424">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58803824" text:id="ct58803824">
          <text:insertion>
            <office:change-info>
              <dc:creator>Scott Anderson</dc:creator>
              <dc:date>2009-09-09T21:47:00</dc:date>
            </office:change-info>
          </text:insertion>
        </text:changed-region>
        <text:changed-region xml:id="ct58804992" text:id="ct58804992">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58805184" text:id="ct58805184">
          <text:insertion>
            <office:change-info>
              <dc:creator>Clement Lefebvre</dc:creator>
              <dc:date>2010-05-13T14:49:00</dc:date>
            </office:change-info>
          </text:insertion>
        </text:changed-region>
        <text:changed-region xml:id="ct58805376" text:id="ct58805376">
          <text:insertion>
            <office:change-info>
              <dc:creator>Clement Lefebvre</dc:creator>
              <dc:date>2011-06-21T11:12:00</dc:date>
            </office:change-info>
          </text:insertion>
        </text:changed-region>
        <text:changed-region xml:id="ct58810160" text:id="ct58810160">
          <text:deletion>
            <office:change-info>
              <dc:creator>Clement Lefebvre</dc:creator>
              <dc:date>2011-06-21T11:12:00</dc:date>
            </office:change-info>
            <text:p text:style-name="P42"><text:span text:style-name="Internet_20_link"><text:span text:style-name="T9">t</text:span></text:span></text:p>
          </text:deletion>
        </text:changed-region>
        <text:changed-region xml:id="ct58810352" text:id="ct58810352">
          <text:deletion>
            <office:change-info>
              <dc:creator>Clement Lefebvre</dc:creator>
              <dc:date>2011-06-21T11:12:00</dc:date>
            </office:change-info>
            <text:p text:style-name="P42"><text:span text:style-name="Internet_20_link"><text:span text:style-name="T9">p</text:span></text:span></text:p>
          </text:deletion>
        </text:changed-region>
        <text:changed-region xml:id="ct58807808" text:id="ct58807808">
          <text:insertion>
            <office:change-info>
              <dc:creator>Clement Lefebvre</dc:creator>
              <dc:date>2011-06-21T11:12:00</dc:date>
            </office:change-info>
          </text:insertion>
        </text:changed-region>
        <text:changed-region xml:id="ct58808000" text:id="ct58808000">
          <text:deletion>
            <office:change-info>
              <dc:creator>Clement Lefebvre</dc:creator>
              <dc:date>2011-06-21T11:12:00</dc:date>
            </office:change-info>
            <text:p text:style-name="P42"><text:span text:style-name="Internet_20_link"><text:span text:style-name="T9">p</text:span></text:span></text:p>
          </text:deletion>
        </text:changed-region>
        <text:changed-region xml:id="ct58808816" text:id="ct58808816">
          <text:insertion>
            <office:change-info>
              <dc:creator>Clement Lefebvre</dc:creator>
              <dc:date>2011-06-21T11:12:00</dc:date>
            </office:change-info>
          </text:insertion>
        </text:changed-region>
        <text:changed-region xml:id="ct58808256" text:id="ct58808256">
          <text:insertion>
            <office:change-info>
              <dc:creator>Scott Anderson</dc:creator>
              <dc:date>2009-09-09T04:43:00</dc:date>
            </office:change-info>
          </text:insertion>
        </text:changed-region>
        <text:changed-region xml:id="ct58808448" text:id="ct58808448">
          <text:deletion>
            <office:change-info>
              <dc:creator>Scott Anderson</dc:creator>
              <dc:date>2009-09-09T04:44:00</dc:date>
            </office:change-info>
            <text:p text:style-name="P5">M</text:p>
          </text:deletion>
        </text:changed-region>
        <text:changed-region xml:id="ct58002112" text:id="ct58002112">
          <text:deletion>
            <office:change-info>
              <dc:creator>Clement Lefebvre</dc:creator>
              <dc:date>2010-05-13T14:49:00</dc:date>
            </office:change-info>
            <text:p text:style-name="P5">intMenum</text:p>
          </text:deletion>
        </text:changed-region>
        <text:changed-region xml:id="ct58038336" text:id="ct58038336">
          <text:insertion>
            <office:change-info>
              <dc:creator>Clement Lefebvre</dc:creator>
              <dc:date>2010-05-13T14:49:00</dc:date>
            </office:change-info>
          </text:insertion>
        </text:changed-region>
        <text:changed-region xml:id="ct58032512" text:id="ct58032512">
          <text:deletion>
            <office:change-info>
              <dc:creator>Scott Anderson</dc:creator>
              <dc:date>2009-09-09T04:44:00</dc:date>
            </office:change-info>
            <text:p text:style-name="P5">select</text:p>
          </text:deletion>
        </text:changed-region>
        <text:changed-region xml:id="ct58813520" text:id="ct58813520">
          <text:insertion>
            <office:change-info>
              <dc:creator>Scott Anderson</dc:creator>
              <dc:date>2009-09-09T04:44:00</dc:date>
            </office:change-info>
          </text:insertion>
        </text:changed-region>
        <text:changed-region xml:id="ct58814720" text:id="ct58814720">
          <text:deletion>
            <office:change-info>
              <dc:creator>Christopher Hodapp</dc:creator>
              <dc:date>2009-09-22T23:40:00</dc:date>
            </office:change-info>
            <text:p text:style-name="P5">M</text:p>
          </text:deletion>
        </text:changed-region>
        <text:changed-region xml:id="ct58813712" text:id="ct58813712">
          <text:deletion>
            <office:change-info>
              <dc:creator>Clement Lefebvre</dc:creator>
              <dc:date>2010-05-13T14:50:00</dc:date>
            </office:change-info>
            <text:p text:style-name="P5">intMenum</text:p>
          </text:deletion>
        </text:changed-region>
        <text:changed-region xml:id="ct58814912" text:id="ct58814912">
          <text:insertion>
            <office:change-info>
              <dc:creator>Clement Lefebvre</dc:creator>
              <dc:date>2010-05-13T14:50:00</dc:date>
            </office:change-info>
          </text:insertion>
        </text:changed-region>
        <text:changed-region xml:id="ct58815104" text:id="ct58815104">
          <text:insertion>
            <office:change-info>
              <dc:creator>Christopher Hodapp</dc:creator>
              <dc:date>2009-06-22T19:01:00</dc:date>
            </office:change-info>
          </text:insertion>
        </text:changed-region>
        <text:changed-region xml:id="ct58815808" text:id="ct58815808">
          <text:deletion>
            <office:change-info>
              <dc:creator>Clement Lefebvre</dc:creator>
              <dc:date>2010-05-13T14:50:00</dc:date>
            </office:change-info>
            <text:p text:style-name="P25">mintInstall</text:p>
          </text:deletion>
        </text:changed-region>
        <text:changed-region xml:id="ct58020400" text:id="ct58020400">
          <text:insertion>
            <office:change-info>
              <dc:creator>Clement Lefebvre</dc:creator>
              <dc:date>2010-05-13T14:50:00</dc:date>
            </office:change-info>
          </text:insertion>
        </text:changed-region>
        <text:changed-region xml:id="ct58816000" text:id="ct58816000">
          <text:insertion>
            <office:change-info>
              <dc:creator>Clement Lefebvre</dc:creator>
              <dc:date>2010-05-13T14:51:00</dc:date>
            </office:change-info>
          </text:insertion>
        </text:changed-region>
        <text:changed-region xml:id="ct58816192" text:id="ct58816192">
          <text:insertion>
            <office:change-info>
              <dc:creator>Christopher Hodapp</dc:creator>
              <dc:date>2009-06-22T19:01:00</dc:date>
            </office:change-info>
          </text:insertion>
        </text:changed-region>
        <text:changed-region xml:id="ct58816384" text:id="ct58816384">
          <text:insertion>
            <office:change-info>
              <dc:creator>Scott Anderson</dc:creator>
              <dc:date>2009-09-09T04:44:00</dc:date>
            </office:change-info>
          </text:insertion>
        </text:changed-region>
        <text:changed-region xml:id="ct58817072" text:id="ct58817072">
          <text:deletion>
            <office:change-info>
              <dc:creator>Scott Anderson</dc:creator>
              <dc:date>2009-09-09T06:03:00</dc:date>
            </office:change-info>
            <text:p text:style-name="P5">h</text:p>
          </text:deletion>
        </text:changed-region>
        <text:changed-region xml:id="ct58817264" text:id="ct58817264">
          <text:insertion>
            <office:change-info>
              <dc:creator>Scott Anderson</dc:creator>
              <dc:date>2009-09-09T06:04:00</dc:date>
            </office:change-info>
          </text:insertion>
        </text:changed-region>
        <text:changed-region xml:id="ct58023792" text:id="ct58023792">
          <text:deletion>
            <office:change-info>
              <dc:creator>Christopher Hodapp</dc:creator>
              <dc:date>2009-06-22T19:02:00</dc:date>
            </office:change-info>
            <text:p text:style-name="P5">it’s not always like this</text:p>
          </text:deletion>
        </text:changed-region>
        <text:changed-region xml:id="ct58042688" text:id="ct58042688">
          <text:insertion>
            <office:change-info>
              <dc:creator>Christopher Hodapp</dc:creator>
              <dc:date>2009-06-22T19:02:00</dc:date>
            </office:change-info>
          </text:insertion>
        </text:changed-region>
        <text:changed-region xml:id="ct58043856" text:id="ct58043856">
          <text:insertion>
            <office:change-info>
              <dc:creator>Christopher Hodapp</dc:creator>
              <dc:date>2009-06-22T19:02:00</dc:date>
            </office:change-info>
          </text:insertion>
        </text:changed-region>
        <text:changed-region xml:id="ct58044048" text:id="ct58044048">
          <text:deletion>
            <office:change-info>
              <dc:creator>Christopher Hodapp</dc:creator>
              <dc:date>2009-06-22T19:02:00</dc:date>
            </office:change-info>
            <text:p text:style-name="P5"><text:s/>sometimes </text:p>
          </text:deletion>
        </text:changed-region>
        <text:changed-region xml:id="ct58047392" text:id="ct58047392">
          <text:insertion>
            <office:change-info>
              <dc:creator>Christopher Hodapp</dc:creator>
              <dc:date>2009-06-22T19:02:00</dc:date>
            </office:change-info>
          </text:insertion>
        </text:changed-region>
        <text:changed-region xml:id="ct58817984" text:id="ct58817984">
          <text:deletion>
            <office:change-info>
              <dc:creator>Clement Lefebvre</dc:creator>
              <dc:date>2010-05-13T14:51:00</dc:date>
            </office:change-info>
            <text:h text:style-name="P29" text:outline-level="3">mint</text:h>
          </text:deletion>
        </text:changed-region>
        <text:changed-region xml:id="ct58819200" text:id="ct58819200">
          <text:insertion>
            <office:change-info>
              <dc:creator>Clement Lefebvre</dc:creator>
              <dc:date>2010-05-13T14:51:00</dc:date>
            </office:change-info>
          </text:insertion>
        </text:changed-region>
        <text:changed-region xml:id="ct58010384" text:id="ct58010384">
          <text:deletion>
            <office:change-info>
              <dc:creator>Clement Lefebvre</dc:creator>
              <dc:date>2010-05-13T14:51:00</dc:date>
            </office:change-info>
            <text:p text:style-name="P5">mintMenu</text:p>
          </text:deletion>
        </text:changed-region>
        <text:changed-region xml:id="ct58819472" text:id="ct58819472">
          <text:insertion>
            <office:change-info>
              <dc:creator>Clement Lefebvre</dc:creator>
              <dc:date>2010-05-13T14:51:00</dc:date>
            </office:change-info>
          </text:insertion>
        </text:changed-region>
        <text:changed-region xml:id="ct58819664" text:id="ct58819664">
          <text:deletion>
            <office:change-info>
              <dc:creator>Clement Lefebvre</dc:creator>
              <dc:date>2010-05-13T14:51:00</dc:date>
            </office:change-info>
            <text:p text:style-name="P5">MintMenu</text:p>
          </text:deletion>
        </text:changed-region>
        <text:changed-region xml:id="ct58822176" text:id="ct58822176">
          <text:insertion>
            <office:change-info>
              <dc:creator>Clement Lefebvre</dc:creator>
              <dc:date>2010-05-13T14:51:00</dc:date>
            </office:change-info>
          </text:insertion>
        </text:changed-region>
        <text:changed-region xml:id="ct58828992" text:id="ct58828992">
          <text:deletion>
            <office:change-info>
              <dc:creator>Clement Lefebvre</dc:creator>
              <dc:date>2010-11-10T16:03:00</dc:date>
            </office:change-info>
            <text:p text:style-name="P5"/>
            <text:p text:style-name="P5"/>
          </text:deletion>
        </text:changed-region>
        <text:changed-region xml:id="ct58829184" text:id="ct58829184">
          <text:insertion>
            <office:change-info>
              <dc:creator>Clement Lefebvre</dc:creator>
              <dc:date>2010-05-13T14:51:00</dc:date>
            </office:change-info>
          </text:insertion>
        </text:changed-region>
        <text:changed-region xml:id="ct58045488" text:id="ct58045488">
          <text:deletion>
            <office:change-info>
              <dc:creator>Christopher Hodapp</dc:creator>
              <dc:date>2009-09-22T23:41:00</dc:date>
            </office:change-info>
            <text:p text:style-name="P5">M</text:p>
          </text:deletion>
        </text:changed-region>
        <text:changed-region xml:id="ct58821104" text:id="ct58821104">
          <text:deletion>
            <office:change-info>
              <dc:creator>Clement Lefebvre</dc:creator>
              <dc:date>2010-05-13T14:52:00</dc:date>
            </office:change-info>
            <text:p text:style-name="P5">intMenum</text:p>
          </text:deletion>
        </text:changed-region>
        <text:changed-region xml:id="ct58821376" text:id="ct58821376">
          <text:insertion>
            <office:change-info>
              <dc:creator>Clement Lefebvre</dc:creator>
              <dc:date>2010-05-13T14:52:00</dc:date>
            </office:change-info>
          </text:insertion>
        </text:changed-region>
        <text:changed-region xml:id="ct58822560" text:id="ct58822560">
          <text:deletion>
            <office:change-info>
              <dc:creator>Scott Anderson</dc:creator>
              <dc:date>2009-09-09T21:47:00</dc:date>
            </office:change-info>
            <text:p text:style-name="P20"/>
            <text:p text:style-name="P20"/>
          </text:deletion>
        </text:changed-region>
        <text:changed-region xml:id="ct58822752" text:id="ct58822752">
          <text:deletion>
            <office:change-info>
              <dc:creator>Scott Anderson</dc:creator>
              <dc:date>2009-09-09T21:47:00</dc:date>
            </office:change-info>
            <text:p text:style-name="P25"/>
            <text:p text:style-name="P25"/>
          </text:deletion>
        </text:changed-region>
        <text:changed-region xml:id="ct58823024" text:id="ct58823024">
          <text:deletion>
            <office:change-info>
              <dc:creator>Scott Anderson</dc:creator>
              <dc:date>2009-09-09T21:48:00</dc:date>
            </office:change-info>
            <text:p text:style-name="P5"/>
            <text:p text:style-name="P5"/>
          </text:deletion>
        </text:changed-region>
        <text:changed-region xml:id="ct58823600" text:id="ct58823600">
          <text:deletion>
            <office:change-info>
              <dc:creator>Scott Anderson</dc:creator>
              <dc:date>2009-09-09T21:48:00</dc:date>
            </office:change-info>
            <text:h text:style-name="P29" text:outline-level="3"/>
            <text:h text:style-name="P29" text:outline-level="3"/>
          </text:deletion>
        </text:changed-region>
        <text:changed-region xml:id="ct58823984" text:id="ct58823984">
          <text:deletion>
            <office:change-info>
              <dc:creator>Christopher Hodapp</dc:creator>
              <dc:date>2009-06-22T19:03:00</dc:date>
            </office:change-info>
            <text:p text:style-name="P5">And y</text:p>
          </text:deletion>
        </text:changed-region>
        <text:changed-region xml:id="ct58824640" text:id="ct58824640">
          <text:insertion>
            <office:change-info>
              <dc:creator>Christopher Hodapp</dc:creator>
              <dc:date>2009-06-22T19:03:00</dc:date>
            </office:change-info>
          </text:insertion>
        </text:changed-region>
        <text:changed-region xml:id="ct58824256" text:id="ct58824256">
          <text:deletion>
            <office:change-info>
              <dc:creator>Christopher Hodapp</dc:creator>
              <dc:date>2009-09-22T23:41:00</dc:date>
            </office:change-info>
            <text:p text:style-name="P5">M</text:p>
          </text:deletion>
        </text:changed-region>
        <text:changed-region xml:id="ct57990144" text:id="ct57990144">
          <text:deletion>
            <office:change-info>
              <dc:creator>Clement Lefebvre</dc:creator>
              <dc:date>2010-05-13T14:52:00</dc:date>
            </office:change-info>
            <text:p text:style-name="P5">intMenum</text:p>
          </text:deletion>
        </text:changed-region>
        <text:changed-region xml:id="ct58824448" text:id="ct58824448">
          <text:insertion>
            <office:change-info>
              <dc:creator>Clement Lefebvre</dc:creator>
              <dc:date>2010-05-13T14:52:00</dc:date>
            </office:change-info>
          </text:insertion>
        </text:changed-region>
        <text:changed-region xml:id="ct58054704" text:id="ct58054704">
          <text:deletion>
            <office:change-info>
              <dc:creator>Scott Anderson</dc:creator>
              <dc:date>2009-09-09T21:47:00</dc:date>
            </office:change-info>
            <text:p text:style-name="P5"/>
            <text:p text:style-name="P5"/>
          </text:deletion>
        </text:changed-region>
        <text:changed-region xml:id="ct58051088" text:id="ct58051088">
          <text:deletion>
            <office:change-info>
              <dc:creator>Christopher Hodapp</dc:creator>
              <dc:date>2009-06-22T19:37:00</dc:date>
            </office:change-info>
            <text:p text:style-name="P5">can</text:p>
          </text:deletion>
        </text:changed-region>
        <text:changed-region xml:id="ct58054000" text:id="ct58054000">
          <text:insertion>
            <office:change-info>
              <dc:creator>Christopher Hodapp</dc:creator>
              <dc:date>2009-06-22T19:37:00</dc:date>
            </office:change-info>
          </text:insertion>
        </text:changed-region>
        <text:changed-region xml:id="ct58052976" text:id="ct58052976">
          <text:deletion>
            <office:change-info>
              <dc:creator>Christopher Hodapp</dc:creator>
              <dc:date>2009-06-22T19:38:00</dc:date>
            </office:change-info>
            <text:p text:style-name="P5">can</text:p>
          </text:deletion>
        </text:changed-region>
        <text:changed-region xml:id="ct58830560" text:id="ct58830560">
          <text:insertion>
            <office:change-info>
              <dc:creator>Christopher Hodapp</dc:creator>
              <dc:date>2009-06-22T19:38:00</dc:date>
            </office:change-info>
          </text:insertion>
        </text:changed-region>
        <text:changed-region xml:id="ct58831488" text:id="ct58831488">
          <text:deletion>
            <office:change-info>
              <dc:creator>Christopher Hodapp</dc:creator>
              <dc:date>2009-06-22T19:38:00</dc:date>
            </office:change-info>
            <text:p text:style-name="P5">can</text:p>
          </text:deletion>
        </text:changed-region>
        <text:changed-region xml:id="ct58055632" text:id="ct58055632">
          <text:insertion>
            <office:change-info>
              <dc:creator>Christopher Hodapp</dc:creator>
              <dc:date>2009-06-22T19:38:00</dc:date>
            </office:change-info>
          </text:insertion>
        </text:changed-region>
        <text:changed-region xml:id="ct57728080" text:id="ct57728080">
          <text:deletion>
            <office:change-info>
              <dc:creator>Christopher Hodapp</dc:creator>
              <dc:date>2009-06-22T19:38:00</dc:date>
            </office:change-info>
            <text:p text:style-name="P5">getting a package update</text:p>
          </text:deletion>
        </text:changed-region>
        <text:changed-region xml:id="ct58830752" text:id="ct58830752">
          <text:insertion>
            <office:change-info>
              <dc:creator>Christopher Hodapp</dc:creator>
              <dc:date>2009-06-22T19:38:00</dc:date>
            </office:change-info>
          </text:insertion>
        </text:changed-region>
        <text:changed-region xml:id="ct57731728" text:id="ct57731728">
          <text:deletion>
            <office:change-info>
              <dc:creator>Clement Lefebvre</dc:creator>
              <dc:date>2011-05-10T14:44:00</dc:date>
            </office:change-info>
            <text:p text:style-name="P5">or you could use Synaptic and click the “Mark All Upgrades” button </text:p>
          </text:deletion>
        </text:changed-region>
        <text:changed-region xml:id="ct58832592" text:id="ct58832592">
          <text:deletion>
            <office:change-info>
              <dc:creator>Christopher Hodapp</dc:creator>
              <dc:date>2009-06-22T19:38:00</dc:date>
            </office:change-info>
            <text:p text:style-name="P5">that</text:p>
          </text:deletion>
        </text:changed-region>
        <text:changed-region xml:id="ct58832784" text:id="ct58832784">
          <text:insertion>
            <office:change-info>
              <dc:creator>Christopher Hodapp</dc:creator>
              <dc:date>2009-06-22T19:38:00</dc:date>
            </office:change-info>
          </text:insertion>
        </text:changed-region>
        <text:changed-region xml:id="ct58832976" text:id="ct58832976">
          <text:deletion>
            <office:change-info>
              <dc:creator>Christopher Hodapp</dc:creator>
              <dc:date>2009-06-22T19:39:00</dc:date>
            </office:change-info>
            <text:p text:style-name="P5">simply because</text:p>
          </text:deletion>
        </text:changed-region>
        <text:changed-region xml:id="ct58833488" text:id="ct58833488">
          <text:insertion>
            <office:change-info>
              <dc:creator>Christopher Hodapp</dc:creator>
              <dc:date>2009-06-22T19:39:00</dc:date>
            </office:change-info>
          </text:insertion>
        </text:changed-region>
        <text:changed-region xml:id="ct58834000" text:id="ct58834000">
          <text:deletion>
            <office:change-info>
              <dc:creator>Clement Lefebvre</dc:creator>
              <dc:date>2011-05-10T14:44:00</dc:date>
            </office:change-info>
            <text:p text:style-name="P5">he</text:p>
          </text:deletion>
        </text:changed-region>
        <text:changed-region xml:id="ct58833168" text:id="ct58833168">
          <text:deletion>
            <office:change-info>
              <dc:creator>Clement Lefebvre</dc:creator>
              <dc:date>2011-06-27T09:18:00</dc:date>
            </office:change-info>
            <text:p text:style-name="P5">t</text:p>
          </text:deletion>
        </text:changed-region>
        <text:changed-region xml:id="ct58833680" text:id="ct58833680">
          <text:insertion>
            <office:change-info>
              <dc:creator>Clement Lefebvre</dc:creator>
              <dc:date>2011-05-10T14:44:00</dc:date>
            </office:change-info>
          </text:insertion>
        </text:changed-region>
        <text:changed-region xml:id="ct58834192" text:id="ct58834192">
          <text:deletion>
            <office:change-info>
              <dc:creator>Clement Lefebvre</dc:creator>
              <dc:date>2011-05-10T14:45:00</dc:date>
            </office:change-info>
            <text:p text:style-name="P5">se tools don’t </text:p>
          </text:deletion>
        </text:changed-region>
        <text:changed-region xml:id="ct58071872" text:id="ct58071872">
          <text:deletion>
            <office:change-info>
              <dc:creator>Christopher Hodapp</dc:creator>
              <dc:date>2009-06-22T19:39:00</dc:date>
            </office:change-info>
            <text:p text:style-name="P5">when it comes to</text:p>
          </text:deletion>
        </text:changed-region>
        <text:changed-region xml:id="ct58069232" text:id="ct58069232">
          <text:insertion>
            <office:change-info>
              <dc:creator>Christopher Hodapp</dc:creator>
              <dc:date>2009-06-22T19:39:00</dc:date>
            </office:change-info>
          </text:insertion>
        </text:changed-region>
        <text:changed-region xml:id="ct58834384" text:id="ct58834384">
          <text:deletion>
            <office:change-info>
              <dc:creator>Christopher Hodapp</dc:creator>
              <dc:date>2009-06-22T19:39:00</dc:date>
            </office:change-info>
            <text:p text:style-name="P5"><text:s/>applying </text:p>
          </text:deletion>
        </text:changed-region>
        <text:changed-region xml:id="ct58835040" text:id="ct58835040">
          <text:insertion>
            <office:change-info>
              <dc:creator>Christopher Hodapp</dc:creator>
              <dc:date>2009-06-22T19:39:00</dc:date>
            </office:change-info>
          </text:insertion>
        </text:changed-region>
        <text:changed-region xml:id="ct58834576" text:id="ct58834576">
          <text:insertion>
            <office:change-info>
              <dc:creator>Clement Lefebvre</dc:creator>
              <dc:date>2011-05-10T14:45:00</dc:date>
            </office:change-info>
          </text:insertion>
        </text:changed-region>
        <text:changed-region xml:id="ct58834768" text:id="ct58834768">
          <text:insertion>
            <office:change-info>
              <dc:creator>Christopher Hodapp</dc:creator>
              <dc:date>2009-06-22T19:40:00</dc:date>
            </office:change-info>
          </text:insertion>
        </text:changed-region>
        <text:changed-region xml:id="ct58835232" text:id="ct58835232">
          <text:deletion>
            <office:change-info>
              <dc:creator>Christopher Hodapp</dc:creator>
              <dc:date>2009-06-22T19:40:00</dc:date>
            </office:change-info>
            <text:p text:style-name="P5">or</text:p>
          </text:deletion>
        </text:changed-region>
        <text:changed-region xml:id="ct58077040" text:id="ct58077040">
          <text:insertion>
            <office:change-info>
              <dc:creator>Christopher Hodapp</dc:creator>
              <dc:date>2009-06-22T19:40:00</dc:date>
            </office:change-info>
          </text:insertion>
        </text:changed-region>
        <text:changed-region xml:id="ct58077488" text:id="ct58077488">
          <text:insertion>
            <office:change-info>
              <dc:creator>Christopher Hodapp</dc:creator>
              <dc:date>2009-06-22T19:40:00</dc:date>
            </office:change-info>
          </text:insertion>
        </text:changed-region>
        <text:changed-region xml:id="ct58070768" text:id="ct58070768">
          <text:deletion>
            <office:change-info>
              <dc:creator>Clement Lefebvre</dc:creator>
              <dc:date>2010-05-13T14:52:00</dc:date>
            </office:change-info>
            <text:h text:style-name="P29" text:outline-level="3">mintUpdate</text:h>
          </text:deletion>
        </text:changed-region>
        <text:changed-region xml:id="ct58835424" text:id="ct58835424">
          <text:insertion>
            <office:change-info>
              <dc:creator>Clement Lefebvre</dc:creator>
              <dc:date>2010-05-13T14:52:00</dc:date>
            </office:change-info>
          </text:insertion>
        </text:changed-region>
        <text:changed-region xml:id="ct58071280" text:id="ct58071280">
          <text:deletion>
            <office:change-info>
              <dc:creator>Clement Lefebvre</dc:creator>
              <dc:date>2010-05-13T14:52:00</dc:date>
            </office:change-info>
            <text:h text:style-name="P29" text:outline-level="3"/>
            <text:p text:style-name="P5"/>
          </text:deletion>
        </text:changed-region>
        <text:changed-region xml:id="ct58835696" text:id="ct58835696">
          <text:deletion>
            <office:change-info>
              <dc:creator>Clement Lefebvre</dc:creator>
              <dc:date>2010-05-13T14:52:00</dc:date>
            </office:change-info>
            <text:p text:style-name="P5">m</text:p>
          </text:deletion>
        </text:changed-region>
        <text:changed-region xml:id="ct58073616" text:id="ct58073616">
          <text:deletion>
            <office:change-info>
              <dc:creator>Christopher Hodapp</dc:creator>
              <dc:date>2009-09-22T23:39:00</dc:date>
            </office:change-info>
            <text:p text:style-name="P5">M</text:p>
          </text:deletion>
        </text:changed-region>
        <text:changed-region xml:id="ct58077776" text:id="ct58077776">
          <text:deletion>
            <office:change-info>
              <dc:creator>Clement Lefebvre</dc:creator>
              <dc:date>2010-05-13T14:52:00</dc:date>
            </office:change-info>
            <text:p text:style-name="P5">intUpdate</text:p>
          </text:deletion>
        </text:changed-region>
        <text:changed-region xml:id="ct58835888" text:id="ct58835888">
          <text:insertion>
            <office:change-info>
              <dc:creator>Clement Lefebvre</dc:creator>
              <dc:date>2010-05-13T14:52:00</dc:date>
            </office:change-info>
          </text:insertion>
        </text:changed-region>
        <text:changed-region xml:id="ct58837728" text:id="ct58837728">
          <text:deletion>
            <office:change-info>
              <dc:creator>Christopher Hodapp</dc:creator>
              <dc:date>2009-06-22T19:40:00</dc:date>
            </office:change-info>
            <text:p text:style-name="P5">far</text:p>
          </text:deletion>
        </text:changed-region>
        <text:changed-region xml:id="ct58837456" text:id="ct58837456">
          <text:insertion>
            <office:change-info>
              <dc:creator>Christopher Hodapp</dc:creator>
              <dc:date>2009-06-22T19:40:00</dc:date>
            </office:change-info>
          </text:insertion>
        </text:changed-region>
        <text:changed-region xml:id="ct58838592" text:id="ct58838592">
          <text:deletion>
            <office:change-info>
              <dc:creator>Christopher Hodapp</dc:creator>
              <dc:date>2009-06-22T19:41:00</dc:date>
            </office:change-info>
            <text:p text:style-name="P5"><text:s/></text:p>
          </text:deletion>
        </text:changed-region>
        <text:changed-region xml:id="ct58837920" text:id="ct58837920">
          <text:deletion>
            <office:change-info>
              <dc:creator>Christopher Hodapp</dc:creator>
              <dc:date>2009-06-22T19:40:00</dc:date>
            </office:change-info>
            <text:p text:style-name="P5">go with</text:p>
          </text:deletion>
        </text:changed-region>
        <text:changed-region xml:id="ct58838112" text:id="ct58838112">
          <text:deletion>
            <office:change-info>
              <dc:creator>Christopher Hodapp</dc:creator>
              <dc:date>2009-06-22T19:41:00</dc:date>
            </office:change-info>
            <text:p text:style-name="P5">ing them</text:p>
          </text:deletion>
        </text:changed-region>
        <text:changed-region xml:id="ct58838304" text:id="ct58838304">
          <text:insertion>
            <office:change-info>
              <dc:creator>Christopher Hodapp</dc:creator>
              <dc:date>2009-06-22T19:41:00</dc:date>
            </office:change-info>
          </text:insertion>
        </text:changed-region>
        <text:changed-region xml:id="ct58838784" text:id="ct58838784">
          <text:deletion>
            <office:change-info>
              <dc:creator>Clement Lefebvre</dc:creator>
              <dc:date>2010-05-13T14:53:00</dc:date>
            </office:change-info>
            <text:p text:style-name="P5">lock</text:p>
          </text:deletion>
        </text:changed-region>
        <text:changed-region xml:id="ct58839392" text:id="ct58839392">
          <text:insertion>
            <office:change-info>
              <dc:creator>Clement Lefebvre</dc:creator>
              <dc:date>2010-05-13T14:53:00</dc:date>
            </office:change-info>
          </text:insertion>
        </text:changed-region>
        <text:changed-region xml:id="ct58838976" text:id="ct58838976">
          <text:deletion>
            <office:change-info>
              <dc:creator>Christopher Hodapp</dc:creator>
              <dc:date>2009-06-22T19:41:00</dc:date>
            </office:change-info>
            <text:p text:style-name="P32">whether</text:p>
          </text:deletion>
        </text:changed-region>
        <text:changed-region xml:id="ct58839168" text:id="ct58839168">
          <text:insertion>
            <office:change-info>
              <dc:creator>Christopher Hodapp</dc:creator>
              <dc:date>2009-06-22T19:41:00</dc:date>
            </office:change-info>
          </text:insertion>
        </text:changed-region>
        <text:changed-region xml:id="ct58084192" text:id="ct58084192">
          <text:insertion>
            <office:change-info>
              <dc:creator>Christopher Hodapp</dc:creator>
              <dc:date>2009-06-22T19:41:00</dc:date>
            </office:change-info>
          </text:insertion>
        </text:changed-region>
        <text:changed-region xml:id="ct58083424" text:id="ct58083424">
          <text:deletion>
            <office:change-info>
              <dc:creator>Christopher Hodapp</dc:creator>
              <dc:date>2009-06-22T19:41:00</dc:date>
            </office:change-info>
            <text:p text:style-name="P32">if some</text:p>
          </text:deletion>
        </text:changed-region>
        <text:changed-region xml:id="ct58840112" text:id="ct58840112">
          <text:insertion>
            <office:change-info>
              <dc:creator>Christopher Hodapp</dc:creator>
              <dc:date>2009-06-22T19:41:00</dc:date>
            </office:change-info>
          </text:insertion>
        </text:changed-region>
        <text:changed-region xml:id="ct58083616" text:id="ct58083616">
          <text:deletion>
            <office:change-info>
              <dc:creator>Clement Lefebvre</dc:creator>
              <dc:date>2010-11-10T15:52:00</dc:date>
            </office:change-info>
            <text:p text:style-name="P32"/>
            <text:p text:style-name="P32"/>
          </text:deletion>
        </text:changed-region>
        <text:changed-region xml:id="ct57496752" text:id="ct57496752">
          <text:insertion>
            <office:change-info>
              <dc:creator>Christopher Hodapp</dc:creator>
              <dc:date>2009-06-22T19:41:00</dc:date>
            </office:change-info>
          </text:insertion>
        </text:changed-region>
        <text:changed-region xml:id="ct58840624" text:id="ct58840624">
          <text:deletion>
            <office:change-info>
              <dc:creator>Clement Lefebvre</dc:creator>
              <dc:date>2010-05-13T14:53:00</dc:date>
            </office:change-info>
            <text:p text:style-name="P32">m</text:p>
          </text:deletion>
        </text:changed-region>
        <text:changed-region xml:id="ct58844688" text:id="ct58844688">
          <text:deletion>
            <office:change-info>
              <dc:creator>Christopher Hodapp</dc:creator>
              <dc:date>2009-09-22T23:39:00</dc:date>
            </office:change-info>
            <text:p text:style-name="P32">M</text:p>
          </text:deletion>
        </text:changed-region>
        <text:changed-region xml:id="ct58844496" text:id="ct58844496">
          <text:deletion>
            <office:change-info>
              <dc:creator>Clement Lefebvre</dc:creator>
              <dc:date>2010-05-13T14:53:00</dc:date>
            </office:change-info>
            <text:p text:style-name="P32">intUpdate</text:p>
          </text:deletion>
        </text:changed-region>
        <text:changed-region xml:id="ct58840816" text:id="ct58840816">
          <text:insertion>
            <office:change-info>
              <dc:creator>Clement Lefebvre</dc:creator>
              <dc:date>2010-05-13T14:53:00</dc:date>
            </office:change-info>
          </text:insertion>
        </text:changed-region>
        <text:changed-region xml:id="ct58841008" text:id="ct58841008">
          <text:deletion>
            <office:change-info>
              <dc:creator>Clement Lefebvre</dc:creator>
              <dc:date>2010-05-13T14:53:00</dc:date>
            </office:change-info>
            <text:p text:style-name="P32"><text:s/></text:p>
          </text:deletion>
        </text:changed-region>
        <text:changed-region xml:id="ct58841200" text:id="ct58841200">
          <text:insertion>
            <office:change-info>
              <dc:creator>Clement Lefebvre</dc:creator>
              <dc:date>2010-05-13T14:53:00</dc:date>
            </office:change-info>
          </text:insertion>
        </text:changed-region>
        <text:changed-region xml:id="ct58083232" text:id="ct58083232">
          <text:deletion>
            <office:change-info>
              <dc:creator>Christopher Hodapp</dc:creator>
              <dc:date>2009-06-22T19:42:00</dc:date>
            </office:change-info>
            <text:p text:style-name="P32">write</text:p>
          </text:deletion>
        </text:changed-region>
        <text:changed-region xml:id="ct57728832" text:id="ct57728832">
          <text:insertion>
            <office:change-info>
              <dc:creator>Christopher Hodapp</dc:creator>
              <dc:date>2009-06-22T19:42:00</dc:date>
            </office:change-info>
          </text:insertion>
        </text:changed-region>
        <text:changed-region xml:id="ct58088384" text:id="ct58088384">
          <text:deletion>
            <office:change-info>
              <dc:creator>Christopher Hodapp</dc:creator>
              <dc:date>2009-06-22T19:45:00</dc:date>
            </office:change-info>
            <text:p text:style-name="P5">and</text:p>
          </text:deletion>
        </text:changed-region>
        <text:changed-region xml:id="ct58844880" text:id="ct58844880">
          <text:insertion>
            <office:change-info>
              <dc:creator>Christopher Hodapp</dc:creator>
              <dc:date>2009-06-22T19:45:00</dc:date>
            </office:change-info>
          </text:insertion>
        </text:changed-region>
        <text:changed-region xml:id="ct58086800" text:id="ct58086800">
          <text:insertion>
            <office:change-info>
              <dc:creator>Christopher Hodapp</dc:creator>
              <dc:date>2009-06-22T19:45:00</dc:date>
            </office:change-info>
          </text:insertion>
        </text:changed-region>
        <text:changed-region xml:id="ct58841392" text:id="ct58841392">
          <text:deletion>
            <office:change-info>
              <dc:creator>Christopher Hodapp</dc:creator>
              <dc:date>2009-06-22T19:45:00</dc:date>
            </office:change-info>
            <text:p text:style-name="P5">go</text:p>
          </text:deletion>
        </text:changed-region>
        <text:changed-region xml:id="ct58841584" text:id="ct58841584">
          <text:insertion>
            <office:change-info>
              <dc:creator>Christopher Hodapp</dc:creator>
              <dc:date>2009-06-22T19:45:00</dc:date>
            </office:change-info>
          </text:insertion>
        </text:changed-region>
        <text:changed-region xml:id="ct58842256" text:id="ct58842256">
          <text:deletion>
            <office:change-info>
              <dc:creator>Christopher Hodapp</dc:creator>
              <dc:date>2009-06-22T19:45:00</dc:date>
            </office:change-info>
            <text:p text:style-name="P5">through</text:p>
          </text:deletion>
        </text:changed-region>
        <text:changed-region xml:id="ct58085936" text:id="ct58085936">
          <text:insertion>
            <office:change-info>
              <dc:creator>Christopher Hodapp</dc:creator>
              <dc:date>2009-06-22T19:45:00</dc:date>
            </office:change-info>
          </text:insertion>
        </text:changed-region>
        <text:changed-region xml:id="ct58691568" text:id="ct58691568">
          <text:insertion>
            <office:change-info>
              <dc:creator>Christopher Hodapp</dc:creator>
              <dc:date>2009-06-22T19:45:00</dc:date>
            </office:change-info>
          </text:insertion>
        </text:changed-region>
        <text:changed-region xml:id="ct58842448" text:id="ct58842448">
          <text:deletion>
            <office:change-info>
              <dc:creator>Christopher Hodapp</dc:creator>
              <dc:date>2009-06-22T19:46:00</dc:date>
            </office:change-info>
            <text:p text:style-name="P5">ny</text:p>
          </text:deletion>
        </text:changed-region>
        <text:changed-region xml:id="ct58842640" text:id="ct58842640">
          <text:insertion>
            <office:change-info>
              <dc:creator>Christopher Hodapp</dc:creator>
              <dc:date>2009-06-22T19:46:00</dc:date>
            </office:change-info>
          </text:insertion>
        </text:changed-region>
        <text:changed-region xml:id="ct58692400" text:id="ct58692400">
          <text:insertion>
            <office:change-info>
              <dc:creator>Christopher Hodapp</dc:creator>
              <dc:date>2009-06-22T19:46:00</dc:date>
            </office:change-info>
          </text:insertion>
        </text:changed-region>
        <text:changed-region xml:id="ct58691760" text:id="ct58691760">
          <text:insertion>
            <office:change-info>
              <dc:creator>Christopher Hodapp</dc:creator>
              <dc:date>2009-06-22T19:46:00</dc:date>
            </office:change-info>
          </text:insertion>
        </text:changed-region>
        <text:changed-region xml:id="ct58691952" text:id="ct58691952">
          <text:deletion>
            <office:change-info>
              <dc:creator>Christopher Hodapp</dc:creator>
              <dc:date>2009-06-22T19:46:00</dc:date>
            </office:change-info>
            <text:p text:style-name="P5"><text:s/>others to take</text:p>
          </text:deletion>
        </text:changed-region>
        <text:changed-region xml:id="ct58692144" text:id="ct58692144">
          <text:insertion>
            <office:change-info>
              <dc:creator>Christopher Hodapp</dc:creator>
              <dc:date>2009-06-22T19:46:00</dc:date>
            </office:change-info>
          </text:insertion>
        </text:changed-region>
        <text:changed-region xml:id="ct58692592" text:id="ct58692592">
          <text:insertion>
            <office:change-info>
              <dc:creator>Christopher Hodapp</dc:creator>
              <dc:date>2009-06-22T19:47:00</dc:date>
            </office:change-info>
          </text:insertion>
        </text:changed-region>
        <text:changed-region xml:id="ct58693680" text:id="ct58693680">
          <text:deletion>
            <office:change-info>
              <dc:creator>Christopher Hodapp</dc:creator>
              <dc:date>2009-06-22T19:47:00</dc:date>
            </office:change-info>
            <text:p text:style-name="P5"><text:s/>as well</text:p>
          </text:deletion>
        </text:changed-region>
        <text:changed-region xml:id="ct58548400" text:id="ct58548400">
          <text:deletion>
            <office:change-info>
              <dc:creator>Scott Anderson</dc:creator>
              <dc:date>2009-09-09T21:48:00</dc:date>
            </office:change-info>
            <text:p text:style-name="P5"/>
            <text:p text:style-name="P5"/>
          </text:deletion>
        </text:changed-region>
        <text:changed-region xml:id="ct58695744" text:id="ct58695744">
          <text:deletion>
            <office:change-info>
              <dc:creator>Clement Lefebvre</dc:creator>
              <dc:date>2010-05-13T14:53:00</dc:date>
            </office:change-info>
            <text:p text:style-name="P5">m</text:p>
          </text:deletion>
        </text:changed-region>
        <text:changed-region xml:id="ct58863072" text:id="ct58863072">
          <text:deletion>
            <office:change-info>
              <dc:creator>Christopher Hodapp</dc:creator>
              <dc:date>2009-09-22T23:36:00</dc:date>
            </office:change-info>
            <text:p text:style-name="P5">M</text:p>
          </text:deletion>
        </text:changed-region>
        <text:changed-region xml:id="ct58862688" text:id="ct58862688">
          <text:deletion>
            <office:change-info>
              <dc:creator>Clement Lefebvre</dc:creator>
              <dc:date>2010-05-13T14:53:00</dc:date>
            </office:change-info>
            <text:p text:style-name="P5">intUpdate</text:p>
          </text:deletion>
        </text:changed-region>
        <text:changed-region xml:id="ct58862880" text:id="ct58862880">
          <text:insertion>
            <office:change-info>
              <dc:creator>Clement Lefebvre</dc:creator>
              <dc:date>2010-05-13T14:53:00</dc:date>
            </office:change-info>
          </text:insertion>
        </text:changed-region>
        <text:changed-region xml:id="ct58697056" text:id="ct58697056">
          <text:deletion>
            <office:change-info>
              <dc:creator>Christopher Hodapp</dc:creator>
              <dc:date>2009-06-22T19:47:00</dc:date>
            </office:change-info>
            <text:p text:style-name="P5">consequently </text:p>
          </text:deletion>
        </text:changed-region>
        <text:changed-region xml:id="ct58696480" text:id="ct58696480">
          <text:deletion>
            <office:change-info>
              <dc:creator>Christopher Hodapp</dc:creator>
              <dc:date>2009-09-22T23:35:00</dc:date>
            </office:change-info>
            <text:p text:style-name="P5">recommendat all (although this is not </text:p>
          </text:deletion>
        </text:changed-region>
        <text:changed-region xml:id="ct58697440" text:id="ct58697440">
          <text:deletion>
            <office:change-info>
              <dc:creator>Scott Anderson</dc:creator>
              <dc:date>2009-09-09T04:49:00</dc:date>
            </office:change-info>
            <text:p text:style-name="P5"><text:s/>at all</text:p>
          </text:deletion>
        </text:changed-region>
        <text:changed-region xml:id="ct58697248" text:id="ct58697248">
          <text:deletion>
            <office:change-info>
              <dc:creator>Christopher Hodapp</dc:creator>
              <dc:date>2009-09-22T23:35:00</dc:date>
            </office:change-info>
            <text:p text:style-name="P5">)ed</text:p>
          </text:deletion>
        </text:changed-region>
        <text:changed-region xml:id="ct58696672" text:id="ct58696672">
          <text:insertion>
            <office:change-info>
              <dc:creator>Christopher Hodapp</dc:creator>
              <dc:date>2009-09-22T23:35:00</dc:date>
            </office:change-info>
          </text:insertion>
        </text:changed-region>
        <text:changed-region xml:id="ct58696864" text:id="ct58696864">
          <text:deletion>
            <office:change-info>
              <dc:creator>Clement Lefebvre</dc:creator>
              <dc:date>2010-11-11T09:43:00</dc:date>
            </office:change-info>
            <text:p text:style-name="P5">recommendeded</text:p>
          </text:deletion>
        </text:changed-region>
        <text:changed-region xml:id="ct58695936" text:id="ct58695936">
          <text:insertion>
            <office:change-info>
              <dc:creator>Clement Lefebvre</dc:creator>
              <dc:date>2010-11-11T09:43:00</dc:date>
            </office:change-info>
          </text:insertion>
        </text:changed-region>
        <text:changed-region xml:id="ct58696128" text:id="ct58696128">
          <text:insertion>
            <office:change-info>
              <dc:creator>Christopher Hodapp</dc:creator>
              <dc:date>2009-09-22T23:35:00</dc:date>
            </office:change-info>
          </text:insertion>
        </text:changed-region>
        <text:changed-region xml:id="ct58865904" text:id="ct58865904">
          <text:deletion>
            <office:change-info>
              <dc:creator>Christopher Hodapp</dc:creator>
              <dc:date>2009-06-22T19:47:00</dc:date>
            </office:change-info>
            <text:p text:style-name="P5">consequently make</text:p>
          </text:deletion>
        </text:changed-region>
        <text:changed-region xml:id="ct58866096" text:id="ct58866096">
          <text:insertion>
            <office:change-info>
              <dc:creator>Christopher Hodapp</dc:creator>
              <dc:date>2009-06-22T19:47:00</dc:date>
            </office:change-info>
          </text:insertion>
        </text:changed-region>
        <text:changed-region xml:id="ct58866288" text:id="ct58866288">
          <text:insertion>
            <office:change-info>
              <dc:creator>Christopher Hodapp</dc:creator>
              <dc:date>2009-06-22T19:47:00</dc:date>
            </office:change-info>
          </text:insertion>
        </text:changed-region>
        <text:changed-region xml:id="ct58866864" text:id="ct58866864">
          <text:deletion>
            <office:change-info>
              <dc:creator>Clement Lefebvre</dc:creator>
              <dc:date>2010-05-13T14:53:00</dc:date>
            </office:change-info>
            <text:p text:style-name="P5">m</text:p>
          </text:deletion>
        </text:changed-region>
        <text:changed-region xml:id="ct58866672" text:id="ct58866672">
          <text:deletion>
            <office:change-info>
              <dc:creator>Christopher Hodapp</dc:creator>
              <dc:date>2009-09-22T23:36:00</dc:date>
            </office:change-info>
            <text:p text:style-name="P5">M</text:p>
          </text:deletion>
        </text:changed-region>
        <text:changed-region xml:id="ct58866480" text:id="ct58866480">
          <text:deletion>
            <office:change-info>
              <dc:creator>Clement Lefebvre</dc:creator>
              <dc:date>2010-05-13T14:53:00</dc:date>
            </office:change-info>
            <text:p text:style-name="P5">intUpdate</text:p>
          </text:deletion>
        </text:changed-region>
        <text:changed-region xml:id="ct58867056" text:id="ct58867056">
          <text:insertion>
            <office:change-info>
              <dc:creator>Clement Lefebvre</dc:creator>
              <dc:date>2010-05-13T14:53:00</dc:date>
            </office:change-info>
          </text:insertion>
        </text:changed-region>
        <text:changed-region xml:id="ct58868496" text:id="ct58868496">
          <text:deletion>
            <office:change-info>
              <dc:creator>Clement Lefebvre</dc:creator>
              <dc:date>2010-05-13T14:53:00</dc:date>
            </office:change-info>
            <text:p text:style-name="P5">m</text:p>
          </text:deletion>
        </text:changed-region>
        <text:changed-region xml:id="ct58868304" text:id="ct58868304">
          <text:deletion>
            <office:change-info>
              <dc:creator>Christopher Hodapp</dc:creator>
              <dc:date>2009-09-22T23:36:00</dc:date>
            </office:change-info>
            <text:p text:style-name="P5">M</text:p>
          </text:deletion>
        </text:changed-region>
        <text:changed-region xml:id="ct58868112" text:id="ct58868112">
          <text:deletion>
            <office:change-info>
              <dc:creator>Clement Lefebvre</dc:creator>
              <dc:date>2010-05-13T14:53:00</dc:date>
            </office:change-info>
            <text:p text:style-name="P5">intUpdate</text:p>
          </text:deletion>
        </text:changed-region>
        <text:changed-region xml:id="ct58868688" text:id="ct58868688">
          <text:insertion>
            <office:change-info>
              <dc:creator>Clement Lefebvre</dc:creator>
              <dc:date>2010-05-13T14:54:00</dc:date>
            </office:change-info>
          </text:insertion>
        </text:changed-region>
        <text:changed-region xml:id="ct58868880" text:id="ct58868880">
          <text:insertion>
            <office:change-info>
              <dc:creator>Clement Lefebvre</dc:creator>
              <dc:date>2010-05-13T14:53:00</dc:date>
            </office:change-info>
          </text:insertion>
        </text:changed-region>
        <text:changed-region xml:id="ct58869456" text:id="ct58869456">
          <text:deletion>
            <office:change-info>
              <dc:creator>Clement Lefebvre</dc:creator>
              <dc:date>2010-05-13T14:53:00</dc:date>
            </office:change-info>
            <text:p text:style-name="P5">m</text:p>
          </text:deletion>
        </text:changed-region>
        <text:changed-region xml:id="ct58869264" text:id="ct58869264">
          <text:deletion>
            <office:change-info>
              <dc:creator>Christopher Hodapp</dc:creator>
              <dc:date>2009-09-22T23:36:00</dc:date>
            </office:change-info>
            <text:p text:style-name="P5">M</text:p>
          </text:deletion>
        </text:changed-region>
        <text:changed-region xml:id="ct58869072" text:id="ct58869072">
          <text:deletion>
            <office:change-info>
              <dc:creator>Clement Lefebvre</dc:creator>
              <dc:date>2010-05-13T14:53:00</dc:date>
            </office:change-info>
            <text:p text:style-name="P5">intUpdate</text:p>
          </text:deletion>
        </text:changed-region>
        <text:changed-region xml:id="ct58870224" text:id="ct58870224">
          <text:insertion>
            <office:change-info>
              <dc:creator>Clement Lefebvre</dc:creator>
              <dc:date>2010-05-13T14:54:00</dc:date>
            </office:change-info>
          </text:insertion>
        </text:changed-region>
        <text:changed-region xml:id="ct58870416" text:id="ct58870416">
          <text:insertion>
            <office:change-info>
              <dc:creator>Clement Lefebvre</dc:creator>
              <dc:date>2010-05-13T14:53:00</dc:date>
            </office:change-info>
          </text:insertion>
        </text:changed-region>
        <text:changed-region xml:id="ct58871344" text:id="ct58871344">
          <text:deletion>
            <office:change-info>
              <dc:creator>Clement Lefebvre</dc:creator>
              <dc:date>2010-05-13T14:53:00</dc:date>
            </office:change-info>
            <text:p text:style-name="P5">m</text:p>
          </text:deletion>
        </text:changed-region>
        <text:changed-region xml:id="ct58871152" text:id="ct58871152">
          <text:deletion>
            <office:change-info>
              <dc:creator>Christopher Hodapp</dc:creator>
              <dc:date>2009-09-22T23:36:00</dc:date>
            </office:change-info>
            <text:p text:style-name="P5">M</text:p>
          </text:deletion>
        </text:changed-region>
        <text:changed-region xml:id="ct58870608" text:id="ct58870608">
          <text:deletion>
            <office:change-info>
              <dc:creator>Clement Lefebvre</dc:creator>
              <dc:date>2010-05-13T14:53:00</dc:date>
            </office:change-info>
            <text:p text:style-name="P5">intUpdate</text:p>
          </text:deletion>
        </text:changed-region>
        <text:changed-region xml:id="ct58870800" text:id="ct58870800">
          <text:insertion>
            <office:change-info>
              <dc:creator>Clement Lefebvre</dc:creator>
              <dc:date>2010-05-13T14:53:00</dc:date>
            </office:change-info>
          </text:insertion>
        </text:changed-region>
        <text:changed-region xml:id="ct58871536" text:id="ct58871536">
          <text:deletion>
            <office:change-info>
              <dc:creator>Christopher Hodapp</dc:creator>
              <dc:date>2009-06-22T19:49:00</dc:date>
            </office:change-info>
            <text:p text:style-name="P5">is</text:p>
          </text:deletion>
        </text:changed-region>
        <text:changed-region xml:id="ct58871728" text:id="ct58871728">
          <text:insertion>
            <office:change-info>
              <dc:creator>Christopher Hodapp</dc:creator>
              <dc:date>2009-06-22T19:49:00</dc:date>
            </office:change-info>
          </text:insertion>
        </text:changed-region>
        <text:changed-region xml:id="ct58871920" text:id="ct58871920">
          <text:deletion>
            <office:change-info>
              <dc:creator>Clement Lefebvre</dc:creator>
              <dc:date>2009-11-05T11:34:00</dc:date>
            </office:change-info>
            <text:p text:style-name="P5"/>
            <text:p text:style-name="P5"/>
          </text:deletion>
        </text:changed-region>
        <text:changed-region xml:id="ct58873088" text:id="ct58873088">
          <text:deletion>
            <office:change-info>
              <dc:creator>Clement Lefebvre</dc:creator>
              <dc:date>2010-05-13T14:54:00</dc:date>
            </office:change-info>
            <text:p text:style-name="P32">m</text:p>
          </text:deletion>
        </text:changed-region>
        <text:changed-region xml:id="ct58872304" text:id="ct58872304">
          <text:deletion>
            <office:change-info>
              <dc:creator>Christopher Hodapp</dc:creator>
              <dc:date>2009-09-22T23:36:00</dc:date>
            </office:change-info>
            <text:p text:style-name="P32">M</text:p>
          </text:deletion>
        </text:changed-region>
        <text:changed-region xml:id="ct58872112" text:id="ct58872112">
          <text:deletion>
            <office:change-info>
              <dc:creator>Clement Lefebvre</dc:creator>
              <dc:date>2010-05-13T14:54:00</dc:date>
            </office:change-info>
            <text:p text:style-name="P32">intUpdate</text:p>
          </text:deletion>
        </text:changed-region>
        <text:changed-region xml:id="ct58873280" text:id="ct58873280">
          <text:insertion>
            <office:change-info>
              <dc:creator>Clement Lefebvre</dc:creator>
              <dc:date>2010-05-13T14:54:00</dc:date>
            </office:change-info>
          </text:insertion>
        </text:changed-region>
        <text:changed-region xml:id="ct58873680" text:id="ct58873680">
          <text:deletion>
            <office:change-info>
              <dc:creator>Clement Lefebvre</dc:creator>
              <dc:date>2009-11-05T11:32:00</dc:date>
            </office:change-info>
            <text:p text:style-name="P32"/>
            <text:p text:style-name="P32"/>
          </text:deletion>
        </text:changed-region>
        <text:changed-region xml:id="ct58873872" text:id="ct58873872">
          <text:deletion>
            <office:change-info>
              <dc:creator>Clement Lefebvre</dc:creator>
              <dc:date>2010-05-13T14:54:00</dc:date>
            </office:change-info>
            <text:p text:style-name="P32">mintUpdate</text:p>
          </text:deletion>
        </text:changed-region>
        <text:changed-region xml:id="ct58874064" text:id="ct58874064">
          <text:insertion>
            <office:change-info>
              <dc:creator>Clement Lefebvre</dc:creator>
              <dc:date>2010-05-13T14:54:00</dc:date>
            </office:change-info>
          </text:insertion>
        </text:changed-region>
        <text:changed-region xml:id="ct58874464" text:id="ct58874464">
          <text:deletion>
            <office:change-info>
              <dc:creator>Clement Lefebvre</dc:creator>
              <dc:date>2010-05-13T14:54:00</dc:date>
            </office:change-info>
            <text:p text:style-name="P5">mintUpdate</text:p>
          </text:deletion>
        </text:changed-region>
        <text:changed-region xml:id="ct58874656" text:id="ct58874656">
          <text:insertion>
            <office:change-info>
              <dc:creator>Clement Lefebvre</dc:creator>
              <dc:date>2010-05-13T14:54:00</dc:date>
            </office:change-info>
          </text:insertion>
        </text:changed-region>
        <text:changed-region xml:id="ct58874848" text:id="ct58874848">
          <text:deletion>
            <office:change-info>
              <dc:creator>Clement Lefebvre</dc:creator>
              <dc:date>2010-05-13T14:54:00</dc:date>
            </office:change-info>
            <text:p text:style-name="P5">mintUpdate</text:p>
          </text:deletion>
        </text:changed-region>
        <text:changed-region xml:id="ct58875120" text:id="ct58875120">
          <text:insertion>
            <office:change-info>
              <dc:creator>Clement Lefebvre</dc:creator>
              <dc:date>2010-05-13T14:54:00</dc:date>
            </office:change-info>
          </text:insertion>
        </text:changed-region>
        <text:changed-region xml:id="ct58876416" text:id="ct58876416">
          <text:deletion>
            <office:change-info>
              <dc:creator>Clement Lefebvre</dc:creator>
              <dc:date>2010-05-13T14:54:00</dc:date>
            </office:change-info>
            <text:p text:style-name="P5">m</text:p>
          </text:deletion>
        </text:changed-region>
        <text:changed-region xml:id="ct58876224" text:id="ct58876224">
          <text:deletion>
            <office:change-info>
              <dc:creator>Christopher Hodapp</dc:creator>
              <dc:date>2009-09-22T23:36:00</dc:date>
            </office:change-info>
            <text:p text:style-name="P5">M</text:p>
          </text:deletion>
        </text:changed-region>
        <text:changed-region xml:id="ct58876032" text:id="ct58876032">
          <text:deletion>
            <office:change-info>
              <dc:creator>Clement Lefebvre</dc:creator>
              <dc:date>2010-05-13T14:54:00</dc:date>
            </office:change-info>
            <text:p text:style-name="P5">intUpdate</text:p>
          </text:deletion>
        </text:changed-region>
        <text:changed-region xml:id="ct58875312" text:id="ct58875312">
          <text:insertion>
            <office:change-info>
              <dc:creator>Clement Lefebvre</dc:creator>
              <dc:date>2010-05-13T14:54:00</dc:date>
            </office:change-info>
          </text:insertion>
        </text:changed-region>
        <text:changed-region xml:id="ct58877296" text:id="ct58877296">
          <text:deletion>
            <office:change-info>
              <dc:creator>Christopher Hodapp</dc:creator>
              <dc:date>2009-09-22T23:36:00</dc:date>
            </office:change-info>
            <text:p text:style-name="P5">M</text:p>
          </text:deletion>
        </text:changed-region>
        <text:changed-region xml:id="ct58876608" text:id="ct58876608">
          <text:deletion>
            <office:change-info>
              <dc:creator>Clement Lefebvre</dc:creator>
              <dc:date>2010-05-13T14:54:00</dc:date>
            </office:change-info>
            <text:p text:style-name="P5">intUpdatem</text:p>
          </text:deletion>
        </text:changed-region>
        <text:changed-region xml:id="ct58877696" text:id="ct58877696">
          <text:insertion>
            <office:change-info>
              <dc:creator>Clement Lefebvre</dc:creator>
              <dc:date>2010-05-13T14:54:00</dc:date>
            </office:change-info>
          </text:insertion>
        </text:changed-region>
        <text:changed-region xml:id="ct58877488" text:id="ct58877488">
          <text:insertion>
            <office:change-info>
              <dc:creator>Christopher Hodapp</dc:creator>
              <dc:date>2009-06-22T19:51:00</dc:date>
            </office:change-info>
          </text:insertion>
        </text:changed-region>
        <text:changed-region xml:id="ct58878336" text:id="ct58878336">
          <text:insertion>
            <office:change-info>
              <dc:creator>Christopher Hodapp</dc:creator>
              <dc:date>2009-06-22T19:51:00</dc:date>
            </office:change-info>
          </text:insertion>
        </text:changed-region>
        <text:changed-region xml:id="ct58877888" text:id="ct58877888">
          <text:insertion>
            <office:change-info>
              <dc:creator>Christopher Hodapp</dc:creator>
              <dc:date>2009-06-22T19:51:00</dc:date>
            </office:change-info>
          </text:insertion>
        </text:changed-region>
        <text:changed-region xml:id="ct58878080" text:id="ct58878080">
          <text:insertion>
            <office:change-info>
              <dc:creator>Christopher Hodapp</dc:creator>
              <dc:date>2009-06-22T19:51:00</dc:date>
            </office:change-info>
          </text:insertion>
        </text:changed-region>
        <text:changed-region xml:id="ct58878528" text:id="ct58878528">
          <text:insertion>
            <office:change-info>
              <dc:creator>Christopher Hodapp</dc:creator>
              <dc:date>2009-06-22T19:51:00</dc:date>
            </office:change-info>
          </text:insertion>
        </text:changed-region>
        <text:changed-region xml:id="ct58879840" text:id="ct58879840">
          <text:insertion>
            <office:change-info>
              <dc:creator>Christopher Hodapp</dc:creator>
              <dc:date>2009-06-22T19:51:00</dc:date>
            </office:change-info>
          </text:insertion>
        </text:changed-region>
        <text:changed-region xml:id="ct58880032" text:id="ct58880032">
          <text:insertion>
            <office:change-info>
              <dc:creator>Christopher Hodapp</dc:creator>
              <dc:date>2009-06-22T19:51:00</dc:date>
            </office:change-info>
          </text:insertion>
        </text:changed-region>
        <text:changed-region xml:id="ct58880784" text:id="ct58880784">
          <text:deletion>
            <office:change-info>
              <dc:creator>Clement Lefebvre</dc:creator>
              <dc:date>2009-11-05T11:32:00</dc:date>
            </office:change-info>
            <text:p text:style-name="P5"/>
            <text:p text:style-name="P5"/>
          </text:deletion>
        </text:changed-region>
        <text:changed-region xml:id="ct58880976" text:id="ct58880976">
          <text:insertion>
            <office:change-info>
              <dc:creator>Clement Lefebvre</dc:creator>
              <dc:date>2009-11-05T11:33:00</dc:date>
            </office:change-info>
          </text:insertion>
        </text:changed-region>
        <text:changed-region xml:id="ct58881616" text:id="ct58881616">
          <text:deletion>
            <office:change-info>
              <dc:creator>Clement Lefebvre</dc:creator>
              <dc:date>2009-11-05T11:32:00</dc:date>
            </office:change-info>
            <text:p text:style-name="P5"/>
            <text:p text:style-name="P32"/>
            <text:p text:style-name="P5"/>
          </text:deletion>
        </text:changed-region>
        <text:changed-region xml:id="ct58882000" text:id="ct58882000">
          <text:deletion>
            <office:change-info>
              <dc:creator>Christopher Hodapp</dc:creator>
              <dc:date>2009-09-22T23:40:00</dc:date>
            </office:change-info>
            <text:p text:style-name="P5">M</text:p>
          </text:deletion>
        </text:changed-region>
        <text:changed-region xml:id="ct58881808" text:id="ct58881808">
          <text:deletion>
            <office:change-info>
              <dc:creator>Clement Lefebvre</dc:creator>
              <dc:date>2010-05-13T14:54:00</dc:date>
            </office:change-info>
            <text:p text:style-name="P5">intUpdatem</text:p>
          </text:deletion>
        </text:changed-region>
        <text:changed-region xml:id="ct58882192" text:id="ct58882192">
          <text:insertion>
            <office:change-info>
              <dc:creator>Clement Lefebvre</dc:creator>
              <dc:date>2010-05-13T14:54:00</dc:date>
            </office:change-info>
          </text:insertion>
        </text:changed-region>
        <text:changed-region xml:id="ct58882576" text:id="ct58882576">
          <text:format-change>
            <office:change-info>
              <dc:creator>Christopher Hodapp</dc:creator>
              <dc:date>2009-06-22T19:54:00</dc:date>
            </office:change-info>
          </text:format-change>
        </text:changed-region>
        <text:changed-region xml:id="ct58882768" text:id="ct58882768">
          <text:deletion>
            <office:change-info>
              <dc:creator>Christopher Hodapp</dc:creator>
              <dc:date>2009-06-22T19:53:00</dc:date>
            </office:change-info>
            <text:p text:style-name="P5">Note: </text:p>
          </text:deletion>
        </text:changed-region>
        <text:changed-region xml:id="ct58882960" text:id="ct58882960">
          <text:format-change>
            <office:change-info>
              <dc:creator>Christopher Hodapp</dc:creator>
              <dc:date>2009-06-22T19:53:00</dc:date>
            </office:change-info>
          </text:format-change>
        </text:changed-region>
        <text:changed-region xml:id="ct58883536" text:id="ct58883536">
          <text:deletion>
            <office:change-info>
              <dc:creator>Clement Lefebvre</dc:creator>
              <dc:date>2010-05-13T14:54:00</dc:date>
            </office:change-info>
            <text:p text:style-name="P5">m</text:p>
          </text:deletion>
        </text:changed-region>
        <text:changed-region xml:id="ct58883344" text:id="ct58883344">
          <text:deletion>
            <office:change-info>
              <dc:creator>Christopher Hodapp</dc:creator>
              <dc:date>2009-09-22T23:37:00</dc:date>
            </office:change-info>
            <text:p text:style-name="P5">M</text:p>
          </text:deletion>
        </text:changed-region>
        <text:changed-region xml:id="ct58883152" text:id="ct58883152">
          <text:deletion>
            <office:change-info>
              <dc:creator>Clement Lefebvre</dc:creator>
              <dc:date>2010-05-13T14:54:00</dc:date>
            </office:change-info>
            <text:p text:style-name="P5">intUpdate</text:p>
          </text:deletion>
        </text:changed-region>
        <text:changed-region xml:id="ct58883728" text:id="ct58883728">
          <text:insertion>
            <office:change-info>
              <dc:creator>Clement Lefebvre</dc:creator>
              <dc:date>2010-05-13T14:54:00</dc:date>
            </office:change-info>
          </text:insertion>
        </text:changed-region>
        <text:changed-region xml:id="ct58884128" text:id="ct58884128">
          <text:format-change>
            <office:change-info>
              <dc:creator>Christopher Hodapp</dc:creator>
              <dc:date>2009-06-22T19:53:00</dc:date>
            </office:change-info>
          </text:format-change>
        </text:changed-region>
        <text:changed-region xml:id="ct58883920" text:id="ct58883920">
          <text:insertion>
            <office:change-info>
              <dc:creator>Christopher Hodapp</dc:creator>
              <dc:date>2009-06-22T19:53:00</dc:date>
            </office:change-info>
          </text:insertion>
        </text:changed-region>
        <text:changed-region xml:id="ct58884320" text:id="ct58884320">
          <text:format-change>
            <office:change-info>
              <dc:creator>Christopher Hodapp</dc:creator>
              <dc:date>2009-06-22T19:53:00</dc:date>
            </office:change-info>
          </text:format-change>
        </text:changed-region>
        <text:changed-region xml:id="ct58885168" text:id="ct58885168">
          <text:deletion>
            <office:change-info>
              <dc:creator>Clement Lefebvre</dc:creator>
              <dc:date>2010-05-13T14:55:00</dc:date>
            </office:change-info>
            <text:p text:style-name="P5">m for </text:p>
          </text:deletion>
        </text:changed-region>
        <text:changed-region xml:id="ct58884976" text:id="ct58884976">
          <text:deletion>
            <office:change-info>
              <dc:creator>Christopher Hodapp</dc:creator>
              <dc:date>2009-09-22T23:37:00</dc:date>
            </office:change-info>
            <text:p text:style-name="P5">M</text:p>
          </text:deletion>
        </text:changed-region>
        <text:changed-region xml:id="ct58884784" text:id="ct58884784">
          <text:deletion>
            <office:change-info>
              <dc:creator>Clement Lefebvre</dc:creator>
              <dc:date>2010-05-13T14:55:00</dc:date>
            </office:change-info>
            <text:p text:style-name="P5">intUpdate</text:p>
          </text:deletion>
        </text:changed-region>
        <text:changed-region xml:id="ct58884528" text:id="ct58884528">
          <text:format-change>
            <office:change-info>
              <dc:creator>Christopher Hodapp</dc:creator>
              <dc:date>2009-06-22T19:53:00</dc:date>
            </office:change-info>
          </text:format-change>
        </text:changed-region>
        <text:changed-region xml:id="ct58885360" text:id="ct58885360">
          <text:format-change>
            <office:change-info>
              <dc:creator>Christopher Hodapp</dc:creator>
              <dc:date>2009-06-22T19:54:00</dc:date>
            </office:change-info>
          </text:format-change>
        </text:changed-region>
        <text:changed-region xml:id="ct58890640" text:id="ct58890640">
          <text:format-change>
            <office:change-info>
              <dc:creator>Christopher Hodapp</dc:creator>
              <dc:date>2009-06-22T19:54:00</dc:date>
            </office:change-info>
          </text:format-change>
        </text:changed-region>
        <text:changed-region xml:id="ct57608864" text:id="ct57608864">
          <text:deletion>
            <office:change-info>
              <dc:creator>Clement Lefebvre</dc:creator>
              <dc:date>2010-05-13T14:55:00</dc:date>
            </office:change-info>
            <text:p text:style-name="P5">mintUpdate</text:p>
          </text:deletion>
        </text:changed-region>
        <text:changed-region xml:id="ct58885552" text:id="ct58885552">
          <text:insertion>
            <office:change-info>
              <dc:creator>Clement Lefebvre</dc:creator>
              <dc:date>2010-05-13T14:55:00</dc:date>
            </office:change-info>
          </text:insertion>
        </text:changed-region>
        <text:changed-region xml:id="ct58886624" text:id="ct58886624">
          <text:format-change>
            <office:change-info>
              <dc:creator>Christopher Hodapp</dc:creator>
              <dc:date>2009-06-22T19:54:00</dc:date>
            </office:change-info>
          </text:format-change>
        </text:changed-region>
        <text:changed-region xml:id="ct58886896" text:id="ct58886896">
          <text:deletion>
            <office:change-info>
              <dc:creator>Clement Lefebvre</dc:creator>
              <dc:date>2010-05-13T14:55:00</dc:date>
            </office:change-info>
            <text:p text:style-name="P5">mintUpdate</text:p>
          </text:deletion>
        </text:changed-region>
        <text:changed-region xml:id="ct58887088" text:id="ct58887088">
          <text:insertion>
            <office:change-info>
              <dc:creator>Clement Lefebvre</dc:creator>
              <dc:date>2010-05-13T14:55:00</dc:date>
            </office:change-info>
          </text:insertion>
        </text:changed-region>
        <text:changed-region xml:id="ct58887280" text:id="ct58887280">
          <text:format-change>
            <office:change-info>
              <dc:creator>Christopher Hodapp</dc:creator>
              <dc:date>2009-06-22T19:54:00</dc:date>
            </office:change-info>
          </text:format-change>
        </text:changed-region>
        <text:changed-region xml:id="ct58887952" text:id="ct58887952">
          <text:deletion>
            <office:change-info>
              <dc:creator>Clement Lefebvre</dc:creator>
              <dc:date>2010-05-13T15:02:00</dc:date>
            </office:change-info>
            <text:h text:style-name="P44" text:outline-level="1">Make the most of your desktop</text:h>
          </text:deletion>
        </text:changed-region>
        <text:changed-region xml:id="ct58888224" text:id="ct58888224">
          <text:insertion>
            <office:change-info>
              <dc:creator>Clement Lefebvre</dc:creator>
              <dc:date>2010-05-13T15:02:00</dc:date>
            </office:change-info>
          </text:insertion>
        </text:changed-region>
        <text:changed-region xml:id="ct58121712" text:id="ct58121712">
          <text:deletion>
            <office:change-info>
              <dc:creator>Christopher Hodapp</dc:creator>
              <dc:date>2009-06-22T19:56:00</dc:date>
            </office:change-info>
            <text:p text:style-name="P26">handy</text:p>
          </text:deletion>
        </text:changed-region>
        <text:changed-region xml:id="ct58090416" text:id="ct58090416">
          <text:insertion>
            <office:change-info>
              <dc:creator>Christopher Hodapp</dc:creator>
              <dc:date>2009-06-22T19:56:00</dc:date>
            </office:change-info>
          </text:insertion>
        </text:changed-region>
        <text:changed-region xml:id="ct57664304" text:id="ct57664304">
          <text:deletion>
            <office:change-info>
              <dc:creator>Clement Lefebvre</dc:creator>
              <dc:date>2012-05-22T13:52:00</dc:date>
            </office:change-info>
            <text:p text:style-name="P26">Gnome</text:p>
          </text:deletion>
        </text:changed-region>
        <text:changed-region xml:id="ct57660704" text:id="ct57660704">
          <text:insertion>
            <office:change-info>
              <dc:creator>Clement Lefebvre</dc:creator>
              <dc:date>2012-05-22T13:52:00</dc:date>
            </office:change-info>
          </text:insertion>
        </text:changed-region>
        <text:changed-region xml:id="ct58106800" text:id="ct58106800">
          <text:insertion>
            <office:change-info>
              <dc:creator>Christopher Hodapp</dc:creator>
              <dc:date>2009-06-22T19:56:00</dc:date>
            </office:change-info>
          </text:insertion>
        </text:changed-region>
        <text:changed-region xml:id="ct58106512" text:id="ct58106512">
          <text:insertion>
            <office:change-info>
              <dc:creator>Clement Lefebvre</dc:creator>
              <dc:date>2011-06-21T11:18:00</dc:date>
            </office:change-info>
          </text:insertion>
        </text:changed-region>
        <text:changed-region xml:id="ct58126192" text:id="ct58126192">
          <text:deletion>
            <office:change-info>
              <dc:creator>Clement Lefebvre</dc:creator>
              <dc:date>2011-06-21T11:18:00</dc:date>
            </office:change-info>
            <text:h text:style-name="P18" text:outline-level="2"/>
            <text:p text:style-name="P26"/>
          </text:deletion>
        </text:changed-region>
        <text:changed-region xml:id="ct58150928" text:id="ct58150928">
          <text:insertion>
            <office:change-info>
              <dc:creator>Christopher Hodapp</dc:creator>
              <dc:date>2009-06-22T19:59:00</dc:date>
            </office:change-info>
          </text:insertion>
        </text:changed-region>
        <text:changed-region xml:id="ct58118544" text:id="ct58118544">
          <text:deletion>
            <office:change-info>
              <dc:creator>Christopher Hodapp</dc:creator>
              <dc:date>2009-06-22T19:59:00</dc:date>
            </office:change-info>
            <text:p text:style-name="P26">some</text:p>
          </text:deletion>
        </text:changed-region>
        <text:changed-region xml:id="ct58699328" text:id="ct58699328">
          <text:insertion>
            <office:change-info>
              <dc:creator>Christopher Hodapp</dc:creator>
              <dc:date>2009-06-22T19:59:00</dc:date>
            </office:change-info>
          </text:insertion>
        </text:changed-region>
        <text:changed-region xml:id="ct58112432" text:id="ct58112432">
          <text:insertion>
            <office:change-info>
              <dc:creator>Christopher Hodapp</dc:creator>
              <dc:date>2009-06-22T19:59:00</dc:date>
            </office:change-info>
          </text:insertion>
        </text:changed-region>
        <text:changed-region xml:id="ct58121424" text:id="ct58121424">
          <text:deletion>
            <office:change-info>
              <dc:creator>Scott Anderson</dc:creator>
              <dc:date>2009-09-09T04:52:00</dc:date>
            </office:change-info>
            <text:p text:style-name="P26">, just as you would under Windows</text:p>
          </text:deletion>
        </text:changed-region>
        <text:changed-region xml:id="ct57667568" text:id="ct57667568">
          <text:insertion>
            <office:change-info>
              <dc:creator>Scott Anderson</dc:creator>
              <dc:date>2009-09-09T04:52:00</dc:date>
            </office:change-info>
          </text:insertion>
        </text:changed-region>
        <text:changed-region xml:id="ct57655616" text:id="ct57655616">
          <text:deletion>
            <office:change-info>
              <dc:creator>Scott Anderson</dc:creator>
              <dc:date>2009-09-09T04:52:00</dc:date>
            </office:change-info>
            <text:p text:style-name="P26">.</text:p>
          </text:deletion>
        </text:changed-region>
        <text:changed-region xml:id="ct58103232" text:id="ct58103232">
          <text:deletion>
            <office:change-info>
              <dc:creator>Scott Anderson</dc:creator>
              <dc:date>2009-09-09T04:52:00</dc:date>
            </office:change-info>
            <text:p text:style-name="P26">B</text:p>
          </text:deletion>
        </text:changed-region>
        <text:changed-region xml:id="ct58129344" text:id="ct58129344">
          <text:insertion>
            <office:change-info>
              <dc:creator>Scott Anderson</dc:creator>
              <dc:date>2009-09-09T04:52:00</dc:date>
            </office:change-info>
          </text:insertion>
        </text:changed-region>
        <text:changed-region xml:id="ct58107696" text:id="ct58107696">
          <text:deletion>
            <office:change-info>
              <dc:creator>Clement Lefebvre</dc:creator>
              <dc:date>2011-05-10T14:48:00</dc:date>
            </office:change-info>
            <text:p text:style-name="P26">OpenOffice</text:p>
          </text:deletion>
        </text:changed-region>
        <text:changed-region xml:id="ct58104720" text:id="ct58104720">
          <text:insertion>
            <office:change-info>
              <dc:creator>Clement Lefebvre</dc:creator>
              <dc:date>2011-05-10T14:48:00</dc:date>
            </office:change-info>
          </text:insertion>
        </text:changed-region>
        <text:changed-region xml:id="ct58120128" text:id="ct58120128">
          <text:deletion>
            <office:change-info>
              <dc:creator>Christopher Hodapp</dc:creator>
              <dc:date>2009-06-22T20:10:00</dc:date>
            </office:change-info>
            <text:p text:style-name="P26">which</text:p>
          </text:deletion>
        </text:changed-region>
        <text:changed-region xml:id="ct57657472" text:id="ct57657472">
          <text:insertion>
            <office:change-info>
              <dc:creator>Christopher Hodapp</dc:creator>
              <dc:date>2009-06-22T20:10:00</dc:date>
            </office:change-info>
          </text:insertion>
        </text:changed-region>
        <text:changed-region xml:id="ct58892992" text:id="ct58892992">
          <text:deletion>
            <office:change-info>
              <dc:creator>Christopher Hodapp</dc:creator>
              <dc:date>2009-06-22T20:10:00</dc:date>
            </office:change-info>
            <text:p text:style-name="P26">write</text:p>
          </text:deletion>
        </text:changed-region>
        <text:changed-region xml:id="ct58102576" text:id="ct58102576">
          <text:insertion>
            <office:change-info>
              <dc:creator>Christopher Hodapp</dc:creator>
              <dc:date>2009-06-22T20:10:00</dc:date>
            </office:change-info>
          </text:insertion>
        </text:changed-region>
        <text:changed-region xml:id="ct58698656" text:id="ct58698656">
          <text:insertion>
            <office:change-info>
              <dc:creator>Christopher Hodapp</dc:creator>
              <dc:date>2009-06-22T20:10:00</dc:date>
            </office:change-info>
          </text:insertion>
        </text:changed-region>
        <text:changed-region xml:id="ct58698848" text:id="ct58698848">
          <text:insertion>
            <office:change-info>
              <dc:creator>Christopher Hodapp</dc:creator>
              <dc:date>2009-06-22T20:10:00</dc:date>
            </office:change-info>
          </text:insertion>
        </text:changed-region>
        <text:changed-region xml:id="ct58699040" text:id="ct58699040">
          <text:deletion>
            <office:change-info>
              <dc:creator>Scott Anderson</dc:creator>
              <dc:date>2009-09-09T04:53:00</dc:date>
            </office:change-info>
            <text:p text:style-name="P26">mouse. In Windows you </text:p>
          </text:deletion>
        </text:changed-region>
        <text:changed-region xml:id="ct58124576" text:id="ct58124576">
          <text:insertion>
            <office:change-info>
              <dc:creator>Scott Anderson</dc:creator>
              <dc:date>2009-09-09T04:53:00</dc:date>
            </office:change-info>
          </text:insertion>
        </text:changed-region>
        <text:changed-region xml:id="ct58124768" text:id="ct58124768">
          <text:deletion>
            <office:change-info>
              <dc:creator>Scott Anderson</dc:creator>
              <dc:date>2009-09-09T04:53:00</dc:date>
            </office:change-info>
            <text:p text:style-name="P26">would select some text,</text:p>
          </text:deletion>
        </text:changed-region>
        <text:changed-region xml:id="ct58895824" text:id="ct58895824">
          <text:deletion>
            <office:change-info>
              <dc:creator>Scott Anderson</dc:creator>
              <dc:date>2009-09-09T04:54:00</dc:date>
            </office:change-info>
            <text:p text:style-name="P26">.</text:p>
          </text:deletion>
        </text:changed-region>
        <text:changed-region xml:id="ct58895632" text:id="ct58895632">
          <text:deletion>
            <office:change-info>
              <dc:creator>Christopher Hodapp</dc:creator>
              <dc:date>2009-06-22T20:11:00</dc:date>
            </office:change-info>
            <text:p text:style-name="P26"><text:s/>from ther</text:p>
          </text:deletion>
        </text:changed-region>
        <text:changed-region xml:id="ct58895440" text:id="ct58895440">
          <text:deletion>
            <office:change-info>
              <dc:creator>Christopher Hodapp</dc:creator>
              <dc:date>2009-06-22T20:10:00</dc:date>
            </office:change-info>
            <text:p text:style-name="P26">e</text:p>
          </text:deletion>
        </text:changed-region>
        <text:changed-region xml:id="ct58697856" text:id="ct58697856">
          <text:insertion>
            <office:change-info>
              <dc:creator>Scott Anderson</dc:creator>
              <dc:date>2009-09-09T04:54:00</dc:date>
            </office:change-info>
          </text:insertion>
        </text:changed-region>
        <text:changed-region xml:id="ct58698048" text:id="ct58698048">
          <text:insertion>
            <office:change-info>
              <dc:creator>Scott Anderson</dc:creator>
              <dc:date>2009-09-09T04:54:00</dc:date>
            </office:change-info>
          </text:insertion>
        </text:changed-region>
        <text:changed-region xml:id="ct58698240" text:id="ct58698240">
          <text:deletion>
            <office:change-info>
              <dc:creator>Scott Anderson</dc:creator>
              <dc:date>2009-09-09T04:54:00</dc:date>
            </office:change-info>
            <text:p text:style-name="P26">Some advanced users</text:p>
          </text:deletion>
        </text:changed-region>
        <text:changed-region xml:id="ct58698432" text:id="ct58698432">
          <text:insertion>
            <office:change-info>
              <dc:creator>Scott Anderson</dc:creator>
              <dc:date>2009-09-09T04:54:00</dc:date>
            </office:change-info>
          </text:insertion>
        </text:changed-region>
        <text:changed-region xml:id="ct58896736" text:id="ct58896736">
          <text:deletion>
            <office:change-info>
              <dc:creator>Scott Anderson</dc:creator>
              <dc:date>2009-09-09T04:54:00</dc:date>
            </office:change-info>
            <text:p text:style-name="P26">their</text:p>
          </text:deletion>
        </text:changed-region>
        <text:changed-region xml:id="ct58896016" text:id="ct58896016">
          <text:insertion>
            <office:change-info>
              <dc:creator>Scott Anderson</dc:creator>
              <dc:date>2009-09-09T04:54:00</dc:date>
            </office:change-info>
          </text:insertion>
        </text:changed-region>
        <text:changed-region xml:id="ct58896208" text:id="ct58896208">
          <text:insertion>
            <office:change-info>
              <dc:creator>Christopher Hodapp</dc:creator>
              <dc:date>2009-06-22T20:11:00</dc:date>
            </office:change-info>
          </text:insertion>
        </text:changed-region>
        <text:changed-region xml:id="ct58896400" text:id="ct58896400">
          <text:deletion>
            <office:change-info>
              <dc:creator>Christopher Hodapp</dc:creator>
              <dc:date>2009-06-22T20:11:00</dc:date>
            </office:change-info>
            <text:p text:style-name="P26">this</text:p>
          </text:deletion>
        </text:changed-region>
        <text:changed-region xml:id="ct58896928" text:id="ct58896928">
          <text:insertion>
            <office:change-info>
              <dc:creator>Christopher Hodapp</dc:creator>
              <dc:date>2009-06-22T20:11:00</dc:date>
            </office:change-info>
          </text:insertion>
        </text:changed-region>
        <text:changed-region xml:id="ct58898032" text:id="ct58898032">
          <text:insertion>
            <office:change-info>
              <dc:creator>Christopher Hodapp</dc:creator>
              <dc:date>2009-06-22T20:11:00</dc:date>
            </office:change-info>
          </text:insertion>
        </text:changed-region>
        <text:changed-region xml:id="ct58152880" text:id="ct58152880">
          <text:deletion>
            <office:change-info>
              <dc:creator>Christopher Hodapp</dc:creator>
              <dc:date>2009-06-22T20:11:00</dc:date>
            </office:change-info>
            <text:p text:style-name="P26">within</text:p>
          </text:deletion>
        </text:changed-region>
        <text:changed-region xml:id="ct58157360" text:id="ct58157360">
          <text:insertion>
            <office:change-info>
              <dc:creator>Christopher Hodapp</dc:creator>
              <dc:date>2009-06-22T20:11:00</dc:date>
            </office:change-info>
          </text:insertion>
        </text:changed-region>
        <text:changed-region xml:id="ct58154208" text:id="ct58154208">
          <text:deletion>
            <office:change-info>
              <dc:creator>Christopher Hodapp</dc:creator>
              <dc:date>2009-06-22T20:11:00</dc:date>
            </office:change-info>
            <text:p text:style-name="P26">,</text:p>
          </text:deletion>
        </text:changed-region>
        <text:changed-region xml:id="ct58163568" text:id="ct58163568">
          <text:insertion>
            <office:change-info>
              <dc:creator>Christopher Hodapp</dc:creator>
              <dc:date>2009-06-22T20:11:00</dc:date>
            </office:change-info>
          </text:insertion>
        </text:changed-region>
        <text:changed-region xml:id="ct58163920" text:id="ct58163920">
          <text:deletion>
            <office:change-info>
              <dc:creator>Christopher Hodapp</dc:creator>
              <dc:date>2009-06-22T20:15:00</dc:date>
            </office:change-info>
            <text:p text:style-name="P26"><text:s/>to</text:p>
          </text:deletion>
        </text:changed-region>
        <text:changed-region xml:id="ct58160032" text:id="ct58160032">
          <text:insertion>
            <office:change-info>
              <dc:creator>Christopher Hodapp</dc:creator>
              <dc:date>2009-06-22T20:15:00</dc:date>
            </office:change-info>
          </text:insertion>
        </text:changed-region>
        <text:changed-region xml:id="ct58127328" text:id="ct58127328">
          <text:deletion>
            <office:change-info>
              <dc:creator>Christopher Hodapp</dc:creator>
              <dc:date>2009-06-22T20:15:00</dc:date>
            </office:change-info>
            <text:p text:style-name="P26"><text:s/>somewhere else</text:p>
          </text:deletion>
        </text:changed-region>
        <text:changed-region xml:id="ct58163200" text:id="ct58163200">
          <text:insertion>
            <office:change-info>
              <dc:creator>Christopher Hodapp</dc:creator>
              <dc:date>2009-06-22T20:15:00</dc:date>
            </office:change-info>
          </text:insertion>
        </text:changed-region>
        <text:changed-region xml:id="ct58155376" text:id="ct58155376">
          <text:deletion>
            <office:change-info>
              <dc:creator>Christopher Hodapp</dc:creator>
              <dc:date>2009-06-22T20:15:00</dc:date>
            </office:change-info>
            <text:p text:style-name="P26">,</text:p>
          </text:deletion>
        </text:changed-region>
        <text:changed-region xml:id="ct58151200" text:id="ct58151200">
          <text:deletion>
            <office:change-info>
              <dc:creator>Christopher Hodapp</dc:creator>
              <dc:date>2009-06-22T20:15:00</dc:date>
            </office:change-info>
            <text:p text:style-name="P26">k on</text:p>
          </text:deletion>
        </text:changed-region>
        <text:changed-region xml:id="ct58165536" text:id="ct58165536">
          <text:insertion>
            <office:change-info>
              <dc:creator>Scott Anderson</dc:creator>
              <dc:date>2009-09-09T04:54:00</dc:date>
            </office:change-info>
          </text:insertion>
        </text:changed-region>
        <text:changed-region xml:id="ct58162064" text:id="ct58162064">
          <text:insertion>
            <office:change-info>
              <dc:creator>Scott Anderson</dc:creator>
              <dc:date>2009-09-09T04:54:00</dc:date>
            </office:change-info>
          </text:insertion>
        </text:changed-region>
        <text:changed-region xml:id="ct58897808" text:id="ct58897808">
          <text:insertion>
            <office:change-info>
              <dc:creator>Scott Anderson</dc:creator>
              <dc:date>2009-09-09T04:55:00</dc:date>
            </office:change-info>
          </text:insertion>
        </text:changed-region>
        <text:changed-region xml:id="ct58167392" text:id="ct58167392">
          <text:deletion>
            <office:change-info>
              <dc:creator>Clement Lefebvre</dc:creator>
              <dc:date>2012-05-22T13:52:00</dc:date>
            </office:change-info>
            <text:p text:style-name="P25">Gnome</text:p>
          </text:deletion>
        </text:changed-region>
        <text:changed-region xml:id="ct58897456" text:id="ct58897456">
          <text:insertion>
            <office:change-info>
              <dc:creator>Clement Lefebvre</dc:creator>
              <dc:date>2012-05-22T13:52:00</dc:date>
            </office:change-info>
          </text:insertion>
        </text:changed-region>
        <text:changed-region xml:id="ct58156592" text:id="ct58156592">
          <text:deletion>
            <office:change-info>
              <dc:creator>Clement Lefebvre</dc:creator>
              <dc:date>2011-06-21T11:18:00</dc:date>
            </office:change-info>
            <text:h text:style-name="P17" text:outline-level="2"/>
            <text:h text:style-name="P18" text:outline-level="2"/>
          </text:deletion>
        </text:changed-region>
        <text:changed-region xml:id="ct58156784" text:id="ct58156784">
          <text:deletion>
            <office:change-info>
              <dc:creator>Clement Lefebvre</dc:creator>
              <dc:date>2011-06-21T11:18:00</dc:date>
            </office:change-info>
            <text:h text:style-name="P17" text:outline-level="2"/>
            <text:p text:style-name="P26"/>
          </text:deletion>
        </text:changed-region>
        <text:changed-region xml:id="ct58169104" text:id="ct58169104">
          <text:deletion>
            <office:change-info>
              <dc:creator>Christopher Hodapp</dc:creator>
              <dc:date>2009-06-22T20:16:00</dc:date>
            </office:change-info>
            <text:p text:style-name="P26">the</text:p>
          </text:deletion>
        </text:changed-region>
        <text:changed-region xml:id="ct58166640" text:id="ct58166640">
          <text:insertion>
            <office:change-info>
              <dc:creator>Christopher Hodapp</dc:creator>
              <dc:date>2009-06-22T20:16:00</dc:date>
            </office:change-info>
          </text:insertion>
        </text:changed-region>
        <text:changed-region xml:id="ct58169712" text:id="ct58169712">
          <text:insertion>
            <office:change-info>
              <dc:creator>Christopher Hodapp</dc:creator>
              <dc:date>2009-06-22T20:17:00</dc:date>
            </office:change-info>
          </text:insertion>
        </text:changed-region>
        <text:changed-region xml:id="ct58170064" text:id="ct58170064">
          <text:deletion>
            <office:change-info>
              <dc:creator>Clement Lefebvre</dc:creator>
              <dc:date>2011-05-10T14:48:00</dc:date>
            </office:change-info>
            <text:p text:style-name="P26">OpenOffice</text:p>
          </text:deletion>
        </text:changed-region>
        <text:changed-region xml:id="ct58900224" text:id="ct58900224">
          <text:insertion>
            <office:change-info>
              <dc:creator>Clement Lefebvre</dc:creator>
              <dc:date>2011-05-10T14:48:00</dc:date>
            </office:change-info>
          </text:insertion>
        </text:changed-region>
        <text:changed-region xml:id="ct58168624" text:id="ct58168624">
          <text:deletion>
            <office:change-info>
              <dc:creator>Christopher Hodapp</dc:creator>
              <dc:date>2009-06-22T20:17:00</dc:date>
            </office:change-info>
            <text:p text:style-name="P26">In Linux Mint, the application which is dedicated to that </text:p>
          </text:deletion>
        </text:changed-region>
        <text:changed-region xml:id="ct58175088" text:id="ct58175088">
          <text:insertion>
            <office:change-info>
              <dc:creator>Christopher Hodapp</dc:creator>
              <dc:date>2009-06-22T20:17:00</dc:date>
            </office:change-info>
          </text:insertion>
        </text:changed-region>
        <text:changed-region xml:id="ct58900416" text:id="ct58900416">
          <text:deletion>
            <office:change-info>
              <dc:creator>Clement Lefebvre</dc:creator>
              <dc:date>2010-05-13T14:56:00</dc:date>
            </office:change-info>
            <text:p text:style-name="P26"><text:s/>It sits on the bottom left corner of your screen</text:p>
          </text:deletion>
        </text:changed-region>
        <text:changed-region xml:id="ct58173600" text:id="ct58173600">
          <text:deletion>
            <office:change-info>
              <dc:creator>Christopher Hodapp</dc:creator>
              <dc:date>2009-06-22T20:18:00</dc:date>
            </office:change-info>
            <text:p text:style-name="P26">. </text:p>
          </text:deletion>
        </text:changed-region>
        <text:changed-region xml:id="ct58171680" text:id="ct58171680">
          <text:deletion>
            <office:change-info>
              <dc:creator>Clement Lefebvre</dc:creator>
              <dc:date>2010-05-13T14:56:00</dc:date>
            </office:change-info>
            <text:p text:style-name="P26"><text:s/>and looks kind of like a sticky note.</text:p>
          </text:deletion>
        </text:changed-region>
        <text:changed-region xml:id="ct58901280" text:id="ct58901280">
          <text:deletion>
            <office:change-info>
              <dc:creator>Clement Lefebvre</dc:creator>
              <dc:date>2010-11-10T15:51:00</dc:date>
            </office:change-info>
            <text:p text:style-name="P26"/>
            <text:p text:style-name="P26"/>
          </text:deletion>
        </text:changed-region>
        <text:changed-region xml:id="ct58904432" text:id="ct58904432">
          <text:deletion>
            <office:change-info>
              <dc:creator>Christopher Hodapp</dc:creator>
              <dc:date>2009-06-22T20:22:00</dc:date>
            </office:change-info>
            <text:p text:style-name="P26"><text:s/>without saving it</text:p>
          </text:deletion>
        </text:changed-region>
        <text:changed-region xml:id="ct58902288" text:id="ct58902288">
          <text:deletion>
            <office:change-info>
              <dc:creator>Christopher Hodapp</dc:creator>
              <dc:date>2009-06-22T20:22:00</dc:date>
            </office:change-info>
            <text:p text:style-name="P26">,</text:p>
          </text:deletion>
        </text:changed-region>
        <text:changed-region xml:id="ct58900608" text:id="ct58900608">
          <text:insertion>
            <office:change-info>
              <dc:creator>Christopher Hodapp</dc:creator>
              <dc:date>2009-06-22T20:22:00</dc:date>
            </office:change-info>
          </text:insertion>
        </text:changed-region>
        <text:changed-region xml:id="ct58903984" text:id="ct58903984">
          <text:deletion>
            <office:change-info>
              <dc:creator>Christopher Hodapp</dc:creator>
              <dc:date>2009-06-22T20:22:00</dc:date>
            </office:change-info>
            <text:p text:style-name="P26">y</text:p>
          </text:deletion>
        </text:changed-region>
        <text:changed-region xml:id="ct58904176" text:id="ct58904176">
          <text:insertion>
            <office:change-info>
              <dc:creator>Christopher Hodapp</dc:creator>
              <dc:date>2009-06-22T20:22:00</dc:date>
            </office:change-info>
          </text:insertion>
        </text:changed-region>
        <text:changed-region xml:id="ct58903456" text:id="ct58903456">
          <text:deletion>
            <office:change-info>
              <dc:creator>Christopher Hodapp</dc:creator>
              <dc:date>2009-06-22T20:22:00</dc:date>
            </office:change-info>
            <text:p text:style-name="P26">, </text:p>
          </text:deletion>
        </text:changed-region>
        <text:changed-region xml:id="ct58903648" text:id="ct58903648">
          <text:insertion>
            <office:change-info>
              <dc:creator>Christopher Hodapp</dc:creator>
              <dc:date>2009-06-22T20:22:00</dc:date>
            </office:change-info>
          </text:insertion>
        </text:changed-region>
        <text:changed-region xml:id="ct58903088" text:id="ct58903088">
          <text:deletion>
            <office:change-info>
              <dc:creator>Christopher Hodapp</dc:creator>
              <dc:date>2009-06-22T20:22:00</dc:date>
            </office:change-info>
            <text:p text:style-name="P26"><text:s/>Your note doesn't need to be saved, it's</text:p>
          </text:deletion>
        </text:changed-region>
        <text:changed-region xml:id="ct58902480" text:id="ct58902480">
          <text:deletion>
            <office:change-info>
              <dc:creator>Christopher Hodapp</dc:creator>
              <dc:date>2009-06-22T20:22:00</dc:date>
            </office:change-info>
            <text:p text:style-name="P26">s</text:p>
          </text:deletion>
        </text:changed-region>
        <text:changed-region xml:id="ct58902672" text:id="ct58902672">
          <text:insertion>
            <office:change-info>
              <dc:creator>Christopher Hodapp</dc:creator>
              <dc:date>2009-06-22T20:22:00</dc:date>
            </office:change-info>
          </text:insertion>
        </text:changed-region>
        <text:changed-region xml:id="ct58902864" text:id="ct58902864">
          <text:deletion>
            <office:change-info>
              <dc:creator>Clement Lefebvre</dc:creator>
              <dc:date>2010-11-10T15:51:00</dc:date>
            </office:change-info>
            <text:p text:style-name="P26"/>
            <text:p text:style-name="P26"/>
          </text:deletion>
        </text:changed-region>
        <text:changed-region xml:id="ct58908096" text:id="ct58908096">
          <text:deletion>
            <office:change-info>
              <dc:creator>Christopher Hodapp</dc:creator>
              <dc:date>2009-06-22T20:22:00</dc:date>
            </office:change-info>
            <text:p text:style-name="P26">don't</text:p>
          </text:deletion>
        </text:changed-region>
        <text:changed-region xml:id="ct58908288" text:id="ct58908288">
          <text:insertion>
            <office:change-info>
              <dc:creator>Christopher Hodapp</dc:creator>
              <dc:date>2009-06-22T20:22:00</dc:date>
            </office:change-info>
          </text:insertion>
        </text:changed-region>
        <text:changed-region xml:id="ct58908480" text:id="ct58908480">
          <text:insertion>
            <office:change-info>
              <dc:creator>Christopher Hodapp</dc:creator>
              <dc:date>2009-06-22T20:23:00</dc:date>
            </office:change-info>
          </text:insertion>
        </text:changed-region>
        <text:changed-region xml:id="ct58909536" text:id="ct58909536">
          <text:deletion>
            <office:change-info>
              <dc:creator>Christopher Hodapp</dc:creator>
              <dc:date>2009-06-22T20:22:00</dc:date>
            </office:change-info>
            <text:p text:style-name="P26"><text:s/>anymore </text:p>
          </text:deletion>
        </text:changed-region>
        <text:changed-region xml:id="ct58909728" text:id="ct58909728">
          <text:insertion>
            <office:change-info>
              <dc:creator>Christopher Hodapp</dc:creator>
              <dc:date>2009-06-22T20:22:00</dc:date>
            </office:change-info>
          </text:insertion>
        </text:changed-region>
        <text:changed-region xml:id="ct58910208" text:id="ct58910208">
          <text:deletion>
            <office:change-info>
              <dc:creator>Scott Anderson</dc:creator>
              <dc:date>2009-09-09T21:49:00</dc:date>
            </office:change-info>
            <text:p text:style-name="P26"/>
            <text:p text:style-name="P26"/>
          </text:deletion>
        </text:changed-region>
        <text:changed-region xml:id="ct58910400" text:id="ct58910400">
          <text:deletion>
            <office:change-info>
              <dc:creator>Scott Anderson</dc:creator>
              <dc:date>2009-09-09T21:49:00</dc:date>
            </office:change-info>
            <text:p text:style-name="P26"/>
            <text:p text:style-name="P26"/>
          </text:deletion>
        </text:changed-region>
        <text:changed-region xml:id="ct58919936" text:id="ct58919936">
          <text:deletion>
            <office:change-info>
              <dc:creator>Clement Lefebvre</dc:creator>
              <dc:date>2009-11-05T11:35:00</dc:date>
            </office:change-info>
            <text:p text:style-name="P26"/>
            <text:p text:style-name="P26"/>
          </text:deletion>
        </text:changed-region>
        <text:changed-region xml:id="ct58919744" text:id="ct58919744">
          <text:deletion>
            <office:change-info>
              <dc:creator>Scott Anderson</dc:creator>
              <dc:date>2009-09-09T21:49:00</dc:date>
            </office:change-info>
            <text:p text:style-name="P26"/>
            <text:p text:style-name="P26"/>
            <text:p text:style-name="P26"/>
            <text:p text:style-name="P26"/>
          </text:deletion>
        </text:changed-region>
        <text:changed-region xml:id="ct58919552" text:id="ct58919552">
          <text:deletion>
            <office:change-info>
              <dc:creator>Clement Lefebvre</dc:creator>
              <dc:date>2009-11-05T11:35:00</dc:date>
            </office:change-info>
            <text:p text:style-name="P26">Share files with mintUpload</text:p>
            <text:p text:style-name="P26"/>
          </text:deletion>
        </text:changed-region>
        <text:changed-region xml:id="ct58919360" text:id="ct58919360">
          <text:deletion>
            <office:change-info>
              <dc:creator>Scott Anderson</dc:creator>
              <dc:date>2009-09-09T21:49:00</dc:date>
            </office:change-info>
            <text:p text:style-name="P26"/>
            <text:p text:style-name="P26"/>
          </text:deletion>
        </text:changed-region>
        <text:changed-region xml:id="ct58919168" text:id="ct5891916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8918976" text:id="ct58918976">
          <text:deletion>
            <office:change-info>
              <dc:creator>Christopher Hodapp</dc:creator>
              <dc:date>2009-06-22T20:27:00</dc:date>
            </office:change-info>
            <text:p text:style-name="P26">W</text:p>
          </text:deletion>
        </text:changed-region>
        <text:changed-region xml:id="ct58918784" text:id="ct58918784">
          <text:deletion>
            <office:change-info>
              <dc:creator>Clement Lefebvre</dc:creator>
              <dc:date>2009-11-05T11:35:00</dc:date>
            </office:change-info>
            <text:p text:style-name="P26">ill the size of the files be a problem? At what point w</text:p>
          </text:deletion>
        </text:changed-region>
        <text:changed-region xml:id="ct58918592" text:id="ct58918592">
          <text:deletion>
            <office:change-info>
              <dc:creator>Christopher Hodapp</dc:creator>
              <dc:date>2009-06-22T20:27:00</dc:date>
            </office:change-info>
            <text:p text:style-name="P26">Of course it will. </text:p>
          </text:deletion>
        </text:changed-region>
        <text:changed-region xml:id="ct58918400" text:id="ct58918400">
          <text:deletion>
            <office:change-info>
              <dc:creator>Clement Lefebvre</dc:creator>
              <dc:date>2009-11-05T11:35:00</dc:date>
            </office:change-info>
            <text:p text:style-name="P26">Of course, </text:p>
          </text:deletion>
        </text:changed-region>
        <text:changed-region xml:id="ct58918208" text:id="ct58918208">
          <text:deletion>
            <office:change-info>
              <dc:creator>Christopher Hodapp</dc:creator>
              <dc:date>2009-06-22T20:27:00</dc:date>
            </office:change-info>
            <text:p text:style-name="P26">E</text:p>
          </text:deletion>
        </text:changed-region>
        <text:changed-region xml:id="ct58918016" text:id="ct58918016">
          <text:deletion>
            <office:change-info>
              <dc:creator>Clement Lefebvre</dc:creator>
              <dc:date>2009-11-05T11:35:00</dc:date>
            </office:change-info>
            <text:p text:style-name="P26">mails and attachments are fine as long as the attached files are lighte</text:p>
          </text:deletion>
        </text:changed-region>
        <text:changed-region xml:id="ct58917824" text:id="ct58917824">
          <text:deletion>
            <office:change-info>
              <dc:creator>Christopher Hodapp</dc:creator>
              <dc:date>2009-06-22T20:27:00</dc:date>
            </office:change-info>
            <text:p text:style-name="P26">. I</text:p>
          </text:deletion>
        </text:changed-region>
        <text:changed-region xml:id="ct58917632" text:id="ct58917632">
          <text:deletion>
            <office:change-info>
              <dc:creator>Clement Lefebvre</dc:creator>
              <dc:date>2009-11-05T11:35:00</dc:date>
            </office:change-info>
            <text:p text:style-name="P26">f you want to send large files,, but, generally, i</text:p>
          </text:deletion>
        </text:changed-region>
        <text:changed-region xml:id="ct58917440" text:id="ct58917440">
          <text:deletion>
            <office:change-info>
              <dc:creator>Christopher Hodapp</dc:creator>
              <dc:date>2009-06-22T20:28:00</dc:date>
            </office:change-info>
            <text:p text:style-name="P26"><text:s/>generally </text:p>
          </text:deletion>
        </text:changed-region>
        <text:changed-region xml:id="ct58917248" text:id="ct58917248">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58917056" text:id="ct58917056">
          <text:deletion>
            <office:change-info>
              <dc:creator>Christopher Hodapp</dc:creator>
              <dc:date>2009-06-22T20:28:00</dc:date>
            </office:change-info>
            <text:p text:style-name="P26"><text:s/>an </text:p>
          </text:deletion>
        </text:changed-region>
        <text:changed-region xml:id="ct58916864" text:id="ct58916864">
          <text:deletion>
            <office:change-info>
              <dc:creator>Clement Lefebvre</dc:creator>
              <dc:date>2009-11-05T11:35:00</dc:date>
            </office:change-info>
            <text:p text:style-name="P26">on dedicated </text:p>
          </text:deletion>
        </text:changed-region>
        <text:changed-region xml:id="ct58916672" text:id="ct58916672">
          <text:deletion>
            <office:change-info>
              <dc:creator>Christopher Hodapp</dc:creator>
              <dc:date>2009-06-22T20:29:00</dc:date>
            </office:change-info>
            <text:p text:style-name="P26">-</text:p>
          </text:deletion>
        </text:changed-region>
        <text:changed-region xml:id="ct58916480" text:id="ct58916480">
          <text:deletion>
            <office:change-info>
              <dc:creator>Clement Lefebvre</dc:creator>
              <dc:date>2009-11-05T11:35:00</dc:date>
            </office:change-info>
            <text:p text:style-name="P26">picasa.net for their picturessuch as , <text:s/>purpose for thissline service</text:p>
          </text:deletion>
        </text:changed-region>
        <text:changed-region xml:id="ct58916288" text:id="ct58916288">
          <text:deletion>
            <office:change-info>
              <dc:creator>Christopher Hodapp</dc:creator>
              <dc:date>2009-06-22T20:29:00</dc:date>
            </office:change-info>
            <text:p text:style-name="P26">,</text:p>
          </text:deletion>
        </text:changed-region>
        <text:changed-region xml:id="ct58916096" text:id="ct58916096">
          <text:deletion>
            <office:change-info>
              <dc:creator>Clement Lefebvre</dc:creator>
              <dc:date>2009-11-05T11:35:00</dc:date>
            </office:change-info>
            <text:p text:style-name="P26"><text:s/>but if all you want is to send, youtube.com for their videos and</text:p>
          </text:deletion>
        </text:changed-region>
        <text:changed-region xml:id="ct58915904" text:id="ct58915904">
          <text:deletion>
            <office:change-info>
              <dc:creator>Christopher Hodapp</dc:creator>
              <dc:date>2009-06-22T20:29:00</dc:date>
            </office:change-info>
            <text:p text:style-name="P26"><text:s/>these</text:p>
          </text:deletion>
        </text:changed-region>
        <text:changed-region xml:id="ct58915712" text:id="ct58915712">
          <text:deletion>
            <office:change-info>
              <dc:creator>Clement Lefebvre</dc:creator>
              <dc:date>2009-11-05T11:35:00</dc:date>
            </office:change-info>
            <text:p text:style-name="P26"><text:s/>files and not necessarily publish them on</text:p>
          </text:deletion>
        </text:changed-region>
        <text:changed-region xml:id="ct58915520" text:id="ct58915520">
          <text:deletion>
            <office:change-info>
              <dc:creator>Christopher Hodapp</dc:creator>
              <dc:date>2009-06-22T20:29:00</dc:date>
            </office:change-info>
            <text:p text:style-name="P26">-</text:p>
          </text:deletion>
        </text:changed-region>
        <text:changed-region xml:id="ct58915328" text:id="ct58915328">
          <text:deletion>
            <office:change-info>
              <dc:creator>Clement Lefebvre</dc:creator>
              <dc:date>2009-11-05T11:35:00</dc:date>
            </office:change-info>
            <text:p text:style-name="P26"><text:s/>this solution isn't ideal. ,line</text:p>
          </text:deletion>
        </text:changed-region>
        <text:changed-region xml:id="ct58915136" text:id="ct58915136">
          <text:deletion>
            <office:change-info>
              <dc:creator>Christopher Hodapp</dc:creator>
              <dc:date>2009-06-22T20:29:00</dc:date>
            </office:change-info>
            <text:p text:style-name="P26">Other</text:p>
          </text:deletion>
        </text:changed-region>
        <text:changed-region xml:id="ct58914944" text:id="ct58914944">
          <text:deletion>
            <office:change-info>
              <dc:creator>Clement Lefebvre</dc:creator>
              <dc:date>2009-11-05T11:35:00</dc:date>
            </office:change-info>
            <text:p text:style-name="P26"><text:s/>which are generally full of advertisements, people use upload servicesSome</text:p>
          </text:deletion>
        </text:changed-region>
        <text:changed-region xml:id="ct58914752" text:id="ct58914752">
          <text:deletion>
            <office:change-info>
              <dc:creator>Christopher Hodapp</dc:creator>
              <dc:date>2009-06-22T20:30:00</dc:date>
            </office:change-info>
            <text:p text:style-name="P26">, of </text:p>
          </text:deletion>
        </text:changed-region>
        <text:changed-region xml:id="ct58914560" text:id="ct58914560">
          <text:deletion>
            <office:change-info>
              <dc:creator>Clement Lefebvre</dc:creator>
              <dc:date>2009-11-05T11:35:00</dc:date>
            </office:change-info>
            <text:p text:style-name="P26">restrictions, not <text:s/>and </text:p>
          </text:deletion>
        </text:changed-region>
        <text:changed-region xml:id="ct58914368" text:id="ct58914368">
          <text:deletion>
            <office:change-info>
              <dc:creator>Christopher Hodapp</dc:creator>
              <dc:date>2009-06-22T20:30:00</dc:date>
            </office:change-info>
            <text:p text:style-name="P26">handy</text:p>
          </text:deletion>
        </text:changed-region>
        <text:changed-region xml:id="ct58914176" text:id="ct58914176">
          <text:deletion>
            <office:change-info>
              <dc:creator>Clement Lefebvre</dc:creator>
              <dc:date>2009-11-05T11:35:00</dc:date>
            </office:change-info>
            <text:p text:style-name="P26"><text:s/>for easy to use</text:p>
          </text:deletion>
        </text:changed-region>
        <text:changed-region xml:id="ct58913984" text:id="ct58913984">
          <text:deletion>
            <office:change-info>
              <dc:creator>Christopher Hodapp</dc:creator>
              <dc:date>2009-06-22T20:30:00</dc:date>
            </office:change-info>
            <text:p text:style-name="P26">both</text:p>
          </text:deletion>
        </text:changed-region>
        <text:changed-region xml:id="ct58913792" text:id="ct58913792">
          <text:deletion>
            <office:change-info>
              <dc:creator>Clement Lefebvre</dc:creator>
              <dc:date>2009-11-05T11:35:00</dc:date>
            </office:change-info>
            <text:p text:style-name="P26"><text:s/>you either</text:p>
          </text:deletion>
        </text:changed-region>
        <text:changed-region xml:id="ct58913600" text:id="ct58913600">
          <text:deletion>
            <office:change-info>
              <dc:creator>Christopher Hodapp</dc:creator>
              <dc:date>2009-06-22T20:30:00</dc:date>
            </office:change-info>
            <text:p text:style-name="P26">and</text:p>
          </text:deletion>
        </text:changed-region>
        <text:changed-region xml:id="ct58913408" text:id="ct58913408">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58913216" text:id="ct58913216">
          <text:deletion>
            <office:change-info>
              <dc:creator>Christopher Hodapp</dc:creator>
              <dc:date>2009-06-22T20:30:00</dc:date>
            </office:change-info>
            <text:p text:style-name="P26">-</text:p>
          </text:deletion>
        </text:changed-region>
        <text:changed-region xml:id="ct58913024" text:id="ct58913024">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58912832" text:id="ct58912832">
          <text:deletion>
            <office:change-info>
              <dc:creator>Christopher Hodapp</dc:creator>
              <dc:date>2009-06-22T20:31:00</dc:date>
            </office:change-info>
            <text:p text:style-name="P26">-</text:p>
          </text:deletion>
        </text:changed-region>
        <text:changed-region xml:id="ct58912640" text:id="ct5891264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58912448" text:id="ct58912448">
          <text:deletion>
            <office:change-info>
              <dc:creator>Scott Anderson</dc:creator>
              <dc:date>2009-09-09T21:50:00</dc:date>
            </office:change-info>
            <text:p text:style-name="P26"/>
            <text:p text:style-name="P26"/>
          </text:deletion>
        </text:changed-region>
        <text:changed-region xml:id="ct58912256" text:id="ct5891225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8912064" text:id="ct58912064">
          <text:deletion>
            <office:change-info>
              <dc:creator>Scott Anderson</dc:creator>
              <dc:date>2009-09-09T21:50:00</dc:date>
            </office:change-info>
            <text:p text:style-name="P26"/>
            <text:p text:style-name="P26"/>
          </text:deletion>
        </text:changed-region>
        <text:changed-region xml:id="ct58911872" text:id="ct58911872">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58911296" text:id="ct58911296">
          <text:deletion>
            <office:change-info>
              <dc:creator>Scott Anderson</dc:creator>
              <dc:date>2009-09-09T21:50:00</dc:date>
            </office:change-info>
            <text:p text:style-name="P5"/>
            <text:p text:style-name="P26"/>
          </text:deletion>
        </text:changed-region>
        <text:changed-region xml:id="ct58911104" text:id="ct5891110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8229824" text:id="ct58229824">
          <text:insertion>
            <office:change-info>
              <dc:creator>Clement Lefebvre</dc:creator>
              <dc:date>2012-05-22T14:23:00</dc:date>
            </office:change-info>
          </text:insertion>
        </text:changed-region>
        <text:changed-region xml:id="ct58920128" text:id="ct58920128">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58194864" text:id="ct58194864">
          <text:deletion>
            <office:change-info>
              <dc:creator>Unknown Author</dc:creator>
              <dc:date>2009-06-29T10:05:00</dc:date>
            </office:change-info>
            <text:h text:style-name="P4" text:outline-level="1"/>
            <text:h text:style-name="P44" text:outline-level="1"/>
          </text:deletion>
        </text:changed-region>
        <text:changed-region xml:id="ct58194480" text:id="ct58194480">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58186448" text:id="ct58186448">
          <text:deletion>
            <office:change-info>
              <dc:creator>Christopher Hodapp</dc:creator>
              <dc:date>2009-06-22T20:34:00</dc:date>
            </office:change-info>
            <text:p text:style-name="P5"><text:s/></text:p>
          </text:deletion>
        </text:changed-region>
        <text:changed-region xml:id="ct58184160" text:id="ct58184160">
          <text:deletion>
            <office:change-info>
              <dc:creator>Clement Lefebvre</dc:creator>
              <dc:date>2012-05-22T14:23:00</dc:date>
            </office:change-info>
            <text:p text:style-name="P5">defaultrinter installed by <text:s/>PDF p</text:p>
          </text:deletion>
        </text:changed-region>
        <text:changed-region xml:id="ct58187984" text:id="ct58187984">
          <text:deletion>
            <office:change-info>
              <dc:creator>Christopher Hodapp</dc:creator>
              <dc:date>2009-06-22T20:35:00</dc:date>
            </office:change-info>
            <text:p text:style-name="P5"><text:s/>printer installed</text:p>
          </text:deletion>
        </text:changed-region>
        <text:changed-region xml:id="ct58190096" text:id="ct5819009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8229440" text:id="ct58229440">
          <text:deletion>
            <office:change-info>
              <dc:creator>Christopher Hodapp</dc:creator>
              <dc:date>2009-06-22T20:35:00</dc:date>
            </office:change-info>
            <text:p text:style-name="P5"><text:s/>newly</text:p>
          </text:deletion>
        </text:changed-region>
        <text:changed-region xml:id="ct58184704" text:id="ct58184704">
          <text:deletion>
            <office:change-info>
              <dc:creator>Clement Lefebvre</dc:creator>
              <dc:date>2012-05-22T14:23:00</dc:date>
            </office:change-info>
            <text:p text:style-name="P5"><text:s/>generated PDF file within your Home folder. </text:p>
            <text:p text:style-name="P8"/>
          </text:deletion>
        </text:changed-region>
        <text:changed-region xml:id="ct58197824" text:id="ct58197824">
          <text:deletion>
            <office:change-info>
              <dc:creator>Clement Lefebvre</dc:creator>
              <dc:date>2011-06-21T11:18:00</dc:date>
            </office:change-info>
            <text:p text:style-name="P8"/>
            <text:p text:style-name="P5"/>
          </text:deletion>
        </text:changed-region>
        <text:changed-region xml:id="ct58194672" text:id="ct58194672">
          <text:deletion>
            <office:change-info>
              <dc:creator>Unknown Author</dc:creator>
              <dc:date>2009-06-29T10:05:00</dc:date>
            </office:change-info>
            <text:p text:style-name="P26"/>
            <text:p text:style-name="P26"/>
          </text:deletion>
        </text:changed-region>
        <text:changed-region xml:id="ct58218944" text:id="ct58218944">
          <text:deletion>
            <office:change-info>
              <dc:creator>Christopher Hodapp</dc:creator>
              <dc:date>2009-06-22T20:36:00</dc:date>
            </office:change-info>
            <text:p text:style-name="P26"><text:s/>and b</text:p>
          </text:deletion>
        </text:changed-region>
        <text:changed-region xml:id="ct58233840" text:id="ct58233840">
          <text:insertion>
            <office:change-info>
              <dc:creator>Christopher Hodapp</dc:creator>
              <dc:date>2009-06-22T20:36:00</dc:date>
            </office:change-info>
          </text:insertion>
        </text:changed-region>
        <text:changed-region xml:id="ct58234096" text:id="ct58234096">
          <text:deletion>
            <office:change-info>
              <dc:creator>Christopher Hodapp</dc:creator>
              <dc:date>2009-06-22T20:37:00</dc:date>
            </office:change-info>
            <text:p text:style-name="P26">about</text:p>
          </text:deletion>
        </text:changed-region>
        <text:changed-region xml:id="ct58236160" text:id="ct58236160">
          <text:insertion>
            <office:change-info>
              <dc:creator>Christopher Hodapp</dc:creator>
              <dc:date>2009-06-22T20:37:00</dc:date>
            </office:change-info>
          </text:insertion>
        </text:changed-region>
        <text:changed-region xml:id="ct58920320" text:id="ct58920320">
          <text:deletion>
            <office:change-info>
              <dc:creator>Scott Anderson</dc:creator>
              <dc:date>2009-09-09T05:14:00</dc:date>
            </office:change-info>
            <text:p text:style-name="P26">l</text:p>
          </text:deletion>
        </text:changed-region>
        <text:changed-region xml:id="ct58196992" text:id="ct58196992">
          <text:insertion>
            <office:change-info>
              <dc:creator>Clement Lefebvre</dc:creator>
              <dc:date>2009-11-05T11:35:00</dc:date>
            </office:change-info>
          </text:insertion>
        </text:changed-region>
        <text:changed-region xml:id="ct58920512" text:id="ct58920512">
          <text:deletion>
            <office:change-info>
              <dc:creator>Scott Anderson</dc:creator>
              <dc:date>2009-09-09T05:14:00</dc:date>
            </office:change-info>
            <text:p text:style-name="P26">..</text:p>
          </text:deletion>
        </text:changed-region>
        <text:changed-region xml:id="ct58246656" text:id="ct58246656">
          <text:insertion>
            <office:change-info>
              <dc:creator>Scott Anderson</dc:creator>
              <dc:date>2009-09-09T05:14:00</dc:date>
            </office:change-info>
          </text:insertion>
        </text:changed-region>
        <text:changed-region xml:id="ct56052880" text:id="ct56052880">
          <text:insertion>
            <office:change-info>
              <dc:creator>Scott Anderson</dc:creator>
              <dc:date>2009-09-09T05:14:00</dc:date>
            </office:change-info>
          </text:insertion>
        </text:changed-region>
        <text:changed-region xml:id="ct56053072" text:id="ct56053072">
          <text:deletion>
            <office:change-info>
              <dc:creator>Scott Anderson</dc:creator>
              <dc:date>2009-09-09T05:15:00</dc:date>
            </office:change-info>
            <text:p text:style-name="P26">people</text:p>
          </text:deletion>
        </text:changed-region>
        <text:changed-region xml:id="ct56053264" text:id="ct56053264">
          <text:insertion>
            <office:change-info>
              <dc:creator>Scott Anderson</dc:creator>
              <dc:date>2009-09-09T05:15:00</dc:date>
            </office:change-info>
          </text:insertion>
        </text:changed-region>
        <text:changed-region xml:id="ct56053456" text:id="ct56053456">
          <text:deletion>
            <office:change-info>
              <dc:creator>Scott Anderson</dc:creator>
              <dc:date>2009-09-09T05:15:00</dc:date>
            </office:change-info>
            <text:p text:style-name="P26"><text:s/>are</text:p>
          </text:deletion>
        </text:changed-region>
        <text:changed-region xml:id="ct56053648" text:id="ct56053648">
          <text:insertion>
            <office:change-info>
              <dc:creator>Scott Anderson</dc:creator>
              <dc:date>2009-09-09T05:14:00</dc:date>
            </office:change-info>
          </text:insertion>
        </text:changed-region>
        <text:changed-region xml:id="ct58250336" text:id="ct58250336">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text:tab/><text:tab/></text:p>
      <text:p text:style-name="P177"/>
      <text:p text:style-name="P8"/>
      <text:p text:style-name="P8"/>
      <text:p text:style-name="P8"/>
      <text:p text:style-name="P8"/>
      <text:p text:style-name="P8"/>
      <text:p text:style-name="P8"/>
      <text:p text:style-name="P47"><text:change text:change-id="ct58261328"/><text:change-start text:change-id="ct58262192"/>P<text:change-end text:change-id="ct58262192"/>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58264912"/>Linux Mint<text:change-end text:change-id="ct58264912"/><text:change text:change-id="ct58263824"/><text:change text:change-id="ct58263632"/><text:change text:change-id="ct58265488"/><text:change text:change-id="ct58265296"/><text:change text:change-id="ct58275312"/><text:change text:change-id="ct58269008"/><text:change text:change-id="ct58268816"/><text:change text:change-id="ct58271824"/><text:change text:change-id="ct58269472"/><text:change text:change-id="ct58274560"/></text:p>
      <text:p text:style-name="P3"><text:change text:change-id="ct58261520"/><text:change-start text:change-id="ct58260544"/>MATE<text:change-end text:change-id="ct58260544"/> Edition<text:change text:change-id="ct58274272"/><text:change text:change-id="ct57338080"/><text:change text:change-id="ct57335456"/></text:p>
      <text:p text:style-name="P178"/>
      <text:h text:style-name="P4" text:outline-level="1" text:is-list-header="true"><text:change text:change-id="ct5826966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1">Table of Contents</text:p>
          </text:index-title>
          <text:p text:style-name="P179">Wprowadzenie do Linux Mint<text:tab/>4</text:p>
          <text:p text:style-name="P174"><text:soft-page-break/><text:s/>Historia<text:tab/>4</text:p>
          <text:p text:style-name="P174"><text:s/>Cel<text:tab/>4</text:p>
          <text:p text:style-name="P174"><text:s/>Numery wersji i nazwy kodowe<text:tab/>5</text:p>
          <text:p text:style-name="P174"><text:s/>Edycje<text:tab/>6</text:p>
          <text:p text:style-name="P174"><text:s/>Gdzie znaleźć pomoc<text:tab/>6</text:p>
          <text:p text:style-name="P179">Instalacja Linux Mint<text:tab/>7</text:p>
          <text:p text:style-name="P174"><text:s/>Pobranie ISO<text:tab/>7</text:p>
          <text:p text:style-name="P175"><text:s/>Poprzez torrent<text:tab/>8</text:p>
          <text:p text:style-name="P180"><text:s/>Instalacja klienta torrent<text:tab/>8</text:p>
          <text:p text:style-name="P180"><text:s/>Pobieranie pliku torrent<text:tab/>8</text:p>
          <text:p text:style-name="P174"><text:s/>Z serwera<text:tab/>8</text:p>
          <text:p text:style-name="P174"><text:s/>Read the Release Notes<text:tab/>8</text:p>
          <text:p text:style-name="P174"><text:s/>Check the MD5<text:tab/>9</text:p>
          <text:p text:style-name="P174"><text:s/>Burn the ISO to DVD<text:tab/>10</text:p>
          <text:p text:style-name="P174"><text:s/>Boot the LiveDVD<text:tab/>11</text:p>
          <text:p text:style-name="P174"><text:s/>Install Linux Mint on your Hard Drive<text:tab/>12</text:p>
          <text:p text:style-name="P174"><text:s/>The Boot sequence<text:tab/>19</text:p>
          <text:p text:style-name="P179">Introduction to the Linux Mint Desktop<text:tab/>21</text:p>
          <text:p text:style-name="P174"><text:s/>The MATE Desktop<text:tab/>21</text:p>
          <text:p text:style-name="P174"><text:s/>Desktop Settings<text:tab/>21</text:p>
          <text:p text:style-name="P175"><text:s/>Getting to know the menu<text:tab/>23</text:p>
          <text:p text:style-name="P180"><text:s/>The “Places” menu<text:tab/>23</text:p>
          <text:p text:style-name="P180"><text:s/>The “System” menu<text:tab/>25</text:p>
          <text:p text:style-name="P180"><text:s/>The “Applications” menu<text:tab/>29</text:p>
          <text:p text:style-name="P180"><text:s/>The “Search” field<text:tab/>31</text:p>
          <text:p text:style-name="P175"><text:s/>Define your favorite applications<text:tab/>31</text:p>
          <text:p text:style-name="P175"><text:s/>Make your own shortcuts<text:tab/>32</text:p>
          <text:p text:style-name="P175"><text:s/>Launch applications automatically when you log in<text:tab/>32</text:p>
          <text:p text:style-name="P175"><text:s/>Change the appearance of the menu<text:tab/>32</text:p>
          <text:p text:style-name="P175"><text:s/>Activate the Recent plug-in<text:tab/>33</text:p>
          <text:p text:style-name="P175"><text:s/>Restore the default settings<text:tab/>34</text:p>
          <text:p text:style-name="P175"><text:s/>Replace the menu with the default MATE menu<text:tab/>34</text:p>
          <text:p text:style-name="P179">Software Management<text:tab/>35</text:p>
          <text:p text:style-name="P174"><text:s/>Package Management in Linux Mint<text:tab/>35</text:p>
          <text:p text:style-name="P175"><text:s/>The Software Manager<text:tab/>40</text:p>
          <text:p text:style-name="P175"><text:s/>The Menu<text:tab/>40</text:p>
          <text:p text:style-name="P175"><text:s/>Synaptic &amp; APT<text:tab/>40</text:p>
          <text:p text:style-name="P174"><text:s/>Remove applications<text:tab/>41</text:p>
          <text:p text:style-name="P175"><text:s/>From the Menu<text:tab/>41</text:p>
          <text:p text:style-name="P175"><text:s/>Using APT<text:tab/>42</text:p>
          <text:p text:style-name="P175"><text:s/>Synaptic<text:tab/>42</text:p>
          <text:p text:style-name="P174"><text:s/>Update your system and your applications<text:tab/>42</text:p>
          <text:p text:style-name="P175"><text:soft-page-break/><text:s/>Using the Update Manager<text:tab/>43</text:p>
          <text:p text:style-name="P179">Tips and Tricks<text:tab/>47</text:p>
          <text:p text:style-name="P174"><text:s/>Copy and paste with the mouse<text:tab/>47</text:p>
          <text:p text:style-name="P174"><text:s/>Takes notes with Tomboy<text:tab/>48</text:p>
          <text:p text:style-name="P179">Conclusion<text:tab/>49</text:p>
        </text:index-body>
      </text:table-of-content>
      <text:h text:style-name="P262" text:outline-level="1"><text:change-start text:change-id="ct58325856"/></text:h>
      <text:h text:style-name="P44" text:outline-level="1"/>
      <text:h text:style-name="P44" text:outline-level="1"><text:change-end text:change-id="ct58325856"/><text:change-start text:change-id="ct58325280"/></text:h>
      <text:h text:style-name="P260" text:outline-level="1"><text:change-end text:change-id="ct58325280"/><text:change-start text:change-id="ct58328560"/></text:h>
      <text:h text:style-name="P266" text:outline-level="1"><text:change-end text:change-id="ct58328560"/>Wprowadzenie do Linux Mint</text:h>
      <text:p text:style-name="P61">Linux Mint jest systemem operacyjnym zaprojektowanym do pracy <text:span text:style-name="T78">na</text:span> większości nowoczesnych kom<text:span text:style-name="T58">p</text:span>uterów, wliczając systemy 32 bit<text:span text:style-name="T58">o</text:span>we (x86) jak <text:s/><text:span text:style-name="T73">i </text:span>64 bit<text:span text:style-name="T58">o</text:span>we (x64)</text:p>
      <text:p text:style-name="P5"/>
      <text:p text:style-name="P61">Linux Mint może spełniać taką samą rolę jak systemy Microsoft Windows, Mac OS firmy Apple oraz <text:span text:style-name="T78">otwarto źródłowe</text:span> systemy BSD. Linux Mint może pracować razem z innymi systemami (także z tymi wymienionymi powyżej) oraz automatycznie skonfigurować rozruch wielu systemów, gdzie użytkownik może przy starcie kompu<text:span text:style-name="T58">t</text:span>era wybrać, który system ma wystartować.</text:p>
      <text:p text:style-name="P62"/>
      <text:p text:style-name="P61">Linux Mint jest świetnym systemem zarówno dla indywidua<text:span text:style-name="T58">l</text:span>nych użytkowników jak <text:span text:style-name="T78">i</text:span> dla firm.</text:p>
      <text:h text:style-name="P230" text:outline-level="2"><text:change text:change-id="ct58336688"/>Historia</text:h>
      <text:p text:style-name="P123">Linux Mint jest nowoczesnym systemem operacyjnym. Jego rozwój rozpoczął si<text:span text:style-name="T78">ę</text:span> w 2006r. Ważne jest, że został zbudowany w oparciu o dojrzałe i sprawdzone oprogramowanie, wliczając w to jądro Linuxa, narzędzia GNU oraz MATE desktop. Opiera się również na projektach Debian i Ubuntu, na których bazuje.</text:p>
      <text:p text:style-name="P123">Projekt Linux Mint skupia się na stworzeniu systemu użytecznego i bardziej efektywnego do codziennych zadań wykonywanych przez zwykłych użytkowników. Zapewnia także ogromny zbiór dostępnego oprogramowania oraz zintegrowanych usług.</text:p>
      <text:p text:style-name="P123">Linux Mint zyskał bardzo dużą <text:s/>popularność <text:span text:style-name="T78">i</text:span> coraz więcej ludzi używa go na co dzień.</text:p>
      <text:h text:style-name="P230" text:outline-level="2"><text:change text:change-id="ct58333296"/>Cel</text:h>
      <text:p text:style-name="P123">Celem Linux Mint jest dostarczenie <text:span text:style-name="T78">darmowego </text:span>systemu operacyjnego dla domowych użytkowników oraz firm, który <text:span text:style-name="T78">będzie </text:span><text:s/>wydajny, łatwy w użyciu <text:span text:style-name="T45">i</text:span> tak bardzo elegancki jak to tylko możliwe.</text:p>
      <text:p text:style-name="P142">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124">Celem jest stworzenie idealnego pulpitu. Uważamy, że najlepiej będzie umożliwić wszystkim korzystanie z najbardziej zaawansowanych funkcji, istniejących w systemie Linux, <text:s/>w jak najbardziej łatwy sposób.</text:p>
      <text:p text:style-name="P125"><text:change-start text:change-id="ct58337712"/></text:p>
      <text:h text:style-name="P231" text:outline-level="2"><text:change-end text:change-id="ct58337712"/><text:soft-page-break/>Numery wersji i nazwy kodowe</text:h>
      <text:p text:style-name="P126">Numery wersji oraz nazwy kodowe wyznaczają unikalną <text:span text:style-name="T78">logikę</text:span> w Linux Mint</text:p>
      <text:list xml:id="list718946176678141349" text:style-name="WW8Num4">
        <text:list-item>
          <text:p text:style-name="P249"><text:change text:change-id="ct58349920"/><text:change text:change-id="ct58349728"/><text:change text:change-id="ct58349536"/><text:change text:change-id="ct58275648"/><text:change text:change-id="ct58348816"/><text:change text:change-id="ct58348624"/><text:change text:change-id="ct58348432"/><text:change text:change-id="ct58348240"/><text:change text:change-id="ct58342480"/><text:change text:change-id="ct58345824"/><text:change text:change-id="ct58345632"/><text:change text:change-id="ct58345440"/>Nazwy kodowe (kryptonimy) zapewniają łatwiejsze odwołanie się do wersji Linux Mint, są bardziej przyjazne niż numery wersji.<text:change-start text:change-id="ct58351120"/></text:p>
        </text:list-item>
        <text:list-item>
          <text:p text:style-name="P249"><text:change-end text:change-id="ct58351120"/>Od wersji 5 Linux Mint jest wydawany w cyklu 6-miesięcznym i korzysta z uproszczonego schematu wersji. Numer wersji jest po prostu zwiększany co 6 miesięcy.</text:p>
        </text:list-item>
        <text:list-item>
          <text:p text:style-name="P250">Jeśli pojawiają się zmiany do konkretnej wersji (to trochę przypomina Service Pack'i w systemie Windows), jego numer wersji zostaje zwiększony, np. Wersja “3” staje się wersją “3.1”</text:p>
        </text:list-item>
        <text:list-item>
          <text:p text:style-name="P251">Nazwy kodowe (kryptonimy) są zawsze <text:span text:style-name="T78">imionami</text:span> kobiecymi kończącymi si<text:span text:style-name="T78">ę</text:span> na “a”. Są one zgodne z kolejnością alfabetyczną <text:s/><text:span text:style-name="T78">P</text:span>ierwsza litera nazwy odpowiada indeksowi numeru wersji w alfabecie. </text:p>
          <text:p text:style-name="P186"/>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5">Version</text:p>
          </table:table-cell>
          <table:table-cell table:style-name="Table6.B1" office:value-type="string">
            <text:p text:style-name="P155">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8390320"/>7<text:change-end text:change-id="ct58390320"/></text:p>
          </table:table-cell>
          <table:table-cell table:style-name="Table6.B2" office:value-type="string">
            <text:p text:style-name="P7"><text:change-start text:change-id="ct58390512"/>Gloria<text:change-end text:change-id="ct58390512"/><text:change text:change-id="ct58390704"/></text:p>
          </table:table-cell>
        </table:table-row>
        <table:table-row>
          <table:table-cell table:style-name="Table6.A10" office:value-type="float" office:value="8">
            <text:p text:style-name="P7"><text:change-start text:change-id="ct58390896"/>8<text:change-end text:change-id="ct58390896"/></text:p>
          </table:table-cell>
          <table:table-cell table:style-name="Table6.B2" office:value-type="string">
            <text:p text:style-name="P7"><text:change-start text:change-id="ct58391088"/>Helena<text:change-end text:change-id="ct58391088"/></text:p>
          </table:table-cell>
        </table:table-row>
        <table:table-row>
          <table:table-cell table:style-name="Table6.A10" office:value-type="float" office:value="9">
            <text:p text:style-name="P7"><text:change-start text:change-id="ct58391424"/>9<text:change-end text:change-id="ct58391424"/></text:p>
          </table:table-cell>
          <table:table-cell table:style-name="Table6.B2" office:value-type="string">
            <text:p text:style-name="P7"><text:change-start text:change-id="ct58391760"/>Isadora<text:change-end text:change-id="ct58391760"/></text:p>
          </table:table-cell>
        </table:table-row>
        <table:table-row>
          <table:table-cell table:style-name="Table6.A10" office:value-type="float" office:value="10">
            <text:p text:style-name="P7"><text:change-start text:change-id="ct58391952"/>10<text:change-end text:change-id="ct58391952"/></text:p>
          </table:table-cell>
          <table:table-cell table:style-name="Table6.B2" office:value-type="string">
            <text:p text:style-name="P7"><text:change-start text:change-id="ct58392288"/>Julia<text:change-end text:change-id="ct58392288"/></text:p>
          </table:table-cell>
        </table:table-row>
        <table:table-row>
          <table:table-cell table:style-name="Table6.A10" office:value-type="float" office:value="11">
            <text:p text:style-name="P7"><text:change-start text:change-id="ct58392480"/>11<text:change-end text:change-id="ct58392480"/></text:p>
          </table:table-cell>
          <table:table-cell table:style-name="Table6.B2" office:value-type="string">
            <text:p text:style-name="P7"><text:change-start text:change-id="ct58392816"/>Katya<text:change-end text:change-id="ct58392816"/></text:p>
          </table:table-cell>
        </table:table-row>
        <table:table-row>
          <table:table-cell table:style-name="Table6.A2" office:value-type="string">
            <text:p text:style-name="P7"><text:change-start text:change-id="ct58393008"/>12<text:change-end text:change-id="ct58393008"/></text:p>
          </table:table-cell>
          <table:table-cell table:style-name="Table6.B2" office:value-type="string">
            <text:p text:style-name="P7"><text:change-start text:change-id="ct58393200"/>Lisa<text:change-end text:change-id="ct58393200"/></text:p>
          </table:table-cell>
        </table:table-row>
        <table:table-row>
          <table:table-cell table:style-name="Table6.A2" office:value-type="string">
            <text:p text:style-name="P7"><text:change-start text:change-id="ct58394048"/>13<text:change-end text:change-id="ct58394048"/></text:p>
          </table:table-cell>
          <table:table-cell table:style-name="Table6.B2" office:value-type="string">
            <text:p text:style-name="P7"><text:change-start text:change-id="ct57353552"/>Ma<text:change-end text:change-id="ct57353552"/><text:change-start text:change-id="ct58394464"/>ya<text:change-end text:change-id="ct58394464"/></text:p>
          </table:table-cell>
        </table:table-row>
        <table:table-row>
          <table:table-cell table:style-name="Table6.A2" office:value-type="string">
            <text:p text:style-name="P153"><text:change-start text:change-id="ct58394240"/>14<text:change-end text:change-id="ct58394240"/></text:p>
          </table:table-cell>
          <table:table-cell table:style-name="Table6.B2" office:value-type="string">
            <text:p text:style-name="P153"><text:change-start text:change-id="ct57362368"/>Nadia<text:change-end text:change-id="ct57362368"/></text:p>
          </table:table-cell>
        </table:table-row>
        <text:soft-page-break/>
        <table:table-row>
          <table:table-cell table:style-name="Table6.A2" office:value-type="string">
            <text:p text:style-name="P154">15</text:p>
          </table:table-cell>
          <table:table-cell table:style-name="Table6.B2" office:value-type="string">
            <text:p text:style-name="P154">Olivia</text:p>
          </table:table-cell>
        </table:table-row>
        <table:table-row>
          <table:table-cell table:style-name="Table6.A2" office:value-type="string">
            <text:p text:style-name="P154">16</text:p>
          </table:table-cell>
          <table:table-cell table:style-name="Table6.B2" office:value-type="string">
            <text:p text:style-name="P154">Petra</text:p>
          </table:table-cell>
        </table:table-row>
        <table:table-row>
          <table:table-cell table:style-name="Table6.A2" office:value-type="string">
            <text:p text:style-name="P153"><text:change-start text:change-id="ct58396016"/>1<text:change-end text:change-id="ct58396016"/><text:span text:style-name="T47">7</text:span></text:p>
          </table:table-cell>
          <table:table-cell table:style-name="Table6.B2" office:value-type="string">
            <text:p text:style-name="P154">Qiana</text:p>
          </table:table-cell>
        </table:table-row>
      </table:table>
      <text:p text:style-name="P19"/>
      <text:h text:style-name="P18" text:outline-level="2"><text:change-start text:change-id="ct57361152"/></text:h>
      <text:h text:style-name="P18" text:outline-level="2"/>
      <text:h text:style-name="P232" text:outline-level="2"><text:change-end text:change-id="ct57361152"/>Edycje</text:h>
      <text:p text:style-name="P127">Edycją jest wydanie Linux Mint, który jest dostosowany do <text:span text:style-name="T78">zaspokojenia</text:span> pewnego zestawu potrzeb. Podręcznik ten zawiera opis edycji MATE. Oto niektóre z bardziej popularnych edycji:</text:p>
      <text:p text:style-name="P128"><text:change text:change-id="ct58384624"/></text:p>
      <text:list xml:id="list132648920961447" text:continue-list="list132648816630229" text:style-name="L1">
        <text:list-item>
          <text:p text:style-name="P10"><text:span text:style-name="T48">edycja </text:span>M<text:change text:change-id="ct58396320"/><text:change-start text:change-id="ct57363088"/>ATE<text:change-end text:change-id="ct57363088"/><text:change text:change-id="ct58344544"/><text:change-start text:change-id="ct58376912"/> (<text:change-end text:change-id="ct58376912"/><text:span text:style-name="T48">wykorzystuje pulpit MATE</text:span><text:change-start text:change-id="ct58381152"/>)<text:change-end text:change-id="ct58381152"/><text:change-start text:change-id="ct57360352"/></text:p>
        </text:list-item>
        <text:list-item>
          <text:p text:style-name="P10"><text:change-end text:change-id="ct57360352"/><text:span text:style-name="T48">edycja </text:span><text:change-start text:change-id="ct57365120"/>Cinnamon<text:change-end text:change-id="ct57365120"/> <text:change-start text:change-id="ct58380736"/>(<text:change-end text:change-id="ct58380736"/><text:span text:style-name="T48">wykorzystuje pulpit Cinnamon</text:span><text:change-start text:change-id="ct57364416"/>)<text:change-end text:change-id="ct57364416"/><text:change-start text:change-id="ct57367424"/></text:p>
        </text:list-item>
        <text:list-item>
          <text:p text:style-name="P10"><text:change-end text:change-id="ct57367424"/><text:change text:change-id="ct58404096"/><text:change text:change-id="ct58403904"/><text:change text:change-id="ct58349200"/><text:change text:change-id="ct58349008"/><text:change text:change-id="ct58371728"/><text:change text:change-id="ct58393392"/><text:change text:change-id="ct58395616"/><text:span text:style-name="T48">edycja KDE</text:span> (<text:span text:style-name="T48">wykorzystuje pulpit KDE</text:span>)</text:p>
        </text:list-item>
        <text:list-item>
          <text:p text:style-name="P10"><text:change text:change-id="ct57367616"/><text:change text:change-id="ct58404288"/><text:span text:style-name="T48">edycja Xfce</text:span> (<text:change text:change-id="ct58404560"/><text:span text:style-name="T48">wykorzystuje pulpit Xfce</text:span>)<text:change text:change-id="ct58406960"/><text:change text:change-id="ct58406768"/></text:p>
        </text:list-item>
      </text:list>
      <text:p text:style-name="P127"><text:change text:change-id="ct58407152"/><text:change text:change-id="ct57386176"/>Jeśli nie wiesz, której edycji użyć, wybierz MATE.</text:p>
      <text:p text:style-name="P6"><text:span text:style-name="T79">Uwaga</text:span><text:change-start text:change-id="ct58407344"/>: <text:change-end text:change-id="ct58407344"/><text:change text:change-id="ct58408304"/><text:change text:change-id="ct58408112"/><text:change text:change-id="ct58407920"/><text:change text:change-id="ct58407728"/><text:change text:change-id="ct58407536"/><text:span text:style-name="T48">Jeśli zamierzasz rozpowszechniać lub komercyjnie wykorzystać Linux Mint w USA lub Japonii i nie jesteś pewny prawa patentowego, należy korzystać z obrazów instalacyjnych “CD no Codecs”</text:span></text:p>
      <text:h text:style-name="P233" text:outline-level="2">Gdzie znaleźć pomoc</text:h>
      <text:p text:style-name="P129">Społeczność Linux <text:span text:style-name="T72">M</text:span>int jest bardzo aktywna i pomocna. Jeśli masz pytania lub problemy związane z Linux Mint, p<text:span text:style-name="T79">oproś o pomoc </text:span>innych użytkowników.</text:p>
      <text:p text:style-name="P145"><text:span text:style-name="T4">Upewnij się, że zarejestrowałeś si</text:span><text:span text:style-name="T26">ę</text:span><text:span text:style-name="T4"> na Forum Linux Mint Polska. To jest pierwsze miejsce gdzie otrzymasz pomoc: </text:span><text:a xlink:type="simple" xlink:href="http://forum.linuxmint.pl/"><text:span text:style-name="T4">http://forum.linuxmint.pl</text:span></text:a></text:p>
      <text:p text:style-name="P143">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44">Linux Mint wykorzystuje repozytoria Ubuntu (więcej o tym <text:span text:style-name="T79">będzie</text:span> dalej) i jest w pełni z nim kompatybilny, także pod względem zasobów, artykułów, tutoriali oraz oprogramowania stworzonego dla Ubuntu. Ono będzie działało także na Linux Mint. <text:soft-page-break/>Jeśli nie będziesz <text:span text:style-name="T79">mógł</text:span> znaleźć pomocy na określony temat, <text:s text:c="2"/>sprawd<text:span text:style-name="T79">ź</text:span> ten sam temat dla Ubuntu.</text:p>
      <text:p text:style-name="P25"/>
      <text:p text:style-name="P25"><text:span text:style-name="T49">Uwaga</text:span>: <text:span text:style-name="T49">Ubuntu lub innego systemu GNU/Linux</text:span></text:p>
      <text:p text:style-name="P25"/>
      <text:p text:style-name="P163"><text:span text:style-name="T32">Uwaga</text:span><text:span text:style-name="T31">:</text:span><text:span text:style-name="T32">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8412128"/><text:change text:change-id="ct58411840"/><text:change text:change-id="ct58408496"/></text:p>
      <text:h text:style-name="P261" text:outline-level="1">Instalacja Linux Mint</text:h>
      <text:p text:style-name="P130">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9">wypróbować</text:span> bez wpływu na swój komputer.<text:change-start text:change-id="ct58412320"/></text:p>
      <text:p text:style-name="P151"><text:change-end text:change-id="ct58412320"/><text:span text:style-name="T79">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30">Jeśli spodoba Ci się to co zobaczysz po uruchomieniu liveDVD, możesz zdecydować się zainstalować system na swoim dysku twardym. Wszystkie <text:span text:style-name="T79">niezbędne</text:span> narzędzia (do partycjonowania i instalacji) są obecne na DVD.</text:p>
      <text:h text:style-name="P233" text:outline-level="2">Pobranie ISO</text:h>
      <text:p text:style-name="P147"><text:span text:style-name="T19">Uwaga</text:span><text:span text:style-name="T3">: </text:span><text:span text:style-name="T19">Jeśli nie masz szerokopasmowego łącza lub Twój dostęp do internetu jest zbyt powolny, możesz <text:s/>zamówić DVD ze strony</text:span><text:change text:change-id="ct58418976"/><text:span text:style-name="T19"> </text:span><text:change-start text:change-id="ct58421696"/><text:a xlink:type="simple" xlink:href="http://www.osdisc.com/"><text:span text:style-name="T3">http://www.osdisc.com</text:span></text:a></text:p>
      <text:p text:style-name="P147"><text:change-end text:change-id="ct58421696"/><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31"><text:change text:change-id="ct58423328"/><text:change text:change-id="ct58422944"/><text:change text:change-id="ct58422496"/>Następnie wybierz edycję, która Cię interesuje.<text:change-start text:change-id="ct58421888"/></text:p>
      <text:p text:style-name="P131"><text:change-end text:change-id="ct58421888"/>Na tej stronie powinieneś <text:span text:style-name="T79">znaleźć</text:span></text:p>
      <text:list xml:id="list4771609037339018817" text:style-name="WW8Num5">
        <text:list-item>
          <text:p text:style-name="P252">sygnatury MD5</text:p>
        </text:list-item>
        <text:list-item>
          <text:p text:style-name="P247">link do pliku torrent</text:p>
        </text:list-item>
        <text:list-item>
          <text:p text:style-name="P255">listę serwerów lustrzanych</text:p>
        </text:list-item>
      </text:list>
      <text:p text:style-name="P6"/>
      <text:p text:style-name="P131"><text:soft-page-break/>Plik, który powinieneś pobrać to plik ISO. Są dwie możliwości pobrania <text:span text:style-name="T79">tego</text:span> pliku, przez torrent'y (protokół P2P) lub z serwera (protokół HTTP lub FTP). Po pobraniu upewnij się, że plik ISO nie jest uszkodzony poprzez sprawdzenie jego sygnatury MD5.<text:change text:change-id="ct58433056"/></text:p>
      <text:h text:style-name="P221" text:outline-level="3">Poprzez torrent</text:h>
      <text:p text:style-name="P176">Torrent jest protokołem wymiany i dystrybucji plików przez internet. Zamiast pobierać plik z centralnej lokalizacji, torrent pozwala na ściągnięcie pliku ISO od innych ludzi wykorzystując internet.</text:p>
      <text:p text:style-name="P176">Im więcej jest ludzi, którzy pobrali plik ISO, tym szybszą prędkość pobierania będziesz miał. To jest preferowany i rekomendowany sposób pobierania Linux Mint.</text:p>
      <text:h text:style-name="P241" text:outline-level="4">Instalacja klienta torrent</text:h>
      <text:p text:style-name="P63">Potrzebujesz klienta torrent, aby móc pobierać pliki przez torrent.</text:p>
      <text:p text:style-name="P5"/>
      <text:p text:style-name="P63">Jeśli uruchomi<text:span text:style-name="T79">sz</text:span> Linuxa, możesz zainstalować program “Transmission”. Jeśli uruchomisz Linux Mint, Transmission będzi<text:span text:style-name="T79">e</text:span> już zainstalowany.</text:p>
      <text:p text:style-name="P5"/>
      <text:p text:style-name="P116"><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42"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7"><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2"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11">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1">Przeczytaj</text:span> Release Notes</text:h>
      <text:p text:style-name="P132">Pobieranie prawdopodobnie potrwa co najmniej godzin<text:span text:style-name="T55">ę</text:span>, więc teraz będzie idealny czas na zapoznanie się z najnowszymi funkcjami przychodzącymi wraz z nowym wydaniem, które aktualnie pobierasz.</text:p>
      <text:p text:style-name="P132">Release Notes, czyli uwagi do wydania, można znaleźć na stronie Linux Mint i odpowiedzą na poniższe pytania:</text:p>
      <text:list xml:id="list8470199522436546522" text:style-name="WW8Num9">
        <text:list-item>
          <text:p text:style-name="P253">Jakie nowe funkcje zostaną dostarczone w tym wydaniu?</text:p>
        </text:list-item>
        <text:list-item>
          <text:p text:style-name="P248">Jakie są znane problemy w tym wydaniu?</text:p>
        </text:list-item>
        <text:list-item>
          <text:p text:style-name="P256">Jak zaktualizować poprzednie wydanie?</text:p>
        </text:list-item>
      </text:list>
      <text:p text:style-name="P132">Zawiera także zrzuty ekranu ostatniego wydania.<text:span text:style-name="T79"> </text:span>Oczywiście, o większości nowych funk<text:span text:style-name="T79">cji</text:span> możesz się dowiedzieć po prostu po użyciu systemu, ale wtedy można pominąć niektóre funkcje. Także, to jest najbardziej wiarygodne miejsce, gdzie można o tym przeczytać.</text:p>
      <text:p text:style-name="P119"><text:span text:style-name="T33">ReleaseNotes</text:span><text:span text:style-name="T31"> </text:span><text:span text:style-name="T33">dla wydania Linux Mint 17 Qiana</text:span><text:span text:style-name="T31"> </text:span><text:change text:change-id="ct58463664"/><text:change text:change-id="ct58463472"/><text:change text:change-id="ct58463280"/><text:change text:change-id="ct58463088"/><text:change text:change-id="ct58462896"/><text:change text:change-id="ct58462704"/><text:change text:change-id="ct58450464"/><text:span text:style-name="T31"><text:s/></text:span><text:span text:style-name="T33">jest dostępna tu</text:span><text:span text:style-name="T31">:</text:span><text:change-start text:change-id="ct58465968"/></text:p>
      <text:p text:style-name="P148"><text:change-end text:change-id="ct58465968"/><text:a xlink:type="simple" xlink:href="http://www.linuxmint.com/rel_qiana.php"><text:span text:style-name="T22">http://www.linuxmint.com/rel_qiana.php</text:span></text:a></text:p>
      <text:p text:style-name="P133"><text:change-start text:change-id="ct58466624"/></text:p>
      <text:h text:style-name="P17" text:outline-level="2"><text:change-end text:change-id="ct58466624"/><text:change text:change-id="ct58467984"/><text:change text:change-id="ct58467792"/><text:change text:change-id="ct58467600"/><text:change text:change-id="ct58467056"/><text:change text:change-id="ct58466864"/><text:span text:style-name="T52">Sprawdź</text:span><text:change-start text:change-id="ct58468176"/> MD5<text:change-end text:change-id="ct58468176"/></text:h>
      <text:p text:style-name="P134">Przeczytałeś(-aś) ReleaseNotes i pewnie nie możesz się doczekać aby <text:span text:style-name="T79">wypróbować</text:span> nowe funkcje lub pobawić się Linux Mint. Jeśli pobieranie pliku ISO się zakończyło, jesteś gotowy do wypalenia płyty DVD i uruchomienia komputera... ale hej! Zaczekaj chwilkę!</text:p>
      <text:p text:style-name="P134">Jeśli ten DVD jest uszkodzony, doświadczysz dziwnych błędów i będziesz miał problemy ze znalezieniem pomocy. Dwie najczęst<text:span text:style-name="T79">s</text:span>ze <text:s/>przyczyny wadliwego DVD to:</text:p>
      <text:list xml:id="list5967422582023003545" text:style-name="WW8Num8">
        <text:list-item>
          <text:p text:style-name="P254"><text:change text:change-id="ct58451728"/>Problemy podczas pobierania spowodowały <text:span text:style-name="T79">błędy</text:span> w pliku ISO</text:p>
        </text:list-item>
        <text:list-item>
          <text:p text:style-name="P257"><text:change text:change-id="ct58445872"/>Błędy podczas procesu nagrywania</text:p>
        </text:list-item>
      </text:list>
      <text:p text:style-name="P141">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35"><text:span text:style-name="T53">Jeśli uruchomisz jakąkolwiek dystrybucję Linuxa, zapewne znajdziesz tam zainstalowany program o nazwie </text:span><text:span text:style-name="T29">md5sum</text:span><text:span text:style-name="T54">. Otwórz terminal i przejdź <text:s/>do katalogu, gdzie zapisałeś plik ISO (np. Jeśli plik “linuxmint.iso” zapisałeś w katalogu Pobrane), otwórz terminal I wpisz:</text:span></text:p>
      <text:p text:style-name="P166"><text:change-start text:change-id="ct57417872"/><text:soft-page-break/>cd ~/<text:change-end text:change-id="ct57417872"/><text:span text:style-name="T53">Pobrane</text:span><text:change-start text:change-id="ct58448688"/></text:p>
      <text:p text:style-name="P20"><text:change-end text:change-id="ct58448688"/><text:change text:change-id="ct58449872"/><text:change text:change-id="ct58449424"/>md5sum <text:change-start text:change-id="ct58469600"/>linuxmint<text:change-end text:change-id="ct58469600"/><text:change text:change-id="ct58439616"/><text:change text:change-id="ct58457184"/><text:change text:change-id="ct58450112"/><text:change text:change-id="ct58437536"/><text:change text:change-id="ct58464352"/><text:change-start text:change-id="ct58457536"/>.iso<text:change-end text:change-id="ct58457536"/><text:change text:change-id="ct58463856"/><text:change text:change-id="ct57418864"/><text:change text:change-id="ct58466240"/></text:p>
      <text:p text:style-name="P136">Komenda powinna zwrócić ciąg cyfr i liter, który składa się na sumę kontrolną MD5 lub sygnatur<text:span text:style-name="T79">ę</text:span> (podpis) Twojego ISO. Zgodnie z projektem, każda nawet mała zmiana w pliku ISO, spowoduje, że sygnatura <text:span text:style-name="T79">będzie</text:span> znacząco się <text:span text:style-name="T79">różnić. To</text:span> pozwala nam sprawdzić czy plik jest dokładnie taki jaki powinien być.</text:p>
      <text:p text:style-name="P137">Porównaj zatem sygnatury, jeśli są takie same, to wiesz, że Twój plik jest dokładnie taki sam jak oryginał I można teraz przygotować się do nagrania go na DVD.</text:p>
      <text:p text:style-name="P149"><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6"><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58480608"/><text:change text:change-id="ct58480272"/><text:change text:change-id="ct58406384"/><text:change-start text:change-id="ct58480800"/>linuxmin<text:change-end text:change-id="ct58480800"/><text:change text:change-id="ct58480992"/><text:change-start text:change-id="ct58481184"/>t<text:change-end text:change-id="ct58481184"/><text:change text:change-id="ct58481760"/><text:change text:change-id="ct58481568"/><text:change text:change-id="ct58481376"/><text:change-start text:change-id="ct58481952"/>.iso<text:change-end text:change-id="ct58481952"/></text:p>
      <text:p text:style-name="P137">Potem porównaj sygnaturę z tą obecną na stronie.</text:p>
      <text:h text:style-name="P234" text:outline-level="2">Wypal ISO na DVD</text:h>
      <text:p text:style-name="P138">Teraz, kiedy sprawdziłeś plik ISO z jego sygnaturą MD5, jesteś gotowy na nagranie go na płytę DVD.</text:p>
      <text:p text:style-name="P25"/>
      <text:p text:style-name="P159"><text:change text:change-id="ct58449184"/><text:span text:style-name="T55">Uwaga</text:span>: <text:span text:style-name="T55">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9">e</text:span>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57448928"/></text:p>
      <text:p text:style-name="P5"><text:change-end text:change-id="ct57448928"/></text:p>
      <text:p text:style-name="P67">Jeśli masz uruchomiony Linux i chciałbyś użyć terminala, <text:span text:style-name="T79">w</text:span> katalogu zawierającym plik ISO wykonaj:</text:p>
      <text:p text:style-name="P21"><text:change-start text:change-id="ct58482800"/><text:soft-page-break/><text:span text:style-name="Source_20_Text"><text:span text:style-name="T4">cdrecord -v -dao dev=1,0,0 </text:span></text:span><text:change-end text:change-id="ct58482800"/><text:change text:change-id="ct58130768"/><text:change text:change-id="ct58130576"/><text:change text:change-id="ct58482992"/><text:change-start text:change-id="ct58132320"/><text:span text:style-name="Source_20_Text"><text:span text:style-name="T4">linuxmint</text:span></text:span><text:change-end text:change-id="ct58132320"/><text:change text:change-id="ct58132928"/><text:change text:change-id="ct58132736"/><text:change text:change-id="ct58132512"/><text:change-start text:change-id="ct58134832"/><text:span text:style-name="Source_20_Text"><text:span text:style-name="T4">.iso</text:span></text:span><text:change-end text:change-id="ct58134832"/><text:change-start text:change-id="ct58135024"/></text:p>
      <text:p text:style-name="P67"><text:change-end text:change-id="ct58135024"/>Zamień cyfry po dev= wpisując numer swojego urządzenia.</text:p>
      <text:p text:style-name="P68">Uruchom<text:change-start text:change-id="ct58135888"/></text:p>
      <text:p text:style-name="P21"><text:change-end text:change-id="ct58135888"/><text:change-start text:change-id="ct58136080"/><text:span text:style-name="Source_20_Text"><text:span text:style-name="T4">cdrecord -scanbus</text:span></text:span><text:change-end text:change-id="ct58136080"/><text:change-start text:change-id="ct58136624"/></text:p>
      <text:p text:style-name="P5"><text:change-end text:change-id="ct58136624"/><text:span text:style-name="T56">aby się przekonać</text:span><text:change-start text:change-id="ct58136816"/>. <text:change-end text:change-id="ct58136816"/><text:span text:style-name="T56">Być może potrzebujesz uprawnień root'a aby uruchomić to polecenie.</text:span><text:change-start text:change-id="ct58137200"/></text:p>
      <text:p text:style-name="P5"><text:change-end text:change-id="ct58137200"/></text:p>
      <text:p text:style-name="P69">Jeśli używasz Windows, możesz wykorzystać program InfraRecorder:<text:change text:change-id="ct5813771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60"><text:span text:style-name="T56">Uwaga</text:span>: <text:span text:style-name="T56">Upewnij się, że wypalasz obraz ISO na dysku, a nie zapisujesz obraz na DVD jako plik. Bardzo częstym błędem, zwłaszcza dla ludzi używających Nero, jest nagranie pliku ISO na płycie jako plik danych.</text:span></text:p>
      <text:p text:style-name="P160"><text:span text:style-name="T56">Plik ISO jest obrazem dysku i musi</text:span> <text:span text:style-name="T56">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6">Uruchom</text:span> Live<text:change-start text:change-id="ct58138576"/>DVD<text:change-end text:change-id="ct58138576"/><text:change text:change-id="ct58138768"/><text:change-start text:change-id="ct57451488"/></text:h>
      <text:p text:style-name="P69"><text:change-end text:change-id="ct57451488"/>Umieść DVD w napędzie i zrestartuj komputer. Powinieneś zobaczyć taki ekran:<text:change-start text:change-id="ct58133120"/></text:p>
      <text:p text:style-name="P5"><text:change-end text:change-id="ct58133120"/><text:change-start text:change-id="ct58141312"/></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58141312"/><text:change text:change-id="ct58143456"/></text:p>
      <text:p text:style-name="P70"><text:change text:change-id="ct58482336"/><text:change text:change-id="ct58405808"/><text:span text:style-name="T37">Uwaga</text:span><text:change-start text:change-id="ct58143056"/><text:span text:style-name="T36">:</text:span><text:change-end text:change-id="ct58143056"/><text:span text:style-name="T36"> </text:span><text:span text:style-name="T37">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8131360"/><text:span text:style-name="T36"> </text:span><text:change-end text:change-id="ct58131360"/><text:span text:style-name="T36"><text:s/></text:span><text:span text:style-name="T37">ustawienia, które po</text:span><text:span text:style-name="T39">zwolą</text:span><text:span text:style-name="T37"> Twojemu komputerowi uruchomić system z DVD.</text:span></text:p>
      <text:h text:style-name="P235" text:outline-level="2"><text:change-start text:change-id="ct58487696"/></text:h>
      <text:h text:style-name="P239" text:outline-level="2"><text:change-end text:change-id="ct58487696"/><text:span text:style-name="T56">Instalacja</text:span> Linux Mint <text:span text:style-name="T56">na dysku twardym</text:span></text:h>
      <text:p text:style-name="P139">Z pierwszego ekranu wybierz domyślną opcję “Start Linux Mint”i naciśnij Enter.</text:p>
      <text:p text:style-name="P140"><text:s/><text:change text:change-id="ct58498864"/><text:change text:change-id="ct58498672"/><text:change text:change-id="ct58496512"/><text:change text:change-id="ct58496320"/><text:change text:change-id="ct58496128"/><text:change text:change-id="ct58495936"/><text:change text:change-id="ct58144848"/><text:change text:change-id="ct58144656"/><text:change text:change-id="ct58144464"/><text:change text:change-id="ct58488608"/><text:change text:change-id="ct58488416"/><text:change text:change-id="ct58140144"/><text:change text:change-id="ct58486368"/><text:change text:change-id="ct58137904"/><text:change text:change-id="ct58484544"/><text:change text:change-id="ct57484096"/><text:change text:change-id="ct58139648"/><text:change text:change-id="ct58131040"/><text:change text:change-id="ct57478432"/></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58491792"/><text:change-start text:change-id="ct57489968"/></text:p>
      <text:p text:style-name="P71"><text:change-end text:change-id="ct57489968"/><text:span text:style-name="T57">Po krótkiej chwili system powinien się uruchomić i powinieneś zobaczyć pulpit</text:span>:<text:change-start text:change-id="ct58499920"/></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58499920"/><text:change-start text:change-id="ct58486560"/><text:soft-page-break/></text:p>
      <text:p text:style-name="P72"><text:change-end text:change-id="ct58486560"/>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2">Kiedy będziesz gotowy, kliknij podwójnie na ikon<text:span text:style-name="T80">kę</text:span> “Install Linux Mint” zlokalizowan<text:span text:style-name="T80">ą</text:span> na pulpicie. Pojawi się instalator:<text:change-start text:change-id="ct57487440"/></text:p>
      <text:p text:style-name="P5"><text:change-end text:change-id="ct57487440"/><text:change-start text:change-id="ct58486064"/></text:p>
      <text:p text:style-name="P5"><draw:frame draw:style-name="fr5" draw:name="graphics9" text:anchor-type="paragraph" svg:width="12.46cm" svg:height="7.721cm" draw:z-index="1"><draw:image xlink:href="../../images/02_mint17-Install-language.png" xlink:type="simple" xlink:show="embed" xlink:actuate="onLoad"/></draw:frame><text:change-end text:change-id="ct58486064"/><text:change-start text:change-id="ct58484864"/><text:soft-page-break/></text:p>
      <text:p text:style-name="P74"><text:change-end text:change-id="ct58484864"/>Jeśli nie czytałeś jeszcze uwag do wydania (Release Notes) a masz połączenie z Internetem to jest idealna okazja do zapoznania się z nimi teraz; po prostu kliknij podkreślony odnośnik. Rekomendowane jest aby przed instalacją użyt<text:span text:style-name="T58">k</text:span>ownik zapoznał się z nowymi opcjami, jak również wszelki<text:span text:style-name="T80">mi</text:span> kwestiami, które mogą mieć wpływ na konfigurację sprzętową. <text:change-start text:change-id="ct58489936"/></text:p>
      <text:p text:style-name="P5"/>
      <text:p text:style-name="P73"><text:change-end text:change-id="ct58489936"/>Wybierz swój język i kliknij przycisk “Naprzód”.<text:change-start text:change-id="ct57486752"/></text:p>
      <text:p text:style-name="P5"/>
      <text:p text:style-name="P169"/>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5"><text:change-end text:change-id="ct57486752"/>Na kolejnym ekranie, upewnij się, że masz <text:span text:style-name="T80">podłączone</text:span> źródło zasilania (jeśli używasz laptopa), Internet oraz, że masz <text:span text:style-name="T80">wystarczającą</text:span> ilość wolnego miejsc na dysku. Następnie naciśnij przycisk „Naprzód”<text:change text:change-id="ct58530704"/><text:change text:change-id="ct58530512"/><text:change text:change-id="ct58530320"/><text:change text:change-id="ct58530128"/><text:change text:change-id="ct58529936"/><text:change text:change-id="ct58529744"/><text:change text:change-id="ct58529552"/><text:change text:change-id="ct58529360"/><text:change text:change-id="ct58529168"/><text:change text:change-id="ct58527584"/><text:change text:change-id="ct58527392"/><text:change text:change-id="ct58527200"/><text:change text:change-id="ct58490672"/><text:change text:change-id="ct58490480"/><text:change text:change-id="ct58490288"/><text:change text:change-id="ct58523856"/><text:change text:change-id="ct58523664"/><text:change text:change-id="ct58523472"/><text:change text:change-id="ct58519408"/><text:change text:change-id="ct58519216"/><text:change text:change-id="ct58488832"/><text:change text:change-id="ct58485200"/><text:change-start text:change-id="ct57553856"/></text:p>
      <text:p text:style-name="P5"><text:change-end text:change-id="ct57553856"/><text:change-start text:change-id="ct57497584"/></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57497584"/><text:change-start text:change-id="ct57494928"/></text:p>
      <text:p text:style-name="P75"><text:change-end text:change-id="ct57494928"/><text:span text:style-name="T80">Kolejny</text:span> ekran pozwoli Ci przypisać cał<text:span text:style-name="T80">ą</text:span> <text:span text:style-name="T80">dostępną</text:span> powierzchni<text:span text:style-name="T80">ę</text:span> dysku dla Linux Mint lub zainstalować go obok innych systemów. Jako alternatywę, możesz samodzielnie zdefiniować partycje i przydzielić je ręcznie.</text:p>
      <text:p text:style-name="P5"><text:change-start text:change-id="ct58531984"/></text:p>
      <text:list xml:id="list7812837811177212710" text:style-name="L4">
        <text:list-item>
          <text:p text:style-name="P187"><text:change-end text:change-id="ct58531984"/>Jeśli wybierzesz użycie całego dysku, jego zawartość zostanie wykasowana i Linux Mint zostanie zainstalowany jako jedyny system operacyjny na komputerze. </text:p>
        </text:list-item>
        <text:list-item>
          <text:p text:style-name="P187"><text:soft-page-break/>Jeśli wybierzesz instalacj<text:span text:style-name="T80">ę</text:span> obok innego systemu operacyjnego, instalator użyje woln<text:span text:style-name="T80">ą</text:span> przestrze<text:span text:style-name="T80">ń</text:span> na innych partycjach aby stworzyć now<text:span text:style-name="T80">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58537440"/></text:p>
        </text:list-item>
        <text:list-item>
          <text:p text:style-name="P187"><text:change-end text:change-id="ct58537440"/>Jeśli wybierzesz ręczne określenie partycji, pojawi się edytor partycji <text:span text:style-name="T80">dając</text:span> Ci pełn<text:span text:style-name="T80">ą</text:span> kontrol<text:span text:style-name="T80">ę</text:span> nad procesem partycjonowania Twojego dysku twardego. Ta opcja jest rekomendowana dla zaawansowanych użytkowników, którzy <text:span text:style-name="T80">rozumieją</text:span> jak działa partycjonowanie pod Linuxem. Miej na uwadze, że LinuxMint wymaga partycji o wielkości minimum 6GB oraz to, że zalecana wielkość SWAP to 1.5x wielkość pamięci RAM dostępnej w komputerze.<text:change-start text:change-id="ct58532176"/></text:p>
        </text:list-item>
      </text:list>
      <text:p text:style-name="P5"/>
      <text:p text:style-name="P81"><text:change-end text:change-id="ct58532176"/>Wybierz właściw<text:span text:style-name="T80">ą</text:span> opcj<text:span text:style-name="T80">ę</text:span> i kliknij „Naprzód”<text:change-start text:change-id="ct58539344"/></text:p>
      <text:p text:style-name="P5"><text:change-end text:change-id="ct5853934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6">Na kolejnym ekranie zostaniesz poproszony o potwierdzenie. Kiedy klikniesz na „Instaluj” - instalacja rozpocznie się.</text:p>
      <text:p text:style-name="P5"><text:change-start text:change-id="ct58549104"/></text:p>
      <text:p text:style-name="P76"><text:change-end text:change-id="ct58549104"/>Na tym etapie instalacja będzie odbywać się w tle a instalator zada Ci kilka pytań:</text:p>
      <text:p text:style-name="P5"><text:change-start text:change-id="ct58542912"/></text:p>
      <text:p text:style-name="P25"><text:change-end text:change-id="ct58542912"/><text:change text:change-id="ct58574128"/><text:change text:change-id="ct58573936"/><text:change text:change-id="ct58573744"/><text:change text:change-id="ct58573552"/><text:change text:change-id="ct58573360"/><text:change text:change-id="ct58573168"/><text:change text:change-id="ct58572976"/><text:change text:change-id="ct58572784"/><text:change text:change-id="ct58572592"/><text:change text:change-id="ct58572400"/><text:change text:change-id="ct58572208"/><text:change text:change-id="ct58572016"/><text:change text:change-id="ct58571824"/><text:change text:change-id="ct58571632"/><text:change text:change-id="ct58571440"/><text:change text:change-id="ct58571248"/><text:change text:change-id="ct58571056"/><text:change text:change-id="ct58570864"/><text:change text:change-id="ct58570672"/><text:change text:change-id="ct58570480"/><text:change text:change-id="ct58570288"/><text:change text:change-id="ct58570096"/><text:change text:change-id="ct58569904"/><text:change text:change-id="ct58569712"/><text:change text:change-id="ct58569520"/><text:change text:change-id="ct58569328"/><text:change text:change-id="ct58569136"/><text:change text:change-id="ct58568944"/><text:change text:change-id="ct58568752"/><text:change text:change-id="ct58568560"/><text:change text:change-id="ct58568368"/><text:change text:change-id="ct58568176"/><text:change text:change-id="ct58567984"/><text:change text:change-id="ct58567792"/><text:change text:change-id="ct58567600"/><text:change text:change-id="ct58567408"/><text:change text:change-id="ct58567216"/><text:change text:change-id="ct58567024"/><text:change text:change-id="ct58566832"/><text:change text:change-id="ct58566640"/><text:change text:change-id="ct58566448"/><text:change text:change-id="ct58566256"/><text:change text:change-id="ct58566064"/><text:change text:change-id="ct58565872"/><text:change text:change-id="ct58565680"/><text:change text:change-id="ct58565488"/><text:change text:change-id="ct58565296"/><text:change text:change-id="ct58565104"/><text:change text:change-id="ct58564912"/><text:change text:change-id="ct58564720"/><text:change text:change-id="ct58564528"/><text:change text:change-id="ct58564336"/><text:change text:change-id="ct58564144"/><text:change text:change-id="ct58563952"/><text:change text:change-id="ct58563760"/><text:change text:change-id="ct58563568"/><text:change text:change-id="ct58563376"/><text:change text:change-id="ct58563184"/><text:change text:change-id="ct58562992"/><text:change text:change-id="ct58562800"/><text:change text:change-id="ct58562608"/><text:change text:change-id="ct58562416"/><text:change text:change-id="ct58562224"/><text:change text:change-id="ct58562032"/><text:change text:change-id="ct58561840"/><text:change text:change-id="ct58561648"/><text:change text:change-id="ct58561456"/><text:change text:change-id="ct58561264"/><text:change text:change-id="ct58561072"/><text:change text:change-id="ct58560880"/><text:change text:change-id="ct58560688"/><text:change text:change-id="ct58560496"/><text:change text:change-id="ct58560304"/><text:change text:change-id="ct58560112"/><text:change text:change-id="ct58559920"/><text:change text:change-id="ct58559728"/><text:change text:change-id="ct58559536"/><text:change text:change-id="ct58559344"/><text:change text:change-id="ct58559152"/><text:change text:change-id="ct58558960"/><text:change text:change-id="ct58558768"/><text:change text:change-id="ct58479392"/><text:change text:change-id="ct58479200"/><text:change text:change-id="ct58479008"/><text:change text:change-id="ct58478816"/><text:change text:change-id="ct58478624"/><text:change text:change-id="ct58478432"/><text:change text:change-id="ct58478240"/><text:change text:change-id="ct58478048"/><text:change text:change-id="ct58477856"/><text:change text:change-id="ct58477664"/><text:change text:change-id="ct58543104"/><text:change text:change-id="ct57570256"/><text:change text:change-id="ct57561184"/><text:change text:change-id="ct58551136"/><text:change text:change-id="ct57562304"/><text:change text:change-id="ct57564512"/><text:change text:change-id="ct57566848"/><text:change text:change-id="ct57563104"/><text:change text:change-id="ct58549520"/><text:change text:change-id="ct58538160"/><text:change text:change-id="ct58554464"/><text:change text:change-id="ct58554272"/><text:change text:change-id="ct58554080"/><text:change text:change-id="ct58553888"/><text:change text:change-id="ct58553696"/><text:change text:change-id="ct58553504"/><text:change text:change-id="ct58553312"/><text:change text:change-id="ct58553120"/><text:change text:change-id="ct58552928"/><text:change text:change-id="ct58552736"/><text:change text:change-id="ct58552544"/><text:change text:change-id="ct58552352"/><text:change text:change-id="ct58552160"/><text:change text:change-id="ct58551968"/><text:change text:change-id="ct58546960"/><text:change text:change-id="ct58546768"/><text:change text:change-id="ct58546576"/><text:change text:change-id="ct58546384"/><text:change text:change-id="ct58546192"/><text:change text:change-id="ct58546000"/><text:change text:change-id="ct58545808"/><text:change text:change-id="ct58545616"/><text:change text:change-id="ct58545424"/><text:change text:change-id="ct58545232"/><text:change text:change-id="ct58550944"/><text:change text:change-id="ct58550752"/><text:change text:change-id="ct58549328"/><text:change text:change-id="ct58549728"/><text:change-start text:change-id="ct57620832"/></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6"><text:change-end text:change-id="ct57620832"/>Wskaż swoj<text:span text:style-name="T80">ą</text:span> lokalizacj<text:span text:style-name="T80">ę</text:span> na mapie poprzez wybranie miasta najbliżej Ciebie. Celem tego kroku jest zidentyfikowanie Twojej strefy czasowej. Upewnij się, że zegar jest ustawiony prawidłowo i kliknij „Naprzód”<text:change-start text:change-id="ct57630032"/></text:p>
      <text:p text:style-name="P25"/>
      <text:p text:style-name="P161"><text:change-end text:change-id="ct57630032"/><text:span text:style-name="T80">Uwaga</text:span><text:change-start text:change-id="ct57624176"/>: <text:change-end text:change-id="ct57624176"/><text:span text:style-name="T59">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57572144"/></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6"><text:change-end text:change-id="ct57572144"/><text:soft-page-break/>Wybierz swój układ klawiatury. Jeśli nie jesteś pewny jaki dokładnie układ odpowiada Twojej klawiaturze, kliknij w pole tekstowe na dole ekranu i zacznij pisać. Upewni<text:span text:style-name="T80">j</text:span> się, że znaki klawiszy, które naciskasz <text:span text:style-name="T80">odpowiadają</text:span> znakom w polu tekstowym w tej samej kolejności. Niektóre układy <text:span text:style-name="T80">różnią</text:span> się tylko znakami interpunkcyjnymi, znakami specjalnymi i liczbami, więc upewnij się,<text:span text:style-name="T80">że </text:span><text:s/>je <text:span text:style-name="T80">także </text:span>sprawdzi<text:span text:style-name="T80">łeś</text:span>.<text:change-start text:change-id="ct53347376"/></text:p>
      <text:p text:style-name="P5"/>
      <text:p text:style-name="P82"><text:change-end text:change-id="ct53347376"/>Kiedy będziesz gotowy kliknij „Naprzód”</text:p>
      <text:p text:style-name="P28"/>
      <text:p text:style-name="P77">Wprowadź swoje prawdziwe imię, nazwę użytkownika oraz hasło. Za każdym razem, kiedy <text:span text:style-name="T80">użyjesz</text:span> Linux Mint’a, użyjesz konta z t<text:span text:style-name="T80">ą</text:span> nazwa użytkownika i hasłem. Kiedy Linux Mint zostanie zainstalowany, będziesz miał możliwość doda<text:span text:style-name="T80">nia innych kont, </text:span><text:s/>jeśli inni ludzie będą <text:span text:style-name="T80">używali</text:span> tego komputera.</text:p>
      <text:p text:style-name="P77"/>
      <text:p text:style-name="P77">Podaj także nazwę dla komputera. <text:span text:style-name="T60">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79">To całkowicie zależy od Ciebie, <text:span text:style-name="T61">ale wybierz nazwę, która łatwo zapamiętać.</text:span></text:p>
      <text:p text:style-name="P78"><text:change-start text:change-id="ct57611936"/></text:p>
      <text:p text:style-name="P25"><text:change-end text:change-id="ct57611936"/><text:span text:style-name="T61">Uwaga</text:span><text:change-start text:change-id="ct57607968"/>: <text:change-end text:change-id="ct57607968"/><text:s/><text:span text:style-name="T61">Wielkie litery, spacje i znaki specjalne są niedozwolone, zarówno <text:s/>w nazwie użytkownika jak i nazwie komputera.</text:span><text:change-start text:change-id="ct57627072"/></text:p>
      <text:p text:style-name="P5"><text:change-end text:change-id="ct57627072"/></text:p>
      <text:p text:style-name="P80"><text:span text:style-name="T80">Jeśli</text:span> <text:span text:style-name="T80">jesteś</text:span> jed<text:span text:style-name="T80">yną</text:span> osob<text:span text:style-name="T80">ą</text:span> <text:span text:style-name="T80">używającą </text:span><text:s/>komputer<text:span text:style-name="T80">a</text:span>, <text:span text:style-name="T80">możesz</text:span> omin<text:span text:style-name="T80">ąć</text:span> ekran logowania poprzez zaznaczenie opcji „Zaloguj automatycznie”.</text:p>
      <text:p text:style-name="P5"/>
      <text:p text:style-name="P8"><text:span text:style-name="T34">Kiedy będziesz gotowy, kliknij „Naprz</text:span><text:span text:style-name="T35">ó</text:span><text:span text:style-name="T62">d”</text:span><text:change-start text:change-id="ct57642528"/></text:p>
      <text:p text:style-name="P5"><text:change-end text:change-id="ct57642528"/></text:p>
      <text:p text:style-name="P5"><draw:frame draw:style-name="fr7" draw:name="graphics12" text:anchor-type="paragraph" svg:width="12.46cm" svg:height="9.269cm" draw:z-index="15"><draw:image xlink:href="../../images/mint17-Install-setUser.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80">o </text:span>instalowanego Linux Mint'a.</text:p>
      <text:p text:style-name="P5"/>
      <text:p text:style-name="P188">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58593120"/><text:change text:change-id="ct58592928"/><text:change text:change-id="ct58592736"/><text:change text:change-id="ct58592544"/><text:change text:change-id="ct58581888"/><text:change text:change-id="ct58581696"/><text:change text:change-id="ct58577616"/><text:change text:change-id="ct58577424"/><text:change text:change-id="ct58584784"/><text:change text:change-id="ct58584592"/><text:change text:change-id="ct58588192"/><text:change text:change-id="ct58588000"/><text:change text:change-id="ct58574320"/><text:change text:change-id="ct58579312"/></text:p>
      <text:p text:style-name="P83">Instalacja powinna zająć około 10-15 min.</text:p>
      <text:p text:style-name="P5"/>
      <text:p text:style-name="P162"><text:span text:style-name="T63">Uwaga</text:span>: <text:span text:style-name="T63">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36" text:outline-level="2"><text:change text:change-id="ct58593312"/>Kolejność uruchomienia</text:h>
      <text:p text:style-name="P5"/>
      <text:p text:style-name="P83">Po ponownym uruchomieniu, jeśli posiadasz zainstalowany więcej niż jeden system operacyjny, powinieneś zobaczyć tzw. boot menu.</text:p>
      <text:p text:style-name="P84"><text:soft-page-break/></text:p>
      <text:p text:style-name="P85"><text:span text:style-name="T64">Kiedy Linux Mint zostanie uruchomiony, zostaniesz przywitany ekranem do wprowadzenia nazwy użytkownika i hasła. Ekran ten nazywa się „MDM Login Manager”, w skrócie zwany po prostu „MDM”. Wprowadź hasło, które wybrałeś podczas instalacji.</text:span><text:change text:change-id="ct57647664"/><text:change text:change-id="ct58593872"/><text:change text:change-id="ct57649408"/> <text:change-start text:change-id="ct57651408"/></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57651408"/></text:p>
      <text:p text:style-name="P85"><text:change text:change-id="ct57646464"/><text:span text:style-name="T38">Uwaga</text:span><text:change-start text:change-id="ct57649088"/><text:span text:style-name="T36">:</text:span><text:change-end text:change-id="ct57649088"/><text:span text:style-name="T36"> </text:span><text:span text:style-name="T38">Domyślnie hasło dla „root” jest takie samo jak hasło, które ustawiłeś podczas instalacji. Jeśli nie wiesz co to oznacza, nie przejmuj się tym.</text:span></text:p>
      <text:h text:style-name="P265" text:outline-level="1"><text:span text:style-name="T65">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37"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54014896"/><text:change text:change-id="ct57647184"/></text:p>
      <text:h text:style-name="P238" text:outline-level="2"><text:change text:change-id="ct58598112"/><text:change text:change-id="ct58596720"/>Ustawienia pulpitu</text:h>
      <text:p text:style-name="P5"/>
      <text:p text:style-name="P5">„<text:span text:style-name="T66">Ustawienia pulpitu</text:span>” <text:span text:style-name="T81">to narzędzie stworzone specjalnie dla Linux Mint'a, które pozwala szybko skonfigurować różne aspekty Twojego Pulpitu MATE.</text:span><text:change-start text:change-id="ct58602336"/></text:p>
      <text:p text:style-name="P5"/>
      <text:p text:style-name="P169"/>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58602336"/><text:change text:change-id="ct58602720"/></text:p>
      <text:p text:style-name="P88">Uruchom przez kliknięcie na „Menu” (lewy-dolny róg ekranu), potem wybierz „Preferencje” i kliknij na „Ustawienia Pulpitu”</text:p>
      <text:p text:style-name="P5"><text:change text:change-id="ct58608352"/><text:change text:change-id="ct58608160"/><text:change text:change-id="ct58605776"/><text:change text:change-id="ct58605584"/><text:change text:change-id="ct58605392"/><text:change text:change-id="ct58605200"/><text:change text:change-id="ct58605008"/><text:change text:change-id="ct58604816"/><text:change text:change-id="ct58604624"/><text:change text:change-id="ct58604432"/><text:change text:change-id="ct58602912"/></text:p>
      <text:p text:style-name="P89"><text:span text:style-name="T66">Menu Linux Mint'a <text:s/>jest unikalne. Początkowo było zainspirowane menu „Slab” stworzonym przez „SUSE”, ale różni się od niego pod wieloma względami.</text:span> </text:p>
      <text:p text:style-name="P5"/>
      <text:p text:style-name="P90"><text:span text:style-name="T67">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text:span text:style-name="T81">wciśnij</text:span> kombinację klawiszy CTRL+SUPER_L („Super_L” jest lewym klawiszem Windows na Twojej klawiaturze).</text:p>
      <text:h text:style-name="P29" text:outline-level="3"><text:soft-page-break/>Get<text:change-start text:change-id="ct58609472"/>t<text:change-end text:change-id="ct58609472"/><text:change-start text:change-id="ct58610288"/>ing<text:change-end text:change-id="ct58610288"/> to know <text:change-start text:change-id="ct58610480"/>the <text:change-end text:change-id="ct58610480"/><text:change text:change-id="ct58610864"/><text:change text:change-id="ct58610672"/><text:change-start text:change-id="ct58611056"/>m<text:change-end text:change-id="ct58611056"/>enu</text:h>
      <text:h text:style-name="P34" text:outline-level="4">The “Places” menu<text:change-start text:change-id="ct58574512"/></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58574512"/><text:change text:change-id="ct57675392"/><text:change-start text:change-id="ct57735088"/></text:p>
      <text:p text:style-name="P91"><text:change-end text:change-id="ct57735088"/>W lewym-górnym rogu menu zobaczysz sekcję zwaną „Miejsca”, któr<text:span text:style-name="T81">a</text:span> dostarcza pięć przycisków. Pozwolą Ci one uzyskać szybki dostęp do najważniejszych miejsc Twojego pulpitu MATE.</text:p>
      <text:p text:style-name="P30"><text:change-start text:change-id="ct58611248"/></text:p>
      <text:p text:style-name="P30"><text:change-end text:change-id="ct58611248"/><text:change text:change-id="ct58612144"/><text:change text:change-id="ct58611520"/><text:change-start text:change-id="ct58612336"/></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58612336"/><text:soft-page-break/></text:p>
      <text:p text:style-name="P32">„<text:span text:style-name="T68">Komputer</text:span>” <text:span text:style-name="T68">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56025152"/></text:p>
      <text:p text:style-name="P171"><text:change-end text:change-id="ct56025152"/><text:change-start text:change-id="ct58628624"/></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58628624"/><text:change text:change-id="ct57673568"/><text:change-start text:change-id="ct58616528"/></text:p>
      <text:p text:style-name="P94"><text:change-end text:change-id="ct58616528"/>Miejsce „Katalog domowy” jest jednym z przycisków menu, które<text:span text:style-name="T81">go</text:span> prawdopodobnie będziesz używał najczęściej. Jeśli używałeś MATE wcześniej to <text:span text:style-name="T81">prawdopodobnie</text:span> używałeś ikony „Katalog domowy” zlokalizowanej na Pulpicie. Kiedy okna są pootwierane i pulpit nie jest widoczny, menu może okazać się przydatne zapewniając Ci dostęp do „Katalogu domowego”<text:change text:change-id="ct58612720"/><text:change text:change-id="ct58612528"/><text:change text:change-id="ct58616720"/></text:p>
      <text:list xml:id="list132651888713190" text:continue-list="list6516830892838524994" text:style-name="L2">
        <text:list-item>
          <text:p text:style-name="P189">Katalog domowy istnieje po to aby dać Ci miejsce na trzymanie danych prywatnych</text:p>
        </text:list-item>
        <text:list-item>
          <text:p text:style-name="P189">Folder Pulpit odpowiada temu co jest wyświetlane na pulpicie, więc umieszczenie pliku tutaj, również umieści go na Pulpicie. Ten sam efekt można osiągnąć, po prostu przeciągając plik na Pulpit.</text:p>
        </text:list-item>
        <text:list-item>
          <text:p text:style-name="P189">Miejsce „Sieć” po prostu pokaże Ci inne komputery, współdzielone usługi, domeny, grupy robocze obecne w sieci.<text:change text:change-id="ct58615840"/><text:change text:change-id="ct58615648"/><text:change text:change-id="ct58612912"/></text:p>
        </text:list-item>
        <text:list-item>
          <text:p text:style-name="P189">„Kosz” to miejsce <text:span text:style-name="T81">gdzie</text:span>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1">będzie</text:span> można plik odzyskać poprzez przeniesienie w inne miejsce. Jeśli chcesz permanentnie usunąć pliki z Kosza, wybierz „Opróżnij kosz”.</text:p>
      <text:h text:style-name="P34" text:outline-level="4"><text:span text:style-name="T69">Menu </text:span>“System”</text:h>
      <text:p text:style-name="P28"/>
      <text:p text:style-name="P59"><text:span text:style-name="T70">Sekcja o nazwie „System” znajduje się w lewym-dolnym rogu menu. Sekcja ta dostarcza sześć przycisków, które pozwolą Ci szybko dostać się do opcji systemowych.</text:span> </text:p>
      <text:p text:style-name="P32"><text:change-start text:change-id="ct5863347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58633472"/><text:change text:change-id="ct58616912"/><text:soft-page-break/></text:p>
      <text:p text:style-name="P32">„<text:span text:style-name="T70">Manadżer Oprogramowania</text:span>” <text:span text:style-name="T70">uruchomi Manadżer Programów Linux Mint'a. Ten program jest zalecany do instalacji oprogramowania w Linux Mint. Zajmiemy się tą opcją później, na razie poznajmy inne opcje.</text:span><text:change-start text:change-id="ct5863227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58632272"/><text:soft-page-break/></text:p>
      <text:p text:style-name="P96">„Manadżer Pakietów” uruchomi aplikację zwaną „Synaptic”. Celem jej <text:span text:style-name="T81">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text:span text:style-name="T81">później.</text:span><text:change-start text:change-id="ct58633744"/></text:p>
      <text:p text:style-name="P170"><text:change-end text:change-id="ct58633744"/></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1">Terminal</text:span>” <text:span text:style-name="T71">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58645376"/></text:p>
      <text:p text:style-name="P92"><text:change-end text:change-id="ct58645376"/><text:span text:style-name="T71">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58631888"/><text:span text:style-name="T40">)</text:span><text:change-end text:change-id="ct58631888"/><text:change-start text:change-id="ct57735904"/><text:span text:style-name="T40">.</text:span><text:change-end text:change-id="ct57735904"/></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1"><text:span text:style-name="T81">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1">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58634960"/></text:p>
      <text:p text:style-name="P28"><text:change text:change-id="ct58639136"/></text:p>
      <text:p text:style-name="P32">„<text:span text:style-name="T74">Wyloguj</text:span>” <text:span text:style-name="T74">uruchomi okno dialogowe pozwalające na wylogowanie lub przełączenie użytkownika.</text:span></text:p>
      <text:p text:style-name="P32"/>
      <text:p text:style-name="P32">„<text:span text:style-name="T77">Zakończ</text:span>” <text:span text:style-name="T75">uruchomi okno dialogowe, które pozwoli na:</text:span></text:p>
      <text:p text:style-name="P32"/>
      <text:list xml:id="list2812431617890430339" text:style-name="WW8Num7">
        <text:list-item>
          <text:p text:style-name="P190">“<text:span text:style-name="T75">Zawieszenie</text:span>” <text:span text:style-name="T75">zapisze Twoją sesje w pamięci RAM i Twój komputer zostanie uśpiony, aż do naciśnięcia klawisza.</text:span></text:p>
        </text:list-item>
        <text:list-item>
          <text:p text:style-name="P191">“<text:span text:style-name="T75">Uśpienie</text:span>” <text:span text:style-name="T75">zapisze sesje na dysku twardym i Twój komputer wyłączy się.</text:span></text:p>
        </text:list-item>
        <text:list-item>
          <text:p text:style-name="P190">“Restart” <text:span text:style-name="T75">spowoduje restart komputera</text:span></text:p>
        </text:list-item>
        <text:list-item>
          <text:p text:style-name="P190">“<text:span text:style-name="T75">Wyłączenie</text:span>” <text:span text:style-name="T75">wyłączy komputer.</text:span></text:p>
        </text:list-item>
      </text:list>
      <text:p text:style-name="P32"/>
      <text:p text:style-name="P112"><text:span text:style-name="T75">Uwaga</text:span><text:change-start text:change-id="ct58642144"/>: <text:change-end text:change-id="ct58642144"/><text:span text:style-name="T75">Jest także możliwość zablokowania ekranu przez wciśnięcie kombinacji klawiszy </text:span><text:change-start text:change-id="ct58647888"/>CTRL+ALT+L. <text:change-end text:change-id="ct58647888"/></text:p>
      <text:h text:style-name="P34" text:outline-level="4"><text:span text:style-name="T75">Menu</text:span> “Ap<text:span text:style-name="T75">likacje</text:span>”</text:h>
      <text:p text:style-name="P5"/>
      <text:p text:style-name="P98">Linux Mint <text:change text:change-id="ct57761840"/><text:change-start text:change-id="ct58649040"/>DVD<text:change-end text:change-id="ct58649040"/> <text:span text:style-name="T76">jest skompresowany i zawiera około 3GB danych. Po instalacji otrzymujesz domyślny zestaw aplikacji.</text:span></text:p>
      <text:p text:style-name="P98"/>
      <text:p text:style-name="P99">Jednym z celów Linux Mint'a jest bycie łatwym w użyciu i <text:span text:style-name="T81">do</text:span> pracy, a kolekcja aplikacji domyślnych pozwoli Ci zrealizować główne/najważniejsze zadania.</text:p>
      <text:p text:style-name="P5"/>
      <text:p text:style-name="P99">W prawej części menu zobaczysz wszystkie zainstalowane aplikacje. Są posegregowane w kategorie. Pierwsza kategoria zwana „Wszystkie” zawiera, jak się pewnie domyślasz listę <text:span text:style-name="T81">wszystkich</text:span> zainstalowanych aplikacji.</text:p>
      <text:p text:style-name="P99"/>
      <text:p text:style-name="P100">Ostatnie dwie kategorie, „<text:span text:style-name="T77">Preferencje</text:span>” <text:span text:style-name="T77">i „Administracja” pokażą narzędzia i aplikacje do konfigurowania i zarządzania systemem. Skupimy się na nich później, gdyż są one również obecne w „Centrum Sterowania”</text:span></text:p>
      <text:p text:style-name="P99"/>
      <text:p text:style-name="P5">The 5 categories in the center provide most of the applications you’ll use on a daily basis. As you install new software<text:change-start text:change-id="ct57755360"/>,<text:change-end text:change-id="ct57755360"/> new categories might appear. </text:p>
      <text:p text:style-name="P28"/>
      <text:p text:style-name="P19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08">Name</text:p>
          </table:table-cell>
          <table:table-cell table:style-name="Table1.B1" office:value-type="string">
            <text:p text:style-name="P108">Description</text:p>
          </table:table-cell>
        </table:table-row>
        <table:table-row table:style-name="Table1.1">
          <table:table-cell table:style-name="Table1.A1" office:value-type="string">
            <text:p text:style-name="P194">Kalkulator</text:p>
          </table:table-cell>
          <table:table-cell table:style-name="Table1.B1" office:value-type="string">
            <text:p text:style-name="P194">Kalkulator</text:p>
          </table:table-cell>
        </table:table-row>
        <table:table-row table:style-name="Table1.1">
          <table:table-cell table:style-name="Table1.A1" office:value-type="string">
            <text:p text:style-name="P201">Dyski</text:p>
          </table:table-cell>
          <table:table-cell table:style-name="Table1.B1" office:value-type="string">
            <text:p text:style-name="P201">Zarządzanie dyskami i nośnikami</text:p>
          </table:table-cell>
        </table:table-row>
        <table:table-row table:style-name="Table1.1">
          <table:table-cell table:style-name="Table1.A4" office:value-type="string">
            <text:p text:style-name="P201"><text:change text:change-id="ct58663760"/>Wyszukaj pliki</text:p>
          </table:table-cell>
          <table:table-cell table:style-name="Table1.B4" office:value-type="string">
            <text:p text:style-name="P201"><text:change text:change-id="ct58655776"/>Wyszukuje dokumenty i katalogi na komputerze po nazwie lub treści</text:p>
          </table:table-cell>
        </table:table-row>
        <table:table-row table:style-name="Table1.1">
          <table:table-cell table:style-name="Table1.A4" office:value-type="string">
            <text:p text:style-name="P200">Pobranie zrzutu ekranu</text:p>
          </table:table-cell>
          <table:table-cell table:style-name="Table1.B4" office:value-type="string">
            <text:p text:style-name="P197"><text:span text:style-name="T82">Narzędzie do pobrania zrzutu ekranu. Można jest także uruchomić za pomocą klawisza „Print Scrn” aby pobrac rzut całego pulpitu lub przu użyciu „ALT + Print Scrn”, </text:span><text:soft-page-break/><text:span text:style-name="T82">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58665936"/>Time and Date<text:change-end text:change-id="ct58665936"/></text:p>
          </table:table-cell>
          <table:table-cell table:style-name="Table1.B4" office:value-type="string">
            <text:p text:style-name="P195">Konfiguracja daty i czasu</text:p>
          </table:table-cell>
        </table:table-row>
        <table:table-row table:style-name="Table1.1">
          <table:table-cell table:style-name="Table1.A1" office:value-type="string">
            <text:p text:style-name="P33"><text:change text:change-id="ct57763792"/><text:change-start text:change-id="ct58666656"/>Pluma<text:change-end text:change-id="ct58666656"/></text:p>
          </table:table-cell>
          <table:table-cell table:style-name="Table1.B1" office:value-type="string">
            <text:p text:style-name="P195">Edytor tekstu</text:p>
          </table:table-cell>
        </table:table-row>
        <table:table-row table:style-name="Table1.1">
          <table:table-cell table:style-name="Table1.A1" office:value-type="string">
            <text:p text:style-name="P201">Formatowanie kart USB</text:p>
          </table:table-cell>
          <table:table-cell table:style-name="Table1.B1" office:value-type="string">
            <text:p text:style-name="P201">Formatuje karty USB</text:p>
          </table:table-cell>
        </table:table-row>
        <table:table-row table:style-name="Table1.1">
          <table:table-cell table:style-name="Table1.A4" office:value-type="string">
            <text:p text:style-name="P201">Menedżer archiwum</text:p>
          </table:table-cell>
          <table:table-cell table:style-name="Table1.B4" office:value-type="string">
            <text:p text:style-name="P201">Tworzenie i modyfikowanie archiwów</text:p>
          </table:table-cell>
        </table:table-row>
        <table:table-row table:style-name="Table1.1">
          <table:table-cell table:style-name="Table1.A4" office:value-type="string">
            <text:p text:style-name="P201">Zapisywanie obrazów na USB</text:p>
          </table:table-cell>
          <table:table-cell table:style-name="Table1.B4" office:value-type="string">
            <text:p text:style-name="P201">Narzędzie do tworzenia rozruchowych kart USB</text:p>
          </table:table-cell>
        </table:table-row>
        <table:table-row table:style-name="Table1.1">
          <table:table-cell table:style-name="Table1.A4" office:value-type="string">
            <text:p text:style-name="P33"><text:span text:style-name="T83">Notatnik </text:span>Tomboy</text:p>
          </table:table-cell>
          <table:table-cell table:style-name="Table1.B4" office:value-type="string">
            <text:p text:style-name="P195">Aplikacja do notatek</text:p>
          </table:table-cell>
        </table:table-row>
      </table:table>
      <text:p text:style-name="P5"/>
      <text:p text:style-name="P5"><text:change-start text:change-id="ct57764160"/></text:p>
      <text:p text:style-name="P5"><text:change-end text:change-id="ct57764160"/><text:span text:style-name="T84">W sekcji</text:span> “Gra<text:span text:style-name="T84">fika</text:span>” <text:span text:style-name="T84">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08">Name</text:p>
          </table:table-cell>
          <table:table-cell table:style-name="Table2.B1" office:value-type="string">
            <text:p text:style-name="P108">Description</text:p>
          </table:table-cell>
        </table:table-row>
        <table:table-row table:style-name="Table2.1">
          <table:table-cell table:style-name="Table2.A1" office:value-type="string">
            <text:p text:style-name="P201"><text:change text:change-id="ct58669264"/>Edytor obrazów GIMP</text:p>
          </table:table-cell>
          <table:table-cell table:style-name="Table2.B1" office:value-type="string">
            <text:p text:style-name="P198"><text:span text:style-name="T84">Aplikacja pozwala na modyfikację, konwersję oraz tworzenie obrazów. Najlepszy zamiennik dla Photoshop.</text:span></text:p>
          </table:table-cell>
        </table:table-row>
        <table:table-row table:style-name="Table2.1">
          <table:table-cell table:style-name="Table2.A1" office:value-type="string">
            <text:p text:style-name="P33"><text:change-start text:change-id="ct58669952"/>LibreOffice<text:change-end text:change-id="ct58669952"/><text:change text:change-id="ct58670144"/> Draw<text:change text:change-id="ct58670336"/></text:p>
          </table:table-cell>
          <table:table-cell table:style-name="Table2.B1" office:value-type="string">
            <text:p text:style-name="P202">Twórz i edytuj rysunki, wykresy i znaki graficzne. Część pakietu LibreOffice.</text:p>
          </table:table-cell>
        </table:table-row>
        <table:table-row table:style-name="Table2.1">
          <table:table-cell table:style-name="Table2.A4" office:value-type="string">
            <text:p text:style-name="P202"><text:change text:change-id="ct58669728"/>Proste skanowanie</text:p>
          </table:table-cell>
          <table:table-cell table:style-name="Table2.B4" office:value-type="string">
            <text:p text:style-name="P202">Skanowanie dokumentów</text:p>
          </table:table-cell>
        </table:table-row>
        <table:table-row table:style-name="Table2.1">
          <table:table-cell table:style-name="Table2.A4" office:value-type="string">
            <text:p text:style-name="P33"><text:change-start text:change-id="ct58671392"/>gThumb<text:change-end text:change-id="ct58671392"/></text:p>
          </table:table-cell>
          <table:table-cell table:style-name="Table2.B4" office:value-type="string">
            <text:p text:style-name="P202">Wyświetlanie i organizacja obrazów</text:p>
          </table:table-cell>
        </table:table-row>
        <table:table-row table:style-name="Table2.1">
          <table:table-cell table:style-name="Table2.A4" office:value-type="string">
            <text:p text:style-name="P202">Image viewer</text:p>
          </table:table-cell>
          <table:table-cell table:style-name="Table2.B4" office:value-type="string">
            <text:p text:style-name="P202">Przeglądanie i obracanie obrazów</text:p>
          </table:table-cell>
        </table:table-row>
      </table:table>
      <text:p text:style-name="P5"/>
      <text:p text:style-name="P5"><text:span text:style-name="T85">W</text:span> <text:s/><text:span text:style-name="T85">sekcji </text:span>“Internet” <text:span text:style-name="T85">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08">Name</text:p>
          </table:table-cell>
          <table:table-cell table:style-name="Table3.B1" office:value-type="string">
            <text:p text:style-name="P108">Description</text:p>
          </table:table-cell>
        </table:table-row>
        <table:table-row table:style-name="Table3.1">
          <table:table-cell table:style-name="Table3.A1" office:value-type="string">
            <text:p text:style-name="P33">Firefox</text:p>
          </table:table-cell>
          <table:table-cell table:style-name="Table3.B1" office:value-type="string">
            <text:p text:style-name="P202">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202">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202">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202">Klient torrent</text:p>
          </table:table-cell>
        </table:table-row>
        <table:table-row table:style-name="Table3.1">
          <table:table-cell table:style-name="Table3.A1" office:value-type="string">
            <text:p text:style-name="P202">HexChat</text:p>
          </table:table-cell>
          <table:table-cell table:style-name="Table3.B1" office:value-type="string">
            <text:p text:style-name="P199"><text:span text:style-name="T85">Klient IRC. Aby połączyć się z kanałem #linuxmint-pl, podłącz się do sieci </text:span><text:span text:style-name="T30">freenode</text:span><text:span text:style-name="T85">.</text:span><text:change text:change-id="ct58674528"/></text:p>
          </table:table-cell>
        </table:table-row>
      </table:table>
      <text:p text:style-name="P28"/>
      <text:p text:style-name="P5"><text:span text:style-name="T85">Sekcja</text:span> “<text:span text:style-name="T85">biuro</text:span>” <text:span text:style-name="T85">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08">Name</text:p>
          </table:table-cell>
          <table:table-cell table:style-name="Table4.B1" office:value-type="string">
            <text:p text:style-name="P108">Description</text:p>
          </table:table-cell>
        </table:table-row>
        <table:table-row table:style-name="Table4.1">
          <table:table-cell table:style-name="Table4.A2" office:value-type="string">
            <text:p text:style-name="P218">Słownik</text:p>
          </table:table-cell>
          <table:table-cell table:style-name="Table4.B2" office:value-type="string">
            <text:p text:style-name="P218">Wyświetlanie definicji i pisowni słów</text:p>
          </table:table-cell>
        </table:table-row>
        <table:table-row table:style-name="Table4.1">
          <table:table-cell table:style-name="Table4.A1" office:value-type="string">
            <text:p text:style-name="P33"><text:change text:change-id="ct58678960"/><text:change-start text:change-id="ct58679152"/>LibreOffice<text:change-end text:change-id="ct58679152"/></text:p>
          </table:table-cell>
          <table:table-cell table:style-name="Table4.B1" office:value-type="string">
            <text:p text:style-name="P202">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58679728"/><text:change-start text:change-id="ct58679920"/>LibreOffice<text:change-end text:change-id="ct58679920"/> Impress</text:p>
          </table:table-cell>
          <table:table-cell table:style-name="Table4.B1" office:value-type="string">
            <text:p text:style-name="P202">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58680720"/><text:change-start text:change-id="ct58680912"/>LibreOffice<text:change-end text:change-id="ct58680912"/> Calc</text:p>
          </table:table-cell>
          <table:table-cell table:style-name="Table4.B1" office:value-type="string">
            <text:p text:style-name="P203">Arkusz kalkulacyjny. Alternatywa dla MS Excell.</text:p>
          </table:table-cell>
        </table:table-row>
        <text:soft-page-break/>
        <table:table-row table:style-name="Table4.1">
          <table:table-cell table:style-name="Table4.A1" office:value-type="string">
            <text:p text:style-name="P33"><text:change text:change-id="ct58681216"/><text:change-start text:change-id="ct58681408"/>LibreOffice<text:change-end text:change-id="ct58681408"/> Writer</text:p>
          </table:table-cell>
          <table:table-cell table:style-name="Table4.B1" office:value-type="string">
            <text:p text:style-name="P203">Narzędzie do tworzenia i edycji listów, raportów, dokumentów i stron WWW.</text:p>
          </table:table-cell>
        </table:table-row>
        <table:table-row table:style-name="Table4.1">
          <table:table-cell table:style-name="Table4.A2" office:value-type="string">
            <text:p text:style-name="P203">LibreOffice Math</text:p>
          </table:table-cell>
          <table:table-cell table:style-name="Table4.B2" office:value-type="string">
            <text:p text:style-name="P203">Tworz i edytuj wzory matematyczne i naukowe.</text:p>
          </table:table-cell>
        </table:table-row>
        <table:table-row table:style-name="Table4.1">
          <table:table-cell table:style-name="Table4.A2" office:value-type="string">
            <text:p text:style-name="P203">Przeglądarka dokumentów</text:p>
          </table:table-cell>
          <table:table-cell table:style-name="Table4.B2" office:value-type="string">
            <text:p text:style-name="P203">Wyświetlanie wielostronicowych dokumentów, np. PDF</text:p>
          </table:table-cell>
        </table:table-row>
      </table:table>
      <text:p text:style-name="P5"/>
      <text:p text:style-name="P5"><text:span text:style-name="T86">W sekcji </text:span><text:s/>“<text:span text:style-name="T86">Dźwięk i obraz</text:span>” <text:span text:style-name="T86">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08">Name</text:p>
          </table:table-cell>
          <table:table-cell table:style-name="Table5.B1" office:value-type="string">
            <text:p text:style-name="P108">Description</text:p>
          </table:table-cell>
        </table:table-row>
        <table:table-row table:style-name="Table5.1">
          <table:table-cell table:style-name="Table5.A1" office:value-type="string">
            <text:p text:style-name="P33">Brasero</text:p>
          </table:table-cell>
          <table:table-cell table:style-name="Table5.B1" office:value-type="string">
            <text:p text:style-name="P203">Nagrywanie i kopiowanie płyt CD/DVD</text:p>
          </table:table-cell>
        </table:table-row>
        <table:table-row table:style-name="Table5.1">
          <table:table-cell table:style-name="Table5.A1" office:value-type="string">
            <text:p text:style-name="P203">Filmy</text:p>
          </table:table-cell>
          <table:table-cell table:style-name="Table5.B1" office:value-type="string">
            <text:p text:style-name="P203">Odtwarzanie filmów</text:p>
          </table:table-cell>
        </table:table-row>
        <table:table-row table:style-name="Table5.1">
          <table:table-cell table:style-name="Table5.A1" office:value-type="string">
            <text:p text:style-name="P33"><text:change text:change-id="ct58685200"/><text:change-start text:change-id="ct58685392"/>Banshee<text:change-end text:change-id="ct58685392"/></text:p>
          </table:table-cell>
          <table:table-cell table:style-name="Table5.B1" office:value-type="string">
            <text:p text:style-name="P203">Odtwarzanie i organizowanie kolekcji multimediów.</text:p>
          </table:table-cell>
        </table:table-row>
        <table:table-row table:style-name="Table5.1">
          <table:table-cell table:style-name="Table5.A1" office:value-type="string">
            <text:p text:style-name="P204">Ðźwięk</text:p>
          </table:table-cell>
          <table:table-cell table:style-name="Table5.B1" office:value-type="string">
            <text:p text:style-name="P204">Zmiana głośności dźwięku i dźwięków zdarzeń</text:p>
          </table:table-cell>
        </table:table-row>
        <table:table-row table:style-name="Table5.1">
          <table:table-cell table:style-name="Table5.A6" office:value-type="string">
            <text:p text:style-name="P33"><text:change-start text:change-id="ct58686992"/>VLC<text:change-end text:change-id="ct58686992"/></text:p>
          </table:table-cell>
          <table:table-cell table:style-name="Table5.B6" office:value-type="string">
            <text:p text:style-name="P203">Odczytywanie, przechwytywanie i nadawanie strumieni multimedialnych</text:p>
          </table:table-cell>
        </table:table-row>
      </table:table>
      <text:h text:style-name="P243" text:outline-level="4"><text:change text:change-id="ct58688512"/>Pole „Szukaj”</text:h>
      <text:p text:style-name="P5"/>
      <text:p text:style-name="P205"><text:span text:style-name="T87">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span></text:p>
      <text:p text:style-name="P205"/>
      <text:p text:style-name="P205"><text:span text:style-name="T87">W trakcie pisania, widoczne będą tylko aplikacje w Menu pasujące do wzorca z wyszukiwarki.</text:span></text:p>
      <text:p text:style-name="P5"/>
      <text:p text:style-name="P205"><text:span text:style-name="T87">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23" text:outline-level="3">Zdefiniuj swoje ulubione aplikacje</text:h>
      <text:p text:style-name="P5"/>
      <text:p text:style-name="P206"><text:span text:style-name="T88">Niektórych aplikacji używasz częściej niż innych, więc dobrze jest mieć szybki dostęp do nich.</text:span></text:p>
      <text:p text:style-name="P5"/>
      <text:p text:style-name="P206"><text:span text:style-name="T88">Menu pozwala Ci zdefiniować „ulubione” aplikacje i trzymać je w specjalnym menu, które jest łatwo dostępne.</text:span></text:p>
      <text:p text:style-name="P5"/>
      <text:p text:style-name="P206"><text:span text:style-name="T88">Pod prawym klawiszem myszy na aplikacji, z menu wybierz „Pokaż w moich ulubionych”. Możesz też przeciągnać i upuścić aplikacje na przycisk „Ulubione”, który zlokalizowany jest w prawym-górnym rogu menu.</text:span><text:change-start text:change-id="ct58557648"/></text:p>
      <text:p text:style-name="P5"><text:change-end text:change-id="ct58557648"/></text:p>
      <text:p text:style-name="P206"><text:change text:change-id="ct57803792"/><text:span text:style-name="T88">Kliknięcie w „Ulubione” powinno pokazać Twoje ulubione aplikacje. Kliknięcie ponowne przywróci ponownie widok z pełną listą aplikacji.</text:span><text:change text:change-id="ct58558480"/><text:change-start text:change-id="ct57806352"/></text:p>
      <text:p text:style-name="P5"><text:change-end text:change-id="ct57806352"/></text:p>
      <text:p text:style-name="P206"><text:soft-page-break/><text:span text:style-name="T88">Kiedy sekcja ulubionych w menu jest aktywna, możesz zmieniać organizacje aplikacji. Chwytanie i upuszczanie pozwoli na zmianę ich kolejności a prawy klawisz myszy pozwoli na wstawianie odstępów, separatorów, jak też usuwanie (wliczając odstępy i separatory) z menu.</text:span></text:p>
      <text:h text:style-name="P223" text:outline-level="3">Zrób swoje skróty</text:h>
      <text:p text:style-name="P5"/>
      <text:p text:style-name="P207"><text:span text:style-name="T89">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span></text:p>
      <text:h text:style-name="P224" text:outline-level="3">Uruchamiaj automatycznie aplikacje po zalogowaniu</text:h>
      <text:p text:style-name="P209"><text:span text:style-name="T90">Kliknij prawym klawiszem myszy na jakiejś aplikacji w menu i wybierz „Włacz po zalogowaniu”. Aplikacja zostanie uruchomiona automatycznie za każdym razem, kiedy się zalogujesz. Można to zablokować ponawiając tą samą procedure.</text:span></text:p>
      <text:h text:style-name="P224" text:outline-level="3">Zmień wygląd menu</text:h>
      <text:p text:style-name="P5"/>
      <text:p text:style-name="P209"><text:span text:style-name="T90">Możesz dostosować menu na wiele sposobów. Kliknij prawym klawiszem myszy na „Menu” i wybierz „Właściwości”.</text:span><text:change-start text:change-id="ct57827392"/></text:p>
      <text:p text:style-name="P5"><text:change-end text:change-id="ct57827392"/><text:change text:change-id="ct57800720"/></text:p>
      <text:p text:style-name="P28"><draw:frame draw:style-name="fr9" draw:name="graphics20" text:anchor-type="paragraph" svg:x="1.799cm" svg:y="0.46cm" svg:width="11.642cm" svg:height="15.769cm" draw:z-index="5"><draw:image xlink:href="../../images/mint17-menu-menuProperties.png" xlink:type="simple" xlink:show="embed" xlink:actuate="onLoad" draw:filter-name="&lt;Wszystkie formaty&gt;"/></draw:frame><text:soft-page-break/></text:p>
      <text:p text:style-name="P208">Narzędzie konfiguracyjne wyglądu menu. <text:span text:style-name="T91">Możesz tu zmodyfikować niemal każdy element menu Linux Mint. Efekt większości ustawień zobaczysz natychmiast, ale niektóre będą wymagały restartu menu (prawym klawisz myszy na Menu i wybierz „Przeładuj wtyczki”)</text:span></text:p>
      <text:p text:style-name="P209"/>
      <text:h text:style-name="P225" text:outline-level="3">Aktywacja wtyczki Ostatnio Używanych Dokumentów</text:h>
      <text:p text:style-name="P5"/>
      <text:p text:style-name="P5">Menu jest dostarczone z wtyczką (plugin), która nie jest domyślnie aktywna <text:span text:style-name="T91">ponieważ powoduje <text:s/>to większe menu. Wtyczka pokazuje 10 ostatnio otwieranych dokumentów.</text:span></text:p>
      <text:p text:style-name="P5"><text:change text:change-id="ct57834864"/></text:p>
      <text:p text:style-name="P5"/>
      <text:p text:style-name="P210"><text:soft-page-break/><text:span text:style-name="T91">Aby aktywować wtyczkę, otwórz Właściwości Menu i wybierz z zakładki „Plugins” opcję „Wtyczka wyświetlania ostatnio używanych dokumntów”.</text:span></text:p>
      <text:p text:style-name="P5"/>
      <text:h text:style-name="P226" text:outline-level="3">Przywracanie domyślnych ustawień</text:h>
      <text:p text:style-name="P5"/>
      <text:p text:style-name="P211"><text:span text:style-name="T92">Jeśli chcesz przywrócić domyślne ustawienia, kliknij prawym klawiszem myszy na Menu i z listy wybierz „Usuń z panelu”, potem otwórz terminal i wpisz:</text:span></text:p>
      <text:p text:style-name="P5"/>
      <text:p text:style-name="P20">mintmenu clean</text:p>
      <text:p text:style-name="P5"/>
      <text:p text:style-name="P212"><text:span text:style-name="T93">Następnie kliknij w pustym miejscu Panelu i wybierz „Dodaj do panelu”.</text:span></text:p>
      <text:p text:style-name="P5"/>
      <text:p text:style-name="P5"><text:span text:style-name="T93">Wybierz</text:span><text:change-start text:change-id="ct58714208"/> “<text:change-end text:change-id="ct58714208"/><text:change text:change-id="ct58715264"/><text:change text:change-id="ct58715072"/><text:change text:change-id="ct58714880"/><text:change-start text:change-id="ct58715456"/>mintMenu<text:change-end text:change-id="ct58715456"/>” <text:span text:style-name="T93">z listy.</text:span> </text:p>
      <text:h text:style-name="P227" text:outline-level="3">Zamień menu na domyślne menu MATE</text:h>
      <text:p text:style-name="P5"/>
      <text:p text:style-name="P212"><text:span text:style-name="T93">Jeśli nie spodoba Ci się menu, możesz użyć domyślnego menu MATE, w tym celu wykonaj poniższe kroki:</text:span></text:p>
      <text:p text:style-name="P212"/>
      <text:p text:style-name="P212"><text:span text:style-name="T93">Kliknij prawym klawiszem myszy na panelu i wybierz „Usuń z panelu”.</text:span></text:p>
      <text:p text:style-name="P212"/>
      <text:p text:style-name="P212"><text:span text:style-name="T93">Kliknij prawym klawiszem <text:s/>myszy na pustej przestrzeni Panelu i wybierz „Dodaj do panelu”.</text:span></text:p>
      <text:p text:style-name="P5"/>
      <text:p text:style-name="P212"><text:span text:style-name="T93">Wybierz „Menu główne” jeśli chcesz użyć prostego menu MATE, „Pasek menu” jeśli chcesz użyć domyślnego Menu MATE lub „mintMenu” jeśli zmienisz zdanie i nadal będziesz chciał używać menu Linux Mint.</text:span><text:change-start text:change-id="ct57853440"/></text:p>
      <text:h text:style-name="P263" text:outline-level="1"><text:change-end text:change-id="ct57853440"/><text:change-start text:change-id="ct57851616"/></text:h>
      <text:h text:style-name="P35" text:outline-level="1"><text:change-end text:change-id="ct57851616"/><text:change text:change-id="ct57849552"/><text:change text:change-id="ct57852928"/><text:change-start text:change-id="ct57848080"/>Software<text:change-end text:change-id="ct57848080"/><text:change text:change-id="ct58724736"/><text:change-start text:change-id="ct58722736"/> Management<text:change-end text:change-id="ct58722736"/><text:change text:change-id="ct58722928"/></text:h>
      <text:h text:style-name="P18" text:outline-level="2">Package Management in Linux Mint</text:h>
      <text:p text:style-name="P114"/>
      <text:p text:style-name="P30">If you <text:change text:change-id="ct57853968"/><text:change-start text:change-id="ct58723120"/>have installed Linux for the first time, then <text:change-end text:change-id="ct58723120"/><text:change text:change-id="ct58723504"/>you<text:change text:change-id="ct58723696"/><text:change-start text:change-id="ct58723888"/> may<text:change-end text:change-id="ct58723888"/> <text:change text:change-id="ct58724080"/>not<text:change-start text:change-id="ct58721168"/> be<text:change-end text:change-id="ct58721168"/> familiar with the concept of <text:change-start text:change-id="ct58721360"/>or<text:change-end text:change-id="ct58721360"/><text:change-start text:change-id="ct58721552"/>ganizing <text:change-end text:change-id="ct58721552"/><text:change-start text:change-id="ct58721744"/>software<text:change-end text:change-id="ct58721744"/><text:change-start text:change-id="ct58721936"/> into<text:change-end text:change-id="ct58721936"/><text:change-start text:change-id="ct58722128"/> <text:change-end text:change-id="ct58722128"/>“packages”. <text:change text:change-id="ct58726832"/><text:change-start text:change-id="ct58722320"/>You will soon <text:change-end text:change-id="ct58722320"/><text:change text:change-id="ct58729456"/><text:change text:change-id="ct58729264"/><text:change text:change-id="ct58729072"/><text:change text:change-id="ct58728880"/><text:change text:change-id="ct58728688"/><text:change text:change-id="ct58728496"/><text:change text:change-id="ct58728304"/><text:change text:change-id="ct58728112"/><text:change text:change-id="ct58727920"/><text:change text:change-id="ct58727728"/><text:change text:change-id="ct58727536"/><text:change text:change-id="ct58727344"/><text:change text:change-id="ct58722512"/><text:change-start text:change-id="ct58727024"/>become familiar with package management and appreciate the advantages<text:change-end text:change-id="ct58727024"/><text:change-start text:change-id="ct58729648"/> it offers in terms of security, control <text:change-end text:change-id="ct58729648"/><text:change-start text:change-id="ct58729840"/>and ease of use.</text:p>
      <text:p text:style-name="P30"/>
      <text:p text:style-name="P109"><text:span text:style-name="T31">We have tried to make it so that all or most of your hardware was detected and drivers were installed </text:span><text:change-end text:change-id="ct58729840"/><text:change text:change-id="ct58730288"/><text:change-start text:change-id="ct58730032"/><text:span text:style-name="T31">automatically</text:span><text:change-end text:change-id="ct58730032"/><text:change text:change-id="ct58731488"/><text:change-start text:change-id="ct58731232"/><text:span text:style-name="T31"> so that your computer </text:span><text:change-end text:change-id="ct58731232"/><text:change text:change-id="ct58731984"/><text:change-start text:change-id="ct58731680"/><text:span text:style-name="T31">would work</text:span><text:change-end text:change-id="ct58731680"/><text:change-start text:change-id="ct58732176"/><text:span text:style-name="T31"> out of the box. We have also tried to make it so that you c</text:span><text:change-end text:change-id="ct58732176"/><text:change text:change-id="ct58732944"/><text:change-start text:change-id="ct58733584"/><text:span text:style-name="T31">ould</text:span><text:change-end text:change-id="ct58733584"/><text:change-start text:change-id="ct58733136"/><text:span text:style-name="T31"> do many of the things you want to </text:span><text:change-end text:change-id="ct58733136"/><text:change text:change-id="ct58733328"/><text:change-start text:change-id="ct58733776"/><text:span text:style-name="T31">without having to look around </text:span><text:change-end text:change-id="ct58733776"/><text:change text:change-id="ct58733968"/><text:change-start text:change-id="ct58734928"/><text:span text:style-name="T31">for </text:span>third<text:span text:style-name="T31"> party software</text:span><text:change-end text:change-id="ct58734928"/><text:change-start text:change-id="ct58734304"/><text:span text:style-name="T31"> on websites</text:span><text:change-end text:change-id="ct58734304"/><text:change-start text:change-id="ct58734496"/><text:span text:style-name="T31">. You may have noticed that your Linux Mint installation already has a full office suite, a</text:span><text:change-end text:change-id="ct58734496"/><text:change-start text:change-id="ct58734688"/><text:span text:style-name="T31"> professional-quality image-editing solution</text:span><text:change-end text:change-id="ct58734688"/><text:change text:change-id="ct58735120"/><text:change-start text:change-id="ct58736320"/><text:span text:style-name="T31">, an IM and an IRC client, a disk burner, and </text:span><text:change-end text:change-id="ct58736320"/><text:change-start text:change-id="ct57868160"/><text:span text:style-name="T31">several </text:span><text:change-end text:change-id="ct57868160"/><text:change-start text:change-id="ct57866400"/><text:span text:style-name="T31">media players</text:span><text:change-end text:change-id="ct57866400"/><text:change text:change-id="ct57867680"/><text:change-start text:change-id="ct58735840"/><text:span text:style-name="T31"> </text:span><text:change-end text:change-id="ct58735840"/><text:change-start text:change-id="ct57884048"/><text:span text:style-name="T31">(</text:span><text:change-end text:change-id="ct57884048"/><text:change-start text:change-id="ct58736032"/><text:span text:style-name="T31">as well as many other basic accessories</text:span><text:change-end text:change-id="ct58736032"/><text:change-start text:change-id="ct57424800"/><text:span text:style-name="T31">)</text:span><text:change-end text:change-id="ct57424800"/><text:change-start text:change-id="ct58737008"/><text:span text:style-name="T31">.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58737008"/><text:change-start text:change-id="ct58739744"/>that <text:change-end text:change-id="ct58739744"/><text:change-start text:change-id="ct58739936"/>it can bring to you. It's a bit long, but hopefully it will provide you with a good understanding of the philosophy behind package management and why it is considered a Good Thing<text:change-end text:change-id="ct58739936"/><text:change-start text:change-id="ct57862368"/> (a phrase commonly capitalized by Linux users to mean that something <text:change-end text:change-id="ct57862368"/><text:change-start text:change-id="ct58738576"/>is squarely in the category of good)<text:change-end text:change-id="ct58738576"/><text:change-start text:change-id="ct58742480"/>. If you're in a hurry, you can skip to the next section which will tell you how to actually use <text:change-end text:change-id="ct58742480"/><text:change text:change-id="ct58738768"/><text:change-start text:change-id="ct58742688"/><text:s/>the package system<text:change-end text:change-id="ct58742688"/><text:change-start text:change-id="ct58743856"/>. </text:p>
      <text:p text:style-name="P30"><text:change-end text:change-id="ct58743856"/><text:change-start text:change-id="ct58744304"/></text:p>
      <text:p text:style-name="P30">The problems with browsing software vendors' websites and downloading and installing the software they offer are m<text:change-end text:change-id="ct58744304"/><text:change text:change-id="ct58744496"/><text:change-start text:change-id="ct58744048"/>any<text:change-end text:change-id="ct58744048"/><text:change-start text:change-id="ct58739552"/>:</text:p>
      <text:p text:style-name="P30"/>
      <text:p text:style-name="P30"/>
      <text:list xml:id="list132652383701465" text:continue-list="list4190013881216453519"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58739552"/><text:change text:change-id="ct57874944"/><text:change-start text:change-id="ct57424992"/><text:s/>that <text:change-end text:change-id="ct57424992"/><text:change text:change-id="ct57870160"/><text:change-start text:change-id="ct57890624"/><text:s/>software from an unknown developer<text:change-end text:change-id="ct57890624"/><text:change-start text:change-id="ct57878480"/> software will not cause any harm, willful or negligent, to your system<text:change-end text:change-id="ct57878480"/><text:change text:change-id="ct57884624"/><text:change-start text:change-id="ct58732752"/> <text:change-end text:change-id="ct58732752"/><text:change-start text:change-id="ct57888720"/><text:span text:style-name="T42">Even if you know about a specific piece of software and its developer, you cannot be entirely sure that you are not downloading an executable that has been swapped out by a malicious third party for some type of malware. </text:span><text:change-end text:change-id="ct57888720"/><text:change-start text:change-id="ct57873616"/></text:p>
        </text:list-item>
      </text:list>
      <text:p text:style-name="P30"><text:change-end text:change-id="ct57873616"/><text:change text:change-id="ct58747920"/><text:change text:change-id="ct58747728"/><text:change text:change-id="ct58747536"/><text:change text:change-id="ct58747344"/><text:change text:change-id="ct58747152"/><text:change text:change-id="ct58746960"/><text:change text:change-id="ct58745776"/><text:change text:change-id="ct58745584"/><text:change text:change-id="ct58745392"/><text:change text:change-id="ct58745200"/><text:change text:change-id="ct57877952"/><text:change text:change-id="ct57877760"/><text:change text:change-id="ct58732560"/><text:change text:change-id="ct58732368"/><text:change text:change-id="ct57882400"/><text:change text:change-id="ct58738976"/><text:change text:change-id="ct58736640"/><text:change text:change-id="ct57883552"/><text:change text:change-id="ct58740128"/><text:change text:change-id="ct57882096"/><text:change text:change-id="ct57883008"/><text:change text:change-id="ct57886400"/><text:change text:change-id="ct57888384"/><text:change text:change-id="ct58744688"/><text:change-start text:change-id="ct58748112"/><text:soft-page-break/>Furthermore, a problem with downloading and installing multiple different programs, from multiple different developers, is that there is no managerial infrastructure. Before you say “big deal”<text:change-end text:change-id="ct58748112"/><text:change-start text:change-id="ct57933136"/>,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57933136"/><text:change-start text:change-id="ct57890400"/>In a very real sense, when you ran that installer program, you gave up some of your control of your computer to a program written entirely by a complete stranger.<text:change-end text:change-id="ct57890400"/></text:p>
      <text:p text:style-name="P30"/>
      <text:p text:style-name="P30"><text:change text:change-id="ct57890032"/><text:change-start text:change-id="ct57942192"/>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57942192"/></text:p>
      <text:p text:style-name="P37"><text:change text:change-id="ct58751920"/><text:change text:change-id="ct58751728"/><text:change text:change-id="ct58751536"/><text:change text:change-id="ct57942416"/><text:change text:change-id="ct57936992"/><text:change text:change-id="ct57867408"/><text:change text:change-id="ct58749904"/><text:change-start text:change-id="ct58752112"/></text:p>
      <text:p text:style-name="P37"><text:change-end text:change-id="ct58752112"/><text:change text:change-id="ct58753840"/><text:change text:change-id="ct58753648"/><text:change text:change-id="ct58753456"/><text:change text:change-id="ct58753264"/><text:change text:change-id="ct58753072"/><text:change text:change-id="ct58752880"/><text:change text:change-id="ct58752688"/><text:change text:change-id="ct58752496"/><text:change text:change-id="ct58752304"/><text:change-start text:change-id="ct58754032"/>Package management in Linux Mint, and GNU/Linux operating systems in general, has been esta<text:change-end text:change-id="ct58754032"/><text:change-start text:change-id="ct58754240"/>blished for some time and is the preferred method for managing software as it avoids all of these issues<text:change-end text:change-id="ct58754240"/><text:change-start text:change-id="ct58754848"/>. <text:change-end text:change-id="ct58754848"/><text:change-start text:change-id="ct58754432"/>We've been safely and automatically installing our software since the early 1990s.<text:change-end text:change-id="ct58754432"/><text:change-start text:change-id="ct58754624"/></text:p>
      <text:p text:style-name="P37"/>
      <text:p text:style-name="P37">Software <text:change-end text:change-id="ct58754624"/><text:change-start text:change-id="ct58755040"/>is first written by a developer, as you might expect, and this end of the production chain is known as “upstream”. As a user of a Linux distribution, you are ref<text:change-end text:change-id="ct58755040"/><text:change-start text:change-id="ct58755232"/>erred to as being at the furthest point “downstream” (unless you're an admin, in which case <text:span text:style-name="T44">your</text:span><text:span text:style-name="T40"> users are the furthest point downstream, but you knew that because you're an admin)</text:span>. Once the developer is happy with the program or the update to the program they have written, they will release the <text:span text:style-name="T40">source code</text:span> <text:change-end text:change-id="ct58755232"/><text:change-start text:change-id="ct57951456"/>for it. They will also communicate in their documentation which data libraries or other programs they took advantage of when they were writing the program. <text:change-end text:change-id="ct57951456"/><text:change-start text:change-id="ct57952752"/>They have been doing this for some time and there are standardized and venerable ways for them to do this. <text:change-end text:change-id="ct57952752"/><text:change-start text:change-id="ct57963984"/>Note that, with a few exceptions (usually either hardware manufacturers who release drivers for Linux, like nVidia or ATI, or certain major companies like Adobe, who we can trust) they release the actual <text:span text:style-name="T44">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57963984"/><text:change-start text:change-id="ct57964272"/>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4">package</text:span><text:span text:style-name="T40"> the compiled (</text:span><text:span text:style-name="T11">i.e.</text:span><text:span text:style-name="T40">, </text:span><text:soft-page-break/><text:span text:style-name="T40">machine-readable) software</text:span> <text:change-end text:change-id="ct57964272"/><text:change-start text:change-id="ct57959600"/>in a <text:change-end text:change-id="ct57959600"/><text:change-start text:change-id="ct58760912"/>convenient format. <text:change-end text:change-id="ct58760912"/><text:change-start text:change-id="ct57965392"/>This package contains the executable program(s), their configuration files, and the instructions the <text:change-end text:change-id="ct57965392"/><text:change-start text:change-id="ct57965680"/>package management software needs to successfully install it. Note that it won't ordinarily contain any static libraries, since it doesn't need to <text:change-end text:change-id="ct57965680"/><text:change-start text:change-id="ct57966032"/>–<text:change-end text:change-id="ct57966032"/><text:change-start text:change-id="ct57957440"/> the libraries are provided by other packages, and are therefore known as <text:span text:style-name="T44">shared </text:span><text:span text:style-name="T40">libraries. Your</text:span> package management software will know if that a particular package <text:change-end text:change-id="ct57957440"/><text:change-start text:change-id="ct5796673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57966736"/><text:change-start text:change-id="ct57967440"/>ed that even specific versions of other packages can be requested to ensure interoperability. <text:change-end text:change-id="ct57967440"/><text:change text:change-id="ct58755424"/><text:change text:change-id="ct57949424"/><text:change text:change-id="ct57947392"/><text:change text:change-id="ct57966384"/><text:change text:change-id="ct57967088"/><text:change-start text:change-id="ct58755616"/>The finished package is then uploaded to a <text:change-end text:change-id="ct58755616"/><text:change-start text:change-id="ct57968976"/>special <text:change-end text:change-id="ct57968976"/><text:change-start text:change-id="ct58505648"/>file server, <text:change-end text:change-id="ct58505648"/><text:change-start text:change-id="ct58756496"/>which is <text:change-end text:change-id="ct58756496"/><text:change-start text:change-id="ct58756688"/>called a <text:change-end text:change-id="ct58756688"/><text:change-start text:change-id="ct57970976"/>software <text:change-end text:change-id="ct57970976"/><text:change-start text:change-id="ct57970320"/>repository. <text:change-end text:change-id="ct57970320"/><text:change text:change-id="ct58756880"/><text:change-start text:change-id="ct58757072"/></text:p>
      <text:p text:style-name="P37"><text:change-end text:change-id="ct58757072"/><text:change-start text:change-id="ct58757376"/></text:p>
      <text:p text:style-name="P37"><text:change-end text:change-id="ct58757376"/><text:change-start text:change-id="ct58757568"/>It is from that single location that you are able to download and install the software you need. You will know that the location is <text:span text:style-name="T44">bona fide</text:span><text:span text:style-name="T40">, because it is signed </text:span><text:change-end text:change-id="ct58757568"/><text:change text:change-id="ct58758512"/><text:change-start text:change-id="ct58758176"/><text:span text:style-name="T40">with</text:span><text:change-end text:change-id="ct58758176"/><text:change-start text:change-id="ct57974272"/><text:span text:style-name="T40">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57974272"/><text:change text:change-id="ct57952160"/><text:change-start text:change-id="ct57961312"/><text:span text:style-name="T40">DVD</text:span><text:change-end text:change-id="ct57961312"/><text:change text:change-id="ct57959792"/><text:change-start text:change-id="ct57972944"/><text:span text:style-name="T40"> iso. Notice how it's doing all of this for you. You're just sitting back, sipping a martini, and chatting in #linuxmint on xchat. </text:span><text:change-end text:change-id="ct57972944"/><text:change text:change-id="ct57964624"/><text:change-start text:change-id="ct57959152"/><text:span text:style-name="T40">The package manager</text:span><text:change-end text:change-id="ct57959152"/><text:change-start text:change-id="ct58757776"/><text:span text:style-name="T40">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8757776"/><text:change-start text:change-id="ct58760720"/><text:span text:style-name="T40">–</text:span><text:change-end text:change-id="ct58760720"/><text:change-start text:change-id="ct58757968"/><text:span text:style-name="T40"> if the package worked on the maintainer's computer, then it ought to on yours because the package manager will follow </text:span><text:span text:style-name="T44">exactly </text:span><text:span text:style-name="T40">the same procedure. </text:span></text:p>
      <text:p text:style-name="P38"/>
      <text:p text:style-name="P38">When it comes <text:change-end text:change-id="ct58757968"/><text:change text:change-id="ct58758704"/><text:change-start text:change-id="ct58758896"/>time to check for software updates,<text:change-end text:change-id="ct58758896"/><text:change text:change-id="ct58759168"/><text:change-start text:change-id="ct58759584"/> your package manager will automatically compare <text:change-end text:change-id="ct58759584"/><text:change text:change-id="ct58759904"/><text:change-start text:change-id="ct58759360"/>the software version that<text:change-end text:change-id="ct58759360"/><text:change-start text:change-id="ct5876009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8760096"/><text:change-start text:change-id="ct57880784"/> for the newer version of the software<text:change-end text:change-id="ct57880784"/><text:change text:change-id="ct57961616"/><text:change-start text:change-id="ct57952528"/>. </text:p>
      <text:p text:style-name="P38"/>
      <text:p text:style-name="P38">Sounding good yet? It gets better.</text:p>
      <text:p text:style-name="P38"/>
      <text:p text:style-name="P37"><text:span text:style-name="T40">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4">not </text:span><text:span text:style-name="T40">automatically upgrade certain packages, because you like them the way they are, or to revert to an earlier version. Finally, the whole process is </text:span><text:span text:style-name="T44">very </text:span><text:span text:style-name="T40">heavily peer-reviewed. </text:span><text:soft-page-break/><text:span text:style-name="T40">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4">everyone</text:span><text:span text:style-name="T40"> will be talking about it!</text:span></text:p>
      <text:p text:style-name="P38"/>
      <text:p text:style-name="P37">Let's look again at our list of problems and see what we have solved:</text:p>
      <text:p text:style-name="P37"/>
      <text:list xml:id="list132651950856795" text:continue-numbering="true" text:style-name="L3">
        <text:list-item>
          <text:p text:style-name="P214">It is difficult or impossible to find out if the software has been tested to work with your operating system<text:change-end text:change-id="ct57952528"/><text:change-start text:change-id="ct57979008"/></text:p>
          <text:list>
            <text:list-item>
              <text:p text:style-name="P216">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214">It is difficult or impossible to know how this software will interact with the other software installed on your system</text:p>
          <text:list>
            <text:list-item>
              <text:p text:style-name="P217"><text:span text:style-name="T41">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41">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14">It is difficult or impossible to know if you can place your trust in the developer that their software will not cause any harm, willful or negligent, to your system</text:p>
          <text:list>
            <text:list-item>
              <text:p text:style-name="P216">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32650955432635" text:continue-numbering="true" text:style-name="L3">
        <text:list-item>
          <text:p text:style-name="P214"><text:change-end text:change-id="ct57979008"/><text:change-start text:change-id="ct57984720"/>Even if you know about a specific piece of software and its developer, you cannot be entirely sure that you are not downloading an executable that has been swapped out by a malicious third party for some type of malware. <text:change-end text:change-id="ct57984720"/><text:change text:change-id="ct57983968"/><text:change-start text:change-id="ct57980528"/></text:p>
          <text:list>
            <text:list-item>
              <text:p text:style-name="P216">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17"><text:span text:style-name="T43">It is difficult to remove (all traces of) installed programs</text:span><text:span text:style-name="T41"> </text:span></text:p>
          <text:list>
            <text:list-item>
              <text:p text:style-name="P216">Because the package management software keeps a <text:change-end text:change-id="ct57980528"/><text:change-start text:change-id="ct57980224"/>complete <text:change-end text:change-id="ct57980224"/><text:change-start text:change-id="ct58514640"/>record of <text:change-end text:change-id="ct58514640"/><text:change-start text:change-id="ct57977184"/>all of <text:change-end text:change-id="ct57977184"/><text:change-start text:change-id="ct57975152"/>its actions, <text:change-end text:change-id="ct57975152"/><text:change text:change-id="ct58508736"/><text:change-start text:change-id="ct57974944"/>it is quite capable of reversing <text:change-end text:change-id="ct57974944"/><text:change-start text:change-id="ct58508928"/>any <text:change-end text:change-id="ct58508928"/><text:change-start text:change-id="ct58783088"/>steps that <text:change-end text:change-id="ct58783088"/><text:change text:change-id="ct58783280"/><text:change-start text:change-id="ct58783808"/>it took in the past<text:change-end text:change-id="ct58783808"/><text:change-start text:change-id="ct58509120"/>, <text:soft-page-break/>whil<text:change-end text:change-id="ct58509120"/><text:change text:change-id="ct58783472"/><text:change-start text:change-id="ct58784912"/>e<text:change-end text:change-id="ct58784912"/><text:change-start text:change-id="ct57953152"/> ensuring that removing <text:change-end text:change-id="ct57953152"/><text:change text:change-id="ct57996192"/><text:change-start text:change-id="ct57992112"/>one<text:change-end text:change-id="ct57992112"/><text:change-start text:change-id="ct58785104"/> package will not cause any other package to fail.</text:p>
            </text:list-item>
          </text:list>
        </text:list-item>
        <text:list-item>
          <text:p text:style-name="P214">Static packages are big and clunky</text:p>
          <text:list>
            <text:list-item>
              <text:p text:style-name="P217"><text:span text:style-name="T41">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3">But</text:span><text:span text:style-name="T41">, if you decide that you do want to keep the shared object anyway, perhaps because you just know you'll need it later, then you can tell the package management software to do that, too.</text:span></text:p>
            </text:list-item>
          </text:list>
        </text:list-item>
        <text:list-item>
          <text:p text:style-name="P215"><text:span text:style-name="T12">I</text:span><text:span text:style-name="T41">'m still not convinced</text:span></text:p>
          <text:list>
            <text:list-item>
              <text:p text:style-name="P217"><text:span text:style-name="T41">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41">, we want to hear about it!</text:span></text:p>
            </text:list-item>
          </text:list>
        </text:list-item>
      </text:list>
      <text:p text:style-name="P38"/>
      <text:p text:style-name="P106"><text:span text:style-name="T41">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3">always</text:span><text:span text:style-name="T41"> be under some kind of development. This is because programmers are working hard to keep us up to date with the latest developments in programming and hardware technology. This does </text:span><text:span text:style-name="T43">not</text:span><text:span text:style-name="T41"> mean that the software available for you to use is of bad quality. The base system </text:span><text:change-end text:change-id="ct58785104"/><text:change-start text:change-id="ct58785648"/><text:span text:style-name="T41">at the core of </text:span><text:change-end text:change-id="ct58785648"/><text:change text:change-id="ct58787360"/><text:change-start text:change-id="ct57993248"/><text:span text:style-name="T41"><text:s/>Linux Mint has been under heavy development for about two decades now, and is very mature, stable, and proven. While there are definitely unstable versions of most of the software on your operating system, </text:span><text:span text:style-name="T43">you</text:span><text:span text:style-name="T41"> won't be using them because </text:span><text:span text:style-name="T43">you're</text:span><text:span text:style-name="T41"> not a beta tester. You know you're not a beta tester, because you're reading this. The software available to you on the repositories you use will </text:span><text:span text:style-name="T43">always</text:span><text:span text:style-name="T41"> be stable and well tested, unless you change those repositories to the ones used by the testers (in which case congratulations, you've just become a tester). It's a bit of a no-brainer, really. <text:s/></text:span></text:p>
      <text:p text:style-name="P37"><text:change-end text:change-id="ct57993248"/></text:p>
      <text:p text:style-name="P30">So<text:change-start text:change-id="ct58789696"/>,<text:change-end text:change-id="ct58789696"/><text:change-start text:change-id="ct58786400"/> to summarize with an<text:change-end text:change-id="ct58786400"/><text:change text:change-id="ct58786592"/> <text:change text:change-id="ct58786832"/><text:change-start text:change-id="ct58787024"/>example<text:change-end text:change-id="ct58787024"/>, when you install Opera, Real Player or Google Earth in Linux Mint, these applications do not come from <text:change-start text:change-id="ct58791264"/>their original <text:change-end text:change-id="ct58791264"/><text:change-start text:change-id="ct58790928"/>developers<text:change-end text:change-id="ct58790928"/><text:change text:change-id="ct58792112"/><text:change-start text:change-id="ct58791760"/> <text:change-end text:change-id="ct58791760"/><text:change-start text:change-id="ct58792304"/>(<text:change-end text:change-id="ct58792304"/>Opera, Real <text:change text:change-id="ct58792496"/><text:change-start text:change-id="ct58792688"/>and<text:change-end text:change-id="ct58792688"/> Google<text:change-start text:change-id="ct58792880"/>)<text:change-end text:change-id="ct58792880"/>. Of course the upstream application comes from these <text:change text:change-id="ct58793072"/><text:change-start text:change-id="ct58793264"/>developers<text:change-end text:change-id="ct58793264"/>, but only after they’ve been properly packaged and tested do they become available for you. So<text:change-start text:change-id="ct58794176"/>,<text:change-end text:change-id="ct58794176"/> in other words, you should never need to go and browse the Internet to look for software, <text:change-start text:change-id="ct58793456"/>as <text:change-end text:change-id="ct58793456"/>everything you need is <text:change text:change-id="ct57995552"/><text:change-start text:change-id="ct57969344"/>available and<text:change-end text:change-id="ct57969344"/> already tested for you and for your system<text:change-start text:change-id="ct58005632"/> by the Linux Mint and Ubuntu teams<text:change-end text:change-id="ct58005632"/><text:change text:change-id="ct58004176"/><text:change-start text:change-id="ct58003360"/>. A<text:change-end text:change-id="ct58003360"/>ll you need to do is<text:change text:change-id="ct58002656"/> <text:change text:change-id="ct58001264"/><text:change-start text:change-id="ct58000688"/>choose what you want to do<text:change-end text:change-id="ct58000688"/>. <text:change-start text:change-id="ct57986064"/></text:p>
      <text:p text:style-name="P30"><text:change-end text:change-id="ct57986064"/></text:p>
      <text:p text:style-name="P30"><text:soft-page-break/>Linux Mint will update itself automatically through a tool called <text:change text:change-id="ct58010000"/><text:change-start text:change-id="ct58010864"/>the Update Manager<text:change-end text:change-id="ct58010864"/><text:change-start text:change-id="ct58008688"/>,<text:change-end text:change-id="ct58008688"/> which will<text:change text:change-id="ct58791456"/><text:change-start text:change-id="ct57993808"/> update <text:change-end text:change-id="ct57993808"/>not only<text:change text:change-id="ct58793904"/><text:change-start text:change-id="ct58793648"/> <text:change-end text:change-id="ct58793648"/>the <text:change-start text:change-id="ct58795616"/>base <text:change-end text:change-id="ct58795616"/>operating system<text:change-start text:change-id="ct57992800"/>,<text:change-end text:change-id="ct57992800"/> but all the software installed on your machine as well. </text:p>
      <text:p text:style-name="P30"><text:change-start text:change-id="ct57992992"/></text:p>
      <text:p text:style-name="P30">It's that simple. Whew!</text:p>
      <text:p text:style-name="P40"><text:change-end text:change-id="ct57992992"/><text:change text:change-id="ct58799200"/><text:change text:change-id="ct58012032"/><text:change text:change-id="ct58795808"/><text:change text:change-id="ct58014464"/><text:change text:change-id="ct58008224"/><text:change text:change-id="ct58014144"/></text:p>
      <text:p text:style-name="P30">Some of the most popular applications <text:change text:change-id="ct58013680"/><text:change-start text:change-id="ct58799392"/>that<text:change-end text:change-id="ct58799392"/> are not installed by default in Linux Mint are Opera, Skype, Acrobat Reader, Google Earth and Real Player. <text:change text:change-id="ct58799584"/></text:p>
      <text:h text:style-name="P29" text:outline-level="3"><text:change text:change-id="ct58799776"/><text:change-start text:change-id="ct58800384"/>T<text:change-end text:change-id="ct58800384"/><text:change text:change-id="ct58800576"/>he Software Manager</text:h>
      <text:p text:style-name="P5"/>
      <text:p text:style-name="P5">The easiest way to install software in Linux Mint is to use <text:change text:change-id="ct58012992"/>the Software Manager.<text:change-start text:change-id="ct58800768"/> It is built on top of the package technology we discussed earlier, but makes things easier to understand, as it <text:change-end text:change-id="ct58800768"/><text:change-start text:change-id="ct58800960"/>allows you to install <text:span text:style-name="T44">programs</text:span><text:span text:style-name="T40"> rather than packages (though, remember, it is still using the package system in the background, so it still has the same benefits).</text:span><text:change-end text:change-id="ct58800960"/><text:change text:change-id="ct58801152"/></text:p>
      <text:p text:style-name="P5"/>
      <text:p text:style-name="P32">Open <text:change text:change-id="ct58024864"/><text:change text:change-id="ct58801344"/><text:change-start text:change-id="ct58009056"/>the menu<text:change-end text:change-id="ct58009056"/> and select “Software Manager”. </text:p>
      <text:p text:style-name="P32"/>
      <text:p text:style-name="P5">The Software Manager lets you browse the software made available for Linux Mint. You can browse by category, search by keyword or sort the software by rating and popularity.<text:change text:change-id="ct58801616"/><text:change text:change-id="ct58022528"/><text:change text:change-id="ct58023536"/></text:p>
      <text:h text:style-name="Heading_20_3" text:outline-level="3"><text:change text:change-id="ct58801808"/><text:change-start text:change-id="ct57990720"/><text:span text:style-name="Internet_20_link"><text:span text:style-name="T9">The </text:span></text:span><text:change-end text:change-id="ct5799072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58802000"/><text:change-start text:change-id="ct58015376"/><text:span text:style-name="Internet_20_link"><text:span text:style-name="T9">the menu</text:span></text:span><text:change-end text:change-id="ct58015376"/><text:span text:style-name="Internet_20_link"><text:span text:style-name="T9"> and have it installed from there. </text:span></text:span></text:p>
      <text:p text:style-name="P43"><text:change text:change-id="ct58029424"/><text:change-start text:change-id="ct58803824"/></text:p>
      <text:p text:style-name="P42"><text:change-end text:change-id="ct58803824"/><text:span text:style-name="Internet_20_link"><text:span text:style-name="T9">For instance, to install the “gftp” package: </text:span></text:span></text:p>
      <text:list xml:id="list7751024417713585110" text:style-name="L5">
        <text:list-item>
          <text:p text:style-name="P219"><text:span text:style-name="Internet_20_link"><text:span text:style-name="T9">Press CTRL+Super_L to open </text:span></text:span><text:change text:change-id="ct58804992"/><text:change-start text:change-id="ct58805184"/><text:span text:style-name="Internet_20_link"><text:span text:style-name="T9">the menu</text:span></text:span><text:change-end text:change-id="ct58805184"/></text:p>
        </text:list-item>
        <text:list-item>
          <text:p text:style-name="P219"><text:change-start text:change-id="ct58805376"/><text:span text:style-name="Internet_20_link"><text:span text:style-name="T9">T</text:span></text:span><text:change-end text:change-id="ct58805376"/><text:change text:change-id="ct58810160"/><text:span text:style-name="Internet_20_link"><text:span text:style-name="T9">ype “gftp”</text:span></text:span></text:p>
        </text:list-item>
        <text:list-item>
          <text:p text:style-name="P219"><text:change text:change-id="ct58810352"/><text:change-start text:change-id="ct58807808"/><text:span text:style-name="Internet_20_link"><text:span text:style-name="T9">P</text:span></text:span><text:change-end text:change-id="ct58807808"/><text:span text:style-name="Internet_20_link"><text:span text:style-name="T9">ress the “Up” arrow to highlight the “Install gftp” button</text:span></text:span></text:p>
        </text:list-item>
        <text:list-item>
          <text:p text:style-name="P219"><text:change text:change-id="ct58808000"/><text:change-start text:change-id="ct58808816"/><text:span text:style-name="Internet_20_link"><text:span text:style-name="T9">P</text:span></text:span><text:change-end text:change-id="ct58808816"/><text:span text:style-name="Internet_20_link"><text:span text:style-name="T9">ress Enter</text:span></text:span><text:change-start text:change-id="ct58808256"/></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58808256"/></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58808448"/><text:change text:change-id="ct58002112"/><text:change-start text:change-id="ct58038336"/>the menu<text:change-end text:change-id="ct58038336"/> and select “Package Manager”. </text:p>
      <text:p text:style-name="P28"/>
      <text:p text:style-name="P5"><text:soft-page-break/>Click on the “Search” button and <text:change text:change-id="ct58032512"/><text:change-start text:change-id="ct58813520"/>type<text:change-end text:change-id="ct58813520"/>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58814720"/><text:change text:change-id="ct58813712"/><text:change-start text:change-id="ct58814912"/>the menu<text:change-end text:change-id="ct58814912"/>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58815104"/>The same goes for <text:change-end text:change-id="ct58815104"/><text:change text:change-id="ct58815808"/><text:change-start text:change-id="ct58020400"/>the Soft<text:change-end text:change-id="ct58020400"/><text:change-start text:change-id="ct58816000"/>ware Manager<text:change-end text:change-id="ct58816000"/><text:change-start text:change-id="ct58816192"/>.<text:change-end text:change-id="ct58816192"/></text:p>
      <text:p text:style-name="P25"/>
      <text:p text:style-name="P5">As you can see APT is extremely easy to use but it’s not graphical. It’s OK. If you’re starting with Linux you probably prefer to deal with a graphical interface<text:change-start text:change-id="ct58816384"/> (that's why they're there)<text:change-end text:change-id="ct58816384"/> but as time goes on you’ll prefer t<text:change text:change-id="ct58817072"/><text:change-start text:change-id="ct58817264"/>h<text:change-end text:change-id="ct58817264"/>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58023792"/><text:change-start text:change-id="ct58042688"/>this will not always be the case<text:change-end text:change-id="ct58042688"/>, and <text:change-start text:change-id="ct58043856"/><text:span text:style-name="T1">sometimes</text:span> <text:change-end text:change-id="ct58043856"/>you might<text:change text:change-id="ct58044048"/><text:change-start text:change-id="ct58047392"/> <text:change-end text:change-id="ct5804739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32652283048772" text:continue-list="list2812431617890430339" text:style-name="WW8Num7">
        <text:list-item text:start-value="1">
          <text:p text:style-name="P192">Because you’re not used to APT/Synaptic</text:p>
        </text:list-item>
        <text:list-item>
          <text:p text:style-name="P192">Because it can actually install applications you don’t have access to using other tools. </text:p>
        </text:list-item>
      </text:list>
      <text:h text:style-name="P18" text:outline-level="2">Remove applications</text:h>
      <text:h text:style-name="P29" text:outline-level="3"><text:change text:change-id="ct58817984"/><text:change-start text:change-id="ct58819200"/>From the <text:change-end text:change-id="ct58819200"/>Menu</text:h>
      <text:p text:style-name="P5"/>
      <text:p text:style-name="P5">Removing an application is quite easy in Linux Mint. Simply highlight the application in <text:change text:change-id="ct58010384"/><text:change-start text:change-id="ct58819472"/>the menu<text:change-end text:change-id="ct58819472"/>, right click on it and select “Uninstall”. </text:p>
      <text:p text:style-name="P5"/>
      <text:p text:style-name="P5"><text:change text:change-id="ct58819664"/><text:change-start text:change-id="ct58822176"/>The menu<text:change-end text:change-id="ct58822176"/> finds the packages and dependencies related to the application you selected. </text:p>
      <text:p text:style-name="P5"><text:change text:change-id="ct58828992"/></text:p>
      <text:p text:style-name="P5">Click “Remove” and the application will be uninstalled. </text:p>
      <text:h text:style-name="P29" text:outline-level="3"><text:change-start text:change-id="ct58829184"/><text:soft-page-break/>Using <text:change-end text:change-id="ct58829184"/>APT</text:h>
      <text:p text:style-name="P5"/>
      <text:p text:style-name="P5">Another way to remove applications is by using APT. Again, we’re talking command-line utility here, but see how surprisingly easy this is: </text:p>
      <text:p text:style-name="P5"/>
      <text:p text:style-name="P5">Open <text:change text:change-id="ct58045488"/><text:change text:change-id="ct58821104"/><text:change-start text:change-id="ct58821376"/>the menu<text:change-end text:change-id="ct58821376"/> and select “Terminal”. Then type the following command:</text:p>
      <text:p text:style-name="P20"><text:change text:change-id="ct58822560"/>apt remove opera</text:p>
      <text:p text:style-name="P25"><text:change text:change-id="ct58822752"/>Note: Make sure synaptic is closed before using APT. Synaptic is using APT in the background so both can’t run at the same time. </text:p>
      <text:p text:style-name="P5"><text:change text:change-id="ct58823024"/>And that’s it. With one single command you’ve removed Opera from your computer. </text:p>
      <text:h text:style-name="P29" text:outline-level="3"><text:change text:change-id="ct58823600"/>Synaptic</text:h>
      <text:p text:style-name="P5"/>
      <text:p text:style-name="P5"><text:change text:change-id="ct58823984"/><text:change-start text:change-id="ct58824640"/>Y<text:change-end text:change-id="ct58824640"/>ou can also use Synaptic to remove packages... Linux is all about choice so let’s see how to do this. </text:p>
      <text:p text:style-name="P5"/>
      <text:p text:style-name="P5">Open <text:change text:change-id="ct58824256"/><text:change text:change-id="ct57990144"/><text:change-start text:change-id="ct58824448"/>the menu<text:change-end text:change-id="ct58824448"/>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58054704"/>If a new version of any package installed on your computer is made available you can upgrade to it. It <text:change text:change-id="ct58051088"/><text:change-start text:change-id="ct58054000"/>may<text:change-end text:change-id="ct58054000"/> be a security update for some component of the operating system, it <text:change text:change-id="ct58052976"/><text:change-start text:change-id="ct58830560"/>may<text:change-end text:change-id="ct58830560"/> be an optimization in one specific library or it <text:change text:change-id="ct58831488"/><text:change-start text:change-id="ct58055632"/>may<text:change-end text:change-id="ct58055632"/> even be a newer version of Firefox. Basically, your system is made of packages and any part of it can be updated by <text:change text:change-id="ct57728080"/><text:change-start text:change-id="ct58830752"/>updating some of those packages<text:change-end text:change-id="ct58830752"/>.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57731728"/>but we strongly recommend you don’t do <text:change text:change-id="ct58832592"/><text:change-start text:change-id="ct58832784"/>so<text:change-end text:change-id="ct58832784"/>. The reason is <text:change text:change-id="ct58832976"/><text:change-start text:change-id="ct58833488"/>that<text:change-end text:change-id="ct58833488"/> <text:change text:change-id="ct58834000"/><text:change text:change-id="ct58833168"/><text:change-start text:change-id="ct58833680"/>it doesn't <text:change-end text:change-id="ct58833680"/><text:change text:change-id="ct58834192"/>make any distinctions <text:change text:change-id="ct58071872"/><text:change-start text:change-id="ct58069232"/>in selecting which <text:change-end text:change-id="ct58069232"/><text:change text:change-id="ct58834384"/>updates<text:change-start text:change-id="ct58835040"/> to apply<text:change-end text:change-id="ct58835040"/> and assume<text:change-start text:change-id="ct58834576"/>s<text:change-end text:change-id="ct58834576"/>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58834768"/>(<text:change-end text:change-id="ct58834768"/>such as VMWare <text:change text:change-id="ct58835232"/><text:change-start text:change-id="ct58077040"/>and<text:change-end text:change-id="ct58077040"/> Virtualbox<text:change-start text:change-id="ct58077488"/>)<text:change-end text:change-id="ct58077488"/> which are closely linked to the kernel. </text:p>
      <text:h text:style-name="P29" text:outline-level="3"><text:soft-page-break/>Using <text:change text:change-id="ct58070768"/><text:change-start text:change-id="ct58835424"/>the Update Manager</text:h>
      <text:h text:style-name="P29" text:outline-level="3"><text:change-end text:change-id="ct58835424"/><text:change text:change-id="ct58071280"/></text:h>
      <text:p text:style-name="P5">Linux Mint comes with a tool called <text:change text:change-id="ct58835696"/><text:change text:change-id="ct58073616"/><text:change text:change-id="ct58077776"/><text:change-start text:change-id="ct58835888"/>the Update Manager<text:change-end text:change-id="ct58835888"/>. It gives more information about updates and lets you define how <text:change text:change-id="ct58837728"/><text:change-start text:change-id="ct58837456"/>safe an update must be before<text:change-end text:change-id="ct58837456"/> you want to<text:change text:change-id="ct58838592"/><text:change text:change-id="ct58837920"/> apply<text:change text:change-id="ct58838112"/><text:change-start text:change-id="ct58838304"/> it<text:change-end text:change-id="ct58838304"/>. It looks like a <text:change text:change-id="ct58838784"/><text:change-start text:change-id="ct58839392"/>shield<text:change-end text:change-id="ct58839392"/> and sits on the bottom-right corner of your screen. </text:p>
      <text:p text:style-name="P28"/>
      <text:p text:style-name="P32">If you place your mouse pointer on top of it, it will tell you <text:change text:change-id="ct58838976"/><text:change-start text:change-id="ct58839168"/>either that<text:change-end text:change-id="ct58839168"/> your system is up to date or<text:change-start text:change-id="ct58084192"/>, if it isn't,<text:change-end text:change-id="ct58084192"/> <text:change text:change-id="ct58083424"/><text:change-start text:change-id="ct58840112"/>how many<text:change-end text:change-id="ct58840112"/>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58083616"/>If you click on the lock <text:change-start text:change-id="ct57496752"/>icon, <text:change-end text:change-id="ct57496752"/><text:change text:change-id="ct58840624"/><text:change text:change-id="ct58844688"/><text:change text:change-id="ct58844496"/><text:change-start text:change-id="ct58840816"/>the Update Manager<text:change-end text:change-id="ct58840816"/><text:change text:change-id="ct58841008"/><text:change-start text:change-id="ct58841200"/> <text:change-end text:change-id="ct58841200"/>opens and shows you the updates that are available. The interface is very easy to use. For each package update you can read the description, the changelog (this is where developers <text:change text:change-id="ct58083232"/><text:change-start text:change-id="ct57728832"/>explain<text:change-end text:change-id="ct57728832"/>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58088384"/><text:change-start text:change-id="ct58844880"/>but,<text:change-end text:change-id="ct58844880"/> although we recommend you take them<text:change-start text:change-id="ct58086800"/>,<text:change-end text:change-id="ct58086800"/> make sure you <text:change text:change-id="ct58841392"/><text:change-start text:change-id="ct58841584"/>look<text:change-end text:change-id="ct58841584"/> <text:change text:change-id="ct58842256"/><text:change-start text:change-id="ct58085936"/>over<text:change-end text:change-id="ct58085936"/> <text:change-start text:change-id="ct58691568"/>them on <text:change-end text:change-id="ct58691568"/>the list of updates. If you experience a<text:change text:change-id="ct58842448"/> problem with a particular Level 3 update<text:change-start text:change-id="ct58842640"/>, tell<text:change-end text:change-id="ct58842640"/> the Linux Mint development team<text:change-start text:change-id="ct58692400"/> so they<text:change-end text:change-id="ct58692400"/> can take measures to make that update a Level 4 or a Level 5 <text:change-start text:change-id="ct58691760"/><text:s/>so as <text:change-end text:change-id="ct58691760"/>to warn or even discourage other<text:change text:change-id="ct58691952"/><text:change-start text:change-id="ct58692144"/>s a<text:change-end text:change-id="ct58692144"/><text:change-start text:change-id="ct58692592"/>gainst applying<text:change-end text:change-id="ct58692592"/> it<text:change text:change-id="ct58693680"/>.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58548400"/>If you click on the “Preferences” button you should see the screen above. By default <text:change text:change-id="ct58695744"/><text:change text:change-id="ct58863072"/><text:change text:change-id="ct58862688"/><text:change-start text:change-id="ct58862880"/>the Update Manager<text:change-end text:change-id="ct58862880"/> tells you about Level 1, 2 and 3 updates. You can decide to make Level 4 and 5 “visible”. This will <text:change text:change-id="ct58697056"/>make more updates appear in the list. If you want to <text:change text:change-id="ct58696480"/><text:change text:change-id="ct58697440"/><text:change text:change-id="ct58697248"/><text:s/>you can even make Level 4 and 5 updates “safe”<text:change-start text:change-id="ct58696672"/> (although this is <text:span text:style-name="T5">not</text:span> <text:change-end text:change-id="ct58696672"/><text:change text:change-id="ct58696864"/><text:change-start text:change-id="ct58695936"/>recommended<text:change-end text:change-id="ct58695936"/><text:change-start text:change-id="ct58696128"/>)<text:change-end text:change-id="ct58696128"/>. This will <text:change text:change-id="ct58865904"/><text:change-start text:change-id="ct58866096"/>cause<text:change-end text:change-id="ct58866096"/> them <text:change-start text:change-id="ct58866288"/>to be <text:change-end text:change-id="ct58866288"/>selected by default within <text:change text:change-id="ct58866864"/><text:change text:change-id="ct58866672"/><text:change text:change-id="ct58866480"/><text:change-start text:change-id="ct58867056"/>the Update Manager<text:change-end text:change-id="ct58867056"/>. </text:p>
      <text:p text:style-name="P5"/>
      <text:p text:style-name="P5"><text:change text:change-id="ct58868496"/><text:change text:change-id="ct58868304"/><text:change text:change-id="ct58868112"/><text:change-start text:change-id="ct58868688"/>T<text:change-end text:change-id="ct58868688"/><text:change-start text:change-id="ct58868880"/>he Update Manager<text:change-end text:change-id="ct58868880"/> only counts “safe” updates. So when it tells you your system is up to date, it means there are no updates available assigned with a level that you defined as being “safe”. </text:p>
      <text:p text:style-name="P5"/>
      <text:p text:style-name="P5"><text:change text:change-id="ct58869456"/><text:change text:change-id="ct58869264"/><text:change text:change-id="ct58869072"/><text:change-start text:change-id="ct58870224"/>T<text:change-end text:change-id="ct58870224"/><text:change-start text:change-id="ct58870416"/>he Update Manager<text:change-end text:change-id="ct58870416"/> only shows “visible” updates in the list. </text:p>
      <text:p text:style-name="P5"/>
      <text:p text:style-name="P5">For example, if you made all levels “visible” and only Level 1 and 2 “safe”, you would see a lot of updates in the list, but <text:change text:change-id="ct58871344"/><text:change text:change-id="ct58871152"/><text:change text:change-id="ct58870608"/><text:change-start text:change-id="ct58870800"/>the Update Manager<text:change-end text:change-id="ct58870800"/> would probably tell you that your system <text:change text:change-id="ct58871536"/><text:change-start text:change-id="ct58871728"/>was<text:change-end text:change-id="ct58871728"/> up to date. <text:change text:change-id="ct58871920"/></text:p>
      <text:p text:style-name="P32"/>
      <text:p text:style-name="P32">The “Auto-Refresh” tab allows you to define how often <text:change text:change-id="ct58873088"/><text:change text:change-id="ct58872304"/><text:change text:change-id="ct58872112"/><text:change-start text:change-id="ct58873280"/>the Update Manager<text:change-end text:change-id="ct58873280"/> checks for updates. </text:p>
      <text:p text:style-name="P32"><text:change text:change-id="ct58873680"/></text:p>
      <text:p text:style-name="P32">The “Update Method” tab lets you define how <text:change text:change-id="ct58873872"/><text:change-start text:change-id="ct58874064"/>the Update Manager<text:change-end text:change-id="ct58874064"/> checks for new updates. </text:p>
      <text:p text:style-name="P5"/>
      <text:p text:style-name="P5">The “Startup delay” is the amount of time <text:change text:change-id="ct58874464"/><text:change-start text:change-id="ct58874656"/>the Update Manager<text:change-end text:change-id="ct58874656"/>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58874848"/><text:change-start text:change-id="ct58875120"/>the Update Manager<text:change-end text:change-id="ct58875120"/> to check the connection to the Internet. <text:change text:change-id="ct58876416"/><text:change text:change-id="ct58876224"/><text:change text:change-id="ct58876032"/><text:change-start text:change-id="ct58875312"/>The Update Manager<text:change-end text:change-id="ct58875312"/> will try to ping this domain before looking for updates.</text:p>
      <text:p text:style-name="P5"/>
      <text:p text:style-name="P5">The “Include dist-upgrade packages” option allows you to define whether <text:change text:change-id="ct58877296"/><text:change text:change-id="ct58876608"/><text:change-start text:change-id="ct58877696"/>the Update Manager<text:change-end text:change-id="ct58877696"/> should install new dependencies or not. For instance if package<text:change-start text:change-id="ct58877488"/> <text:change-end text:change-id="ct58877488"/>A version 1 was installed on your computer and package<text:change-start text:change-id="ct58878336"/> <text:change-end text:change-id="ct58878336"/>A version 2 became available, but version<text:change-start text:change-id="ct58877888"/> <text:change-end text:change-id="ct58877888"/>2 had a new dependency on package<text:change-start text:change-id="ct58878080"/> <text:change-end text:change-id="ct58878080"/>B which isn’t installed on your computer… what would happen?</text:p>
      <text:p text:style-name="P32"/>
      <text:p text:style-name="P5">If you left this checkbox unchecked<text:change-start text:change-id="ct58878528"/>,<text:change-end text:change-id="ct58878528"/> version 2 would not appear as an update in the list of updates. </text:p>
      <text:p text:style-name="P32"/>
      <text:p text:style-name="P5">If you checked this checkbox<text:change-start text:change-id="ct58879840"/>,<text:change-end text:change-id="ct58879840"/> it would<text:change-start text:change-id="ct58880032"/>,<text:change-end text:change-id="ct58880032"/>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58880784"/></text:p>
      <text:p text:style-name="P5"><text:change-start text:change-id="ct58880976"/></text:p>
      <text:p text:style-name="P5">In the “Ignored packages” tab you can define packages for which you do not want to receive updates. “?” and “*” wildcard characters are supported.</text:p>
      <text:p text:style-name="P5"><text:change-end text:change-id="ct58880976"/></text:p>
      <text:p text:style-name="P5">The “Proxy” tab lets you define proxy settings.<text:change text:change-id="ct58881616"/></text:p>
      <text:p text:style-name="P32"/>
      <text:p text:style-name="P5">The last tab lets you change the icons used by <text:change text:change-id="ct58882000"/><text:change text:change-id="ct58881808"/><text:change-start text:change-id="ct58882192"/>the Update Manager<text:change-end text:change-id="ct58882192"/> in the system tray. </text:p>
      <text:p text:style-name="P5"><text:change-start text:change-id="ct58882576"/></text:p>
      <text:p text:style-name="P5"><text:change-end text:change-id="ct58882576"/><text:change text:change-id="ct58882768"/><text:change-start text:change-id="ct58882960"/>If you get errors with <text:change-end text:change-id="ct58882960"/><text:change text:change-id="ct58883536"/><text:change text:change-id="ct58883344"/><text:change text:change-id="ct58883152"/><text:change-start text:change-id="ct58883728"/>the Update Manager<text:change-end text:change-id="ct58883728"/><text:change-start text:change-id="ct58884128"/> (“Can’t refresh list of packages” for instance)<text:change-end text:change-id="ct58884128"/><text:change-start text:change-id="ct58883920"/>,<text:change-end text:change-id="ct58883920"/><text:change-start text:change-id="ct58884320"/> you can check the logs<text:change-end text:change-id="ct58884320"/><text:change text:change-id="ct58885168"/><text:change text:change-id="ct58884976"/><text:change text:change-id="ct58884784"/><text:change-start text:change-id="ct58884528"/>. Right click on the lock icon in the system tray and select “Information”. The following screen appears: <text:change-end text:change-id="ct58884528"/><text:change-start text:change-id="ct58885360"/></text:p>
      <text:p text:style-name="P5"><text:change-end text:change-id="ct58885360"/></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58890640"/>In this screen you can see the process ID of <text:change-end text:change-id="ct58890640"/><text:change text:change-id="ct57608864"/><text:change-start text:change-id="ct58885552"/>the Update Manager<text:change-end text:change-id="ct58885552"/><text:change-start text:change-id="ct58886624"/>, whether it's running with user or root permissions, and the content of its log file.</text:p>
      <text:p text:style-name="P5"/>
      <text:p text:style-name="P5">You can also review the updates that were applied on your system (provided they were applied via <text:change-end text:change-id="ct58886624"/><text:change text:change-id="ct58886896"/><text:change-start text:change-id="ct58887088"/>the Update Manager<text:change-end text:change-id="ct58887088"/><text:change-start text:change-id="ct58887280"/>) by clicking on “View-&gt;History of Updates”.<text:change-end text:change-id="ct58887280"/></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58887952"/><text:change-start text:change-id="ct58888224"/>Tips and Tricks<text:change-end text:change-id="ct58888224"/></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58121712"/><text:change-start text:change-id="ct58090416"/>efficient<text:change-end text:change-id="ct58090416"/> than others. This chapter is going to show you a few particularities of Linux, <text:change text:change-id="ct57664304"/><text:change-start text:change-id="ct57660704"/>MATE<text:change-end text:change-id="ct57660704"/><text:change-start text:change-id="ct58106800"/>,<text:change-end text:change-id="ct58106800"/> and the Linux Mint desktop, to make sure you make the most of your system. </text:p>
      <text:h text:style-name="P18" text:outline-level="2">Copy and paste with the mouse<text:change-start text:change-id="ct58106512"/></text:h>
      <text:h text:style-name="P18" text:outline-level="2"><text:change-end text:change-id="ct58106512"/><text:change text:change-id="ct58126192"/></text:h>
      <text:p text:style-name="P26">Most people are used to click<text:change-start text:change-id="ct58150928"/>ing<text:change-end text:change-id="ct58150928"/> on <text:change text:change-id="ct58118544"/><text:change-start text:change-id="ct58699328"/>the<text:change-end text:change-id="ct58699328"/> “Edit” menu or to right click<text:change-start text:change-id="ct58112432"/>ing<text:change-end text:change-id="ct58112432"/> on the content they want to copy. In Linux Mint you can do this as well<text:change text:change-id="ct58121424"/><text:change-start text:change-id="ct57667568"/>,<text:change-end text:change-id="ct57667568"/><text:change text:change-id="ct57655616"/> <text:change text:change-id="ct58103232"/><text:change-start text:change-id="ct58129344"/>b<text:change-end text:change-id="ct58129344"/>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58107696"/><text:change-start text:change-id="ct58104720"/>LibreOffice<text:change-end text:change-id="ct58104720"/> Writer or a text editor, or any application of your choice <text:change text:change-id="ct58120128"/><text:change-start text:change-id="ct57657472"/>that<text:change-end text:change-id="ct57657472"/> lets you input text. Now <text:change text:change-id="ct58892992"/><text:change-start text:change-id="ct58102576"/>type<text:change-end text:change-id="ct58102576"/> a few sentences. Select some <text:change-start text:change-id="ct58698656"/>of the <text:change-end text:change-id="ct58698656"/>text<text:change-start text:change-id="ct58698848"/> you just typed<text:change-end text:change-id="ct58698848"/> with the left button of your <text:change text:change-id="ct58699040"/><text:change-start text:change-id="ct58124576"/>mouse. Think you need to<text:change-end text:change-id="ct58124576"/><text:change text:change-id="ct58124768"/> click on the “Edit” menu and press “Copy”<text:change text:change-id="ct58895824"/><text:change text:change-id="ct58895632"/><text:change text:change-id="ct58895440"/><text:change-start text:change-id="ct58697856"/>?<text:change-end text:change-id="ct58697856"/> <text:change-start text:change-id="ct58698048"/>No? Bet you're thinking <text:change-end text:change-id="ct58698048"/><text:change text:change-id="ct58698240"/><text:change-start text:change-id="ct58698432"/>you<text:change-end text:change-id="ct58698432"/> would use a combination of keys on <text:change text:change-id="ct58896736"/><text:change-start text:change-id="ct58896016"/>your<text:change-end text:change-id="ct58896016"/> keyboard such as “CTRL+C”. In Linux<text:change-start text:change-id="ct58896208"/>,<text:change-end text:change-id="ct58896208"/> <text:change text:change-id="ct58896400"/><text:change-start text:change-id="ct58896928"/>it<text:change-end text:change-id="ct58896928"/> is much simpler. Just by selecting the text<text:change-start text:change-id="ct58898032"/>,<text:change-end text:change-id="ct58898032"/> <text:soft-page-break/>you've already copied it. That's right... that text is now copied <text:change text:change-id="ct58152880"/><text:change-start text:change-id="ct58157360"/>to<text:change-end text:change-id="ct58157360"/> your “mouse buffer”<text:change text:change-id="ct58154208"/><text:change-start text:change-id="ct58163568"/> and<text:change-end text:change-id="ct58163568"/> you don't need to press anything else. </text:p>
      <text:p text:style-name="P26"/>
      <text:p text:style-name="P26">Now click on some other part of the document<text:change text:change-id="ct58163920"/><text:change-start text:change-id="ct58160032"/> to<text:change-end text:change-id="ct58160032"/> move the cursor<text:change text:change-id="ct58127328"/><text:change-start text:change-id="ct58163200"/> there<text:change-end text:change-id="ct58163200"/><text:change text:change-id="ct58155376"/> and clic<text:change text:change-id="ct58151200"/><text:change-start text:change-id="ct58165536"/>k<text:change-end text:change-id="ct58165536"/> the middle button of your mouse (or the wheel-click if you have a mouse with a wheel, or both the left and right buttons together if your mouse only has two buttons<text:change-start text:change-id="ct58162064"/>..<text:change-end text:change-id="ct58162064"/><text:change-start text:change-id="ct58897808"/>. everything's been thought of, apart from those weird Mac mice with only one button<text:change-end text:change-id="ct58897808"/>).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58167392"/><text:change-start text:change-id="ct58897456"/>MATE<text:change-end text:change-id="ct58897456"/>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58156592"/>Takes notes with Tomboy<text:change text:change-id="ct58156784"/></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58169104"/><text:change-start text:change-id="ct58166640"/>our<text:change-end text:change-id="ct58166640"/> computer<text:change-start text:change-id="ct58169712"/>s<text:change-end text:change-id="ct58169712"/> and never seem to find a working pen when the situation arises, others waste time in launching tools that are not suitable for this particular use (<text:change text:change-id="ct58170064"/><text:change-start text:change-id="ct58900224"/>LibreOffice<text:change-end text:change-id="ct58900224"/> Writer for instance is not very handy to take notes) and very few people actually use software dedicated to note-taking. <text:change text:change-id="ct58168624"/><text:change-start text:change-id="ct58175088"/>Linux Mint happens to include a dedicated note-taking tool. It <text:change-end text:change-id="ct58175088"/>is called Tomboy Notes.<text:change text:change-id="ct58900416"/><text:change text:change-id="ct58173600"/><text:change text:change-id="ct58171680"/></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58901280"/>A new note opens up. By changing its title you'll also change its name. You can write whatever you want in the note and close it<text:change text:change-id="ct58904432"/>. The content you wrote in your note will always be accessible through Tomboy Notes<text:change text:change-id="ct58902288"/><text:change-start text:change-id="ct58900608"/>;<text:change-end text:change-id="ct58900608"/> <text:change text:change-id="ct58903984"/><text:change-start text:change-id="ct58904176"/>Y<text:change-end text:change-id="ct58904176"/>ou don't need to save anything<text:change text:change-id="ct58903456"/><text:change-start text:change-id="ct58903648"/> and <text:change-end text:change-id="ct58903648"/>you can even reboot or turn off the computer.<text:change text:change-id="ct58903088"/> <text:change text:change-id="ct58902480"/><text:change-start text:change-id="ct58902672"/>Again, your note is s<text:change-end text:change-id="ct58902672"/>aved automatically as you're writing it. </text:p>
      <text:p text:style-name="P26"><text:change text:change-id="ct58902864"/>If you eventually decide that you <text:change text:change-id="ct58908096"/><text:change-start text:change-id="ct58908288"/>no l<text:change-end text:change-id="ct58908288"/><text:change-start text:change-id="ct58908480"/>onger<text:change-end text:change-id="ct58908480"/> need to keep a particular note<text:change text:change-id="ct58909536"/><text:change-start text:change-id="ct58909728"/>, <text:change-end text:change-id="ct58909728"/>you can open that note and click on the “Delete” button. </text:p>
      <text:p text:style-name="P26"><text:change text:change-id="ct58910208"/>If you write down the name of another note's title within your note, Tomboy will automatically create a link to that other note and you'll be able to click that link to open the other note. </text:p>
      <text:p text:style-name="P26"><text:change text:change-id="ct58910400"/>You can also use different formatting options within your note and use the many features provided by Tomboy Notes (synchronization, search features, export notes to PDF/HTML...etc). <text:change text:change-id="ct58919936"/><text:change text:change-id="ct58919744"/><text:change text:change-id="ct58919552"/><text:change text:change-id="ct58919360"/><text:change text:change-id="ct58919168"/><text:change text:change-id="ct58918976"/><text:change text:change-id="ct58918784"/><text:change text:change-id="ct58918592"/><text:change text:change-id="ct58918400"/><text:change text:change-id="ct58918208"/><text:change text:change-id="ct58918016"/><text:change text:change-id="ct58917824"/><text:change text:change-id="ct58917632"/><text:change text:change-id="ct58917440"/><text:change text:change-id="ct58917248"/><text:change text:change-id="ct58917056"/><text:change text:change-id="ct58916864"/><text:change text:change-id="ct58916672"/><text:change text:change-id="ct58916480"/><text:change text:change-id="ct58916288"/><text:change text:change-id="ct58916096"/><text:change text:change-id="ct58915904"/><text:change text:change-id="ct58915712"/><text:change text:change-id="ct58915520"/><text:change text:change-id="ct58915328"/><text:change text:change-id="ct58915136"/><text:change text:change-id="ct58914944"/><text:change text:change-id="ct58914752"/><text:change text:change-id="ct58914560"/><text:change text:change-id="ct58914368"/><text:change text:change-id="ct58914176"/><text:change text:change-id="ct58913984"/><text:change text:change-id="ct58913792"/><text:change text:change-id="ct58913600"/><text:change text:change-id="ct58913408"/><text:change text:change-id="ct58913216"/><text:change text:change-id="ct58913024"/><text:change text:change-id="ct58912832"/><text:change text:change-id="ct58912640"/><text:change text:change-id="ct58912448"/><text:change text:change-id="ct58912256"/><text:change text:change-id="ct58912064"/><text:change text:change-id="ct58911872"/><text:change text:change-id="ct58911296"/><text:change text:change-id="ct58911104"/></text:p>
      <text:h text:style-name="P18" text:outline-level="2"><text:change-start text:change-id="ct58229824"/></text:h>
      <text:h text:style-name="P4" text:outline-level="1"><text:change-end text:change-id="ct58229824"/><text:change text:change-id="ct58920128"/><text:change text:change-id="ct58194864"/><text:change text:change-id="ct58194480"/><text:change text:change-id="ct58186448"/><text:change text:change-id="ct58184160"/><text:change text:change-id="ct58187984"/><text:change text:change-id="ct58190096"/><text:change text:change-id="ct58229440"/><text:change text:change-id="ct58184704"/><text:change text:change-id="ct58197824"/>Conclusion</text:h>
      <text:p text:style-name="P26"><text:change text:change-id="ct58194672"/>There's a lot more to learn about Linux Mint and about Linux in general. This guide was just an overview of some of the aspects related to your desktop<text:change text:change-id="ct58218944"/><text:change-start text:change-id="ct58233840"/>. B<text:change-end text:change-id="ct58233840"/>y now you should feel more comfortable <text:change text:change-id="ct58234096"/><text:change-start text:change-id="ct58236160"/>with<text:change-end text:change-id="ct58236160"/> using it and you should have a better understanding of some of its components. Where are you going to go next? Will you learn how to use the termina<text:change text:change-id="ct58920320"/><text:change-start text:change-id="ct58196992"/>l<text:change-end text:change-id="ct58196992"/>? <text:soft-page-break/>Will you give other desktops a try (KDE, XFCE<text:change text:change-id="ct58920512"/><text:change-start text:change-id="ct58246656"/>, <text:change-end text:change-id="ct58246656"/>etc<text:change-start text:change-id="ct56052880"/>.<text:change-end text:change-id="ct56052880"/>)? It's entirely up to you. Remember, Linux is about fun and <text:change text:change-id="ct56053072"/><text:change-start text:change-id="ct56053264"/>the community is<text:change-end text:change-id="ct56053264"/><text:change text:change-id="ct56053456"/> <text:change-start text:change-id="ct56053648"/>t<text:change-end text:change-id="ct56053648"/>here to help. Take your time and learn a little bit every day. There's always something new no matter how much you know already. </text:p>
      <text:p text:style-name="P26"><text:change text:change-id="ct58250336"/>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1T13:26:45.939836584</dc:date>
    <meta:print-date>2007-12-03T15:36:00</meta:print-date>
    <meta:editing-cycles>440</meta:editing-cycles>
    <meta:editing-duration>P8DT17H36M35S</meta:editing-duration>
    <meta:document-statistic meta:table-count="6" meta:image-count="32" meta:object-count="0" meta:page-count="50" meta:paragraph-count="530" meta:word-count="10304" meta:character-count="64941" meta:non-whitespace-character-count="54893"/>
    <meta:user-defined meta:name="Info 1"/>
    <meta:user-defined meta:name="Info 2"/>
    <meta:user-defined meta:name="Info 3"/>
    <meta:user-defined meta:name="Info 4"/>
  </office:meta>
</office:document-meta>
</file>